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 bottom left" table:style-name="ta1">
        <table:shapes>
          <draw:frame draw:z-index="0" draw:style-name="gr1" draw:text-style-name="P1" svg:width="303.06mm" svg:height="170.46mm" svg:x="90.31mm" svg:y="4.52mm">
            <loext:p draw:notify-on-update-of-ranges="'C1 bottom left'.A2:'C1 bottom left'.A866 'C1 bottom left'.A2:'C1 bottom left'.A866 'C1 bottom left'.B1:'C1 bottom left'.B1 'C1 bottom left'.B2:'C1 bottom left'.B866 'C1 bottom left'.A2:'C1 bottom left'.A866 'C1 bottom left'.C1:'C1 bottom left'.C1 'C1 bottom left'.C2:'C1 bottom left'.C8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C1-Cvodes</text:p>
          </table:table-cell>
          <table:table-cell office:value-type="string" calcext:value-type="string">
            <text:p>C1-OpenC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.50E+05</text:p>
          </table:table-cell>
          <table:table-cell office:value-type="float" office:value="250000" calcext:value-type="float">
            <text:p>2.50E+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-0.000001703904849" calcext:value-type="float">
            <text:p>-1.70E-06</text:p>
          </table:table-cell>
          <table:table-cell office:value-type="float" office:value="-0.000000048161038" calcext:value-type="float">
            <text:p>-4.82E-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0233347271" calcext:value-type="float">
            <text:p>2.33E-07</text:p>
          </table:table-cell>
          <table:table-cell office:value-type="float" office:value="-0.000000015928646" calcext:value-type="float">
            <text:p>-1.59E-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0000000961454" calcext:value-type="float">
            <text:p>9.61E-09</text:p>
          </table:table-cell>
          <table:table-cell office:value-type="float" office:value="-0.000000007571115" calcext:value-type="float">
            <text:p>-7.57E-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0.000000007000521" calcext:value-type="float">
            <text:p>7.00E-09</text:p>
          </table:table-cell>
          <table:table-cell office:value-type="float" office:value="-0.000000000023867" calcext:value-type="float">
            <text:p>-2.39E-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0001632109" calcext:value-type="float">
            <text:p>1.63E-09</text:p>
          </table:table-cell>
          <table:table-cell office:value-type="float" office:value="-0.000000000001072" calcext:value-type="float">
            <text:p>-1.07E-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-0.000000000613048" calcext:value-type="float">
            <text:p>-6.13E-10</text:p>
          </table:table-cell>
          <table:table-cell office:value-type="float" office:value="0.000000000005787" calcext:value-type="float">
            <text:p>5.79E-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float" office:value="-0.000000001164513" calcext:value-type="float">
            <text:p>-1.16E-09</text:p>
          </table:table-cell>
          <table:table-cell office:value-type="float" office:value="0.000000000003259" calcext:value-type="float">
            <text:p>3.26E-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0.000000000001012" calcext:value-type="float">
            <text:p>1.01E-12</text:p>
          </table:table-cell>
          <table:table-cell office:value-type="float" office:value="-0.000000000002967" calcext:value-type="float">
            <text:p>-2.97E-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float" office:value="0.00000000049673" calcext:value-type="float">
            <text:p>4.97E-10</text:p>
          </table:table-cell>
          <table:table-cell office:value-type="float" office:value="-0.000000000005155" calcext:value-type="float">
            <text:p>-5.16E-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0000351685" calcext:value-type="float">
            <text:p>3.52E-10</text:p>
          </table:table-cell>
          <table:table-cell office:value-type="float" office:value="-0.000000000000029" calcext:value-type="float">
            <text:p>-2.90E-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 office:value-type="float" office:value="0.000000000026226" calcext:value-type="float">
            <text:p>2.62E-11</text:p>
          </table:table-cell>
          <table:table-cell office:value-type="float" office:value="-0.000000000000061" calcext:value-type="float">
            <text:p>-6.10E-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 office:value-type="float" office:value="0.000000000030062" calcext:value-type="float">
            <text:p>3.01E-11</text:p>
          </table:table-cell>
          <table:table-cell office:value-type="float" office:value="-0.000000000000018" calcext:value-type="float">
            <text:p>-1.80E-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 office:value-type="float" office:value="0.000000000022242" calcext:value-type="float">
            <text:p>2.22E-11</text:p>
          </table:table-cell>
          <table:table-cell office:value-type="float" office:value="5E-015" calcext:value-type="float">
            <text:p>5.00E-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 office:value-type="float" office:value="0.0000000000148" calcext:value-type="float">
            <text:p>1.48E-11</text:p>
          </table:table-cell>
          <table:table-cell office:value-type="float" office:value="5E-015" calcext:value-type="float">
            <text:p>5.00E-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00000001911" calcext:value-type="float">
            <text:p>1.91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-0.000000000005324" calcext:value-type="float">
            <text:p>-5.32E-12</text:p>
          </table:table-cell>
          <table:table-cell office:value-type="float" office:value="-1E-015" calcext:value-type="float">
            <text:p>-1.00E-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 office:value-type="float" office:value="-0.000000000004325" calcext:value-type="float">
            <text:p>-4.33E-12</text:p>
          </table:table-cell>
          <table:table-cell office:value-type="float" office:value="2E-015" calcext:value-type="float">
            <text:p>2.00E-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 office:value-type="float" office:value="0.000000000000753" calcext:value-type="float">
            <text:p>7.53E-13</text:p>
          </table:table-cell>
          <table:table-cell office:value-type="float" office:value="0.000000000000024" calcext:value-type="float">
            <text:p>2.40E-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 office:value-type="float" office:value="0.000000000001621" calcext:value-type="float">
            <text:p>1.62E-12</text:p>
          </table:table-cell>
          <table:table-cell office:value-type="float" office:value="0.000000000000066" calcext:value-type="float">
            <text:p>6.60E-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0.000000000133401" calcext:value-type="float">
            <text:p>1.33E-10</text:p>
          </table:table-cell>
          <table:table-cell office:value-type="float" office:value="0.000000000191202" calcext:value-type="float">
            <text:p>1.91E-1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 office:value-type="float" office:value="0.000000001732083" calcext:value-type="float">
            <text:p>1.73E-09</text:p>
          </table:table-cell>
          <table:table-cell office:value-type="float" office:value="0.000000000654351" calcext:value-type="float">
            <text:p>6.54E-1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 office:value-type="float" office:value="0.000000004764498" calcext:value-type="float">
            <text:p>4.76E-09</text:p>
          </table:table-cell>
          <table:table-cell office:value-type="float" office:value="0.000000001428066" calcext:value-type="float">
            <text:p>1.43E-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 office:value-type="float" office:value="0.000000009544995" calcext:value-type="float">
            <text:p>9.54E-09</text:p>
          </table:table-cell>
          <table:table-cell office:value-type="float" office:value="0.000000002570979" calcext:value-type="float">
            <text:p>2.57E-0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1" office:value-type="float" office:value="0.000000016348627" calcext:value-type="float">
            <text:p>1.63E-08</text:p>
          </table:table-cell>
          <table:table-cell office:value-type="float" office:value="0.000000004135665" calcext:value-type="float">
            <text:p>4.14E-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1" office:value-type="float" office:value="0.000000025411148" calcext:value-type="float">
            <text:p>2.54E-08</text:p>
          </table:table-cell>
          <table:table-cell office:value-type="float" office:value="0.0000004166956" calcext:value-type="float">
            <text:p>4.17E-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ce1" office:value-type="float" office:value="0.000001961508482" calcext:value-type="float">
            <text:p>1.96E-06</text:p>
          </table:table-cell>
          <table:table-cell office:value-type="float" office:value="0.000001145743027" calcext:value-type="float">
            <text:p>1.15E-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ce1" office:value-type="float" office:value="0.000005496184807" calcext:value-type="float">
            <text:p>5.50E-06</text:p>
          </table:table-cell>
          <table:table-cell office:value-type="float" office:value="0.000002278933297" calcext:value-type="float">
            <text:p>2.28E-0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ce1" office:value-type="float" office:value="0.000010907994474" calcext:value-type="float">
            <text:p>1.09E-05</text:p>
          </table:table-cell>
          <table:table-cell office:value-type="float" office:value="0.000003917785413" calcext:value-type="float">
            <text:p>3.92E-0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style-name="ce1" office:value-type="float" office:value="0.000018643585835" calcext:value-type="float">
            <text:p>1.86E-05</text:p>
          </table:table-cell>
          <table:table-cell office:value-type="float" office:value="0.000007148400054" calcext:value-type="float">
            <text:p>7.15E-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" office:value-type="float" office:value="0.000029187561486" calcext:value-type="float">
            <text:p>2.92E-05</text:p>
          </table:table-cell>
          <table:table-cell office:value-type="float" office:value="0.000025343902358" calcext:value-type="float">
            <text:p>2.53E-0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style-name="ce1" office:value-type="float" office:value="0.000244148513192" calcext:value-type="float">
            <text:p>2.44E-04</text:p>
          </table:table-cell>
          <table:table-cell office:value-type="float" office:value="0.000070577323014" calcext:value-type="float">
            <text:p>7.06E-0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ce1" office:value-type="float" office:value="0.000731476202431" calcext:value-type="float">
            <text:p>7.31E-04</text:p>
          </table:table-cell>
          <table:table-cell office:value-type="float" office:value="0.000201262424849" calcext:value-type="float">
            <text:p>2.01E-0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style-name="ce1" office:value-type="float" office:value="0.001484302751072" calcext:value-type="float">
            <text:p>1.48E-03</text:p>
          </table:table-cell>
          <table:table-cell office:value-type="float" office:value="0.000536089668298" calcext:value-type="float">
            <text:p>5.36E-0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ce1" office:value-type="float" office:value="0.002569065950693" calcext:value-type="float">
            <text:p>2.57E-03</text:p>
          </table:table-cell>
          <table:table-cell office:value-type="float" office:value="0.001347247841223" calcext:value-type="float">
            <text:p>1.35E-0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1" office:value-type="float" office:value="0.004058802821122" calcext:value-type="float">
            <text:p>4.06E-03</text:p>
          </table:table-cell>
          <table:table-cell office:value-type="float" office:value="0.003209658021263" calcext:value-type="float">
            <text:p>3.21E-0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ce1" office:value-type="float" office:value="0.007397310928478" calcext:value-type="float">
            <text:p>7.40E-03</text:p>
          </table:table-cell>
          <table:table-cell office:value-type="float" office:value="0.007287686653564" calcext:value-type="float">
            <text:p>7.29E-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style-name="ce1" office:value-type="float" office:value="0.015877182458919" calcext:value-type="float">
            <text:p>1.59E-02</text:p>
          </table:table-cell>
          <table:table-cell office:value-type="float" office:value="0.015825109051499" calcext:value-type="float">
            <text:p>1.58E-0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ce1" office:value-type="float" office:value="0.033186733464722" calcext:value-type="float">
            <text:p>3.32E-02</text:p>
          </table:table-cell>
          <table:table-cell office:value-type="float" office:value="0.032969348594278" calcext:value-type="float">
            <text:p>3.30E-0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style-name="ce1" office:value-type="float" office:value="0.066583238327627" calcext:value-type="float">
            <text:p>6.66E-02</text:p>
          </table:table-cell>
          <table:table-cell office:value-type="float" office:value="0.066116885015094" calcext:value-type="float">
            <text:p>6.61E-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office:value-type="float" office:value="0.128519183829122" calcext:value-type="float">
            <text:p>1.29E-01</text:p>
          </table:table-cell>
          <table:table-cell office:value-type="float" office:value="0.127996010914771" calcext:value-type="float">
            <text:p>1.28E-0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style-name="ce1" office:value-type="float" office:value="0.240856129272459" calcext:value-type="float">
            <text:p>2.41E-01</text:p>
          </table:table-cell>
          <table:table-cell office:value-type="float" office:value="0.23981710696974" calcext:value-type="float">
            <text:p>2.40E-0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style-name="ce1" office:value-type="float" office:value="0.437869445998605" calcext:value-type="float">
            <text:p>4.38E-01</text:p>
          </table:table-cell>
          <table:table-cell office:value-type="float" office:value="0.43588967863008" calcext:value-type="float">
            <text:p>4.36E-0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style-name="ce1" office:value-type="float" office:value="0.773731464796388" calcext:value-type="float">
            <text:p>7.74E-01</text:p>
          </table:table-cell>
          <table:table-cell office:value-type="float" office:value="0.770201637303287" calcext:value-type="float">
            <text:p>7.70E-0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style-name="ce1" office:value-type="float" office:value="1.33168792108486" calcext:value-type="float">
            <text:p>1.33E+00</text:p>
          </table:table-cell>
          <table:table-cell office:value-type="float" office:value="1.3255607206573" calcext:value-type="float">
            <text:p>1.33E+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1" office:value-type="float" office:value="2.23670067119967" calcext:value-type="float">
            <text:p>2.24E+00</text:p>
          </table:table-cell>
          <table:table-cell office:value-type="float" office:value="2.22599276179044" calcext:value-type="float">
            <text:p>2.23E+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table:style-name="ce1" office:value-type="float" office:value="3.67140126374192" calcext:value-type="float">
            <text:p>3.67E+00</text:p>
          </table:table-cell>
          <table:table-cell office:value-type="float" office:value="3.65318911415933" calcext:value-type="float">
            <text:p>3.65E+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table:style-name="ce1" office:value-type="float" office:value="5.898137587505" calcext:value-type="float">
            <text:p>5.90E+00</text:p>
          </table:table-cell>
          <table:table-cell office:value-type="float" office:value="5.86787705554141" calcext:value-type="float">
            <text:p>5.87E+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1" office:value-type="float" office:value="9.28630308699228" calcext:value-type="float">
            <text:p>9.29E+00</text:p>
          </table:table-cell>
          <table:table-cell office:value-type="float" office:value="9.23706952040037" calcext:value-type="float">
            <text:p>9.24E+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style-name="ce1" office:value-type="float" office:value="14.3468373900017" calcext:value-type="float">
            <text:p>1.43E+01</text:p>
          </table:table-cell>
          <table:table-cell office:value-type="float" office:value="14.2680585281248" calcext:value-type="float">
            <text:p>1.43E+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21.7742072088599" calcext:value-type="float">
            <text:p>2.18E+01</text:p>
          </table:table-cell>
          <table:table-cell office:value-type="float" office:value="21.6505100517389" calcext:value-type="float">
            <text:p>2.17E+0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table:style-name="ce1" office:value-type="float" office:value="32.4977648895757" calcext:value-type="float">
            <text:p>3.25E+01</text:p>
          </table:table-cell>
          <table:table-cell office:value-type="float" office:value="32.3070375303517" calcext:value-type="float">
            <text:p>3.23E+0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style-name="ce1" office:value-type="float" office:value="47.7430703482287" calcext:value-type="float">
            <text:p>4.77E+01</text:p>
          </table:table-cell>
          <table:table-cell office:value-type="float" office:value="47.4537940391365" calcext:value-type="float">
            <text:p>4.75E+0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style-name="ce1" office:value-type="float" office:value="69.1037337923563" calcext:value-type="float">
            <text:p>6.91E+01</text:p>
          </table:table-cell>
          <table:table-cell office:value-type="float" office:value="68.6715686708197" calcext:value-type="float">
            <text:p>6.87E+0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style-name="ce1" office:value-type="float" office:value="98.6250759045131" calcext:value-type="float">
            <text:p>9.86E+01</text:p>
          </table:table-cell>
          <table:table-cell office:value-type="float" office:value="97.9882605579204" calcext:value-type="float">
            <text:p>9.80E+0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1" office:value-type="float" office:value="138.898188931533" calcext:value-type="float">
            <text:p>1.39E+02</text:p>
          </table:table-cell>
          <table:table-cell office:value-type="float" office:value="137.973187697522" calcext:value-type="float">
            <text:p>1.38E+0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style-name="ce1" office:value-type="float" office:value="193.169723183805" calcext:value-type="float">
            <text:p>1.93E+02</text:p>
          </table:table-cell>
          <table:table-cell office:value-type="float" office:value="191.843596955733" calcext:value-type="float">
            <text:p>1.92E+0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style-name="ce1" office:value-type="float" office:value="265.462051464263" calcext:value-type="float">
            <text:p>2.65E+02</text:p>
          </table:table-cell>
          <table:table-cell office:value-type="float" office:value="263.584416921396" calcext:value-type="float">
            <text:p>2.64E+0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style-name="ce1" office:value-type="float" office:value="360.707520625956" calcext:value-type="float">
            <text:p>3.61E+02</text:p>
          </table:table-cell>
          <table:table-cell office:value-type="float" office:value="358.079123678364" calcext:value-type="float">
            <text:p>3.58E+0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table:style-name="ce1" office:value-type="float" office:value="484.892138714854" calcext:value-type="float">
            <text:p>4.85E+02</text:p>
          </table:table-cell>
          <table:table-cell office:value-type="float" office:value="481.253906811462" calcext:value-type="float">
            <text:p>4.81E+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645.215780852914" calcext:value-type="float">
            <text:p>6.45E+02</text:p>
          </table:table-cell>
          <table:table-cell office:value-type="float" office:value="640.233148277167" calcext:value-type="float">
            <text:p>6.40E+0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style-name="ce1" office:value-type="float" office:value="850.25903887648" calcext:value-type="float">
            <text:p>8.50E+02</text:p>
          </table:table-cell>
          <table:table-cell office:value-type="float" office:value="843.505663780906" calcext:value-type="float">
            <text:p>8.44E+0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style-name="ce1" office:value-type="float" office:value="1110.16800299783" calcext:value-type="float">
            <text:p>1.11E+03</text:p>
          </table:table-cell>
          <table:table-cell office:value-type="float" office:value="1101.10099031122" calcext:value-type="float">
            <text:p>1.10E+0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style-name="ce1" office:value-type="float" office:value="1436.83560522382" calcext:value-type="float">
            <text:p>1.44E+03</text:p>
          </table:table-cell>
          <table:table-cell office:value-type="float" office:value="1424.77313544494" calcext:value-type="float">
            <text:p>1.42E+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style-name="ce1" office:value-type="float" office:value="1844.10799205494" calcext:value-type="float">
            <text:p>1.84E+03</text:p>
          </table:table-cell>
          <table:table-cell office:value-type="float" office:value="1828.19362494462" calcext:value-type="float">
            <text:p>1.83E+0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1" office:value-type="float" office:value="2347.95177441878" calcext:value-type="float">
            <text:p>2.35E+03</text:p>
          </table:table-cell>
          <table:table-cell office:value-type="float" office:value="2327.14884049576" calcext:value-type="float">
            <text:p>2.33E+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table:style-name="ce1" office:value-type="float" office:value="2966.72785420618" calcext:value-type="float">
            <text:p>2.97E+03</text:p>
          </table:table-cell>
          <table:table-cell office:value-type="float" office:value="2939.73989732775" calcext:value-type="float">
            <text:p>2.94E+0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table:style-name="ce1" office:value-type="float" office:value="3721.32907803286" calcext:value-type="float">
            <text:p>3.72E+03</text:p>
          </table:table-cell>
          <table:table-cell office:value-type="float" office:value="3686.58480148332" calcext:value-type="float">
            <text:p>3.69E+0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style-name="ce1" office:value-type="float" office:value="4635.42385879145" calcext:value-type="float">
            <text:p>4.64E+03</text:p>
          </table:table-cell>
          <table:table-cell office:value-type="float" office:value="4591.0216242173" calcext:value-type="float">
            <text:p>4.59E+0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table:style-name="ce1" office:value-type="float" office:value="5735.65435453245" calcext:value-type="float">
            <text:p>5.74E+03</text:p>
          </table:table-cell>
          <table:table-cell office:value-type="float" office:value="5679.30689124637" calcext:value-type="float">
            <text:p>5.68E+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1" office:value-type="float" office:value="7051.83342181415" calcext:value-type="float">
            <text:p>7.05E+03</text:p>
          </table:table-cell>
          <table:table-cell office:value-type="float" office:value="6980.80990686573" calcext:value-type="float">
            <text:p>6.98E+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table:style-name="ce1" office:value-type="float" office:value="8617.1476645591" calcext:value-type="float">
            <text:p>8.62E+03</text:p>
          </table:table-cell>
          <table:table-cell office:value-type="float" office:value="8528.19991510508" calcext:value-type="float">
            <text:p>8.53E+0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1" office:value-type="float" office:value="10468.3286270468" calcext:value-type="float">
            <text:p>1.05E+04</text:p>
          </table:table-cell>
          <table:table-cell office:value-type="float" office:value="10357.6235605021" calcext:value-type="float">
            <text:p>1.04E+0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table:style-name="ce1" office:value-type="float" office:value="12645.8363416272" calcext:value-type="float">
            <text:p>1.26E+04</text:p>
          </table:table-cell>
          <table:table-cell office:value-type="float" office:value="12508.8720792011" calcext:value-type="float">
            <text:p>1.25E+0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table:style-name="ce1" office:value-type="float" office:value="15194.0224268097" calcext:value-type="float">
            <text:p>1.52E+04</text:p>
          </table:table-cell>
          <table:table-cell office:value-type="float" office:value="15025.5340522499" calcext:value-type="float">
            <text:p>1.50E+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1" office:value-type="float" office:value="18161.2518615411" calcext:value-type="float">
            <text:p>1.82E+04</text:p>
          </table:table-cell>
          <table:table-cell office:value-type="float" office:value="17955.1316048814" calcext:value-type="float">
            <text:p>1.80E+0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table:style-name="ce1" office:value-type="float" office:value="21600.0696605489" calcext:value-type="float">
            <text:p>2.16E+04</text:p>
          </table:table-cell>
          <table:table-cell office:value-type="float" office:value="21349.240793244" calcext:value-type="float">
            <text:p>2.13E+0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table:style-name="ce1" office:value-type="float" office:value="25567.2762290612" calcext:value-type="float">
            <text:p>2.56E+04</text:p>
          </table:table-cell>
          <table:table-cell office:value-type="float" office:value="25263.5925246893" calcext:value-type="float">
            <text:p>2.53E+0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table:style-name="ce1" office:value-type="float" office:value="30124.0107808899" calcext:value-type="float">
            <text:p>3.01E+04</text:p>
          </table:table-cell>
          <table:table-cell office:value-type="float" office:value="29758.1529003492" calcext:value-type="float">
            <text:p>2.98E+0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table:style-name="ce1" office:value-type="float" office:value="35335.8715404329" calcext:value-type="float">
            <text:p>3.53E+04</text:p>
          </table:table-cell>
          <table:table-cell office:value-type="float" office:value="34897.1686243244" calcext:value-type="float">
            <text:p>3.49E+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office:value-type="float" office:value="41272.8847759105" calcext:value-type="float">
            <text:p>4.13E+04</text:p>
          </table:table-cell>
          <table:table-cell office:value-type="float" office:value="40749.2649371327" calcext:value-type="float">
            <text:p>4.07E+0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table:style-name="ce1" office:value-type="float" office:value="48009.5706618169" calcext:value-type="float">
            <text:p>4.80E+04</text:p>
          </table:table-cell>
          <table:table-cell office:value-type="float" office:value="47387.3180161336" calcext:value-type="float">
            <text:p>4.74E+0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table:style-name="ce1" office:value-type="float" office:value="55624.9448900485" calcext:value-type="float">
            <text:p>5.56E+04</text:p>
          </table:table-cell>
          <table:table-cell office:value-type="float" office:value="54888.6630786551" calcext:value-type="float">
            <text:p>5.49E+0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table:style-name="ce1" office:value-type="float" office:value="64202.4331567981" calcext:value-type="float">
            <text:p>6.42E+04</text:p>
          </table:table-cell>
          <table:table-cell office:value-type="float" office:value="63334.7737385864" calcext:value-type="float">
            <text:p>6.33E+0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table:style-name="ce1" office:value-type="float" office:value="73829.8879234124" calcext:value-type="float">
            <text:p>7.38E+04</text:p>
          </table:table-cell>
          <table:table-cell office:value-type="float" office:value="72811.4924554561" calcext:value-type="float">
            <text:p>7.28E+0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style-name="ce1" office:value-type="float" office:value="84599.4544718071" calcext:value-type="float">
            <text:p>8.46E+04</text:p>
          </table:table-cell>
          <table:table-cell office:value-type="float" office:value="83408.6936417306" calcext:value-type="float">
            <text:p>8.34E+0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table:style-name="ce1" office:value-type="float" office:value="96607.455974078" calcext:value-type="float">
            <text:p>9.66E+04</text:p>
          </table:table-cell>
          <table:table-cell office:value-type="float" office:value="95220.3461559348" calcext:value-type="float">
            <text:p>9.52E+0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table:style-name="ce1" office:value-type="float" office:value="109954.330485733" calcext:value-type="float">
            <text:p>1.10E+05</text:p>
          </table:table-cell>
          <table:table-cell office:value-type="float" office:value="108344.290257372" calcext:value-type="float">
            <text:p>1.08E+0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table:style-name="ce1" office:value-type="float" office:value="124744.384952033" calcext:value-type="float">
            <text:p>1.25E+05</text:p>
          </table:table-cell>
          <table:table-cell office:value-type="float" office:value="122882.059289032" calcext:value-type="float">
            <text:p>1.23E+0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table:style-name="ce1" office:value-type="float" office:value="141085.655488405" calcext:value-type="float">
            <text:p>1.41E+05</text:p>
          </table:table-cell>
          <table:table-cell office:value-type="float" office:value="138938.808907159" calcext:value-type="float">
            <text:p>1.39E+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1" office:value-type="float" office:value="159089.731327156" calcext:value-type="float">
            <text:p>1.59E+05</text:p>
          </table:table-cell>
          <table:table-cell office:value-type="float" office:value="156622.916929496" calcext:value-type="float">
            <text:p>1.57E+0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table:style-name="ce1" office:value-type="float" office:value="178871.451655654" calcext:value-type="float">
            <text:p>1.79E+05</text:p>
          </table:table-cell>
          <table:table-cell office:value-type="float" office:value="176045.991300689" calcext:value-type="float">
            <text:p>1.76E+0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table:style-name="ce1" office:value-type="float" office:value="200548.695308884" calcext:value-type="float">
            <text:p>2.01E+05</text:p>
          </table:table-cell>
          <table:table-cell office:value-type="float" office:value="197322.372457474" calcext:value-type="float">
            <text:p>1.97E+0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table:style-name="ce1" office:value-type="float" office:value="224242.166813206" calcext:value-type="float">
            <text:p>2.24E+05</text:p>
          </table:table-cell>
          <table:table-cell office:value-type="float" office:value="220569.092896345" calcext:value-type="float">
            <text:p>2.21E+0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table:style-name="ce1" office:value-type="float" office:value="250075.134275308" calcext:value-type="float">
            <text:p>2.50E+05</text:p>
          </table:table-cell>
          <table:table-cell office:value-type="float" office:value="245905.397251659" calcext:value-type="float">
            <text:p>2.46E+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table:style-name="ce1" office:value-type="float" office:value="278172.69517316" calcext:value-type="float">
            <text:p>2.78E+05</text:p>
          </table:table-cell>
          <table:table-cell office:value-type="float" office:value="273452.590329803" calcext:value-type="float">
            <text:p>2.73E+0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style-name="ce1" office:value-type="float" office:value="308662.413408662" calcext:value-type="float">
            <text:p>3.09E+05</text:p>
          </table:table-cell>
          <table:table-cell office:value-type="float" office:value="303333.619862572" calcext:value-type="float">
            <text:p>3.03E+0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style-name="ce1" office:value-type="float" office:value="341672.709249737" calcext:value-type="float">
            <text:p>3.42E+05</text:p>
          </table:table-cell>
          <table:table-cell office:value-type="float" office:value="335672.791878043" calcext:value-type="float">
            <text:p>3.36E+0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table:style-name="ce1" office:value-type="float" office:value="377333.635224583" calcext:value-type="float">
            <text:p>3.77E+05</text:p>
          </table:table-cell>
          <table:table-cell office:value-type="float" office:value="370595.441011836" calcext:value-type="float">
            <text:p>3.71E+0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table:style-name="ce1" office:value-type="float" office:value="415776.03954557" calcext:value-type="float">
            <text:p>4.16E+05</text:p>
          </table:table-cell>
          <table:table-cell office:value-type="float" office:value="408227.474539158" calcext:value-type="float">
            <text:p>4.08E+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457130.920935693" calcext:value-type="float">
            <text:p>4.57E+05</text:p>
          </table:table-cell>
          <table:table-cell office:value-type="float" office:value="448695.258477027" calcext:value-type="float">
            <text:p>4.49E+0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style-name="ce1" office:value-type="float" office:value="501529.795046371" calcext:value-type="float">
            <text:p>5.02E+05</text:p>
          </table:table-cell>
          <table:table-cell office:value-type="float" office:value="492125.094120487" calcext:value-type="float">
            <text:p>4.92E+0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style-name="ce1" office:value-type="float" office:value="549103.509805979" calcext:value-type="float">
            <text:p>5.49E+05</text:p>
          </table:table-cell>
          <table:table-cell office:value-type="float" office:value="538642.528935607" calcext:value-type="float">
            <text:p>5.39E+0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style-name="ce1" office:value-type="float" office:value="599982.528668546" calcext:value-type="float">
            <text:p>6.00E+05</text:p>
          </table:table-cell>
          <table:table-cell office:value-type="float" office:value="588372.80394719" calcext:value-type="float">
            <text:p>5.88E+0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style-name="ce1" office:value-type="float" office:value="654296.170849918" calcext:value-type="float">
            <text:p>6.54E+05</text:p>
          </table:table-cell>
          <table:table-cell office:value-type="float" office:value="641439.74471779" calcext:value-type="float">
            <text:p>6.41E+0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style-name="ce1" office:value-type="float" office:value="712172.288691733" calcext:value-type="float">
            <text:p>7.12E+05</text:p>
          </table:table-cell>
          <table:table-cell office:value-type="float" office:value="697965.484376424" calcext:value-type="float">
            <text:p>6.98E+0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style-name="ce1" office:value-type="float" office:value="773737.027139091" calcext:value-type="float">
            <text:p>7.74E+05</text:p>
          </table:table-cell>
          <table:table-cell office:value-type="float" office:value="758070.600875748" calcext:value-type="float">
            <text:p>7.58E+0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style-name="ce1" office:value-type="float" office:value="839114.302084988" calcext:value-type="float">
            <text:p>8.39E+05</text:p>
          </table:table-cell>
          <table:table-cell office:value-type="float" office:value="821873.22406289" calcext:value-type="float">
            <text:p>8.22E+0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style-name="ce1" office:value-type="float" office:value="908425.50595859" calcext:value-type="float">
            <text:p>9.08E+05</text:p>
          </table:table-cell>
          <table:table-cell office:value-type="float" office:value="889488.901290294" calcext:value-type="float">
            <text:p>8.89E+0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style-name="ce1" office:value-type="float" office:value="981789.164387526" calcext:value-type="float">
            <text:p>9.82E+05</text:p>
          </table:table-cell>
          <table:table-cell office:value-type="float" office:value="961030.232535802" calcext:value-type="float">
            <text:p>9.61E+0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style-name="ce1" office:value-type="float" office:value="1059320.54382383" calcext:value-type="float">
            <text:p>1.06E+06</text:p>
          </table:table-cell>
          <table:table-cell office:value-type="float" office:value="1036606.70030127" calcext:value-type="float">
            <text:p>1.04E+06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table:style-name="ce1" office:value-type="float" office:value="1141131.2792569" calcext:value-type="float">
            <text:p>1.14E+06</text:p>
          </table:table-cell>
          <table:table-cell office:value-type="float" office:value="1116323.95757611" calcext:value-type="float">
            <text:p>1.12E+06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table:style-name="ce1" office:value-type="float" office:value="1227329.25323281" calcext:value-type="float">
            <text:p>1.23E+06</text:p>
          </table:table-cell>
          <table:table-cell office:value-type="float" office:value="1200283.80437506" calcext:value-type="float">
            <text:p>1.20E+06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table:style-name="ce1" office:value-type="float" office:value="1318017.90461314" calcext:value-type="float">
            <text:p>1.32E+06</text:p>
          </table:table-cell>
          <table:table-cell office:value-type="float" office:value="1288584.11673128" calcext:value-type="float">
            <text:p>1.29E+06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table:style-name="ce1" office:value-type="float" office:value="1413296.37436927" calcext:value-type="float">
            <text:p>1.41E+06</text:p>
          </table:table-cell>
          <table:table-cell office:value-type="float" office:value="1381317.85477903" calcext:value-type="float">
            <text:p>1.38E+06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table:style-name="ce1" office:value-type="float" office:value="1513258.87426913" calcext:value-type="float">
            <text:p>1.51E+06</text:p>
          </table:table-cell>
          <table:table-cell office:value-type="float" office:value="1478573.49405899" calcext:value-type="float">
            <text:p>1.48E+06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table:style-name="ce1" office:value-type="float" office:value="1617994.50255659" calcext:value-type="float">
            <text:p>1.62E+06</text:p>
          </table:table-cell>
          <table:table-cell office:value-type="float" office:value="1580434.66967414" calcext:value-type="float">
            <text:p>1.58E+0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table:style-name="ce1" office:value-type="float" office:value="1727587.29136754" calcext:value-type="float">
            <text:p>1.73E+06</text:p>
          </table:table-cell>
          <table:table-cell office:value-type="float" office:value="1686979.30461607" calcext:value-type="float">
            <text:p>1.69E+06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table:style-name="ce1" office:value-type="float" office:value="1842115.33781081" calcext:value-type="float">
            <text:p>1.84E+06</text:p>
          </table:table-cell>
          <table:table-cell office:value-type="float" office:value="1798280.47198571" calcext:value-type="float">
            <text:p>1.80E+06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style-name="ce1" office:value-type="float" office:value="1961651.43642106" calcext:value-type="float">
            <text:p>1.96E+06</text:p>
          </table:table-cell>
          <table:table-cell office:value-type="float" office:value="1914405.3446306" calcext:value-type="float">
            <text:p>1.91E+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style-name="ce1" office:value-type="float" office:value="2086262.06211899" calcext:value-type="float">
            <text:p>2.09E+06</text:p>
          </table:table-cell>
          <table:table-cell office:value-type="float" office:value="2035414.99355311" calcext:value-type="float">
            <text:p>2.04E+06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table:style-name="ce1" office:value-type="float" office:value="2216007.68191267" calcext:value-type="float">
            <text:p>2.22E+06</text:p>
          </table:table-cell>
          <table:table-cell office:value-type="float" office:value="2161365.46109254" calcext:value-type="float">
            <text:p>2.16E+06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table:style-name="ce1" office:value-type="float" office:value="2350942.70571439" calcext:value-type="float">
            <text:p>2.35E+06</text:p>
          </table:table-cell>
          <table:table-cell office:value-type="float" office:value="2292305.7767818" calcext:value-type="float">
            <text:p>2.29E+06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table:style-name="ce1" office:value-type="float" office:value="2491114.70563798" calcext:value-type="float">
            <text:p>2.49E+06</text:p>
          </table:table-cell>
          <table:table-cell office:value-type="float" office:value="2428279.02765399" calcext:value-type="float">
            <text:p>2.43E+0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table:style-name="ce1" office:value-type="float" office:value="2636565.34147193" calcext:value-type="float">
            <text:p>2.64E+06</text:p>
          </table:table-cell>
          <table:table-cell office:value-type="float" office:value="2569322.68308427" calcext:value-type="float">
            <text:p>2.57E+0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style-name="ce1" office:value-type="float" office:value="2787329.11003634" calcext:value-type="float">
            <text:p>2.79E+06</text:p>
          </table:table-cell>
          <table:table-cell office:value-type="float" office:value="2715466.93646864" calcext:value-type="float">
            <text:p>2.72E+06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table:style-name="ce1" office:value-type="float" office:value="2943434.13922496" calcext:value-type="float">
            <text:p>2.94E+06</text:p>
          </table:table-cell>
          <table:table-cell office:value-type="float" office:value="2866736.08864324" calcext:value-type="float">
            <text:p>2.87E+06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table:style-name="ce1" office:value-type="float" office:value="3104901.92642969" calcext:value-type="float">
            <text:p>3.10E+06</text:p>
          </table:table-cell>
          <table:table-cell office:value-type="float" office:value="3023148.28959845" calcext:value-type="float">
            <text:p>3.02E+0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style-name="ce1" office:value-type="float" office:value="3271746.92647479" calcext:value-type="float">
            <text:p>3.27E+06</text:p>
          </table:table-cell>
          <table:table-cell office:value-type="float" office:value="3184714.50511202" calcext:value-type="float">
            <text:p>3.18E+06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table:style-name="ce1" office:value-type="float" office:value="3443977.68185587" calcext:value-type="float">
            <text:p>3.44E+06</text:p>
          </table:table-cell>
          <table:table-cell office:value-type="float" office:value="3351440.07891022" calcext:value-type="float">
            <text:p>3.35E+0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style-name="ce1" office:value-type="float" office:value="3621594.8901135" calcext:value-type="float">
            <text:p>3.62E+06</text:p>
          </table:table-cell>
          <table:table-cell office:value-type="float" office:value="3523323.62866062" calcext:value-type="float">
            <text:p>3.52E+06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table:style-name="ce1" office:value-type="float" office:value="3804592.37840494" calcext:value-type="float">
            <text:p>3.80E+06</text:p>
          </table:table-cell>
          <table:table-cell office:value-type="float" office:value="3700357.06614948" calcext:value-type="float">
            <text:p>3.70E+06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table:style-name="ce1" office:value-type="float" office:value="3992958.21624019" calcext:value-type="float">
            <text:p>3.99E+06</text:p>
          </table:table-cell>
          <table:table-cell office:value-type="float" office:value="3882527.04560528" calcext:value-type="float">
            <text:p>3.88E+06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table:style-name="ce1" office:value-type="float" office:value="4186675.50943165" calcext:value-type="float">
            <text:p>4.19E+06</text:p>
          </table:table-cell>
          <table:table-cell office:value-type="float" office:value="4069813.0354429" calcext:value-type="float">
            <text:p>4.07E+06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table:style-name="ce1" office:value-type="float" office:value="4385717.18760727" calcext:value-type="float">
            <text:p>4.39E+06</text:p>
          </table:table-cell>
          <table:table-cell office:value-type="float" office:value="4262188.66362631" calcext:value-type="float">
            <text:p>4.26E+06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table:style-name="ce1" office:value-type="float" office:value="4590050.37013954" calcext:value-type="float">
            <text:p>4.59E+06</text:p>
          </table:table-cell>
          <table:table-cell office:value-type="float" office:value="4459622.1424261" calcext:value-type="float">
            <text:p>4.46E+06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table:style-name="ce1" office:value-type="float" office:value="4799638.95834235" calcext:value-type="float">
            <text:p>4.80E+06</text:p>
          </table:table-cell>
          <table:table-cell office:value-type="float" office:value="4662075.02127276" calcext:value-type="float">
            <text:p>4.66E+06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table:style-name="ce1" office:value-type="float" office:value="5014440.02237854" calcext:value-type="float">
            <text:p>5.01E+06</text:p>
          </table:table-cell>
          <table:table-cell office:value-type="float" office:value="4869503.50498652" calcext:value-type="float">
            <text:p>4.87E+0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table:style-name="ce1" office:value-type="float" office:value="5234401.63210894" calcext:value-type="float">
            <text:p>5.23E+06</text:p>
          </table:table-cell>
          <table:table-cell office:value-type="float" office:value="5081858.40398913" calcext:value-type="float">
            <text:p>5.08E+0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table:style-name="ce1" office:value-type="float" office:value="5459466.81797064" calcext:value-type="float">
            <text:p>5.46E+06</text:p>
          </table:table-cell>
          <table:table-cell office:value-type="float" office:value="5299084.55875348" calcext:value-type="float">
            <text:p>5.30E+0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style-name="ce1" office:value-type="float" office:value="5689576.42508022" calcext:value-type="float">
            <text:p>5.69E+06</text:p>
          </table:table-cell>
          <table:table-cell office:value-type="float" office:value="5521122.05699515" calcext:value-type="float">
            <text:p>5.52E+06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table:style-name="ce1" office:value-type="float" office:value="5924662.46895826" calcext:value-type="float">
            <text:p>5.92E+06</text:p>
          </table:table-cell>
          <table:table-cell office:value-type="float" office:value="5747905.68415041" calcext:value-type="float">
            <text:p>5.75E+06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table:style-name="ce1" office:value-type="float" office:value="6164651.5528138" calcext:value-type="float">
            <text:p>6.16E+06</text:p>
          </table:table-cell>
          <table:table-cell office:value-type="float" office:value="5979365.09093849" calcext:value-type="float">
            <text:p>5.98E+06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table:style-name="ce1" office:value-type="float" office:value="6409465.32393913" calcext:value-type="float">
            <text:p>6.41E+06</text:p>
          </table:table-cell>
          <table:table-cell office:value-type="float" office:value="6215425.60704367" calcext:value-type="float">
            <text:p>6.22E+06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style-name="ce1" office:value-type="float" office:value="6659022.37017447" calcext:value-type="float">
            <text:p>6.66E+06</text:p>
          </table:table-cell>
          <table:table-cell office:value-type="float" office:value="6456007.58669886" calcext:value-type="float">
            <text:p>6.46E+06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table:style-name="ce1" office:value-type="float" office:value="6913233.85370779" calcext:value-type="float">
            <text:p>6.91E+06</text:p>
          </table:table-cell>
          <table:table-cell office:value-type="float" office:value="6701027.07467763" calcext:value-type="float">
            <text:p>6.70E+06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table:style-name="ce1" office:value-type="float" office:value="7172006.90389959" calcext:value-type="float">
            <text:p>7.17E+06</text:p>
          </table:table-cell>
          <table:table-cell office:value-type="float" office:value="6950396.01512034" calcext:value-type="float">
            <text:p>6.95E+06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table:style-name="ce1" office:value-type="float" office:value="7435244.33781635" calcext:value-type="float">
            <text:p>7.44E+06</text:p>
          </table:table-cell>
          <table:table-cell office:value-type="float" office:value="7204022.12322768" calcext:value-type="float">
            <text:p>7.20E+06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table:style-name="ce1" office:value-type="float" office:value="7702845.44854626" calcext:value-type="float">
            <text:p>7.70E+06</text:p>
          </table:table-cell>
          <table:table-cell office:value-type="float" office:value="7461809.26165508" calcext:value-type="float">
            <text:p>7.46E+0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table:style-name="ce1" office:value-type="float" office:value="7974704.03691599" calcext:value-type="float">
            <text:p>7.97E+06</text:p>
          </table:table-cell>
          <table:table-cell office:value-type="float" office:value="7723657.56416181" calcext:value-type="float">
            <text:p>7.72E+0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1" office:value-type="float" office:value="8250710.31910282" calcext:value-type="float">
            <text:p>8.25E+06</text:p>
          </table:table-cell>
          <table:table-cell office:value-type="float" office:value="7989463.60486332" calcext:value-type="float">
            <text:p>7.99E+06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table:style-name="ce1" office:value-type="float" office:value="8530750.62708864" calcext:value-type="float">
            <text:p>8.53E+06</text:p>
          </table:table-cell>
          <table:table-cell office:value-type="float" office:value="8259120.3630614" calcext:value-type="float">
            <text:p>8.26E+06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table:style-name="ce1" office:value-type="float" office:value="8814707.58301929" calcext:value-type="float">
            <text:p>8.81E+06</text:p>
          </table:table-cell>
          <table:table-cell office:value-type="float" office:value="8532517.58816514" calcext:value-type="float">
            <text:p>8.53E+06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table:style-name="ce1" office:value-type="float" office:value="9102460.28267757" calcext:value-type="float">
            <text:p>9.10E+06</text:p>
          </table:table-cell>
          <table:table-cell office:value-type="float" office:value="8809541.93564494" calcext:value-type="float">
            <text:p>8.81E+06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table:style-name="ce1" office:value-type="float" office:value="9393884.44733896" calcext:value-type="float">
            <text:p>9.39E+06</text:p>
          </table:table-cell>
          <table:table-cell office:value-type="float" office:value="9090076.25644454" calcext:value-type="float">
            <text:p>9.09E+06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table:style-name="ce1" office:value-type="float" office:value="9688850.80908756" calcext:value-type="float">
            <text:p>9.69E+06</text:p>
          </table:table-cell>
          <table:table-cell office:value-type="float" office:value="9374000.986236" calcext:value-type="float">
            <text:p>9.37E+06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table:style-name="ce1" office:value-type="float" office:value="9987227.78757105" calcext:value-type="float">
            <text:p>9.99E+06</text:p>
          </table:table-cell>
          <table:table-cell office:value-type="float" office:value="9661193.56560016" calcext:value-type="float">
            <text:p>9.66E+06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style-name="ce1" office:value-type="float" office:value="10288880.9617693" calcext:value-type="float">
            <text:p>1.03E+07</text:p>
          </table:table-cell>
          <table:table-cell office:value-type="float" office:value="9951528.98033784" calcext:value-type="float">
            <text:p>9.95E+06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style-name="ce1" office:value-type="float" office:value="10593672.5608184" calcext:value-type="float">
            <text:p>1.06E+07</text:p>
          </table:table-cell>
          <table:table-cell office:value-type="float" office:value="10244879.4161882" calcext:value-type="float">
            <text:p>1.02E+07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table:style-name="ce1" office:value-type="float" office:value="10901463.0578912" calcext:value-type="float">
            <text:p>1.09E+07</text:p>
          </table:table-cell>
          <table:table-cell office:value-type="float" office:value="10541113.3908643" calcext:value-type="float">
            <text:p>1.05E+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1" office:value-type="float" office:value="11212109.5824008" calcext:value-type="float">
            <text:p>1.12E+07</text:p>
          </table:table-cell>
          <table:table-cell office:value-type="float" office:value="10840095.4472769" calcext:value-type="float">
            <text:p>1.08E+07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table:style-name="ce1" office:value-type="float" office:value="11525465.243124" calcext:value-type="float">
            <text:p>1.15E+07</text:p>
          </table:table-cell>
          <table:table-cell office:value-type="float" office:value="11141688.6641341" calcext:value-type="float">
            <text:p>1.11E+0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table:style-name="ce1" office:value-type="float" office:value="11841372.9273091" calcext:value-type="float">
            <text:p>1.18E+07</text:p>
          </table:table-cell>
          <table:table-cell office:value-type="float" office:value="11445753.1699322" calcext:value-type="float">
            <text:p>1.14E+07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table:style-name="ce1" office:value-type="float" office:value="12159677.2206483" calcext:value-type="float">
            <text:p>1.22E+07</text:p>
          </table:table-cell>
          <table:table-cell office:value-type="float" office:value="11752146.0889568" calcext:value-type="float">
            <text:p>1.18E+07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table:style-name="ce1" office:value-type="float" office:value="12480222.1662731" calcext:value-type="float">
            <text:p>1.25E+07</text:p>
          </table:table-cell>
          <table:table-cell office:value-type="float" office:value="12060721.5640123" calcext:value-type="float">
            <text:p>1.21E+07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table:style-name="ce1" office:value-type="float" office:value="12802851.9922215" calcext:value-type="float">
            <text:p>1.28E+07</text:p>
          </table:table-cell>
          <table:table-cell office:value-type="float" office:value="12371329.1201576" calcext:value-type="float">
            <text:p>1.24E+0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table:style-name="ce1" office:value-type="float" office:value="13127403.923786" calcext:value-type="float">
            <text:p>1.31E+07</text:p>
          </table:table-cell>
          <table:table-cell office:value-type="float" office:value="12683815.2914617" calcext:value-type="float">
            <text:p>1.27E+07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table:style-name="ce1" office:value-type="float" office:value="13453702.8743635" calcext:value-type="float">
            <text:p>1.35E+07</text:p>
          </table:table-cell>
          <table:table-cell office:value-type="float" office:value="12998024.684763" calcext:value-type="float">
            <text:p>1.30E+07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table:style-name="ce1" office:value-type="float" office:value="13781576.0668008" calcext:value-type="float">
            <text:p>1.38E+07</text:p>
          </table:table-cell>
          <table:table-cell office:value-type="float" office:value="13313797.3202096" calcext:value-type="float">
            <text:p>1.33E+07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table:style-name="ce1" office:value-type="float" office:value="14110845.9591123" calcext:value-type="float">
            <text:p>1.41E+07</text:p>
          </table:table-cell>
          <table:table-cell office:value-type="float" office:value="13630967.6750398" calcext:value-type="float">
            <text:p>1.36E+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style-name="ce1" office:value-type="float" office:value="14441335.8394007" calcext:value-type="float">
            <text:p>1.44E+07</text:p>
          </table:table-cell>
          <table:table-cell office:value-type="float" office:value="13949367.3913037" calcext:value-type="float">
            <text:p>1.39E+07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table:style-name="ce1" office:value-type="float" office:value="14772859.940586" calcext:value-type="float">
            <text:p>1.48E+07</text:p>
          </table:table-cell>
          <table:table-cell office:value-type="float" office:value="14268824.3323416" calcext:value-type="float">
            <text:p>1.43E+07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table:style-name="ce1" office:value-type="float" office:value="15105228.5032047" calcext:value-type="float">
            <text:p>1.51E+07</text:p>
          </table:table-cell>
          <table:table-cell office:value-type="float" office:value="14589161.1948055" calcext:value-type="float">
            <text:p>1.46E+07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table:style-name="ce1" office:value-type="float" office:value="15438245.4257195" calcext:value-type="float">
            <text:p>1.54E+07</text:p>
          </table:table-cell>
          <table:table-cell office:value-type="float" office:value="14910196.1698517" calcext:value-type="float">
            <text:p>1.49E+07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table:style-name="ce1" office:value-type="float" office:value="15771711.7974031" calcext:value-type="float">
            <text:p>1.58E+07</text:p>
          </table:table-cell>
          <table:table-cell office:value-type="float" office:value="15231740.5938859" calcext:value-type="float">
            <text:p>1.52E+0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style-name="ce1" office:value-type="float" office:value="16105421.2794968" calcext:value-type="float">
            <text:p>1.61E+07</text:p>
          </table:table-cell>
          <table:table-cell office:value-type="float" office:value="15553601.3540447" calcext:value-type="float">
            <text:p>1.56E+07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style-name="ce1" office:value-type="float" office:value="16439160.8731165" calcext:value-type="float">
            <text:p>1.64E+07</text:p>
          </table:table-cell>
          <table:table-cell office:value-type="float" office:value="15875579.8240486" calcext:value-type="float">
            <text:p>1.59E+07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table:style-name="ce1" office:value-type="float" office:value="16772716.3032071" calcext:value-type="float">
            <text:p>1.68E+07</text:p>
          </table:table-cell>
          <table:table-cell office:value-type="float" office:value="16197473.1236538" calcext:value-type="float">
            <text:p>1.62E+0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table:style-name="ce1" office:value-type="float" office:value="17105866.0726826" calcext:value-type="float">
            <text:p>1.71E+07</text:p>
          </table:table-cell>
          <table:table-cell office:value-type="float" office:value="16519072.2119623" calcext:value-type="float">
            <text:p>1.65E+07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table:style-name="ce1" office:value-type="float" office:value="17438378.7719348" calcext:value-type="float">
            <text:p>1.74E+07</text:p>
          </table:table-cell>
          <table:table-cell office:value-type="float" office:value="16840162.8827992" calcext:value-type="float">
            <text:p>1.68E+0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style-name="ce1" office:value-type="float" office:value="17770019.8696563" calcext:value-type="float">
            <text:p>1.78E+07</text:p>
          </table:table-cell>
          <table:table-cell office:value-type="float" office:value="17160518.0110755" calcext:value-type="float">
            <text:p>1.72E+07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table:style-name="ce1" office:value-type="float" office:value="18100548.6393458" calcext:value-type="float">
            <text:p>1.81E+07</text:p>
          </table:table-cell>
          <table:table-cell office:value-type="float" office:value="17479906.15871" calcext:value-type="float">
            <text:p>1.75E+07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table:style-name="ce1" office:value-type="float" office:value="18429713.8347296" calcext:value-type="float">
            <text:p>1.84E+07</text:p>
          </table:table-cell>
          <table:table-cell office:value-type="float" office:value="17798093.546249" calcext:value-type="float">
            <text:p>1.78E+07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style-name="ce1" office:value-type="float" office:value="18757262.939184" calcext:value-type="float">
            <text:p>1.88E+07</text:p>
          </table:table-cell>
          <table:table-cell office:value-type="float" office:value="18114838.103222" calcext:value-type="float">
            <text:p>1.81E+07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table:style-name="ce1" office:value-type="float" office:value="19082931.9833534" calcext:value-type="float">
            <text:p>1.91E+07</text:p>
          </table:table-cell>
          <table:table-cell office:value-type="float" office:value="18429888.3756099" calcext:value-type="float">
            <text:p>1.84E+07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table:style-name="ce1" office:value-type="float" office:value="19406447.9531515" calcext:value-type="float">
            <text:p>1.94E+07</text:p>
          </table:table-cell>
          <table:table-cell office:value-type="float" office:value="18742985.0358232" calcext:value-type="float">
            <text:p>1.87E+07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table:style-name="ce1" office:value-type="float" office:value="19727540.8046778" calcext:value-type="float">
            <text:p>1.97E+07</text:p>
          </table:table-cell>
          <table:table-cell office:value-type="float" office:value="19053863.2288778" calcext:value-type="float">
            <text:p>1.91E+07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style-name="ce1" office:value-type="float" office:value="20045923.8550377" calcext:value-type="float">
            <text:p>2.00E+07</text:p>
          </table:table-cell>
          <table:table-cell office:value-type="float" office:value="19362251.347009" calcext:value-type="float">
            <text:p>1.94E+07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table:style-name="ce1" office:value-type="float" office:value="20361306.2213481" calcext:value-type="float">
            <text:p>2.04E+07</text:p>
          </table:table-cell>
          <table:table-cell office:value-type="float" office:value="19667869.4351901" calcext:value-type="float">
            <text:p>1.97E+07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table:style-name="ce1" office:value-type="float" office:value="20673391.5586703" calcext:value-type="float">
            <text:p>2.07E+07</text:p>
          </table:table-cell>
          <table:table-cell office:value-type="float" office:value="19970430.923592" calcext:value-type="float">
            <text:p>2.00E+0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style-name="ce1" office:value-type="float" office:value="20981874.2726494" calcext:value-type="float">
            <text:p>2.10E+07</text:p>
          </table:table-cell>
          <table:table-cell office:value-type="float" office:value="20269641.9509812" calcext:value-type="float">
            <text:p>2.03E+07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table:style-name="ce1" office:value-type="float" office:value="21286445.2767429" calcext:value-type="float">
            <text:p>2.13E+07</text:p>
          </table:table-cell>
          <table:table-cell office:value-type="float" office:value="20565203.0757109" calcext:value-type="float">
            <text:p>2.06E+07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style-name="ce1" office:value-type="float" office:value="21586790.6192529" calcext:value-type="float">
            <text:p>2.16E+07</text:p>
          </table:table-cell>
          <table:table-cell office:value-type="float" office:value="20856806.7097144" calcext:value-type="float">
            <text:p>2.09E+07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table:style-name="ce1" office:value-type="float" office:value="21882588.1536132" calcext:value-type="float">
            <text:p>2.19E+07</text:p>
          </table:table-cell>
          <table:table-cell office:value-type="float" office:value="21144138.5344513" calcext:value-type="float">
            <text:p>2.11E+07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table:style-name="ce1" office:value-type="float" office:value="22173507.1219808" calcext:value-type="float">
            <text:p>2.22E+07</text:p>
          </table:table-cell>
          <table:table-cell office:value-type="float" office:value="21426882.4808913" calcext:value-type="float">
            <text:p>2.14E+07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table:style-name="ce1" office:value-type="float" office:value="22459212.3051793" calcext:value-type="float">
            <text:p>2.25E+07</text:p>
          </table:table-cell>
          <table:table-cell office:value-type="float" office:value="21704713.346382" calcext:value-type="float">
            <text:p>2.17E+07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table:style-name="ce1" office:value-type="float" office:value="22739363.480553" calcext:value-type="float">
            <text:p>2.27E+07</text:p>
          </table:table-cell>
          <table:table-cell office:value-type="float" office:value="21977299.628815" calcext:value-type="float">
            <text:p>2.20E+07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table:style-name="ce1" office:value-type="float" office:value="23013630.8962091" calcext:value-type="float">
            <text:p>2.30E+07</text:p>
          </table:table-cell>
          <table:table-cell office:value-type="float" office:value="22244309.1373667" calcext:value-type="float">
            <text:p>2.22E+07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table:style-name="ce1" office:value-type="float" office:value="23281669.923772" calcext:value-type="float">
            <text:p>2.33E+07</text:p>
          </table:table-cell>
          <table:table-cell office:value-type="float" office:value="22505407.6087702" calcext:value-type="float">
            <text:p>2.25E+07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table:style-name="ce1" office:value-type="float" office:value="23543133.7552413" calcext:value-type="float">
            <text:p>2.35E+07</text:p>
          </table:table-cell>
          <table:table-cell office:value-type="float" office:value="22760251.3773598" calcext:value-type="float">
            <text:p>2.28E+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23797661.1866146" calcext:value-type="float">
            <text:p>2.38E+07</text:p>
          </table:table-cell>
          <table:table-cell office:value-type="float" office:value="23008496.9149842" calcext:value-type="float">
            <text:p>2.30E+07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table:style-name="ce1" office:value-type="float" office:value="24044898.1803912" calcext:value-type="float">
            <text:p>2.40E+07</text:p>
          </table:table-cell>
          <table:table-cell office:value-type="float" office:value="23249805.4226508" calcext:value-type="float">
            <text:p>2.32E+0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table:style-name="ce1" office:value-type="float" office:value="24284500.4463743" calcext:value-type="float">
            <text:p>2.43E+07</text:p>
          </table:table-cell>
          <table:table-cell office:value-type="float" office:value="23483828.8959412" calcext:value-type="float">
            <text:p>2.35E+07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table:style-name="ce1" office:value-type="float" office:value="24516131.7295582" calcext:value-type="float">
            <text:p>2.45E+07</text:p>
          </table:table-cell>
          <table:table-cell office:value-type="float" office:value="23710221.2433061" calcext:value-type="float">
            <text:p>2.37E+07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table:style-name="ce1" office:value-type="float" office:value="24739447.6518446" calcext:value-type="float">
            <text:p>2.47E+07</text:p>
          </table:table-cell>
          <table:table-cell office:value-type="float" office:value="23928643.8378735" calcext:value-type="float">
            <text:p>2.39E+0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table:style-name="ce1" office:value-type="float" office:value="24954088.0358916" calcext:value-type="float">
            <text:p>2.50E+07</text:p>
          </table:table-cell>
          <table:table-cell office:value-type="float" office:value="24138753.8613249" calcext:value-type="float">
            <text:p>2.41E+07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table:style-name="ce1" office:value-type="float" office:value="25159707.0400973" calcext:value-type="float">
            <text:p>2.52E+07</text:p>
          </table:table-cell>
          <table:table-cell office:value-type="float" office:value="24340212.1869806" calcext:value-type="float">
            <text:p>2.43E+07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table:style-name="ce1" office:value-type="float" office:value="25355962.0343222" calcext:value-type="float">
            <text:p>2.54E+07</text:p>
          </table:table-cell>
          <table:table-cell office:value-type="float" office:value="24532686.8341593" calcext:value-type="float">
            <text:p>2.45E+07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" office:value-type="float" office:value="25542542.02695" calcext:value-type="float">
            <text:p>2.55E+07</text:p>
          </table:table-cell>
          <table:table-cell office:value-type="float" office:value="24715851.0652019" calcext:value-type="float">
            <text:p>2.47E+07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table:style-name="ce1" office:value-type="float" office:value="25719120.2657058" calcext:value-type="float">
            <text:p>2.57E+07</text:p>
          </table:table-cell>
          <table:table-cell office:value-type="float" office:value="24889381.5715983" calcext:value-type="float">
            <text:p>2.49E+0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style-name="ce1" office:value-type="float" office:value="25885382.3447198" calcext:value-type="float">
            <text:p>2.59E+07</text:p>
          </table:table-cell>
          <table:table-cell office:value-type="float" office:value="25052964.2849793" calcext:value-type="float">
            <text:p>2.51E+07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table:style-name="ce1" office:value-type="float" office:value="26041010.5257109" calcext:value-type="float">
            <text:p>2.60E+07</text:p>
          </table:table-cell>
          <table:table-cell office:value-type="float" office:value="25206296.4994723" calcext:value-type="float">
            <text:p>2.52E+07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table:style-name="ce1" office:value-type="float" office:value="26185708.7453187" calcext:value-type="float">
            <text:p>2.62E+07</text:p>
          </table:table-cell>
          <table:table-cell office:value-type="float" office:value="25349081.5076606" calcext:value-type="float">
            <text:p>2.53E+07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table:style-name="ce1" office:value-type="float" office:value="26319194.7498111" calcext:value-type="float">
            <text:p>2.63E+07</text:p>
          </table:table-cell>
          <table:table-cell office:value-type="float" office:value="25481034.6073298" calcext:value-type="float">
            <text:p>2.55E+07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table:style-name="ce1" office:value-type="float" office:value="26441201.5379659" calcext:value-type="float">
            <text:p>2.64E+07</text:p>
          </table:table-cell>
          <table:table-cell office:value-type="float" office:value="25601885.3919514" calcext:value-type="float">
            <text:p>2.56E+07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table:style-name="ce1" office:value-type="float" office:value="26551471.0330231" calcext:value-type="float">
            <text:p>2.66E+07</text:p>
          </table:table-cell>
          <table:table-cell office:value-type="float" office:value="25711374.4227151" calcext:value-type="float">
            <text:p>2.57E+07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style-name="ce1" office:value-type="float" office:value="26649754.7587651" calcext:value-type="float">
            <text:p>2.66E+07</text:p>
          </table:table-cell>
          <table:table-cell office:value-type="float" office:value="25809257.3235831" calcext:value-type="float">
            <text:p>2.58E+07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table:style-name="ce1" office:value-type="float" office:value="26735824.5452355" calcext:value-type="float">
            <text:p>2.67E+07</text:p>
          </table:table-cell>
          <table:table-cell office:value-type="float" office:value="25895304.9912228" calcext:value-type="float">
            <text:p>2.59E+07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table:style-name="ce1" office:value-type="float" office:value="26809468.5207637" calcext:value-type="float">
            <text:p>2.68E+07</text:p>
          </table:table-cell>
          <table:table-cell office:value-type="float" office:value="25969304.9199889" calcext:value-type="float">
            <text:p>2.60E+07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table:style-name="ce1" office:value-type="float" office:value="26870495.5277129" calcext:value-type="float">
            <text:p>2.69E+07</text:p>
          </table:table-cell>
          <table:table-cell office:value-type="float" office:value="26031062.3387677" calcext:value-type="float">
            <text:p>2.60E+0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style-name="ce1" office:value-type="float" office:value="26918730.4556923" calcext:value-type="float">
            <text:p>2.69E+07</text:p>
          </table:table-cell>
          <table:table-cell office:value-type="float" office:value="26080400.1163616" calcext:value-type="float">
            <text:p>2.61E+07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table:style-name="ce1" office:value-type="float" office:value="26954018.2812922" calcext:value-type="float">
            <text:p>2.70E+07</text:p>
          </table:table-cell>
          <table:table-cell office:value-type="float" office:value="26117159.0349263" calcext:value-type="float">
            <text:p>2.61E+07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table:style-name="ce1" office:value-type="float" office:value="26976222.6508532" calcext:value-type="float">
            <text:p>2.70E+07</text:p>
          </table:table-cell>
          <table:table-cell office:value-type="float" office:value="26141202.5163165" calcext:value-type="float">
            <text:p>2.61E+07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table:style-name="ce1" office:value-type="float" office:value="26985231.0352702" calcext:value-type="float">
            <text:p>2.70E+07</text:p>
          </table:table-cell>
          <table:table-cell office:value-type="float" office:value="26152414.1457773" calcext:value-type="float">
            <text:p>2.62E+07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table:style-name="ce1" office:value-type="float" office:value="26980950.0272137" calcext:value-type="float">
            <text:p>2.70E+07</text:p>
          </table:table-cell>
          <table:table-cell office:value-type="float" office:value="26150693.8635372" calcext:value-type="float">
            <text:p>2.62E+0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table:style-name="ce1" office:value-type="float" office:value="26963308.2199992" calcext:value-type="float">
            <text:p>2.70E+07</text:p>
          </table:table-cell>
          <table:table-cell office:value-type="float" office:value="26135969.6931514" calcext:value-type="float">
            <text:p>2.61E+07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style-name="ce1" office:value-type="float" office:value="26932258.7968642" calcext:value-type="float">
            <text:p>2.69E+07</text:p>
          </table:table-cell>
          <table:table-cell office:value-type="float" office:value="26108191.1248732" calcext:value-type="float">
            <text:p>2.61E+07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table:style-name="ce1" office:value-type="float" office:value="26887775.9472282" calcext:value-type="float">
            <text:p>2.69E+07</text:p>
          </table:table-cell>
          <table:table-cell office:value-type="float" office:value="26067324.8879835" calcext:value-type="float">
            <text:p>2.61E+07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table:style-name="ce1" office:value-type="float" office:value="26829859.0306116" calcext:value-type="float">
            <text:p>2.68E+07</text:p>
          </table:table-cell>
          <table:table-cell office:value-type="float" office:value="26013364.7887285" calcext:value-type="float">
            <text:p>2.60E+07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table:style-name="ce1" office:value-type="float" office:value="26758530.6794045" calcext:value-type="float">
            <text:p>2.68E+07</text:p>
          </table:table-cell>
          <table:table-cell office:value-type="float" office:value="25946329.8003739" calcext:value-type="float">
            <text:p>2.59E+0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style-name="ce1" office:value-type="float" office:value="26673829.9173982" calcext:value-type="float">
            <text:p>2.67E+07</text:p>
          </table:table-cell>
          <table:table-cell office:value-type="float" office:value="25866258.4419758" calcext:value-type="float">
            <text:p>2.59E+07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table:style-name="ce1" office:value-type="float" office:value="26575829.4295222" calcext:value-type="float">
            <text:p>2.66E+07</text:p>
          </table:table-cell>
          <table:table-cell office:value-type="float" office:value="25773210.08319" calcext:value-type="float">
            <text:p>2.58E+07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table:style-name="ce1" office:value-type="float" office:value="26464625.1236786" calcext:value-type="float">
            <text:p>2.65E+07</text:p>
          </table:table-cell>
          <table:table-cell office:value-type="float" office:value="25667274.4364994" calcext:value-type="float">
            <text:p>2.57E+07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table:style-name="ce1" office:value-type="float" office:value="26340339.503969" calcext:value-type="float">
            <text:p>2.63E+07</text:p>
          </table:table-cell>
          <table:table-cell office:value-type="float" office:value="25548561.8614914" calcext:value-type="float">
            <text:p>2.55E+07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table:style-name="ce1" office:value-type="float" office:value="26203084.9096554" calcext:value-type="float">
            <text:p>2.62E+07</text:p>
          </table:table-cell>
          <table:table-cell office:value-type="float" office:value="25417197.1311064" calcext:value-type="float">
            <text:p>2.54E+07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table:style-name="ce1" office:value-type="float" office:value="26053033.8488089" calcext:value-type="float">
            <text:p>2.61E+07</text:p>
          </table:table-cell>
          <table:table-cell office:value-type="float" office:value="25273338.5418471" calcext:value-type="float">
            <text:p>2.53E+07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style-name="ce1" office:value-type="float" office:value="25890376.4705527" calcext:value-type="float">
            <text:p>2.59E+07</text:p>
          </table:table-cell>
          <table:table-cell office:value-type="float" office:value="25117164.3966875" calcext:value-type="float">
            <text:p>2.51E+07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table:style-name="ce1" office:value-type="float" office:value="25715326.5687104" calcext:value-type="float">
            <text:p>2.57E+07</text:p>
          </table:table-cell>
          <table:table-cell office:value-type="float" office:value="24948865.4773525" calcext:value-type="float">
            <text:p>2.49E+07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table:style-name="ce1" office:value-type="float" office:value="25528091.4566349" calcext:value-type="float">
            <text:p>2.55E+07</text:p>
          </table:table-cell>
          <table:table-cell office:value-type="float" office:value="24768661.7843241" calcext:value-type="float">
            <text:p>2.48E+07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table:style-name="ce1" office:value-type="float" office:value="25328912.0098899" calcext:value-type="float">
            <text:p>2.53E+07</text:p>
          </table:table-cell>
          <table:table-cell office:value-type="float" office:value="24576793.782546" calcext:value-type="float">
            <text:p>2.46E+0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style-name="ce1" office:value-type="float" office:value="25118068.4988414" calcext:value-type="float">
            <text:p>2.51E+07</text:p>
          </table:table-cell>
          <table:table-cell office:value-type="float" office:value="24373516.4720328" calcext:value-type="float">
            <text:p>2.44E+07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table:style-name="ce1" office:value-type="float" office:value="24895853.1587651" calcext:value-type="float">
            <text:p>2.49E+07</text:p>
          </table:table-cell>
          <table:table-cell office:value-type="float" office:value="24159102.630646" calcext:value-type="float">
            <text:p>2.42E+07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table:style-name="ce1" office:value-type="float" office:value="24662561.5159502" calcext:value-type="float">
            <text:p>2.47E+07</text:p>
          </table:table-cell>
          <table:table-cell office:value-type="float" office:value="23933848.7258832" calcext:value-type="float">
            <text:p>2.39E+07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table:style-name="ce1" office:value-type="float" office:value="24418487.9956697" calcext:value-type="float">
            <text:p>2.44E+07</text:p>
          </table:table-cell>
          <table:table-cell office:value-type="float" office:value="23698065.0027804" calcext:value-type="float">
            <text:p>2.37E+07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table:style-name="ce1" office:value-type="float" office:value="24163983.762341" calcext:value-type="float">
            <text:p>2.42E+07</text:p>
          </table:table-cell>
          <table:table-cell office:value-type="float" office:value="23452071.5648682" calcext:value-type="float">
            <text:p>2.35E+07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table:style-name="ce1" office:value-type="float" office:value="23899400.200964" calcext:value-type="float">
            <text:p>2.39E+07</text:p>
          </table:table-cell>
          <table:table-cell office:value-type="float" office:value="23196211.4713016" calcext:value-type="float">
            <text:p>2.32E+07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table:style-name="ce1" office:value-type="float" office:value="23625101.5365334" calcext:value-type="float">
            <text:p>2.36E+07</text:p>
          </table:table-cell>
          <table:table-cell office:value-type="float" office:value="22930839.6090621" calcext:value-type="float">
            <text:p>2.29E+07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table:style-name="ce1" office:value-type="float" office:value="23341447.9073277" calcext:value-type="float">
            <text:p>2.33E+07</text:p>
          </table:table-cell>
          <table:table-cell office:value-type="float" office:value="22656316.5981617" calcext:value-type="float">
            <text:p>2.27E+07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table:style-name="ce1" office:value-type="float" office:value="23048834.7393445" calcext:value-type="float">
            <text:p>2.30E+07</text:p>
          </table:table-cell>
          <table:table-cell office:value-type="float" office:value="22373021.5696382" calcext:value-type="float">
            <text:p>2.24E+07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table:style-name="ce1" office:value-type="float" office:value="22747660.7226613" calcext:value-type="float">
            <text:p>2.27E+07</text:p>
          </table:table-cell>
          <table:table-cell office:value-type="float" office:value="22081342.3377897" calcext:value-type="float">
            <text:p>2.21E+0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1" office:value-type="float" office:value="22438335.0676555" calcext:value-type="float">
            <text:p>2.24E+07</text:p>
          </table:table-cell>
          <table:table-cell office:value-type="float" office:value="21781673.342004" calcext:value-type="float">
            <text:p>2.18E+07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table:style-name="ce1" office:value-type="float" office:value="22121256.7982525" calcext:value-type="float">
            <text:p>2.21E+07</text:p>
          </table:table-cell>
          <table:table-cell office:value-type="float" office:value="21474417.3793206" calcext:value-type="float">
            <text:p>2.15E+07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style-name="ce1" office:value-type="float" office:value="21796850.8002919" calcext:value-type="float">
            <text:p>2.18E+07</text:p>
          </table:table-cell>
          <table:table-cell office:value-type="float" office:value="21159985.7040442" calcext:value-type="float">
            <text:p>2.12E+07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table:style-name="ce1" office:value-type="float" office:value="21465544.088723" calcext:value-type="float">
            <text:p>2.15E+07</text:p>
          </table:table-cell>
          <table:table-cell office:value-type="float" office:value="20838793.9949684" calcext:value-type="float">
            <text:p>2.08E+07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table:style-name="ce1" office:value-type="float" office:value="21127767.2327624" calcext:value-type="float">
            <text:p>2.11E+07</text:p>
          </table:table-cell>
          <table:table-cell office:value-type="float" office:value="20511261.2925116" calcext:value-type="float">
            <text:p>2.05E+07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table:style-name="ce1" office:value-type="float" office:value="20783951.2283206" calcext:value-type="float">
            <text:p>2.08E+07</text:p>
          </table:table-cell>
          <table:table-cell office:value-type="float" office:value="20177811.3339123" calcext:value-type="float">
            <text:p>2.02E+07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table:style-name="ce1" office:value-type="float" office:value="20434530.2899892" calcext:value-type="float">
            <text:p>2.04E+07</text:p>
          </table:table-cell>
          <table:table-cell office:value-type="float" office:value="19838869.4956834" calcext:value-type="float">
            <text:p>1.98E+07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table:style-name="ce1" office:value-type="float" office:value="20079941.5745885" calcext:value-type="float">
            <text:p>2.01E+07</text:p>
          </table:table-cell>
          <table:table-cell office:value-type="float" office:value="19494863.1695591" calcext:value-type="float">
            <text:p>1.95E+07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table:style-name="ce1" office:value-type="float" office:value="19720621.0809808" calcext:value-type="float">
            <text:p>1.97E+07</text:p>
          </table:table-cell>
          <table:table-cell office:value-type="float" office:value="19146218.7717597" calcext:value-type="float">
            <text:p>1.91E+07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table:style-name="ce1" office:value-type="float" office:value="19357004.6939937" calcext:value-type="float">
            <text:p>1.94E+07</text:p>
          </table:table-cell>
          <table:table-cell office:value-type="float" office:value="18793361.9078076" calcext:value-type="float">
            <text:p>1.88E+0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style-name="ce1" office:value-type="float" office:value="18989527.4285326" calcext:value-type="float">
            <text:p>1.90E+07</text:p>
          </table:table-cell>
          <table:table-cell office:value-type="float" office:value="18436716.8300259" calcext:value-type="float">
            <text:p>1.84E+07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table:style-name="ce1" office:value-type="float" office:value="18618618.5757389" calcext:value-type="float">
            <text:p>1.86E+07</text:p>
          </table:table-cell>
          <table:table-cell office:value-type="float" office:value="18076704.2876452" calcext:value-type="float">
            <text:p>1.81E+07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table:style-name="ce1" office:value-type="float" office:value="18244704.1344199" calcext:value-type="float">
            <text:p>1.82E+07</text:p>
          </table:table-cell>
          <table:table-cell office:value-type="float" office:value="17713740.5856574" calcext:value-type="float">
            <text:p>1.77E+07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table:style-name="ce1" office:value-type="float" office:value="17868206.1218278" calcext:value-type="float">
            <text:p>1.79E+07</text:p>
          </table:table-cell>
          <table:table-cell office:value-type="float" office:value="17348240.2457507" calcext:value-type="float">
            <text:p>1.73E+07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table:style-name="ce1" office:value-type="float" office:value="17489551.1645208" calcext:value-type="float">
            <text:p>1.75E+07</text:p>
          </table:table-cell>
          <table:table-cell office:value-type="float" office:value="16980615.9829241" calcext:value-type="float">
            <text:p>1.70E+0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style-name="ce1" office:value-type="float" office:value="17109146.0538538" calcext:value-type="float">
            <text:p>1.71E+07</text:p>
          </table:table-cell>
          <table:table-cell office:value-type="float" office:value="16611269.0295621" calcext:value-type="float">
            <text:p>1.66E+07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table:style-name="ce1" office:value-type="float" office:value="16727394.8620126" calcext:value-type="float">
            <text:p>1.67E+07</text:p>
          </table:table-cell>
          <table:table-cell office:value-type="float" office:value="16240596.1529258" calcext:value-type="float">
            <text:p>1.62E+07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table:style-name="ce1" office:value-type="float" office:value="16344693.2772545" calcext:value-type="float">
            <text:p>1.63E+07</text:p>
          </table:table-cell>
          <table:table-cell office:value-type="float" office:value="15868988.0324359" calcext:value-type="float">
            <text:p>1.59E+07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style-name="ce1" office:value-type="float" office:value="15961444.4969442" calcext:value-type="float">
            <text:p>1.60E+07</text:p>
          </table:table-cell>
          <table:table-cell office:value-type="float" office:value="15496825.8328062" calcext:value-type="float">
            <text:p>1.55E+07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table:style-name="ce1" office:value-type="float" office:value="15578027.2856617" calcext:value-type="float">
            <text:p>1.56E+07</text:p>
          </table:table-cell>
          <table:table-cell office:value-type="float" office:value="15124482.2286015" calcext:value-type="float">
            <text:p>1.51E+0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style-name="ce1" office:value-type="float" office:value="15194813.6558638" calcext:value-type="float">
            <text:p>1.52E+07</text:p>
          </table:table-cell>
          <table:table-cell office:value-type="float" office:value="14752328.0598359" calcext:value-type="float">
            <text:p>1.48E+07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table:style-name="ce1" office:value-type="float" office:value="14812166.5401364" calcext:value-type="float">
            <text:p>1.48E+07</text:p>
          </table:table-cell>
          <table:table-cell office:value-type="float" office:value="14380720.1871484" calcext:value-type="float">
            <text:p>1.44E+07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style-name="ce1" office:value-type="float" office:value="14430446.7301805" calcext:value-type="float">
            <text:p>1.44E+07</text:p>
          </table:table-cell>
          <table:table-cell office:value-type="float" office:value="14010005.7320572" calcext:value-type="float">
            <text:p>1.40E+07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table:style-name="ce1" office:value-type="float" office:value="14050005.9980466" calcext:value-type="float">
            <text:p>1.41E+07</text:p>
          </table:table-cell>
          <table:table-cell office:value-type="float" office:value="13640524.9141103" calcext:value-type="float">
            <text:p>1.36E+07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table:style-name="ce1" office:value-type="float" office:value="13671181.0203109" calcext:value-type="float">
            <text:p>1.37E+07</text:p>
          </table:table-cell>
          <table:table-cell office:value-type="float" office:value="13272609.0689137" calcext:value-type="float">
            <text:p>1.33E+07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table:style-name="ce1" office:value-type="float" office:value="13294300.7737049" calcext:value-type="float">
            <text:p>1.33E+07</text:p>
          </table:table-cell>
          <table:table-cell office:value-type="float" office:value="12906576.379625" calcext:value-type="float">
            <text:p>1.29E+07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table:style-name="ce1" office:value-type="float" office:value="12919682.5049773" calcext:value-type="float">
            <text:p>1.29E+07</text:p>
          </table:table-cell>
          <table:table-cell office:value-type="float" office:value="12542734.978595" calcext:value-type="float">
            <text:p>1.25E+07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table:style-name="ce1" office:value-type="float" office:value="12547632.19743" calcext:value-type="float">
            <text:p>1.25E+07</text:p>
          </table:table-cell>
          <table:table-cell office:value-type="float" office:value="12181388.4090756" calcext:value-type="float">
            <text:p>1.22E+07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table:style-name="ce1" office:value-type="float" office:value="12178446.7132283" calcext:value-type="float">
            <text:p>1.22E+07</text:p>
          </table:table-cell>
          <table:table-cell office:value-type="float" office:value="11822827.8740586" calcext:value-type="float">
            <text:p>1.18E+07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table:style-name="ce1" office:value-type="float" office:value="11812414.1206906" calcext:value-type="float">
            <text:p>1.18E+07</text:p>
          </table:table-cell>
          <table:table-cell office:value-type="float" office:value="11467330.533595" calcext:value-type="float">
            <text:p>1.15E+0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style-name="ce1" office:value-type="float" office:value="11449810.9577103" calcext:value-type="float">
            <text:p>1.14E+07</text:p>
          </table:table-cell>
          <table:table-cell office:value-type="float" office:value="11115166.3716079" calcext:value-type="float">
            <text:p>1.11E+07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table:style-name="ce1" office:value-type="float" office:value="11090902.9501805" calcext:value-type="float">
            <text:p>1.11E+07</text:p>
          </table:table-cell>
          <table:table-cell office:value-type="float" office:value="10766594.1297996" calcext:value-type="float">
            <text:p>1.08E+07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table:style-name="ce1" office:value-type="float" office:value="10735945.1102829" calcext:value-type="float">
            <text:p>1.07E+07</text:p>
          </table:table-cell>
          <table:table-cell office:value-type="float" office:value="10421862.0908488" calcext:value-type="float">
            <text:p>1.04E+07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table:style-name="ce1" office:value-type="float" office:value="10385181.8658052" calcext:value-type="float">
            <text:p>1.04E+07</text:p>
          </table:table-cell>
          <table:table-cell office:value-type="float" office:value="10081207.8179692" calcext:value-type="float">
            <text:p>1.01E+07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table:style-name="ce1" office:value-type="float" office:value="10038847.0544501" calcext:value-type="float">
            <text:p>1.00E+07</text:p>
          </table:table-cell>
          <table:table-cell office:value-type="float" office:value="9744859.13969735" calcext:value-type="float">
            <text:p>9.74E+06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table:style-name="ce1" office:value-type="float" office:value="9697163.55600936" calcext:value-type="float">
            <text:p>9.70E+06</text:p>
          </table:table-cell>
          <table:table-cell office:value-type="float" office:value="9413032.36646713" calcext:value-type="float">
            <text:p>9.41E+06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table:style-name="ce1" office:value-type="float" office:value="9360343.80762357" calcext:value-type="float">
            <text:p>9.36E+06</text:p>
          </table:table-cell>
          <table:table-cell office:value-type="float" office:value="9085935.13897058" calcext:value-type="float">
            <text:p>9.09E+06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table:style-name="ce1" office:value-type="float" office:value="9028589.45292043" calcext:value-type="float">
            <text:p>9.03E+06</text:p>
          </table:table-cell>
          <table:table-cell office:value-type="float" office:value="8763762.46842223" calcext:value-type="float">
            <text:p>8.76E+06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style-name="ce1" office:value-type="float" office:value="8702091.47555255" calcext:value-type="float">
            <text:p>8.70E+06</text:p>
          </table:table-cell>
          <table:table-cell office:value-type="float" office:value="8446700.30917327" calcext:value-type="float">
            <text:p>8.45E+06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table:style-name="ce1" office:value-type="float" office:value="8381030.17733692" calcext:value-type="float">
            <text:p>8.38E+06</text:p>
          </table:table-cell>
          <table:table-cell office:value-type="float" office:value="8134923.78740001" calcext:value-type="float">
            <text:p>8.13E+0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style-name="ce1" office:value-type="float" office:value="8065575.16849508" calcext:value-type="float">
            <text:p>8.07E+06</text:p>
          </table:table-cell>
          <table:table-cell office:value-type="float" office:value="7828597.75251685" calcext:value-type="float">
            <text:p>7.83E+06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table:style-name="ce1" office:value-type="float" office:value="7755885.65926953" calcext:value-type="float">
            <text:p>7.76E+06</text:p>
          </table:table-cell>
          <table:table-cell office:value-type="float" office:value="7527876.65298915" calcext:value-type="float">
            <text:p>7.53E+06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table:style-name="ce1" office:value-type="float" office:value="7452110.07686278" calcext:value-type="float">
            <text:p>7.45E+06</text:p>
          </table:table-cell>
          <table:table-cell office:value-type="float" office:value="7232904.76218654" calcext:value-type="float">
            <text:p>7.23E+06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table:style-name="ce1" office:value-type="float" office:value="7154386.56930867" calcext:value-type="float">
            <text:p>7.15E+06</text:p>
          </table:table-cell>
          <table:table-cell office:value-type="float" office:value="6943815.86867742" calcext:value-type="float">
            <text:p>6.94E+06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table:style-name="ce1" office:value-type="float" office:value="6862842.55961774" calcext:value-type="float">
            <text:p>6.86E+06</text:p>
          </table:table-cell>
          <table:table-cell office:value-type="float" office:value="6660733.69838504" calcext:value-type="float">
            <text:p>6.66E+0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table:style-name="ce1" office:value-type="float" office:value="6577595.18150739" calcext:value-type="float">
            <text:p>6.58E+06</text:p>
          </table:table-cell>
          <table:table-cell office:value-type="float" office:value="6383771.62403126" calcext:value-type="float">
            <text:p>6.38E+06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table:style-name="ce1" office:value-type="float" office:value="6298750.91883024" calcext:value-type="float">
            <text:p>6.30E+06</text:p>
          </table:table-cell>
          <table:table-cell office:value-type="float" office:value="6113032.86140327" calcext:value-type="float">
            <text:p>6.11E+06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table:style-name="ce1" office:value-type="float" office:value="6026405.76570019" calcext:value-type="float">
            <text:p>6.03E+06</text:p>
          </table:table-cell>
          <table:table-cell office:value-type="float" office:value="5848610.49637928" calcext:value-type="float">
            <text:p>5.85E+06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table:style-name="ce1" office:value-type="float" office:value="5760645.24533255" calcext:value-type="float">
            <text:p>5.76E+06</text:p>
          </table:table-cell>
          <table:table-cell office:value-type="float" office:value="5590587.38005084" calcext:value-type="float">
            <text:p>5.59E+06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table:style-name="ce1" office:value-type="float" office:value="5501544.31089005" calcext:value-type="float">
            <text:p>5.50E+06</text:p>
          </table:table-cell>
          <table:table-cell office:value-type="float" office:value="5339036.42745791" calcext:value-type="float">
            <text:p>5.34E+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5249167.39849067" calcext:value-type="float">
            <text:p>5.25E+06</text:p>
          </table:table-cell>
          <table:table-cell office:value-type="float" office:value="5094020.27424519" calcext:value-type="float">
            <text:p>5.09E+06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table:style-name="ce1" office:value-type="float" office:value="5003570.45967958" calcext:value-type="float">
            <text:p>5.00E+06</text:p>
          </table:table-cell>
          <table:table-cell office:value-type="float" office:value="4855591.80414992" calcext:value-type="float">
            <text:p>4.86E+06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table:style-name="ce1" office:value-type="float" office:value="4764797.75681003" calcext:value-type="float">
            <text:p>4.76E+06</text:p>
          </table:table-cell>
          <table:table-cell office:value-type="float" office:value="4623793.59841219" calcext:value-type="float">
            <text:p>4.62E+06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table:style-name="ce1" office:value-type="float" office:value="4532883.87734998" calcext:value-type="float">
            <text:p>4.53E+06</text:p>
          </table:table-cell>
          <table:table-cell office:value-type="float" office:value="4398658.71035503" calcext:value-type="float">
            <text:p>4.40E+06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style-name="ce1" office:value-type="float" office:value="4307851.86020694" calcext:value-type="float">
            <text:p>4.31E+06</text:p>
          </table:table-cell>
          <table:table-cell office:value-type="float" office:value="4180209.88377044" calcext:value-type="float">
            <text:p>4.18E+06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table:style-name="ce1" office:value-type="float" office:value="4089715.62892988" calcext:value-type="float">
            <text:p>4.09E+06</text:p>
          </table:table-cell>
          <table:table-cell office:value-type="float" office:value="3968460.54675861" calcext:value-type="float">
            <text:p>3.97E+06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table:style-name="ce1" office:value-type="float" office:value="3878478.6041753" calcext:value-type="float">
            <text:p>3.88E+06</text:p>
          </table:table-cell>
          <table:table-cell office:value-type="float" office:value="3763413.99045799" calcext:value-type="float">
            <text:p>3.76E+06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table:style-name="ce1" office:value-type="float" office:value="3674135.70344185" calcext:value-type="float">
            <text:p>3.67E+06</text:p>
          </table:table-cell>
          <table:table-cell office:value-type="float" office:value="3565064.21837429" calcext:value-type="float">
            <text:p>3.57E+06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table:style-name="ce1" office:value-type="float" office:value="3476670.74153778" calcext:value-type="float">
            <text:p>3.48E+06</text:p>
          </table:table-cell>
          <table:table-cell office:value-type="float" office:value="3373395.58433151" calcext:value-type="float">
            <text:p>3.37E+06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table:style-name="ce1" office:value-type="float" office:value="3286057.94472054" calcext:value-type="float">
            <text:p>3.29E+06</text:p>
          </table:table-cell>
          <table:table-cell office:value-type="float" office:value="3188383.01631491" calcext:value-type="float">
            <text:p>3.19E+0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style-name="ce1" office:value-type="float" office:value="3102263.04041504" calcext:value-type="float">
            <text:p>3.10E+06</text:p>
          </table:table-cell>
          <table:table-cell office:value-type="float" office:value="3009992.49604532" calcext:value-type="float">
            <text:p>3.01E+06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table:style-name="ce1" office:value-type="float" office:value="2925241.61922532" calcext:value-type="float">
            <text:p>2.93E+06</text:p>
          </table:table-cell>
          <table:table-cell office:value-type="float" office:value="2838180.3724108" calcext:value-type="float">
            <text:p>2.84E+0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table:style-name="ce1" office:value-type="float" office:value="2754940.07522531" calcext:value-type="float">
            <text:p>2.75E+06</text:p>
          </table:table-cell>
          <table:table-cell office:value-type="float" office:value="2672894.94419943" calcext:value-type="float">
            <text:p>2.67E+06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table:style-name="ce1" office:value-type="float" office:value="2591296.32491615" calcext:value-type="float">
            <text:p>2.59E+06</text:p>
          </table:table-cell>
          <table:table-cell office:value-type="float" office:value="2514074.63493934" calcext:value-type="float">
            <text:p>2.51E+06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table:style-name="ce1" office:value-type="float" office:value="2434239.00028762" calcext:value-type="float">
            <text:p>2.43E+06</text:p>
          </table:table-cell>
          <table:table-cell office:value-type="float" office:value="2361650.869632" calcext:value-type="float">
            <text:p>2.36E+06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table:style-name="ce1" office:value-type="float" office:value="2283687.98362699" calcext:value-type="float">
            <text:p>2.28E+06</text:p>
          </table:table-cell>
          <table:table-cell office:value-type="float" office:value="2215544.9852059" calcext:value-type="float">
            <text:p>2.22E+06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table:style-name="ce1" office:value-type="float" office:value="2139556.06694194" calcext:value-type="float">
            <text:p>2.14E+06</text:p>
          </table:table-cell>
          <table:table-cell office:value-type="float" office:value="2075672.46169604" calcext:value-type="float">
            <text:p>2.08E+06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table:style-name="ce1" office:value-type="float" office:value="2001747.06402982" calcext:value-type="float">
            <text:p>2.00E+06</text:p>
          </table:table-cell>
          <table:table-cell office:value-type="float" office:value="1941938.8143734" calcext:value-type="float">
            <text:p>1.94E+06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table:style-name="ce1" office:value-type="float" office:value="1870156.82515601" calcext:value-type="float">
            <text:p>1.87E+06</text:p>
          </table:table-cell>
          <table:table-cell office:value-type="float" office:value="1814243.8055018" calcext:value-type="float">
            <text:p>1.81E+06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table:style-name="ce1" office:value-type="float" office:value="1744675.06732323" calcext:value-type="float">
            <text:p>1.74E+06</text:p>
          </table:table-cell>
          <table:table-cell office:value-type="float" office:value="1692478.90275106" calcext:value-type="float">
            <text:p>1.69E+0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style-name="ce1" office:value-type="float" office:value="1625183.56299493" calcext:value-type="float">
            <text:p>1.63E+06</text:p>
          </table:table-cell>
          <table:table-cell office:value-type="float" office:value="1576529.65307146" calcext:value-type="float">
            <text:p>1.58E+06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table:style-name="ce1" office:value-type="float" office:value="1511557.07148844" calcext:value-type="float">
            <text:p>1.51E+06</text:p>
          </table:table-cell>
          <table:table-cell office:value-type="float" office:value="1466275.70049548" calcext:value-type="float">
            <text:p>1.47E+06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table:style-name="ce1" office:value-type="float" office:value="1403665.71912421" calcext:value-type="float">
            <text:p>1.40E+06</text:p>
          </table:table-cell>
          <table:table-cell office:value-type="float" office:value="1361589.04272835" calcext:value-type="float">
            <text:p>1.36E+06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table:style-name="ce1" office:value-type="float" office:value="1301372.82913184" calcext:value-type="float">
            <text:p>1.30E+06</text:p>
          </table:table-cell>
          <table:table-cell office:value-type="float" office:value="1262337.16547527" calcext:value-type="float">
            <text:p>1.26E+06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style-name="ce1" office:value-type="float" office:value="1204535.93013616" calcext:value-type="float">
            <text:p>1.20E+06</text:p>
          </table:table-cell>
          <table:table-cell office:value-type="float" office:value="1168380.54399242" calcext:value-type="float">
            <text:p>1.17E+06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table:style-name="ce1" office:value-type="float" office:value="1113008.08448264" calcext:value-type="float">
            <text:p>1.11E+06</text:p>
          </table:table-cell>
          <table:table-cell office:value-type="float" office:value="1079578.21850118" calcext:value-type="float">
            <text:p>1.08E+06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table:style-name="ce1" office:value-type="float" office:value="1026637.36868859" calcext:value-type="float">
            <text:p>1.03E+06</text:p>
          </table:table-cell>
          <table:table-cell office:value-type="float" office:value="995780.768751702" calcext:value-type="float">
            <text:p>9.96E+05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table:style-name="ce1" office:value-type="float" office:value="945267.382398553" calcext:value-type="float">
            <text:p>9.45E+05</text:p>
          </table:table-cell>
          <table:table-cell office:value-type="float" office:value="916838.903286157" calcext:value-type="float">
            <text:p>9.17E+0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table:style-name="ce1" office:value-type="float" office:value="868739.672544927" calcext:value-type="float">
            <text:p>8.69E+05</text:p>
          </table:table-cell>
          <table:table-cell office:value-type="float" office:value="842595.693496192" calcext:value-type="float">
            <text:p>8.43E+0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table:style-name="ce1" office:value-type="float" office:value="796891.957491854" calcext:value-type="float">
            <text:p>7.97E+05</text:p>
          </table:table-cell>
          <table:table-cell office:value-type="float" office:value="772895.121679274" calcext:value-type="float">
            <text:p>7.73E+0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style-name="ce1" office:value-type="float" office:value="729558.855321671" calcext:value-type="float">
            <text:p>7.30E+05</text:p>
          </table:table-cell>
          <table:table-cell office:value-type="float" office:value="707575.45262065" calcext:value-type="float">
            <text:p>7.08E+0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table:style-name="ce1" office:value-type="float" office:value="666573.22749144" calcext:value-type="float">
            <text:p>6.67E+05</text:p>
          </table:table-cell>
          <table:table-cell office:value-type="float" office:value="646474.892835439" calcext:value-type="float">
            <text:p>6.46E+0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table:style-name="ce1" office:value-type="float" office:value="607766.153725063" calcext:value-type="float">
            <text:p>6.08E+05</text:p>
          </table:table-cell>
          <table:table-cell office:value-type="float" office:value="589429.432504214" calcext:value-type="float">
            <text:p>5.89E+0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table:style-name="ce1" office:value-type="float" office:value="552967.402679339" calcext:value-type="float">
            <text:p>5.53E+05</text:p>
          </table:table-cell>
          <table:table-cell office:value-type="float" office:value="536273.429591098" calcext:value-type="float">
            <text:p>5.36E+0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table:style-name="ce1" office:value-type="float" office:value="502006.689889426" calcext:value-type="float">
            <text:p>5.02E+05</text:p>
          </table:table-cell>
          <table:table-cell office:value-type="float" office:value="486842.289552197" calcext:value-type="float">
            <text:p>4.87E+0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table:style-name="ce1" office:value-type="float" office:value="454713.4331801" calcext:value-type="float">
            <text:p>4.55E+05</text:p>
          </table:table-cell>
          <table:table-cell office:value-type="float" office:value="440968.764051906" calcext:value-type="float">
            <text:p>4.41E+0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table:style-name="ce1" office:value-type="float" office:value="410917.191121467" calcext:value-type="float">
            <text:p>4.11E+05</text:p>
          </table:table-cell>
          <table:table-cell office:value-type="float" office:value="398489.30499904" calcext:value-type="float">
            <text:p>3.98E+05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table:style-name="ce1" office:value-type="float" office:value="370448.494580213" calcext:value-type="float">
            <text:p>3.70E+05</text:p>
          </table:table-cell>
          <table:table-cell office:value-type="float" office:value="359237.125505873" calcext:value-type="float">
            <text:p>3.59E+05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table:style-name="ce1" office:value-type="float" office:value="333139.247436591" calcext:value-type="float">
            <text:p>3.33E+05</text:p>
          </table:table-cell>
          <table:table-cell office:value-type="float" office:value="323050.980711985" calcext:value-type="float">
            <text:p>3.23E+0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table:style-name="ce1" office:value-type="float" office:value="298823.230776143" calcext:value-type="float">
            <text:p>2.99E+05</text:p>
          </table:table-cell>
          <table:table-cell office:value-type="float" office:value="289769.099549765" calcext:value-type="float">
            <text:p>2.90E+0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style-name="ce1" office:value-type="float" office:value="267336.265720873" calcext:value-type="float">
            <text:p>2.67E+05</text:p>
          </table:table-cell>
          <table:table-cell office:value-type="float" office:value="259231.41630406" calcext:value-type="float">
            <text:p>2.59E+0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table:style-name="ce1" office:value-type="float" office:value="238516.974014093" calcext:value-type="float">
            <text:p>2.39E+05</text:p>
          </table:table-cell>
          <table:table-cell office:value-type="float" office:value="231281.93500245" calcext:value-type="float">
            <text:p>2.31E+05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table:style-name="ce1" office:value-type="float" office:value="212207.367572445" calcext:value-type="float">
            <text:p>2.12E+05</text:p>
          </table:table-cell>
          <table:table-cell office:value-type="float" office:value="205766.732590049" calcext:value-type="float">
            <text:p>2.06E+05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table:style-name="ce1" office:value-type="float" office:value="188252.568781125" calcext:value-type="float">
            <text:p>1.88E+05</text:p>
          </table:table-cell>
          <table:table-cell office:value-type="float" office:value="182535.615186541" calcext:value-type="float">
            <text:p>1.83E+0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table:style-name="ce1" office:value-type="float" office:value="166501.331758851" calcext:value-type="float">
            <text:p>1.67E+05</text:p>
          </table:table-cell>
          <table:table-cell office:value-type="float" office:value="161442.271826236" calcext:value-type="float">
            <text:p>1.61E+0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table:style-name="ce1" office:value-type="float" office:value="146806.964151705" calcext:value-type="float">
            <text:p>1.47E+05</text:p>
          </table:table-cell>
          <table:table-cell office:value-type="float" office:value="142344.054421233" calcext:value-type="float">
            <text:p>1.42E+05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table:style-name="ce1" office:value-type="float" office:value="129027.41222314" calcext:value-type="float">
            <text:p>1.29E+05</text:p>
          </table:table-cell>
          <table:table-cell office:value-type="float" office:value="125102.995821076" calcext:value-type="float">
            <text:p>1.25E+0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table:style-name="ce1" office:value-type="float" office:value="113025.296699057" calcext:value-type="float">
            <text:p>1.13E+05</text:p>
          </table:table-cell>
          <table:table-cell office:value-type="float" office:value="109585.837704158" calcext:value-type="float">
            <text:p>1.10E+05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table:style-name="ce1" office:value-type="float" office:value="98667.8962715751" calcext:value-type="float">
            <text:p>9.87E+04</text:p>
          </table:table-cell>
          <table:table-cell office:value-type="float" office:value="95663.8863165529" calcext:value-type="float">
            <text:p>9.57E+04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table:style-name="ce1" office:value-type="float" office:value="85828.2300277133" calcext:value-type="float">
            <text:p>8.58E+04</text:p>
          </table:table-cell>
          <table:table-cell office:value-type="float" office:value="83213.826384958" calcext:value-type="float">
            <text:p>8.32E+0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1" office:value-type="float" office:value="74384.4085756687" calcext:value-type="float">
            <text:p>7.44E+04</text:p>
          </table:table-cell>
          <table:table-cell office:value-type="float" office:value="72117.6383079996" calcext:value-type="float">
            <text:p>7.21E+04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table:style-name="ce1" office:value-type="float" office:value="64220.5065099864" calcext:value-type="float">
            <text:p>6.42E+04</text:p>
          </table:table-cell>
          <table:table-cell office:value-type="float" office:value="62262.5155584466" calcext:value-type="float">
            <text:p>6.23E+04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table:style-name="ce1" office:value-type="float" office:value="55225.9328046479" calcext:value-type="float">
            <text:p>5.52E+04</text:p>
          </table:table-cell>
          <table:table-cell office:value-type="float" office:value="53541.4113703265" calcext:value-type="float">
            <text:p>5.35E+04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table:style-name="ce1" office:value-type="float" office:value="47296.0689288878" calcext:value-type="float">
            <text:p>4.73E+04</text:p>
          </table:table-cell>
          <table:table-cell office:value-type="float" office:value="45852.8709811636" calcext:value-type="float">
            <text:p>4.59E+04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table:style-name="ce1" office:value-type="float" office:value="40332.2727159131" calcext:value-type="float">
            <text:p>4.03E+04</text:p>
          </table:table-cell>
          <table:table-cell office:value-type="float" office:value="39101.0384978183" calcext:value-type="float">
            <text:p>3.91E+04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table:style-name="ce1" office:value-type="float" office:value="34241.5632460102" calcext:value-type="float">
            <text:p>3.42E+04</text:p>
          </table:table-cell>
          <table:table-cell office:value-type="float" office:value="33195.8593837928" calcext:value-type="float">
            <text:p>3.32E+04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table:style-name="ce1" office:value-type="float" office:value="28936.9638551745" calcext:value-type="float">
            <text:p>2.89E+04</text:p>
          </table:table-cell>
          <table:table-cell office:value-type="float" office:value="28052.908112335" calcext:value-type="float">
            <text:p>2.81E+04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table:style-name="ce1" office:value-type="float" office:value="24337.2229063043" calcext:value-type="float">
            <text:p>2.43E+04</text:p>
          </table:table-cell>
          <table:table-cell office:value-type="float" office:value="23593.4372738638" calcext:value-type="float">
            <text:p>2.36E+04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table:style-name="ce1" office:value-type="float" office:value="20366.8635508147" calcext:value-type="float">
            <text:p>2.04E+04</text:p>
          </table:table-cell>
          <table:table-cell office:value-type="float" office:value="19744.2137522664" calcext:value-type="float">
            <text:p>1.97E+04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table:style-name="ce1" office:value-type="float" office:value="16956.0388474255" calcext:value-type="float">
            <text:p>1.70E+04</text:p>
          </table:table-cell>
          <table:table-cell office:value-type="float" office:value="16437.498281669" calcext:value-type="float">
            <text:p>1.64E+04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style-name="ce1" office:value-type="float" office:value="14040.3623640201" calcext:value-type="float">
            <text:p>1.40E+04</text:p>
          </table:table-cell>
          <table:table-cell office:value-type="float" office:value="13610.8609018024" calcext:value-type="float">
            <text:p>1.36E+04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table:style-name="ce1" office:value-type="float" office:value="11560.790590221" calcext:value-type="float">
            <text:p>1.16E+04</text:p>
          </table:table-cell>
          <table:table-cell office:value-type="float" office:value="11207.0453564954" calcext:value-type="float">
            <text:p>1.12E+04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table:style-name="ce1" office:value-type="float" office:value="9463.43099784283" calcext:value-type="float">
            <text:p>9.46E+03</text:p>
          </table:table-cell>
          <table:table-cell office:value-type="float" office:value="9173.77762451016" calcext:value-type="float">
            <text:p>9.17E+03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table:style-name="ce1" office:value-type="float" office:value="7699.28755842985" calcext:value-type="float">
            <text:p>7.70E+03</text:p>
          </table:table-cell>
          <table:table-cell office:value-type="float" office:value="7463.57119742506" calcext:value-type="float">
            <text:p>7.46E+03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table:style-name="ce1" office:value-type="float" office:value="6224.10719424766" calcext:value-type="float">
            <text:p>6.22E+03</text:p>
          </table:table-cell>
          <table:table-cell office:value-type="float" office:value="6033.51149006309" calcext:value-type="float">
            <text:p>6.03E+0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table:style-name="ce1" office:value-type="float" office:value="4998.09597676548" calcext:value-type="float">
            <text:p>5.00E+03</text:p>
          </table:table-cell>
          <table:table-cell office:value-type="float" office:value="4845.0119524668" calcext:value-type="float">
            <text:p>4.85E+03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table:style-name="ce1" office:value-type="float" office:value="3985.6775446435" calcext:value-type="float">
            <text:p>3.99E+03</text:p>
          </table:table-cell>
          <table:table-cell office:value-type="float" office:value="3863.57822701436" calcext:value-type="float">
            <text:p>3.86E+03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table:style-name="ce1" office:value-type="float" office:value="3155.22201526163" calcext:value-type="float">
            <text:p>3.16E+03</text:p>
          </table:table-cell>
          <table:table-cell office:value-type="float" office:value="3058.55146772609" calcext:value-type="float">
            <text:p>3.06E+03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table:style-name="ce1" office:value-type="float" office:value="2478.80468670706" calcext:value-type="float">
            <text:p>2.48E+03</text:p>
          </table:table-cell>
          <table:table-cell office:value-type="float" office:value="2402.84083550095" calcext:value-type="float">
            <text:p>2.40E+03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table:style-name="ce1" office:value-type="float" office:value="1931.87332358676" calcext:value-type="float">
            <text:p>1.93E+03</text:p>
          </table:table-cell>
          <table:table-cell office:value-type="float" office:value="1872.66559598652" calcext:value-type="float">
            <text:p>1.87E+0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style-name="ce1" office:value-type="float" office:value="1493.04894405229" calcext:value-type="float">
            <text:p>1.49E+03</text:p>
          </table:table-cell>
          <table:table-cell office:value-type="float" office:value="1447.28030224053" calcext:value-type="float">
            <text:p>1.45E+03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table:style-name="ce1" office:value-type="float" office:value="1143.79754006633" calcext:value-type="float">
            <text:p>1.14E+03</text:p>
          </table:table-cell>
          <table:table-cell office:value-type="float" office:value="1108.73709331379" calcext:value-type="float">
            <text:p>1.11E+03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table:style-name="ce1" office:value-type="float" office:value="868.188095000535" calcext:value-type="float">
            <text:p>8.68E+02</text:p>
          </table:table-cell>
          <table:table-cell office:value-type="float" office:value="841.573209022685" calcext:value-type="float">
            <text:p>8.42E+02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table:style-name="ce1" office:value-type="float" office:value="652.626688948359" calcext:value-type="float">
            <text:p>6.53E+02</text:p>
          </table:table-cell>
          <table:table-cell office:value-type="float" office:value="632.618989421424" calcext:value-type="float">
            <text:p>6.33E+02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table:style-name="ce1" office:value-type="float" office:value="485.606943507437" calcext:value-type="float">
            <text:p>4.86E+02</text:p>
          </table:table-cell>
          <table:table-cell office:value-type="float" office:value="470.719315125509" calcext:value-type="float">
            <text:p>4.71E+0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table:style-name="ce1" office:value-type="float" office:value="357.471530407589" calcext:value-type="float">
            <text:p>3.57E+02</text:p>
          </table:table-cell>
          <table:table-cell office:value-type="float" office:value="346.51227505058" calcext:value-type="float">
            <text:p>3.47E+02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table:style-name="ce1" office:value-type="float" office:value="260.186947764454" calcext:value-type="float">
            <text:p>2.60E+02</text:p>
          </table:table-cell>
          <table:table-cell office:value-type="float" office:value="252.210390628279" calcext:value-type="float">
            <text:p>2.52E+02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table:style-name="ce1" office:value-type="float" office:value="187.132647357589" calcext:value-type="float">
            <text:p>1.87E+02</text:p>
          </table:table-cell>
          <table:table-cell office:value-type="float" office:value="181.396017280999" calcext:value-type="float">
            <text:p>1.81E+02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table:style-name="ce1" office:value-type="float" office:value="132.906677049844" calcext:value-type="float">
            <text:p>1.33E+02</text:p>
          </table:table-cell>
          <table:table-cell office:value-type="float" office:value="128.832624324369" calcext:value-type="float">
            <text:p>1.29E+02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table:style-name="ce1" office:value-type="float" office:value="93.1468923337267" calcext:value-type="float">
            <text:p>9.31E+01</text:p>
          </table:table-cell>
          <table:table-cell office:value-type="float" office:value="90.2918745474386" calcext:value-type="float">
            <text:p>9.03E+0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style-name="ce1" office:value-type="float" office:value="64.3696834271918" calcext:value-type="float">
            <text:p>6.44E+01</text:p>
          </table:table-cell>
          <table:table-cell office:value-type="float" office:value="62.3969541274974" calcext:value-type="float">
            <text:p>6.24E+01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table:style-name="ce1" office:value-type="float" office:value="43.8256216952418" calcext:value-type="float">
            <text:p>4.38E+01</text:p>
          </table:table-cell>
          <table:table-cell office:value-type="float" office:value="42.4826745260712" calcext:value-type="float">
            <text:p>4.25E+01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table:style-name="ce1" office:value-type="float" office:value="29.3710971634532" calcext:value-type="float">
            <text:p>2.94E+01</text:p>
          </table:table-cell>
          <table:table-cell office:value-type="float" office:value="28.4712256544819" calcext:value-type="float">
            <text:p>2.85E+01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table:style-name="ce1" office:value-type="float" office:value="19.3570521196465" calcext:value-type="float">
            <text:p>1.94E+01</text:p>
          </table:table-cell>
          <table:table-cell office:value-type="float" office:value="18.7641069957237" calcext:value-type="float">
            <text:p>1.88E+01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style-name="ce1" office:value-type="float" office:value="12.5323402327106" calcext:value-type="float">
            <text:p>1.25E+01</text:p>
          </table:table-cell>
          <table:table-cell office:value-type="float" office:value="12.1485085268242" calcext:value-type="float">
            <text:p>1.21E+0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table:style-name="ce1" office:value-type="float" office:value="7.96165134586114" calcext:value-type="float">
            <text:p>7.96E+00</text:p>
          </table:table-cell>
          <table:table-cell office:value-type="float" office:value="7.71788102627188" calcext:value-type="float">
            <text:p>7.72E+00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table:style-name="ce1" office:value-type="float" office:value="4.95704535471532" calcext:value-type="float">
            <text:p>4.96E+00</text:p>
          </table:table-cell>
          <table:table-cell office:value-type="float" office:value="4.80529980386958" calcext:value-type="float">
            <text:p>4.81E+00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style-name="ce1" office:value-type="float" office:value="3.02067311905319" calcext:value-type="float">
            <text:p>3.02E+00</text:p>
          </table:table-cell>
          <table:table-cell office:value-type="float" office:value="2.92821646842165" calcext:value-type="float">
            <text:p>2.93E+00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table:style-name="ce1" office:value-type="float" office:value="1.79890379693676" calcext:value-type="float">
            <text:p>1.80E+00</text:p>
          </table:table-cell>
          <table:table-cell office:value-type="float" office:value="1.74387482481124" calcext:value-type="float">
            <text:p>1.74E+00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table:style-name="ce1" office:value-type="float" office:value="1.04532591544601" calcext:value-type="float">
            <text:p>1.05E+00</text:p>
          </table:table-cell>
          <table:table-cell office:value-type="float" office:value="1.01334006572312" calcext:value-type="float">
            <text:p>1.01E+0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style-name="ce1" office:value-type="float" office:value="0.591629555749252" calcext:value-type="float">
            <text:p>5.92E-01</text:p>
          </table:table-cell>
          <table:table-cell office:value-type="float" office:value="0.573541945295223" calcext:value-type="float">
            <text:p>5.74E-01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table:style-name="ce1" office:value-type="float" office:value="0.32553830822738" calcext:value-type="float">
            <text:p>3.26E-01</text:p>
          </table:table-cell>
          <table:table-cell office:value-type="float" office:value="0.315580752444027" calcext:value-type="float">
            <text:p>3.16E-01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table:style-name="ce1" office:value-type="float" office:value="0.173769382673489" calcext:value-type="float">
            <text:p>1.74E-01</text:p>
          </table:table-cell>
          <table:table-cell office:value-type="float" office:value="0.168450200839502" calcext:value-type="float">
            <text:p>1.68E-01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table:style-name="ce1" office:value-type="float" office:value="0.089765584955035" calcext:value-type="float">
            <text:p>8.98E-02</text:p>
          </table:table-cell>
          <table:table-cell office:value-type="float" office:value="0.087023109975572" calcext:value-type="float">
            <text:p>8.70E-02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table:style-name="ce1" office:value-type="float" office:value="0.044771282990975" calcext:value-type="float">
            <text:p>4.48E-02</text:p>
          </table:table-cell>
          <table:table-cell office:value-type="float" office:value="0.043399002933885" calcext:value-type="float">
            <text:p>4.34E-02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table:style-name="ce1" office:value-type="float" office:value="0.021491562773297" calcext:value-type="float">
            <text:p>2.15E-02</text:p>
          </table:table-cell>
          <table:table-cell office:value-type="float" office:value="0.020833670700527" calcext:value-type="float">
            <text:p>2.08E-02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style-name="ce1" office:value-type="float" office:value="0.009933410314613" calcext:value-type="float">
            <text:p>9.93E-03</text:p>
          </table:table-cell>
          <table:table-cell office:value-type="float" office:value="0.009596499967023" calcext:value-type="float">
            <text:p>9.60E-03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table:style-name="ce1" office:value-type="float" office:value="0.004423834698173" calcext:value-type="float">
            <text:p>4.42E-03</text:p>
          </table:table-cell>
          <table:table-cell office:value-type="float" office:value="0.004226500678214" calcext:value-type="float">
            <text:p>4.23E-03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style-name="ce1" office:value-type="float" office:value="0.001871526797344" calcext:value-type="float">
            <text:p>1.87E-03</text:p>
          </table:table-cell>
          <table:table-cell office:value-type="float" office:value="0.001772734849516" calcext:value-type="float">
            <text:p>1.77E-03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table:style-name="ce1" office:value-type="float" office:value="0.00074687022487" calcext:value-type="float">
            <text:p>7.47E-04</text:p>
          </table:table-cell>
          <table:table-cell office:value-type="float" office:value="0.000705025331604" calcext:value-type="float">
            <text:p>7.05E-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0.000283088103286" calcext:value-type="float">
            <text:p>2.83E-04</text:p>
          </table:table-cell>
          <table:table-cell office:value-type="float" office:value="0.00026491225183" calcext:value-type="float">
            <text:p>2.65E-04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table:style-name="ce1" office:value-type="float" office:value="0.000101352696598" calcext:value-type="float">
            <text:p>1.01E-04</text:p>
          </table:table-cell>
          <table:table-cell office:value-type="float" office:value="0.000093317056858" calcext:value-type="float">
            <text:p>9.33E-05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table:style-name="ce1" office:value-type="float" office:value="0.000034084571214" calcext:value-type="float">
            <text:p>3.41E-05</text:p>
          </table:table-cell>
          <table:table-cell office:value-type="float" office:value="0.000030758992123" calcext:value-type="float">
            <text:p>3.08E-0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table:style-name="ce1" office:value-type="float" office:value="0.000011240652022" calcext:value-type="float">
            <text:p>1.12E-05</text:p>
          </table:table-cell>
          <table:table-cell office:value-type="float" office:value="0.000009286068993" calcext:value-type="float">
            <text:p>9.29E-06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table:style-name="ce1" office:value-type="float" office:value="0.000006233368484" calcext:value-type="float">
            <text:p>6.23E-06</text:p>
          </table:table-cell>
          <table:table-cell office:value-type="float" office:value="0.00000262282409" calcext:value-type="float">
            <text:p>2.62E-06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table:style-name="ce1" office:value-type="float" office:value="0.000000456378307" calcext:value-type="float">
            <text:p>4.56E-07</text:p>
          </table:table-cell>
          <table:table-cell office:value-type="float" office:value="0.000000967619354" calcext:value-type="float">
            <text:p>9.68E-07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table:style-name="ce1" office:value-type="float" office:value="-0.000001490816182" calcext:value-type="float">
            <text:p>-1.49E-06</text:p>
          </table:table-cell>
          <table:table-cell office:value-type="float" office:value="0.000000525852573" calcext:value-type="float">
            <text:p>5.26E-07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table:style-name="ce1" office:value-type="float" office:value="-0.00000112971099" calcext:value-type="float">
            <text:p>-1.13E-06</text:p>
          </table:table-cell>
          <table:table-cell office:value-type="float" office:value="0.000000177303662" calcext:value-type="float">
            <text:p>1.77E-07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style-name="ce1" office:value-type="float" office:value="-0.000012160699746" calcext:value-type="float">
            <text:p>-1.22E-05</text:p>
          </table:table-cell>
          <table:table-cell office:value-type="float" office:value="0.00000003147436" calcext:value-type="float">
            <text:p>3.15E-08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table:style-name="ce1" office:value-type="float" office:value="-0.000037125515616" calcext:value-type="float">
            <text:p>-3.71E-05</text:p>
          </table:table-cell>
          <table:table-cell office:value-type="float" office:value="0.000000048185147" calcext:value-type="float">
            <text:p>4.82E-08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style-name="ce1" office:value-type="float" office:value="-0.000057041899609" calcext:value-type="float">
            <text:p>-5.70E-05</text:p>
          </table:table-cell>
          <table:table-cell office:value-type="float" office:value="0.0000001648177" calcext:value-type="float">
            <text:p>1.65E-07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style-name="ce1" office:value-type="float" office:value="-0.000052747466032" calcext:value-type="float">
            <text:p>-5.27E-05</text:p>
          </table:table-cell>
          <table:table-cell office:value-type="float" office:value="0.000000230077873" calcext:value-type="float">
            <text:p>2.30E-07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table:style-name="ce1" office:value-type="float" office:value="0.000001240145276" calcext:value-type="float">
            <text:p>1.24E-06</text:p>
          </table:table-cell>
          <table:table-cell office:value-type="float" office:value="0.000000773964992" calcext:value-type="float">
            <text:p>7.74E-07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style-name="ce1" office:value-type="float" office:value="-0.000019776512989" calcext:value-type="float">
            <text:p>-1.98E-05</text:p>
          </table:table-cell>
          <table:table-cell office:value-type="float" office:value="0.000000528223338" calcext:value-type="float">
            <text:p>5.28E-07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table:style-name="ce1" office:value-type="float" office:value="-0.00003864128272" calcext:value-type="float">
            <text:p>-3.86E-05</text:p>
          </table:table-cell>
          <table:table-cell office:value-type="float" office:value="0.000000259041882" calcext:value-type="float">
            <text:p>2.59E-07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table:style-name="ce1" office:value-type="float" office:value="-0.000045443848593" calcext:value-type="float">
            <text:p>-4.54E-05</text:p>
          </table:table-cell>
          <table:table-cell office:value-type="float" office:value="0.000000525557032" calcext:value-type="float">
            <text:p>5.26E-07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style-name="ce1" office:value-type="float" office:value="-0.000027358149691" calcext:value-type="float">
            <text:p>-2.74E-05</text:p>
          </table:table-cell>
          <table:table-cell office:value-type="float" office:value="0.000000142737776" calcext:value-type="float">
            <text:p>1.43E-07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table:style-name="ce1" office:value-type="float" office:value="0.000004414322333" calcext:value-type="float">
            <text:p>4.41E-06</text:p>
          </table:table-cell>
          <table:table-cell office:value-type="float" office:value="0.000000033409719" calcext:value-type="float">
            <text:p>3.34E-08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style-name="ce1" office:value-type="float" office:value="0.000002640990045" calcext:value-type="float">
            <text:p>2.64E-06</text:p>
          </table:table-cell>
          <table:table-cell office:value-type="float" office:value="0.000000049710004" calcext:value-type="float">
            <text:p>4.97E-08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table:style-name="ce1" office:value-type="float" office:value="0.000001243893626" calcext:value-type="float">
            <text:p>1.24E-06</text:p>
          </table:table-cell>
          <table:table-cell office:value-type="float" office:value="0.000000000157959" calcext:value-type="float">
            <text:p>1.58E-1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style-name="ce1" office:value-type="float" office:value="0.00000124187954" calcext:value-type="float">
            <text:p>1.24E-06</text:p>
          </table:table-cell>
          <table:table-cell office:value-type="float" office:value="-0.000000000109879" calcext:value-type="float">
            <text:p>-1.10E-10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table:style-name="ce1" office:value-type="float" office:value="0.000003912487666" calcext:value-type="float">
            <text:p>3.91E-06</text:p>
          </table:table-cell>
          <table:table-cell office:value-type="float" office:value="-0.00000000013162" calcext:value-type="float">
            <text:p>-1.32E-10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table:style-name="ce1" office:value-type="float" office:value="0.000005089753006" calcext:value-type="float">
            <text:p>5.09E-06</text:p>
          </table:table-cell>
          <table:table-cell office:value-type="float" office:value="0.000000000054957" calcext:value-type="float">
            <text:p>5.50E-11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table:style-name="ce1" office:value-type="float" office:value="0.000004317048737" calcext:value-type="float">
            <text:p>4.32E-06</text:p>
          </table:table-cell>
          <table:table-cell office:value-type="float" office:value="0.000000000252936" calcext:value-type="float">
            <text:p>2.53E-10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table:style-name="ce1" office:value-type="float" office:value="0.000003292098358" calcext:value-type="float">
            <text:p>3.29E-06</text:p>
          </table:table-cell>
          <table:table-cell office:value-type="float" office:value="0.000000000416196" calcext:value-type="float">
            <text:p>4.16E-1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style-name="ce1" office:value-type="float" office:value="0.000002031969425" calcext:value-type="float">
            <text:p>2.03E-06</text:p>
          </table:table-cell>
          <table:table-cell office:value-type="float" office:value="0.000000000410599" calcext:value-type="float">
            <text:p>4.11E-10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table:style-name="ce1" office:value-type="float" office:value="0.000000580289532" calcext:value-type="float">
            <text:p>5.80E-07</text:p>
          </table:table-cell>
          <table:table-cell office:value-type="float" office:value="0.000000000073215" calcext:value-type="float">
            <text:p>7.32E-11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table:style-name="ce1" office:value-type="float" office:value="-0.000000453202301" calcext:value-type="float">
            <text:p>-4.53E-07</text:p>
          </table:table-cell>
          <table:table-cell office:value-type="float" office:value="0.00000000001338" calcext:value-type="float">
            <text:p>1.34E-11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table:style-name="ce1" office:value-type="float" office:value="-0.000001164522994" calcext:value-type="float">
            <text:p>-1.16E-06</text:p>
          </table:table-cell>
          <table:table-cell office:value-type="float" office:value="0.00000000002397" calcext:value-type="float">
            <text:p>2.40E-11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table:style-name="ce1" office:value-type="float" office:value="-0.000001362581012" calcext:value-type="float">
            <text:p>-1.36E-06</text:p>
          </table:table-cell>
          <table:table-cell office:value-type="float" office:value="0.000000000025907" calcext:value-type="float">
            <text:p>2.59E-1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style-name="ce1" office:value-type="float" office:value="-0.00000083128794" calcext:value-type="float">
            <text:p>-8.31E-07</text:p>
          </table:table-cell>
          <table:table-cell office:value-type="float" office:value="0.000000000013769" calcext:value-type="float">
            <text:p>1.38E-11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table:style-name="ce1" office:value-type="float" office:value="0.00000007618268" calcext:value-type="float">
            <text:p>7.62E-08</text:p>
          </table:table-cell>
          <table:table-cell office:value-type="float" office:value="-0.000000000003094" calcext:value-type="float">
            <text:p>-3.09E-12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style-name="ce1" office:value-type="float" office:value="0.000000404587909" calcext:value-type="float">
            <text:p>4.05E-07</text:p>
          </table:table-cell>
          <table:table-cell office:value-type="float" office:value="-0.000000000009768" calcext:value-type="float">
            <text:p>-9.77E-12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table:style-name="ce1" office:value-type="float" office:value="0.000000659286156" calcext:value-type="float">
            <text:p>6.59E-07</text:p>
          </table:table-cell>
          <table:table-cell office:value-type="float" office:value="-0.000000000013882" calcext:value-type="float">
            <text:p>-1.39E-11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table:style-name="ce1" office:value-type="float" office:value="0.000000692157957" calcext:value-type="float">
            <text:p>6.92E-07</text:p>
          </table:table-cell>
          <table:table-cell office:value-type="float" office:value="-0.000000000011614" calcext:value-type="float">
            <text:p>-1.16E-1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table:style-name="ce1" office:value-type="float" office:value="0.000000327747192" calcext:value-type="float">
            <text:p>3.28E-07</text:p>
          </table:table-cell>
          <table:table-cell office:value-type="float" office:value="-0.000000000000039" calcext:value-type="float">
            <text:p>-3.90E-14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table:style-name="ce1" office:value-type="float" office:value="0.000000134432125" calcext:value-type="float">
            <text:p>1.34E-07</text:p>
          </table:table-cell>
          <table:table-cell office:value-type="float" office:value="-0.000000000000165" calcext:value-type="float">
            <text:p>-1.65E-13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table:style-name="ce1" office:value-type="float" office:value="0.000000105319462" calcext:value-type="float">
            <text:p>1.05E-07</text:p>
          </table:table-cell>
          <table:table-cell office:value-type="float" office:value="-0.000000000000261" calcext:value-type="float">
            <text:p>-2.61E-13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table:style-name="ce1" office:value-type="float" office:value="0.000000052367498" calcext:value-type="float">
            <text:p>5.24E-08</text:p>
          </table:table-cell>
          <table:table-cell office:value-type="float" office:value="-0.000000000000265" calcext:value-type="float">
            <text:p>-2.65E-13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table:style-name="ce1" office:value-type="float" office:value="-0.000000017015703" calcext:value-type="float">
            <text:p>-1.70E-08</text:p>
          </table:table-cell>
          <table:table-cell office:value-type="float" office:value="-0.000000000000101" calcext:value-type="float">
            <text:p>-1.01E-1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style-name="ce1" office:value-type="float" office:value="-0.000000091365127" calcext:value-type="float">
            <text:p>-9.14E-08</text:p>
          </table:table-cell>
          <table:table-cell office:value-type="float" office:value="1E-015" calcext:value-type="float">
            <text:p>1.00E-15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table:style-name="ce1" office:value-type="float" office:value="-0.000000159722799" calcext:value-type="float">
            <text:p>-1.60E-07</text:p>
          </table:table-cell>
          <table:table-cell office:value-type="float" office:value="6E-015" calcext:value-type="float">
            <text:p>6.00E-15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table:style-name="ce1" office:value-type="float" office:value="-0.000000200330309" calcext:value-type="float">
            <text:p>-2.00E-07</text:p>
          </table:table-cell>
          <table:table-cell office:value-type="float" office:value="8E-015" calcext:value-type="float">
            <text:p>8.00E-1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table:style-name="ce1" office:value-type="float" office:value="-0.000000189596104" calcext:value-type="float">
            <text:p>-1.90E-07</text:p>
          </table:table-cell>
          <table:table-cell office:value-type="float" office:value="5E-015" calcext:value-type="float">
            <text:p>5.00E-1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table:style-name="ce1" office:value-type="float" office:value="-0.000000099709079" calcext:value-type="float">
            <text:p>-9.97E-08</text:p>
          </table:table-cell>
          <table:table-cell office:value-type="float" office:value="-2E-015" calcext:value-type="float">
            <text:p>-2.00E-1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table:style-name="ce1" office:value-type="float" office:value="0.000000018840632" calcext:value-type="float">
            <text:p>1.88E-08</text:p>
          </table:table-cell>
          <table:table-cell office:value-type="float" office:value="-7E-015" calcext:value-type="float">
            <text:p>-7.00E-1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table:style-name="ce1" office:value-type="float" office:value="0.000000059368421" calcext:value-type="float">
            <text:p>5.94E-08</text:p>
          </table:table-cell>
          <table:table-cell office:value-type="float" office:value="-0.000000000000011" calcext:value-type="float">
            <text:p>-1.10E-14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table:style-name="ce1" office:value-type="float" office:value="0.000000085396886" calcext:value-type="float">
            <text:p>8.54E-08</text:p>
          </table:table-cell>
          <table:table-cell office:value-type="float" office:value="-0.00000000000001" calcext:value-type="float">
            <text:p>-1.00E-14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style-name="ce1" office:value-type="float" office:value="0.000000083286401" calcext:value-type="float">
            <text:p>8.33E-08</text:p>
          </table:table-cell>
          <table:table-cell office:value-type="float" office:value="-1E-015" calcext:value-type="float">
            <text:p>-1.00E-15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table:style-name="ce1" office:value-type="float" office:value="0.000000037068013" calcext:value-type="float">
            <text:p>3.71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1" office:value-type="float" office:value="0.000000010654399" calcext:value-type="float">
            <text:p>1.07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table:style-name="ce1" office:value-type="float" office:value="-0.000000000632755" calcext:value-type="float">
            <text:p>-6.33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table:style-name="ce1" office:value-type="float" office:value="-0.000000010280988" calcext:value-type="float">
            <text:p>-1.03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table:style-name="ce1" office:value-type="float" office:value="-0.000000014176554" calcext:value-type="float">
            <text:p>-1.42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table:style-name="ce1" office:value-type="float" office:value="-0.000000009553102" calcext:value-type="float">
            <text:p>-9.55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table:style-name="ce1" office:value-type="float" office:value="-0.000000014218497" calcext:value-type="float">
            <text:p>-1.42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table:style-name="ce1" office:value-type="float" office:value="-0.000000016000623" calcext:value-type="float">
            <text:p>-1.60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table:style-name="ce1" office:value-type="float" office:value="-0.00000001354752" calcext:value-type="float">
            <text:p>-1.35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table:style-name="ce1" office:value-type="float" office:value="-0.000000005374821" calcext:value-type="float">
            <text:p>-5.37E-09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table:style-name="ce1" office:value-type="float" office:value="0.000000004352257" calcext:value-type="float">
            <text:p>4.35E-09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style-name="ce1" office:value-type="float" office:value="0.000000008940236" calcext:value-type="float">
            <text:p>8.94E-09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table:style-name="ce1" office:value-type="float" office:value="0.000000011489046" calcext:value-type="float">
            <text:p>1.15E-08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table:style-name="ce1" office:value-type="float" office:value="0.000000010286372" calcext:value-type="float">
            <text:p>1.03E-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table:style-name="ce1" office:value-type="float" office:value="0.000000003335655" calcext:value-type="float">
            <text:p>3.34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style-name="ce1" office:value-type="float" office:value="-0.000000000333735" calcext:value-type="float">
            <text:p>-3.34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table:style-name="ce1" office:value-type="float" office:value="-0.000000002075648" calcext:value-type="float">
            <text:p>-2.08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table:style-name="ce1" office:value-type="float" office:value="-0.000000003176036" calcext:value-type="float">
            <text:p>-3.18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table:style-name="ce1" office:value-type="float" office:value="-0.000000002942208" calcext:value-type="float">
            <text:p>-2.94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style-name="ce1" office:value-type="float" office:value="-0.000000001120599" calcext:value-type="float">
            <text:p>-1.12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table:style-name="ce1" office:value-type="float" office:value="-0.000000001170386" calcext:value-type="float">
            <text:p>-1.17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style-name="ce1" office:value-type="float" office:value="-0.000000001008467" calcext:value-type="float">
            <text:p>-1.01E-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table:style-name="ce1" office:value-type="float" office:value="-0.000000000626693" calcext:value-type="float">
            <text:p>-6.27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table:style-name="ce1" office:value-type="float" office:value="-0.000000000027665" calcext:value-type="float">
            <text:p>-2.7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table:style-name="ce1" office:value-type="float" office:value="0.000000000595689" calcext:value-type="float">
            <text:p>5.96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table:style-name="ce1" office:value-type="float" office:value="0.000000000998733" calcext:value-type="float">
            <text:p>9.99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table:style-name="ce1" office:value-type="float" office:value="0.000000001173868" calcext:value-type="float">
            <text:p>1.17E-09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table:style-name="ce1" office:value-type="float" office:value="0.000000000969276" calcext:value-type="float">
            <text:p>9.69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table:style-name="ce1" office:value-type="float" office:value="0.00000000021056" calcext:value-type="float">
            <text:p>2.11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table:style-name="ce1" office:value-type="float" office:value="-0.000000000181981" calcext:value-type="float">
            <text:p>-1.82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table:style-name="ce1" office:value-type="float" office:value="-0.000000000397055" calcext:value-type="float">
            <text:p>-3.9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style-name="ce1" office:value-type="float" office:value="-0.000000000498685" calcext:value-type="float">
            <text:p>-4.99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table:style-name="ce1" office:value-type="float" office:value="-0.000000000393273" calcext:value-type="float">
            <text:p>-3.93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table:style-name="ce1" office:value-type="float" office:value="-0.000000000074442" calcext:value-type="float">
            <text:p>-7.44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table:style-name="ce1" office:value-type="float" office:value="-0.000000000030006" calcext:value-type="float">
            <text:p>-3.0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table:style-name="ce1" office:value-type="float" office:value="0.000000000017917" calcext:value-type="float">
            <text:p>1.79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table:style-name="ce1" office:value-type="float" office:value="0.000000000052783" calcext:value-type="float">
            <text:p>5.2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table:style-name="ce1" office:value-type="float" office:value="0.000000000053877" calcext:value-type="float">
            <text:p>5.39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table:style-name="ce1" office:value-type="float" office:value="0.000000000032266" calcext:value-type="float">
            <text:p>3.23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table:style-name="ce1" office:value-type="float" office:value="0.000000000018718" calcext:value-type="float">
            <text:p>1.8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table:style-name="ce1" office:value-type="float" office:value="0.000000000003616" calcext:value-type="float">
            <text:p>3.6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style-name="ce1" office:value-type="float" office:value="-0.000000000010062" calcext:value-type="float">
            <text:p>-1.0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table:style-name="ce1" office:value-type="float" office:value="-0.000000000021001" calcext:value-type="float">
            <text:p>-2.10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table:style-name="ce1" office:value-type="float" office:value="-0.000000000016784" calcext:value-type="float">
            <text:p>-1.6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table:style-name="ce1" office:value-type="float" office:value="-0.000000000004704" calcext:value-type="float">
            <text:p>-4.70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table:style-name="ce1" office:value-type="float" office:value="-0.000000000000564" calcext:value-type="float">
            <text:p>-5.64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table:style-name="ce1" office:value-type="float" office:value="-0.000000000002" calcext:value-type="float">
            <text:p>-2.0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style-name="ce1" office:value-type="float" office:value="-0.000000000005021" calcext:value-type="float">
            <text:p>-5.0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table:style-name="ce1" office:value-type="float" office:value="-0.000000000001628" calcext:value-type="float">
            <text:p>-1.6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table:style-name="ce1" office:value-type="float" office:value="0.000000000004634" calcext:value-type="float">
            <text:p>4.6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table:style-name="ce1" office:value-type="float" office:value="0.00000000001033" calcext:value-type="float">
            <text:p>1.03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0.0000000000101" calcext:value-type="float">
            <text:p>1.0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table:style-name="ce1" office:value-type="float" office:value="0.000000000003011" calcext:value-type="float">
            <text:p>3.01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table:style-name="ce1" office:value-type="float" office:value="-0.000000000005598" calcext:value-type="float">
            <text:p>-5.60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table:style-name="ce1" office:value-type="float" office:value="-0.000000000007317" calcext:value-type="float">
            <text:p>-7.3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style-name="ce1" office:value-type="float" office:value="-0.000000000001184" calcext:value-type="float">
            <text:p>-1.1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table:style-name="ce1" office:value-type="float" office:value="0.000000000006734" calcext:value-type="float">
            <text:p>6.7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table:style-name="ce1" office:value-type="float" office:value="0.000000000007267" calcext:value-type="float">
            <text:p>7.27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table:style-name="ce1" office:value-type="float" office:value="0.000000000000751" calcext:value-type="float">
            <text:p>7.51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table:style-name="ce1" office:value-type="float" office:value="-0.000000000006765" calcext:value-type="float">
            <text:p>-6.77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table:style-name="ce1" office:value-type="float" office:value="-0.000000000008564" calcext:value-type="float">
            <text:p>-8.56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style-name="ce1" office:value-type="float" office:value="-0.000000000008137" calcext:value-type="float">
            <text:p>-8.1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table:style-name="ce1" office:value-type="float" office:value="-0.000000000005791" calcext:value-type="float">
            <text:p>-5.79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style-name="ce1" office:value-type="float" office:value="-0.000000000003093" calcext:value-type="float">
            <text:p>-3.09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table:style-name="ce1" office:value-type="float" office:value="-0.000000000003225" calcext:value-type="float">
            <text:p>-3.2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table:style-name="ce1" office:value-type="float" office:value="0.000000000005753" calcext:value-type="float">
            <text:p>5.75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table:style-name="ce1" office:value-type="float" office:value="0.00000000002244" calcext:value-type="float">
            <text:p>2.24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table:style-name="ce1" office:value-type="float" office:value="0.000000000038004" calcext:value-type="float">
            <text:p>3.8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table:style-name="ce1" office:value-type="float" office:value="0.000000000046543" calcext:value-type="float">
            <text:p>4.6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table:style-name="ce1" office:value-type="float" office:value="0.000000000039749" calcext:value-type="float">
            <text:p>3.9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table:style-name="ce1" office:value-type="float" office:value="0.000000000006583" calcext:value-type="float">
            <text:p>6.5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style-name="ce1" office:value-type="float" office:value="-0.000000000001525" calcext:value-type="float">
            <text:p>-1.5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table:style-name="ce1" office:value-type="float" office:value="0.000000000002248" calcext:value-type="float">
            <text:p>2.25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table:style-name="ce1" office:value-type="float" office:value="0.00000000000514" calcext:value-type="float">
            <text:p>5.1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table:style-name="ce1" office:value-type="float" office:value="0.000000000005415" calcext:value-type="float">
            <text:p>5.4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table:style-name="ce1" office:value-type="float" office:value="0.000000000000697" calcext:value-type="float">
            <text:p>6.97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table:style-name="ce1" office:value-type="float" office:value="-0.000000000012114" calcext:value-type="float">
            <text:p>-1.21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table:style-name="ce1" office:value-type="float" office:value="-0.000000000014664" calcext:value-type="float">
            <text:p>-1.4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table:style-name="ce1" office:value-type="float" office:value="-0.000000000014677" calcext:value-type="float">
            <text:p>-1.4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style-name="ce1" office:value-type="float" office:value="-0.000000000013781" calcext:value-type="float">
            <text:p>-1.3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table:style-name="ce1" office:value-type="float" office:value="-0.000000000011816" calcext:value-type="float">
            <text:p>-1.1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style-name="ce1" office:value-type="float" office:value="-0.000000000008641" calcext:value-type="float">
            <text:p>-8.6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table:style-name="ce1" office:value-type="float" office:value="-0.000000000004141" calcext:value-type="float">
            <text:p>-4.1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table:style-name="ce1" office:value-type="float" office:value="-0.000000000000619" calcext:value-type="float">
            <text:p>-6.19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table:style-name="ce1" office:value-type="float" office:value="0.000000000002656" calcext:value-type="float">
            <text:p>2.66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table:style-name="ce1" office:value-type="float" office:value="0.000000000005125" calcext:value-type="float">
            <text:p>5.1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table:style-name="ce1" office:value-type="float" office:value="0.000000000006078" calcext:value-type="float">
            <text:p>6.0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table:style-name="ce1" office:value-type="float" office:value="0.000000000004642" calcext:value-type="float">
            <text:p>4.6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table:style-name="ce1" office:value-type="float" office:value="0.00000000000033" calcext:value-type="float">
            <text:p>3.30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table:style-name="ce1" office:value-type="float" office:value="-0.000000000000623" calcext:value-type="float">
            <text:p>-6.23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table:style-name="ce1" office:value-type="float" office:value="-0.000000000001775" calcext:value-type="float">
            <text:p>-1.7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style-name="ce1" office:value-type="float" office:value="-0.000000000002824" calcext:value-type="float">
            <text:p>-2.8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table:style-name="ce1" office:value-type="float" office:value="-0.000000000003365" calcext:value-type="float">
            <text:p>-3.37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table:style-name="ce1" office:value-type="float" office:value="-0.00000000000287" calcext:value-type="float">
            <text:p>-2.87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table:style-name="ce1" office:value-type="float" office:value="-0.000000000001321" calcext:value-type="float">
            <text:p>-1.3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style-name="ce1" office:value-type="float" office:value="-0.000000000001516" calcext:value-type="float">
            <text:p>-1.5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table:style-name="ce1" office:value-type="float" office:value="-0.000000000001535" calcext:value-type="float">
            <text:p>-1.5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table:style-name="ce1" office:value-type="float" office:value="-0.000000000001327" calcext:value-type="float">
            <text:p>-1.3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table:style-name="ce1" office:value-type="float" office:value="-0.000000000000849" calcext:value-type="float">
            <text:p>-8.49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table:style-name="ce1" office:value-type="float" office:value="-0.000000000000064" calcext:value-type="float">
            <text:p>-6.4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table:style-name="ce1" office:value-type="float" office:value="0.000000000000893" calcext:value-type="float">
            <text:p>8.93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ce1" office:value-type="float" office:value="0.000000000001531" calcext:value-type="float">
            <text:p>1.5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table:style-name="ce1" office:value-type="float" office:value="0.000000000001975" calcext:value-type="float">
            <text:p>1.9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table:style-name="ce1" office:value-type="float" office:value="0.000000000002039" calcext:value-type="float">
            <text:p>2.0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table:style-name="ce1" office:value-type="float" office:value="0.000000000001484" calcext:value-type="float">
            <text:p>1.4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table:style-name="ce1" office:value-type="float" office:value="0.000000000000026" calcext:value-type="float">
            <text:p>2.6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table:style-name="ce1" office:value-type="float" office:value="-0.000000000001721" calcext:value-type="float">
            <text:p>-1.7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table:style-name="ce1" office:value-type="float" office:value="-0.000000000002298" calcext:value-type="float">
            <text:p>-2.3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table:style-name="ce1" office:value-type="float" office:value="-0.000000000002586" calcext:value-type="float">
            <text:p>-2.59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table:style-name="ce1" office:value-type="float" office:value="-0.000000000002353" calcext:value-type="float">
            <text:p>-2.35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table:style-name="ce1" office:value-type="float" office:value="-0.000000000001314" calcext:value-type="float">
            <text:p>-1.31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style-name="ce1" office:value-type="float" office:value="0.00000000000088" calcext:value-type="float">
            <text:p>8.80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table:style-name="ce1" office:value-type="float" office:value="0.00000000000302" calcext:value-type="float">
            <text:p>3.0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table:style-name="ce1" office:value-type="float" office:value="0.000000000003621" calcext:value-type="float">
            <text:p>3.6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table:style-name="ce1" office:value-type="float" office:value="0.000000000003602" calcext:value-type="float">
            <text:p>3.6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table:style-name="ce1" office:value-type="float" office:value="0.000000000002593" calcext:value-type="float">
            <text:p>2.59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table:style-name="ce1" office:value-type="float" office:value="0.000000000000144" calcext:value-type="float">
            <text:p>1.44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table:style-name="ce1" office:value-type="float" office:value="-0.000000000004283" calcext:value-type="float">
            <text:p>-4.2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table:style-name="ce1" office:value-type="float" office:value="-0.000000000008794" calcext:value-type="float">
            <text:p>-8.79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table:style-name="ce1" office:value-type="float" office:value="-0.000000000010763" calcext:value-type="float">
            <text:p>-1.0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table:style-name="ce1" office:value-type="float" office:value="-0.000000000009421" calcext:value-type="float">
            <text:p>-9.4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style-name="ce1" office:value-type="float" office:value="-0.000000000002347" calcext:value-type="float">
            <text:p>-2.35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table:style-name="ce1" office:value-type="float" office:value="0.000000000006141" calcext:value-type="float">
            <text:p>6.14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table:style-name="ce1" office:value-type="float" office:value="0.000000000015952" calcext:value-type="float">
            <text:p>1.6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table:style-name="ce1" office:value-type="float" office:value="0.000000000027429" calcext:value-type="float">
            <text:p>2.74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table:style-name="ce1" office:value-type="float" office:value="0.000000000039286" calcext:value-type="float">
            <text:p>3.93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table:style-name="ce1" office:value-type="float" office:value="0.000000000050652" calcext:value-type="float">
            <text:p>5.0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style-name="ce1" office:value-type="float" office:value="0.00000000005875" calcext:value-type="float">
            <text:p>5.8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table:style-name="ce1" office:value-type="float" office:value="0.000000000060455" calcext:value-type="float">
            <text:p>6.05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table:style-name="ce1" office:value-type="float" office:value="0.000000000051795" calcext:value-type="float">
            <text:p>5.1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table:style-name="ce1" office:value-type="float" office:value="0.000000000027867" calcext:value-type="float">
            <text:p>2.79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style-name="ce1" office:value-type="float" office:value="-0.000000000006337" calcext:value-type="float">
            <text:p>-6.34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table:style-name="ce1" office:value-type="float" office:value="-0.000000000028114" calcext:value-type="float">
            <text:p>-2.8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table:style-name="ce1" office:value-type="float" office:value="-0.000000000051185" calcext:value-type="float">
            <text:p>-5.12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table:style-name="ce1" office:value-type="float" office:value="-0.000000000073523" calcext:value-type="float">
            <text:p>-7.3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table:style-name="ce1" office:value-type="float" office:value="-0.00000000009262" calcext:value-type="float">
            <text:p>-9.26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table:style-name="ce1" office:value-type="float" office:value="-0.000000000105468" calcext:value-type="float">
            <text:p>-1.05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style-name="ce1" office:value-type="float" office:value="-0.000000000113604" calcext:value-type="float">
            <text:p>-1.14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table:style-name="ce1" office:value-type="float" office:value="-0.000000000115823" calcext:value-type="float">
            <text:p>-1.16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table:style-name="ce1" office:value-type="float" office:value="-0.000000000107601" calcext:value-type="float">
            <text:p>-1.08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style-name="ce1" office:value-type="float" office:value="-0.000000000086267" calcext:value-type="float">
            <text:p>-8.63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style-name="ce1" office:value-type="float" office:value="-0.000000000048973" calcext:value-type="float">
            <text:p>-4.9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table:style-name="ce1" office:value-type="float" office:value="0.0000000000073" calcext:value-type="float">
            <text:p>7.3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style-name="ce1" office:value-type="float" office:value="0.000000000045739" calcext:value-type="float">
            <text:p>4.5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table:style-name="ce1" office:value-type="float" office:value="0.000000000076767" calcext:value-type="float">
            <text:p>7.6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table:style-name="ce1" office:value-type="float" office:value="0.000000000094777" calcext:value-type="float">
            <text:p>9.4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table:style-name="ce1" office:value-type="float" office:value="0.000000000090583" calcext:value-type="float">
            <text:p>9.06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table:style-name="ce1" office:value-type="float" office:value="0.000000000053034" calcext:value-type="float">
            <text:p>5.3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table:style-name="ce1" office:value-type="float" office:value="-0.0000000000109" calcext:value-type="float">
            <text:p>-1.09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table:style-name="ce1" office:value-type="float" office:value="-0.000000000035098" calcext:value-type="float">
            <text:p>-3.5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table:style-name="ce1" office:value-type="float" office:value="-0.000000000056219" calcext:value-type="float">
            <text:p>-5.62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1" office:value-type="float" office:value="-0.000000000067086" calcext:value-type="float">
            <text:p>-6.7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table:style-name="ce1" office:value-type="float" office:value="-0.000000000058432" calcext:value-type="float">
            <text:p>-5.84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table:style-name="ce1" office:value-type="float" office:value="-0.000000000018703" calcext:value-type="float">
            <text:p>-1.8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table:style-name="ce1" office:value-type="float" office:value="0.000000000022559" calcext:value-type="float">
            <text:p>2.26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table:style-name="ce1" office:value-type="float" office:value="0.000000000043841" calcext:value-type="float">
            <text:p>4.3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table:style-name="ce1" office:value-type="float" office:value="0.000000000067676" calcext:value-type="float">
            <text:p>6.7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table:style-name="ce1" office:value-type="float" office:value="0.000000000091525" calcext:value-type="float">
            <text:p>9.1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table:style-name="ce1" office:value-type="float" office:value="0.000000000111862" calcext:value-type="float">
            <text:p>1.1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style-name="ce1" office:value-type="float" office:value="0.000000000124065" calcext:value-type="float">
            <text:p>1.24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table:style-name="ce1" office:value-type="float" office:value="0.000000000136808" calcext:value-type="float">
            <text:p>1.3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style-name="ce1" office:value-type="float" office:value="0.000000000142391" calcext:value-type="float">
            <text:p>1.4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table:style-name="ce1" office:value-type="float" office:value="0.000000000134988" calcext:value-type="float">
            <text:p>1.35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style-name="ce1" office:value-type="float" office:value="0.000000000109649" calcext:value-type="float">
            <text:p>1.1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table:style-name="ce1" office:value-type="float" office:value="0.000000000060636" calcext:value-type="float">
            <text:p>6.06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table:style-name="ce1" office:value-type="float" office:value="-0.000000000010094" calcext:value-type="float">
            <text:p>-1.0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table:style-name="ce1" office:value-type="float" office:value="-0.000000000053462" calcext:value-type="float">
            <text:p>-5.3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style-name="ce1" office:value-type="float" office:value="-0.000000000091668" calcext:value-type="float">
            <text:p>-9.1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table:style-name="ce1" office:value-type="float" office:value="-0.000000000116806" calcext:value-type="float">
            <text:p>-1.1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table:style-name="ce1" office:value-type="float" office:value="-0.00000000011897" calcext:value-type="float">
            <text:p>-1.19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table:style-name="ce1" office:value-type="float" office:value="-0.00000000008607" calcext:value-type="float">
            <text:p>-8.61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style-name="ce1" office:value-type="float" office:value="-0.000000000039984" calcext:value-type="float">
            <text:p>-4.00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table:style-name="ce1" office:value-type="float" office:value="-0.000000000010745" calcext:value-type="float">
            <text:p>-1.0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table:style-name="ce1" office:value-type="float" office:value="0.000000000027896" calcext:value-type="float">
            <text:p>2.79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style-name="ce1" office:value-type="float" office:value="0.000000000073689" calcext:value-type="float">
            <text:p>7.3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table:style-name="ce1" office:value-type="float" office:value="0.000000000123218" calcext:value-type="float">
            <text:p>1.23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table:style-name="ce1" office:value-type="float" office:value="0.000000000171759" calcext:value-type="float">
            <text:p>1.72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table:style-name="ce1" office:value-type="float" office:value="0.000000000213247" calcext:value-type="float">
            <text:p>2.13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table:style-name="ce1" office:value-type="float" office:value="0.000000000239978" calcext:value-type="float">
            <text:p>2.40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table:style-name="ce1" office:value-type="float" office:value="0.000000000242561" calcext:value-type="float">
            <text:p>2.43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table:style-name="ce1" office:value-type="float" office:value="0.000000000209806" calcext:value-type="float">
            <text:p>2.10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table:style-name="ce1" office:value-type="float" office:value="0.000000000128578" calcext:value-type="float">
            <text:p>1.29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table:style-name="ce1" office:value-type="float" office:value="-0.000000000007373" calcext:value-type="float">
            <text:p>-7.37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table:style-name="ce1" office:value-type="float" office:value="-0.000000000093986" calcext:value-type="float">
            <text:p>-9.4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table:style-name="ce1" office:value-type="float" office:value="-0.000000000182163" calcext:value-type="float">
            <text:p>-1.8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table:style-name="ce1" office:value-type="float" office:value="-0.000000000260282" calcext:value-type="float">
            <text:p>-2.6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table:style-name="ce1" office:value-type="float" office:value="-0.000000000313334" calcext:value-type="float">
            <text:p>-3.13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table:style-name="ce1" office:value-type="float" office:value="-0.000000000322605" calcext:value-type="float">
            <text:p>-3.23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table:style-name="ce1" office:value-type="float" office:value="-0.000000000330223" calcext:value-type="float">
            <text:p>-3.3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table:style-name="ce1" office:value-type="float" office:value="-0.000000000413972" calcext:value-type="float">
            <text:p>-4.14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table:style-name="ce1" office:value-type="float" office:value="-0.000000000496251" calcext:value-type="float">
            <text:p>-4.96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style-name="ce1" office:value-type="float" office:value="-0.000000000567018" calcext:value-type="float">
            <text:p>-5.6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table:style-name="ce1" office:value-type="float" office:value="-0.00000000061242" calcext:value-type="float">
            <text:p>-6.1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table:style-name="ce1" office:value-type="float" office:value="-0.00000000061429" calcext:value-type="float">
            <text:p>-6.14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table:style-name="ce1" office:value-type="float" office:value="-0.000000000549662" calcext:value-type="float">
            <text:p>-5.5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table:style-name="ce1" office:value-type="float" office:value="-0.000000000390271" calcext:value-type="float">
            <text:p>-3.9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table:style-name="ce1" office:value-type="float" office:value="-0.000000000102063" calcext:value-type="float">
            <text:p>-1.0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table:style-name="ce1" office:value-type="float" office:value="0.000000000162719" calcext:value-type="float">
            <text:p>1.63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table:style-name="ce1" office:value-type="float" office:value="0.000000000195578" calcext:value-type="float">
            <text:p>1.96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style-name="ce1" office:value-type="float" office:value="0.000000000216597" calcext:value-type="float">
            <text:p>2.1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table:style-name="ce1" office:value-type="float" office:value="0.000000000227" calcext:value-type="float">
            <text:p>2.2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ce1" office:value-type="float" office:value="0.000000000229857" calcext:value-type="float">
            <text:p>2.3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table:style-name="ce1" office:value-type="float" office:value="0.000000000230344" calcext:value-type="float">
            <text:p>2.30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table:style-name="ce1" office:value-type="float" office:value="0.000000000236008" calcext:value-type="float">
            <text:p>2.36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table:style-name="ce1" office:value-type="float" office:value="0.00000000025703" calcext:value-type="float">
            <text:p>2.57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table:style-name="ce1" office:value-type="float" office:value="0.000000000306488" calcext:value-type="float">
            <text:p>3.06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table:style-name="ce1" office:value-type="float" office:value="0.000000000331329" calcext:value-type="float">
            <text:p>3.31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table:style-name="ce1" office:value-type="float" office:value="0.000000000264464" calcext:value-type="float">
            <text:p>2.64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table:style-name="ce1" office:value-type="float" office:value="0.00000000018852" calcext:value-type="float">
            <text:p>1.89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style-name="ce1" office:value-type="float" office:value="0.000000000109961" calcext:value-type="float">
            <text:p>1.10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table:style-name="ce1" office:value-type="float" office:value="0.000000000037098" calcext:value-type="float">
            <text:p>3.71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style-name="ce1" office:value-type="float" office:value="-0.000000000019758" calcext:value-type="float">
            <text:p>-1.9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table:style-name="ce1" office:value-type="float" office:value="-0.000000000048147" calcext:value-type="float">
            <text:p>-4.81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table:style-name="ce1" office:value-type="float" office:value="-0.000000000033308" calcext:value-type="float">
            <text:p>-3.33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table:style-name="ce1" office:value-type="float" office:value="0.000000000041971" calcext:value-type="float">
            <text:p>4.20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table:style-name="ce1" office:value-type="float" office:value="0.000000000130455" calcext:value-type="float">
            <text:p>1.30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table:style-name="ce1" office:value-type="float" office:value="0.00000000015635" calcext:value-type="float">
            <text:p>1.56E-1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table:style-name="ce1" office:value-type="float" office:value="0.000000000182035" calcext:value-type="float">
            <text:p>1.82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table:style-name="ce1" office:value-type="float" office:value="0.000000000199061" calcext:value-type="float">
            <text:p>1.99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table:style-name="ce1" office:value-type="float" office:value="0.000000000196486" calcext:value-type="float">
            <text:p>1.96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table:style-name="ce1" office:value-type="float" office:value="0.00000000016066" calcext:value-type="float">
            <text:p>1.61E-1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style-name="ce1" office:value-type="float" office:value="0.000000000075" calcext:value-type="float">
            <text:p>7.5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table:style-name="ce1" office:value-type="float" office:value="0.000000000030973" calcext:value-type="float">
            <text:p>3.1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table:style-name="ce1" office:value-type="float" office:value="0.000000000011324" calcext:value-type="float">
            <text:p>1.13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table:style-name="ce1" office:value-type="float" office:value="-0.000000000008491" calcext:value-type="float">
            <text:p>-8.49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table:style-name="ce1" office:value-type="float" office:value="-0.000000000026479" calcext:value-type="float">
            <text:p>-2.6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table:style-name="ce1" office:value-type="float" office:value="-0.000000000039886" calcext:value-type="float">
            <text:p>-3.99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table:style-name="ce1" office:value-type="float" office:value="-0.000000000045112" calcext:value-type="float">
            <text:p>-4.5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table:style-name="ce1" office:value-type="float" office:value="-0.000000000040227" calcext:value-type="float">
            <text:p>-4.02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table:style-name="ce1" office:value-type="float" office:value="-0.000000000049769" calcext:value-type="float">
            <text:p>-4.9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table:style-name="ce1" office:value-type="float" office:value="-0.000000000055911" calcext:value-type="float">
            <text:p>-5.59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style-name="ce1" office:value-type="float" office:value="-0.00000000005716" calcext:value-type="float">
            <text:p>-5.72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table:style-name="ce1" office:value-type="float" office:value="-0.00000000005173" calcext:value-type="float">
            <text:p>-5.1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table:style-name="ce1" office:value-type="float" office:value="-0.000000000037524" calcext:value-type="float">
            <text:p>-3.7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table:style-name="ce1" office:value-type="float" office:value="-0.000000000012118" calcext:value-type="float">
            <text:p>-1.2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style-name="ce1" office:value-type="float" office:value="0.000000000015042" calcext:value-type="float">
            <text:p>1.5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table:style-name="ce1" office:value-type="float" office:value="0.000000000030718" calcext:value-type="float">
            <text:p>3.07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table:style-name="ce1" office:value-type="float" office:value="0.000000000044128" calcext:value-type="float">
            <text:p>4.41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table:style-name="ce1" office:value-type="float" office:value="0.00000000005275" calcext:value-type="float">
            <text:p>5.2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table:style-name="ce1" office:value-type="float" office:value="0.000000000053524" calcext:value-type="float">
            <text:p>5.3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table:style-name="ce1" office:value-type="float" office:value="0.000000000042816" calcext:value-type="float">
            <text:p>4.2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style-name="ce1" office:value-type="float" office:value="0.000000000016373" calcext:value-type="float">
            <text:p>1.64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table:style-name="ce1" office:value-type="float" office:value="0.000000000000888" calcext:value-type="float">
            <text:p>8.88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table:style-name="ce1" office:value-type="float" office:value="-0.000000000009095" calcext:value-type="float">
            <text:p>-9.10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table:style-name="ce1" office:value-type="float" office:value="-0.000000000018629" calcext:value-type="float">
            <text:p>-1.86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table:style-name="ce1" office:value-type="float" office:value="-0.000000000025873" calcext:value-type="float">
            <text:p>-2.59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table:style-name="ce1" office:value-type="float" office:value="-0.000000000028502" calcext:value-type="float">
            <text:p>-2.85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table:style-name="ce1" office:value-type="float" office:value="-0.000000000023669" calcext:value-type="float">
            <text:p>-2.3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table:style-name="ce1" office:value-type="float" office:value="-0.000000000010685" calcext:value-type="float">
            <text:p>-1.07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table:style-name="ce1" office:value-type="float" office:value="-0.000000000010444" calcext:value-type="float">
            <text:p>-1.04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table:style-name="ce1" office:value-type="float" office:value="-0.000000000009062" calcext:value-type="float">
            <text:p>-9.06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ce1" office:value-type="float" office:value="-0.000000000006603" calcext:value-type="float">
            <text:p>-6.60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table:style-name="ce1" office:value-type="float" office:value="-0.000000000003234" calcext:value-type="float">
            <text:p>-3.2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table:style-name="ce1" office:value-type="float" office:value="0.000000000000757" calcext:value-type="float">
            <text:p>7.57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style-name="ce1" office:value-type="float" office:value="0.00000000000495" calcext:value-type="float">
            <text:p>4.95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table:style-name="ce1" office:value-type="float" office:value="0.000000000009329" calcext:value-type="float">
            <text:p>9.3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table:style-name="ce1" office:value-type="float" office:value="0.000000000013826" calcext:value-type="float">
            <text:p>1.38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table:style-name="ce1" office:value-type="float" office:value="0.000000000017313" calcext:value-type="float">
            <text:p>1.73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table:style-name="ce1" office:value-type="float" office:value="0.000000000018977" calcext:value-type="float">
            <text:p>1.90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table:style-name="ce1" office:value-type="float" office:value="0.000000000017846" calcext:value-type="float">
            <text:p>1.7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table:style-name="ce1" office:value-type="float" office:value="0.000000000012777" calcext:value-type="float">
            <text:p>1.28E-11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style-name="ce1" office:value-type="float" office:value="0.000000000002444" calcext:value-type="float">
            <text:p>2.4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table:style-name="ce1" office:value-type="float" office:value="-0.000000000003807" calcext:value-type="float">
            <text:p>-3.81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table:style-name="ce1" office:value-type="float" office:value="-0.000000000008177" calcext:value-type="float">
            <text:p>-8.1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table:style-name="ce1" office:value-type="float" office:value="-0.000000000011953" calcext:value-type="float">
            <text:p>-1.20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table:style-name="ce1" office:value-type="float" office:value="-0.000000000014311" calcext:value-type="float">
            <text:p>-1.43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table:style-name="ce1" office:value-type="float" office:value="-0.000000000014228" calcext:value-type="float">
            <text:p>-1.42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table:style-name="ce1" office:value-type="float" office:value="-0.000000000010471" calcext:value-type="float">
            <text:p>-1.05E-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table:style-name="ce1" office:value-type="float" office:value="-0.000000000003069" calcext:value-type="float">
            <text:p>-3.07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table:style-name="ce1" office:value-type="float" office:value="-0.000000000001495" calcext:value-type="float">
            <text:p>-1.5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table:style-name="ce1" office:value-type="float" office:value="0.000000000000353" calcext:value-type="float">
            <text:p>3.5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style-name="ce1" office:value-type="float" office:value="0.00000000000222" calcext:value-type="float">
            <text:p>2.2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table:style-name="ce1" office:value-type="float" office:value="0.000000000003762" calcext:value-type="float">
            <text:p>3.76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table:style-name="ce1" office:value-type="float" office:value="0.000000000004533" calcext:value-type="float">
            <text:p>4.5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table:style-name="ce1" office:value-type="float" office:value="0.000000000003983" calcext:value-type="float">
            <text:p>3.98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table:style-name="ce1" office:value-type="float" office:value="0.000000000003416" calcext:value-type="float">
            <text:p>3.4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table:style-name="ce1" office:value-type="float" office:value="0.000000000004126" calcext:value-type="float">
            <text:p>4.1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table:style-name="ce1" office:value-type="float" office:value="0.000000000004476" calcext:value-type="float">
            <text:p>4.48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table:style-name="ce1" office:value-type="float" office:value="0.000000000004335" calcext:value-type="float">
            <text:p>4.34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table:style-name="ce1" office:value-type="float" office:value="0.000000000003561" calcext:value-type="float">
            <text:p>3.56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table:style-name="ce1" office:value-type="float" office:value="0.000000000001999" calcext:value-type="float">
            <text:p>2.00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style-name="ce1" office:value-type="float" office:value="-0.000000000000519" calcext:value-type="float">
            <text:p>-5.19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table:style-name="ce1" office:value-type="float" office:value="-0.000000000002314" calcext:value-type="float">
            <text:p>-2.31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table:style-name="ce1" office:value-type="float" office:value="-0.000000000003747" calcext:value-type="float">
            <text:p>-3.75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table:style-name="ce1" office:value-type="float" office:value="-0.000000000004874" calcext:value-type="float">
            <text:p>-4.87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table:style-name="ce1" office:value-type="float" office:value="-0.000000000005416" calcext:value-type="float">
            <text:p>-5.4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table:style-name="ce1" office:value-type="float" office:value="-0.000000000005032" calcext:value-type="float">
            <text:p>-5.03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table:style-name="ce1" office:value-type="float" office:value="-0.000000000003317" calcext:value-type="float">
            <text:p>-3.3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table:style-name="ce1" office:value-type="float" office:value="-0.000000000000394" calcext:value-type="float">
            <text:p>-3.94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table:style-name="ce1" office:value-type="float" office:value="0.000000000000555" calcext:value-type="float">
            <text:p>5.55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table:style-name="ce1" office:value-type="float" office:value="0.00000000000153" calcext:value-type="float">
            <text:p>1.5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style-name="ce1" office:value-type="float" office:value="0.000000000002377" calcext:value-type="float">
            <text:p>2.38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table:style-name="ce1" office:value-type="float" office:value="0.000000000002899" calcext:value-type="float">
            <text:p>2.90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table:style-name="ce1" office:value-type="float" office:value="0.000000000002848" calcext:value-type="float">
            <text:p>2.85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table:style-name="ce1" office:value-type="float" office:value="0.000000000001924" calcext:value-type="float">
            <text:p>1.9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table:style-name="ce1" office:value-type="float" office:value="0.000000000001023" calcext:value-type="float">
            <text:p>1.02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table:style-name="ce1" office:value-type="float" office:value="0.000000000000898" calcext:value-type="float">
            <text:p>8.98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table:style-name="ce1" office:value-type="float" office:value="0.000000000000676" calcext:value-type="float">
            <text:p>6.76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table:style-name="ce1" office:value-type="float" office:value="0.000000000000376" calcext:value-type="float">
            <text:p>3.76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table:style-name="ce1" office:value-type="float" office:value="0.000000000000026" calcext:value-type="float">
            <text:p>2.6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table:style-name="ce1" office:value-type="float" office:value="-0.00000000000033" calcext:value-type="float">
            <text:p>-3.30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ce1" office:value-type="float" office:value="-0.000000000000635" calcext:value-type="float">
            <text:p>-6.35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table:style-name="ce1" office:value-type="float" office:value="-0.000000000001026" calcext:value-type="float">
            <text:p>-1.03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table:style-name="ce1" office:value-type="float" office:value="-0.000000000001384" calcext:value-type="float">
            <text:p>-1.38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table:style-name="ce1" office:value-type="float" office:value="-0.000000000001621" calcext:value-type="float">
            <text:p>-1.6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table:style-name="ce1" office:value-type="float" office:value="-0.000000000001663" calcext:value-type="float">
            <text:p>-1.66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table:style-name="ce1" office:value-type="float" office:value="-0.000000000001424" calcext:value-type="float">
            <text:p>-1.42E-1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style-name="ce1" office:value-type="float" office:value="-0.000000000000801" calcext:value-type="float">
            <text:p>-8.01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table:style-name="ce1" office:value-type="float" office:value="0.000000000000137" calcext:value-type="float">
            <text:p>1.37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table:style-name="ce1" office:value-type="float" office:value="0.00000000000055" calcext:value-type="float">
            <text:p>5.50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table:style-name="ce1" office:value-type="float" office:value="0.000000000000943" calcext:value-type="float">
            <text:p>9.4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style-name="ce1" office:value-type="float" office:value="0.00000000000125" calcext:value-type="float">
            <text:p>1.25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table:style-name="ce1" office:value-type="float" office:value="0.000000000001387" calcext:value-type="float">
            <text:p>1.39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table:style-name="ce1" office:value-type="float" office:value="0.000000000001251" calcext:value-type="float">
            <text:p>1.25E-12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table:style-name="ce1" office:value-type="float" office:value="0.000000000000721" calcext:value-type="float">
            <text:p>7.21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table:style-name="ce1" office:value-type="float" office:value="0.00000000000022" calcext:value-type="float">
            <text:p>2.20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table:style-name="ce1" office:value-type="float" office:value="0.000000000000047" calcext:value-type="float">
            <text:p>4.7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table:style-name="ce1" office:value-type="float" office:value="-0.000000000000142" calcext:value-type="float">
            <text:p>-1.4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table:style-name="ce1" office:value-type="float" office:value="-0.000000000000318" calcext:value-type="float">
            <text:p>-3.18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table:style-name="ce1" office:value-type="float" office:value="-0.000000000000443" calcext:value-type="float">
            <text:p>-4.43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table:style-name="ce1" office:value-type="float" office:value="-0.000000000000467" calcext:value-type="float">
            <text:p>-4.67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style-name="ce1" office:value-type="float" office:value="-0.000000000000332" calcext:value-type="float">
            <text:p>-3.3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table:style-name="ce1" office:value-type="float" office:value="-0.000000000000365" calcext:value-type="float">
            <text:p>-3.65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table:style-name="ce1" office:value-type="float" office:value="-0.000000000000413" calcext:value-type="float">
            <text:p>-4.1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table:style-name="ce1" office:value-type="float" office:value="-0.000000000000422" calcext:value-type="float">
            <text:p>-4.22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table:style-name="ce1" office:value-type="float" office:value="-0.000000000000379" calcext:value-type="float">
            <text:p>-3.79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table:style-name="ce1" office:value-type="float" office:value="-0.000000000000273" calcext:value-type="float">
            <text:p>-2.7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table:style-name="ce1" office:value-type="float" office:value="-0.000000000000091" calcext:value-type="float">
            <text:p>-9.1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table:style-name="ce1" office:value-type="float" office:value="0.000000000000147" calcext:value-type="float">
            <text:p>1.47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table:style-name="ce1" office:value-type="float" office:value="0.000000000000294" calcext:value-type="float">
            <text:p>2.94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table:style-name="ce1" office:value-type="float" office:value="0.000000000000423" calcext:value-type="float">
            <text:p>4.23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style-name="ce1" office:value-type="float" office:value="0.000000000000512" calcext:value-type="float">
            <text:p>5.1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table:style-name="ce1" office:value-type="float" office:value="0.000000000000532" calcext:value-type="float">
            <text:p>5.3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table:style-name="ce1" office:value-type="float" office:value="0.000000000000446" calcext:value-type="float">
            <text:p>4.46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table:style-name="ce1" office:value-type="float" office:value="0.000000000000214" calcext:value-type="float">
            <text:p>2.14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table:style-name="ce1" office:value-type="float" office:value="-0" calcext:value-type="float">
            <text:p>-0.00E+0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table:style-name="ce1" office:value-type="float" office:value="-0.000000000000099" calcext:value-type="float">
            <text:p>-9.9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table:style-name="ce1" office:value-type="float" office:value="-0.000000000000195" calcext:value-type="float">
            <text:p>-1.95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table:style-name="ce1" office:value-type="float" office:value="-0.00000000000027" calcext:value-type="float">
            <text:p>-2.70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table:style-name="ce1" office:value-type="float" office:value="-0.000000000000303" calcext:value-type="float">
            <text:p>-3.0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table:style-name="ce1" office:value-type="float" office:value="-0.000000000000267" calcext:value-type="float">
            <text:p>-2.67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style-name="ce1" office:value-type="float" office:value="-0.000000000000128" calcext:value-type="float">
            <text:p>-1.28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table:style-name="ce1" office:value-type="float" office:value="-0.000000000000099" calcext:value-type="float">
            <text:p>-9.9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style-name="ce1" office:value-type="float" office:value="-0.00000000000008" calcext:value-type="float">
            <text:p>-8.0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table:style-name="ce1" office:value-type="float" office:value="-0.000000000000053" calcext:value-type="float">
            <text:p>-5.3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table:style-name="ce1" office:value-type="float" office:value="-0.000000000000019" calcext:value-type="float">
            <text:p>-1.9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table:style-name="ce1" office:value-type="float" office:value="0.000000000000018" calcext:value-type="float">
            <text:p>1.8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table:style-name="ce1" office:value-type="float" office:value="0.000000000000051" calcext:value-type="float">
            <text:p>5.1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table:style-name="ce1" office:value-type="float" office:value="0.00000000000008" calcext:value-type="float">
            <text:p>8.0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table:style-name="ce1" office:value-type="float" office:value="0.00000000000012" calcext:value-type="float">
            <text:p>1.20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table:style-name="ce1" office:value-type="float" office:value="0.000000000000152" calcext:value-type="float">
            <text:p>1.5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ce1" office:value-type="float" office:value="0.000000000000168" calcext:value-type="float">
            <text:p>1.68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table:style-name="ce1" office:value-type="float" office:value="0.000000000000162" calcext:value-type="float">
            <text:p>1.62E-13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table:style-name="ce1" office:value-type="float" office:value="0.000000000000123" calcext:value-type="float">
            <text:p>1.2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table:style-name="ce1" office:value-type="float" office:value="0.000000000000042" calcext:value-type="float">
            <text:p>4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table:style-name="ce1" office:value-type="float" office:value="-0.000000000000032" calcext:value-type="float">
            <text:p>-3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table:style-name="ce1" office:value-type="float" office:value="-0.000000000000074" calcext:value-type="float">
            <text:p>-7.4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table:style-name="ce1" office:value-type="float" office:value="-0.000000000000112" calcext:value-type="float">
            <text:p>-1.12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table:style-name="ce1" office:value-type="float" office:value="-0.000000000000137" calcext:value-type="float">
            <text:p>-1.37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table:style-name="ce1" office:value-type="float" office:value="-0.000000000000141" calcext:value-type="float">
            <text:p>-1.41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table:style-name="ce1" office:value-type="float" office:value="-0.000000000000113" calcext:value-type="float">
            <text:p>-1.13E-1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style-name="ce1" office:value-type="float" office:value="-0.000000000000038" calcext:value-type="float">
            <text:p>-3.8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table:style-name="ce1" office:value-type="float" office:value="-0.000000000000015" calcext:value-type="float">
            <text:p>-1.5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table:style-name="ce1" office:value-type="float" office:value="4E-015" calcext:value-type="float">
            <text:p>4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table:style-name="ce1" office:value-type="float" office:value="0.000000000000023" calcext:value-type="float">
            <text:p>2.3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table:style-name="ce1" office:value-type="float" office:value="0.000000000000038" calcext:value-type="float">
            <text:p>3.8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table:style-name="ce1" office:value-type="float" office:value="0.000000000000046" calcext:value-type="float">
            <text:p>4.6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table:style-name="ce1" office:value-type="float" office:value="0.00000000000004" calcext:value-type="float">
            <text:p>4.0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table:style-name="ce1" office:value-type="float" office:value="0.000000000000025" calcext:value-type="float">
            <text:p>2.5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table:style-name="ce1" office:value-type="float" office:value="0.00000000000003" calcext:value-type="float">
            <text:p>3.0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table:style-name="ce1" office:value-type="float" office:value="0.000000000000032" calcext:value-type="float">
            <text:p>3.2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style-name="ce1" office:value-type="float" office:value="0.000000000000031" calcext:value-type="float">
            <text:p>3.1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table:style-name="ce1" office:value-type="float" office:value="0.000000000000025" calcext:value-type="float">
            <text:p>2.5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table:style-name="ce1" office:value-type="float" office:value="0.000000000000014" calcext:value-type="float">
            <text:p>1.4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table:style-name="ce1" office:value-type="float" office:value="-4E-015" calcext:value-type="float">
            <text:p>-4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table:style-name="ce1" office:value-type="float" office:value="-0.000000000000021" calcext:value-type="float">
            <text:p>-2.1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table:style-name="ce1" office:value-type="float" office:value="-0.000000000000033" calcext:value-type="float">
            <text:p>-3.3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table:style-name="ce1" office:value-type="float" office:value="-0.000000000000042" calcext:value-type="float">
            <text:p>-4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table:style-name="ce1" office:value-type="float" office:value="-0.000000000000048" calcext:value-type="float">
            <text:p>-4.8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style-name="ce1" office:value-type="float" office:value="-0.000000000000045" calcext:value-type="float">
            <text:p>-4.5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table:style-name="ce1" office:value-type="float" office:value="-0.000000000000033" calcext:value-type="float">
            <text:p>-3.3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table:style-name="ce1" office:value-type="float" office:value="-5E-015" calcext:value-type="float">
            <text:p>-5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table:style-name="ce1" office:value-type="float" office:value="6E-015" calcext:value-type="float">
            <text:p>6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table:style-name="ce1" office:value-type="float" office:value="0.000000000000015" calcext:value-type="float">
            <text:p>1.5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table:style-name="ce1" office:value-type="float" office:value="0.000000000000023" calcext:value-type="float">
            <text:p>2.3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table:style-name="ce1" office:value-type="float" office:value="0.000000000000029" calcext:value-type="float">
            <text:p>2.9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table:style-name="ce1" office:value-type="float" office:value="0.000000000000029" calcext:value-type="float">
            <text:p>2.9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table:style-name="ce1" office:value-type="float" office:value="0.000000000000022" calcext:value-type="float">
            <text:p>2.2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table:style-name="ce1" office:value-type="float" office:value="9E-015" calcext:value-type="float">
            <text:p>9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table:style-name="ce1" office:value-type="float" office:value="7E-015" calcext:value-type="float">
            <text:p>7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table:style-name="ce1" office:value-type="float" office:value="4E-015" calcext:value-type="float">
            <text:p>4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table:style-name="ce1" office:value-type="float" office:value="-4E-015" calcext:value-type="float">
            <text:p>-4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table:style-name="ce1" office:value-type="float" office:value="-8E-015" calcext:value-type="float">
            <text:p>-8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table:style-name="ce1" office:value-type="float" office:value="-0.000000000000012" calcext:value-type="float">
            <text:p>-1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table:style-name="ce1" office:value-type="float" office:value="-0.000000000000016" calcext:value-type="float">
            <text:p>-1.6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table:style-name="ce1" office:value-type="float" office:value="-0.000000000000019" calcext:value-type="float">
            <text:p>-1.9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table:style-name="ce1" office:value-type="float" office:value="-0.000000000000022" calcext:value-type="float">
            <text:p>-2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table:style-name="ce1" office:value-type="float" office:value="-0.000000000000022" calcext:value-type="float">
            <text:p>-2.2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table:style-name="ce1" office:value-type="float" office:value="-0.000000000000019" calcext:value-type="float">
            <text:p>-1.9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table:style-name="ce1" office:value-type="float" office:value="-0.000000000000012" calcext:value-type="float">
            <text:p>-1.2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table:style-name="ce1" office:value-type="float" office:value="6E-015" calcext:value-type="float">
            <text:p>6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table:style-name="ce1" office:value-type="float" office:value="0.000000000000012" calcext:value-type="float">
            <text:p>1.2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table:style-name="ce1" office:value-type="float" office:value="0.000000000000017" calcext:value-type="float">
            <text:p>1.7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table:style-name="ce1" office:value-type="float" office:value="0.00000000000002" calcext:value-type="float">
            <text:p>2.00E-14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table:style-name="ce1" office:value-type="float" office:value="0.00000000000002" calcext:value-type="float">
            <text:p>2.0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table:style-name="ce1" office:value-type="float" office:value="0.000000000000015" calcext:value-type="float">
            <text:p>1.50E-1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table:style-name="ce1" office:value-type="float" office:value="7E-015" calcext:value-type="float">
            <text:p>7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table:style-name="ce1" office:value-type="float" office:value="5E-015" calcext:value-type="float">
            <text:p>5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table:style-name="ce1" office:value-type="float" office:value="3E-015" calcext:value-type="float">
            <text:p>3.00E-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style-name="ce1" office:value-type="float" office:value="-0" calcext:value-type="float">
            <text:p>-0.00E+00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table:style-name="ce1" office:value-type="float" office:value="-3E-015" calcext:value-type="float">
            <text:p>-3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table:style-name="ce1" office:value-type="float" office:value="-4E-015" calcext:value-type="float">
            <text:p>-4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table:style-name="ce1" office:value-type="float" office:value="-4E-015" calcext:value-type="float">
            <text:p>-4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style-name="ce1" office:value-type="float" office:value="-5E-015" calcext:value-type="float">
            <text:p>-5.00E-15</text:p>
          </table:table-cell>
          <table:table-cell office:value-type="float" office:value="-0" calcext:value-type="float">
            <text:p>-0.00E+00</text:p>
          </table:table-cell>
        </table:table-row>
        <table:table-row table:style-name="ro1" table:number-rows-repeated="104770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2 bottom left" table:style-name="ta1">
        <table:shapes>
          <draw:frame draw:z-index="0" draw:style-name="gr1" draw:text-style-name="P1" svg:width="303.06mm" svg:height="170.46mm" svg:x="90.31mm" svg:y="4.52mm">
            <loext:p draw:notify-on-update-of-ranges="'C2 bottom left'.A2:'C2 bottom left'.A866 'C2 bottom left'.A2:'C2 bottom left'.A866 'C2 bottom left'.B1:'C2 bottom left'.B1 'C2 bottom left'.B2:'C2 bottom left'.B866 'C2 bottom left'.A2:'C2 bottom left'.A866 'C2 bottom left'.C1:'C2 bottom left'.C1 'C2 bottom left'.C2:'C2 bottom left'.C8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2-Cvodes</text:p>
          </table:table-cell>
          <table:table-cell office:value-type="string" calcext:value-type="string">
            <text:p>C2-OpenC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00000000" calcext:value-type="float">
            <text:p>2.50E+11</text:p>
          </table:table-cell>
          <table:table-cell table:style-name="Default" office:value-type="float" office:value="250000000000" calcext:value-type="float">
            <text:p>250000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13324929.75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026850741.27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040839941.713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055307007.432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70260958.823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085715028.13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0101686472.94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118177107.357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0135208682.548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152787204.631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0170926583.622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0189640886.49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50208941514.94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0228841146.715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249352222.607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0270485899.00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0292254334.613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0314668908.73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50337740402.568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361480323.82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50385896980.14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0411001907.546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0436805822.649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0463319534.719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490553945.682" calcext:value-type="float">
            <text:p>2.50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0518512296.671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50547206998.803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50576648110.271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50606845104.575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0637807394.816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0669538523.366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0702045835.33" calcext:value-type="float">
            <text:p>2.51E+11</text:p>
          </table:table-cell>
          <table:table-cell table:style-name="Default" office:value-type="float" office:value="250000249990.342" calcext:value-type="float">
            <text:p>250000249990.34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50735338778.342" calcext:value-type="float">
            <text:p>2.51E+11</text:p>
          </table:table-cell>
          <table:table-cell table:style-name="Default" office:value-type="float" office:value="250000249990.341" calcext:value-type="float">
            <text:p>250000249990.34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50769424622.586" calcext:value-type="float">
            <text:p>2.51E+11</text:p>
          </table:table-cell>
          <table:table-cell table:style-name="Default" office:value-type="float" office:value="250000249990.34" calcext:value-type="float">
            <text:p>250000249990.3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0804310388.258" calcext:value-type="float">
            <text:p>2.51E+11</text:p>
          </table:table-cell>
          <table:table-cell table:style-name="Default" office:value-type="float" office:value="250000249990.339" calcext:value-type="float">
            <text:p>250000249990.33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0840002527.823" calcext:value-type="float">
            <text:p>2.51E+11</text:p>
          </table:table-cell>
          <table:table-cell table:style-name="Default" office:value-type="float" office:value="250000249990.334" calcext:value-type="float">
            <text:p>250000249990.33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50876504716.108" calcext:value-type="float">
            <text:p>2.51E+11</text:p>
          </table:table-cell>
          <table:table-cell table:style-name="Default" office:value-type="float" office:value="250000249990.326" calcext:value-type="float">
            <text:p>250000249990.32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50913821519.764" calcext:value-type="float">
            <text:p>2.51E+11</text:p>
          </table:table-cell>
          <table:table-cell table:style-name="Default" office:value-type="float" office:value="250000249990.308" calcext:value-type="float">
            <text:p>250000249990.30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50951957572.072" calcext:value-type="float">
            <text:p>2.51E+11</text:p>
          </table:table-cell>
          <table:table-cell table:style-name="Default" office:value-type="float" office:value="250000249990.274" calcext:value-type="float">
            <text:p>250000249990.2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990917164.192" calcext:value-type="float">
            <text:p>2.51E+11</text:p>
          </table:table-cell>
          <table:table-cell table:style-name="Default" office:value-type="float" office:value="250000249990.21" calcext:value-type="float">
            <text:p>250000249990.2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51030704040.806" calcext:value-type="float">
            <text:p>2.51E+11</text:p>
          </table:table-cell>
          <table:table-cell table:style-name="Default" office:value-type="float" office:value="250000249990.094" calcext:value-type="float">
            <text:p>250000249990.09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51071321503.678" calcext:value-type="float">
            <text:p>2.51E+11</text:p>
          </table:table-cell>
          <table:table-cell table:style-name="Default" office:value-type="float" office:value="250000249989.89" calcext:value-type="float">
            <text:p>250000249989.8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51112772413.489" calcext:value-type="float">
            <text:p>2.51E+11</text:p>
          </table:table-cell>
          <table:table-cell table:style-name="Default" office:value-type="float" office:value="250000249989.542" calcext:value-type="float">
            <text:p>250000249989.54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51155059163.358" calcext:value-type="float">
            <text:p>2.51E+11</text:p>
          </table:table-cell>
          <table:table-cell table:style-name="Default" office:value-type="float" office:value="250000249988.963" calcext:value-type="float">
            <text:p>250000249988.96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51198183688.266" calcext:value-type="float">
            <text:p>2.51E+11</text:p>
          </table:table-cell>
          <table:table-cell table:style-name="Default" office:value-type="float" office:value="250000249988.022" calcext:value-type="float">
            <text:p>250000249988.02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51242147415.539" calcext:value-type="float">
            <text:p>2.51E+11</text:p>
          </table:table-cell>
          <table:table-cell table:style-name="Default" office:value-type="float" office:value="250000249986.527" calcext:value-type="float">
            <text:p>250000249986.52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51286951298.224" calcext:value-type="float">
            <text:p>2.51E+11</text:p>
          </table:table-cell>
          <table:table-cell table:style-name="Default" office:value-type="float" office:value="250000249984.203" calcext:value-type="float">
            <text:p>250000249984.20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51332595798.683" calcext:value-type="float">
            <text:p>2.51E+11</text:p>
          </table:table-cell>
          <table:table-cell table:style-name="Default" office:value-type="float" office:value="250000249980.661" calcext:value-type="float">
            <text:p>250000249980.66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51379080880.826" calcext:value-type="float">
            <text:p>2.51E+11</text:p>
          </table:table-cell>
          <table:table-cell table:style-name="Default" office:value-type="float" office:value="250000249975.36" calcext:value-type="float">
            <text:p>250000249975.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1426406006.019" calcext:value-type="float">
            <text:p>2.51E+11</text:p>
          </table:table-cell>
          <table:table-cell table:style-name="Default" office:value-type="float" office:value="250000249967.564" calcext:value-type="float">
            <text:p>250000249967.56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51474570127.446" calcext:value-type="float">
            <text:p>2.51E+11</text:p>
          </table:table-cell>
          <table:table-cell table:style-name="Default" office:value-type="float" office:value="250000249956.287" calcext:value-type="float">
            <text:p>250000249956.28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51523571685.368" calcext:value-type="float">
            <text:p>2.52E+11</text:p>
          </table:table-cell>
          <table:table-cell table:style-name="Default" office:value-type="float" office:value="250000249940.221" calcext:value-type="float">
            <text:p>250000249940.22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51573408603.297" calcext:value-type="float">
            <text:p>2.52E+11</text:p>
          </table:table-cell>
          <table:table-cell table:style-name="Default" office:value-type="float" office:value="250000249917.664" calcext:value-type="float">
            <text:p>250000249917.66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51624078284.136" calcext:value-type="float">
            <text:p>2.52E+11</text:p>
          </table:table-cell>
          <table:table-cell table:style-name="Default" office:value-type="float" office:value="250000249886.423" calcext:value-type="float">
            <text:p>250000249886.42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51675577608.135" calcext:value-type="float">
            <text:p>2.52E+11</text:p>
          </table:table-cell>
          <table:table-cell table:style-name="Default" office:value-type="float" office:value="250000249843.713" calcext:value-type="float">
            <text:p>250000249843.71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51727902928.273" calcext:value-type="float">
            <text:p>2.52E+11</text:p>
          </table:table-cell>
          <table:table-cell table:style-name="Default" office:value-type="float" office:value="250000249786.031" calcext:value-type="float">
            <text:p>250000249786.03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51781050068.629" calcext:value-type="float">
            <text:p>2.52E+11</text:p>
          </table:table-cell>
          <table:table-cell table:style-name="Default" office:value-type="float" office:value="250000249709.023" calcext:value-type="float">
            <text:p>250000249709.02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51835014322.055" calcext:value-type="float">
            <text:p>2.52E+11</text:p>
          </table:table-cell>
          <table:table-cell table:style-name="Default" office:value-type="float" office:value="250000249607.335" calcext:value-type="float">
            <text:p>250000249607.33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51889790449.775" calcext:value-type="float">
            <text:p>2.52E+11</text:p>
          </table:table-cell>
          <table:table-cell table:style-name="Default" office:value-type="float" office:value="250000249474.444" calcext:value-type="float">
            <text:p>250000249474.4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51945372677.606" calcext:value-type="float">
            <text:p>2.52E+11</text:p>
          </table:table-cell>
          <table:table-cell table:style-name="Default" office:value-type="float" office:value="250000249302.477" calcext:value-type="float">
            <text:p>250000249302.47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52001754700.516" calcext:value-type="float">
            <text:p>2.52E+11</text:p>
          </table:table-cell>
          <table:table-cell table:style-name="Default" office:value-type="float" office:value="250000249082.014" calcext:value-type="float">
            <text:p>250000249082.01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52058929683.6" calcext:value-type="float">
            <text:p>2.52E+11</text:p>
          </table:table-cell>
          <table:table-cell table:style-name="Default" office:value-type="float" office:value="250000248801.88" calcext:value-type="float">
            <text:p>250000248801.8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2116890244.932" calcext:value-type="float">
            <text:p>2.52E+11</text:p>
          </table:table-cell>
          <table:table-cell table:style-name="Default" office:value-type="float" office:value="250000248448.92" calcext:value-type="float">
            <text:p>250000248448.9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2175628473.939" calcext:value-type="float">
            <text:p>2.52E+11</text:p>
          </table:table-cell>
          <table:table-cell table:style-name="Default" office:value-type="float" office:value="250000248007.77" calcext:value-type="float">
            <text:p>250000248007.7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52235135929.781" calcext:value-type="float">
            <text:p>2.52E+11</text:p>
          </table:table-cell>
          <table:table-cell table:style-name="Default" office:value-type="float" office:value="250000247460.607" calcext:value-type="float">
            <text:p>250000247460.60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52295403641.341" calcext:value-type="float">
            <text:p>2.52E+11</text:p>
          </table:table-cell>
          <table:table-cell table:style-name="Default" office:value-type="float" office:value="250000246786.898" calcext:value-type="float">
            <text:p>250000246786.89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52356422108.359" calcext:value-type="float">
            <text:p>2.52E+11</text:p>
          </table:table-cell>
          <table:table-cell table:style-name="Default" office:value-type="float" office:value="250000245963.143" calcext:value-type="float">
            <text:p>250000245963.14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52418181304.22" calcext:value-type="float">
            <text:p>2.52E+11</text:p>
          </table:table-cell>
          <table:table-cell table:style-name="Default" office:value-type="float" office:value="250000244962.612" calcext:value-type="float">
            <text:p>250000244962.61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52480670679.289" calcext:value-type="float">
            <text:p>2.52E+11</text:p>
          </table:table-cell>
          <table:table-cell table:style-name="Default" office:value-type="float" office:value="250000243755.081" calcext:value-type="float">
            <text:p>250000243755.0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52543879165.477" calcext:value-type="float">
            <text:p>2.53E+11</text:p>
          </table:table-cell>
          <table:table-cell table:style-name="Default" office:value-type="float" office:value="250000242306.569" calcext:value-type="float">
            <text:p>250000242306.56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607795176.792" calcext:value-type="float">
            <text:p>2.53E+11</text:p>
          </table:table-cell>
          <table:table-cell table:style-name="Default" office:value-type="float" office:value="250000240579.08" calcext:value-type="float">
            <text:p>250000240579.0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2672406618.231" calcext:value-type="float">
            <text:p>2.53E+11</text:p>
          </table:table-cell>
          <table:table-cell table:style-name="Default" office:value-type="float" office:value="250000238530.347" calcext:value-type="float">
            <text:p>250000238530.34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52737700887.266" calcext:value-type="float">
            <text:p>2.53E+11</text:p>
          </table:table-cell>
          <table:table-cell table:style-name="Default" office:value-type="float" office:value="250000236113.592" calcext:value-type="float">
            <text:p>250000236113.59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52803664881.333" calcext:value-type="float">
            <text:p>2.53E+11</text:p>
          </table:table-cell>
          <table:table-cell table:style-name="Default" office:value-type="float" office:value="250000233277.297" calcext:value-type="float">
            <text:p>250000233277.29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52870285004.004" calcext:value-type="float">
            <text:p>2.53E+11</text:p>
          </table:table-cell>
          <table:table-cell table:style-name="Default" office:value-type="float" office:value="250000229964.991" calcext:value-type="float">
            <text:p>250000229964.99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52937547169.929" calcext:value-type="float">
            <text:p>2.53E+11</text:p>
          </table:table-cell>
          <table:table-cell table:style-name="Default" office:value-type="float" office:value="250000226115.066" calcext:value-type="float">
            <text:p>250000226115.06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53005436812.857" calcext:value-type="float">
            <text:p>2.53E+11</text:p>
          </table:table-cell>
          <table:table-cell table:style-name="Default" office:value-type="float" office:value="250000221660.629" calcext:value-type="float">
            <text:p>250000221660.62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53073938892.554" calcext:value-type="float">
            <text:p>2.53E+11</text:p>
          </table:table-cell>
          <table:table-cell table:style-name="Default" office:value-type="float" office:value="250000216529.328" calcext:value-type="float">
            <text:p>250000216529.32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53143037901.517" calcext:value-type="float">
            <text:p>2.53E+11</text:p>
          </table:table-cell>
          <table:table-cell table:style-name="Default" office:value-type="float" office:value="250000210643.373" calcext:value-type="float">
            <text:p>250000210643.3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3212717874.929" calcext:value-type="float">
            <text:p>2.53E+11</text:p>
          </table:table-cell>
          <table:table-cell table:style-name="Default" office:value-type="float" office:value="250000203919.409" calcext:value-type="float">
            <text:p>250000203919.40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3282962398.587" calcext:value-type="float">
            <text:p>2.53E+11</text:p>
          </table:table-cell>
          <table:table-cell table:style-name="Default" office:value-type="float" office:value="250000196268.618" calcext:value-type="float">
            <text:p>250000196268.61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53353754618.183" calcext:value-type="float">
            <text:p>2.53E+11</text:p>
          </table:table-cell>
          <table:table-cell table:style-name="Default" office:value-type="float" office:value="250000187597.039" calcext:value-type="float">
            <text:p>250000187597.03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53425077250.582" calcext:value-type="float">
            <text:p>2.53E+11</text:p>
          </table:table-cell>
          <table:table-cell table:style-name="Default" office:value-type="float" office:value="250000177805.395" calcext:value-type="float">
            <text:p>250000177805.39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53496912592.635" calcext:value-type="float">
            <text:p>2.53E+11</text:p>
          </table:table-cell>
          <table:table-cell table:style-name="Default" office:value-type="float" office:value="250000166790.239" calcext:value-type="float">
            <text:p>250000166790.23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53569242533.415" calcext:value-type="float">
            <text:p>2.54E+11</text:p>
          </table:table-cell>
          <table:table-cell table:style-name="Default" office:value-type="float" office:value="250000154443.758" calcext:value-type="float">
            <text:p>250000154443.75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53642048566.1" calcext:value-type="float">
            <text:p>2.54E+11</text:p>
          </table:table-cell>
          <table:table-cell table:style-name="Default" office:value-type="float" office:value="250000140655.518" calcext:value-type="float">
            <text:p>250000140655.51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53715311798.844" calcext:value-type="float">
            <text:p>2.54E+11</text:p>
          </table:table-cell>
          <table:table-cell table:style-name="Default" office:value-type="float" office:value="250000125313.092" calcext:value-type="float">
            <text:p>250000125313.09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53789012970.028" calcext:value-type="float">
            <text:p>2.54E+11</text:p>
          </table:table-cell>
          <table:table-cell table:style-name="Default" office:value-type="float" office:value="250000108303.739" calcext:value-type="float">
            <text:p>250000108303.73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53863132461.83" calcext:value-type="float">
            <text:p>2.54E+11</text:p>
          </table:table-cell>
          <table:table-cell table:style-name="Default" office:value-type="float" office:value="250000089517.827" calcext:value-type="float">
            <text:p>250000089517.82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3937650314.018" calcext:value-type="float">
            <text:p>2.54E+11</text:p>
          </table:table-cell>
          <table:table-cell table:style-name="Default" office:value-type="float" office:value="250000068848.913" calcext:value-type="float">
            <text:p>250000068848.91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54012546243.351" calcext:value-type="float">
            <text:p>2.54E+11</text:p>
          </table:table-cell>
          <table:table-cell table:style-name="Default" office:value-type="float" office:value="250000046201.495" calcext:value-type="float">
            <text:p>250000046201.49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54087799662.375" calcext:value-type="float">
            <text:p>2.54E+11</text:p>
          </table:table-cell>
          <table:table-cell table:style-name="Default" office:value-type="float" office:value="250000021491.334" calcext:value-type="float">
            <text:p>250000021491.33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54163389693.947" calcext:value-type="float">
            <text:p>2.54E+11</text:p>
          </table:table-cell>
          <table:table-cell table:style-name="Default" office:value-type="float" office:value="249999994655.673" calcext:value-type="float">
            <text:p>249999994655.67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54239295190.09" calcext:value-type="float">
            <text:p>2.54E+11</text:p>
          </table:table-cell>
          <table:table-cell table:style-name="Default" office:value-type="float" office:value="249999965658.268" calcext:value-type="float">
            <text:p>249999965658.26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54315494781.594" calcext:value-type="float">
            <text:p>2.54E+11</text:p>
          </table:table-cell>
          <table:table-cell table:style-name="Default" office:value-type="float" office:value="249999934498.695" calcext:value-type="float">
            <text:p>249999934498.69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54391966839.203" calcext:value-type="float">
            <text:p>2.54E+11</text:p>
          </table:table-cell>
          <table:table-cell table:style-name="Default" office:value-type="float" office:value="249999901241.676" calcext:value-type="float">
            <text:p>249999901241.67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54468689603.526" calcext:value-type="float">
            <text:p>2.54E+11</text:p>
          </table:table-cell>
          <table:table-cell table:style-name="Default" office:value-type="float" office:value="249999865991.727" calcext:value-type="float">
            <text:p>249999865991.72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54545641112.258" calcext:value-type="float">
            <text:p>2.55E+11</text:p>
          </table:table-cell>
          <table:table-cell table:style-name="Default" office:value-type="float" office:value="249999828942.67" calcext:value-type="float">
            <text:p>249999828942.6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54622799293.683" calcext:value-type="float">
            <text:p>2.55E+11</text:p>
          </table:table-cell>
          <table:table-cell table:style-name="Default" office:value-type="float" office:value="249999790429.259" calcext:value-type="float">
            <text:p>249999790429.2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4700142049.236" calcext:value-type="float">
            <text:p>2.55E+11</text:p>
          </table:table-cell>
          <table:table-cell table:style-name="Default" office:value-type="float" office:value="249999750825.117" calcext:value-type="float">
            <text:p>249999750825.117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54777647159.884" calcext:value-type="float">
            <text:p>2.55E+11</text:p>
          </table:table-cell>
          <table:table-cell table:style-name="Default" office:value-type="float" office:value="249999710772.813" calcext:value-type="float">
            <text:p>249999710772.8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54855292568.032" calcext:value-type="float">
            <text:p>2.55E+11</text:p>
          </table:table-cell>
          <table:table-cell table:style-name="Default" office:value-type="float" office:value="249999671059.659" calcext:value-type="float">
            <text:p>249999671059.659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54933056171.746" calcext:value-type="float">
            <text:p>2.55E+11</text:p>
          </table:table-cell>
          <table:table-cell table:style-name="Default" office:value-type="float" office:value="249999632648.125" calcext:value-type="float">
            <text:p>249999632648.12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55010916096.256" calcext:value-type="float">
            <text:p>2.55E+11</text:p>
          </table:table-cell>
          <table:table-cell table:style-name="Default" office:value-type="float" office:value="249999597021.112" calcext:value-type="float">
            <text:p>249999597021.112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55088850739.659" calcext:value-type="float">
            <text:p>2.55E+11</text:p>
          </table:table-cell>
          <table:table-cell table:style-name="Default" office:value-type="float" office:value="249999565770.655" calcext:value-type="float">
            <text:p>249999565770.65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55166838699.411" calcext:value-type="float">
            <text:p>2.55E+11</text:p>
          </table:table-cell>
          <table:table-cell table:style-name="Default" office:value-type="float" office:value="249999541050.513" calcext:value-type="float">
            <text:p>249999541050.513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55244859230.004" calcext:value-type="float">
            <text:p>2.55E+11</text:p>
          </table:table-cell>
          <table:table-cell table:style-name="Default" office:value-type="float" office:value="249999525638.791" calcext:value-type="float">
            <text:p>249999525638.79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55322891879.862" calcext:value-type="float">
            <text:p>2.55E+11</text:p>
          </table:table-cell>
          <table:table-cell table:style-name="Default" office:value-type="float" office:value="249999522664.449" calcext:value-type="float">
            <text:p>249999522664.449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55400917058.364" calcext:value-type="float">
            <text:p>2.55E+11</text:p>
          </table:table-cell>
          <table:table-cell table:style-name="Default" office:value-type="float" office:value="249999536359.618" calcext:value-type="float">
            <text:p>249999536359.6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55478915979.926" calcext:value-type="float">
            <text:p>2.55E+11</text:p>
          </table:table-cell>
          <table:table-cell table:style-name="Default" office:value-type="float" office:value="249999571557.441" calcext:value-type="float">
            <text:p>249999571557.44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55556870699.463" calcext:value-type="float">
            <text:p>2.56E+11</text:p>
          </table:table-cell>
          <table:table-cell table:style-name="Default" office:value-type="float" office:value="249999634068.079" calcext:value-type="float">
            <text:p>249999634068.079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55634764800.52" calcext:value-type="float">
            <text:p>2.56E+11</text:p>
          </table:table-cell>
          <table:table-cell table:style-name="Default" office:value-type="float" office:value="249999731329.445" calcext:value-type="float">
            <text:p>249999731329.445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55712582821.04" calcext:value-type="float">
            <text:p>2.56E+11</text:p>
          </table:table-cell>
          <table:table-cell table:style-name="Default" office:value-type="float" office:value="249999871572.814" calcext:value-type="float">
            <text:p>249999871572.814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55790311321.284" calcext:value-type="float">
            <text:p>2.56E+11</text:p>
          </table:table-cell>
          <table:table-cell table:style-name="Default" office:value-type="float" office:value="250000065003.104" calcext:value-type="float">
            <text:p>250000065003.104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55867938529.939" calcext:value-type="float">
            <text:p>2.56E+11</text:p>
          </table:table-cell>
          <table:table-cell table:style-name="Default" office:value-type="float" office:value="250000323734.39" calcext:value-type="float">
            <text:p>250000323734.39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55945454761.698" calcext:value-type="float">
            <text:p>2.56E+11</text:p>
          </table:table-cell>
          <table:table-cell table:style-name="Default" office:value-type="float" office:value="250000661430.908" calcext:value-type="float">
            <text:p>250000661430.90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56022853216.287" calcext:value-type="float">
            <text:p>2.56E+11</text:p>
          </table:table-cell>
          <table:table-cell table:style-name="Default" office:value-type="float" office:value="250001095114.977" calcext:value-type="float">
            <text:p>250001095114.977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56100129286.241" calcext:value-type="float">
            <text:p>2.56E+11</text:p>
          </table:table-cell>
          <table:table-cell table:style-name="Default" office:value-type="float" office:value="250001643619.781" calcext:value-type="float">
            <text:p>250001643619.781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56177282280.291" calcext:value-type="float">
            <text:p>2.56E+11</text:p>
          </table:table-cell>
          <table:table-cell table:style-name="Default" office:value-type="float" office:value="250002329085.581" calcext:value-type="float">
            <text:p>250002329085.58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6254314507.987" calcext:value-type="float">
            <text:p>2.56E+11</text:p>
          </table:table-cell>
          <table:table-cell table:style-name="Default" office:value-type="float" office:value="250003177766.303" calcext:value-type="float">
            <text:p>250003177766.303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56331232488.297" calcext:value-type="float">
            <text:p>2.56E+11</text:p>
          </table:table-cell>
          <table:table-cell table:style-name="Default" office:value-type="float" office:value="250004218763.43" calcext:value-type="float">
            <text:p>250004218763.43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56408047582.487" calcext:value-type="float">
            <text:p>2.56E+11</text:p>
          </table:table-cell>
          <table:table-cell table:style-name="Default" office:value-type="float" office:value="250005486337.677" calcext:value-type="float">
            <text:p>250005486337.677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56484775449.396" calcext:value-type="float">
            <text:p>2.56E+11</text:p>
          </table:table-cell>
          <table:table-cell table:style-name="Default" office:value-type="float" office:value="250007019397.613" calcext:value-type="float">
            <text:p>250007019397.613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56561438261.035" calcext:value-type="float">
            <text:p>2.57E+11</text:p>
          </table:table-cell>
          <table:table-cell table:style-name="Default" office:value-type="float" office:value="250008861579.457" calcext:value-type="float">
            <text:p>250008861579.45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56638063382.294" calcext:value-type="float">
            <text:p>2.57E+11</text:p>
          </table:table-cell>
          <table:table-cell table:style-name="Default" office:value-type="float" office:value="250011063757.9" calcext:value-type="float">
            <text:p>250011063757.9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56714685379.506" calcext:value-type="float">
            <text:p>2.57E+11</text:p>
          </table:table-cell>
          <table:table-cell table:style-name="Default" office:value-type="float" office:value="250013681939.266" calcext:value-type="float">
            <text:p>250013681939.266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56791346309.823" calcext:value-type="float">
            <text:p>2.57E+11</text:p>
          </table:table-cell>
          <table:table-cell table:style-name="Default" office:value-type="float" office:value="250016779761.972" calcext:value-type="float">
            <text:p>250016779761.97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56868095801.425" calcext:value-type="float">
            <text:p>2.57E+11</text:p>
          </table:table-cell>
          <table:table-cell table:style-name="Default" office:value-type="float" office:value="250020429215.858" calcext:value-type="float">
            <text:p>250020429215.858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56944993852.133" calcext:value-type="float">
            <text:p>2.57E+11</text:p>
          </table:table-cell>
          <table:table-cell table:style-name="Default" office:value-type="float" office:value="250024709596.452" calcext:value-type="float">
            <text:p>250024709596.45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57022107908.116" calcext:value-type="float">
            <text:p>2.57E+11</text:p>
          </table:table-cell>
          <table:table-cell table:style-name="Default" office:value-type="float" office:value="250029710447.558" calcext:value-type="float">
            <text:p>250029710447.558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57099515471.253" calcext:value-type="float">
            <text:p>2.57E+11</text:p>
          </table:table-cell>
          <table:table-cell table:style-name="Default" office:value-type="float" office:value="250035530668.142" calcext:value-type="float">
            <text:p>250035530668.142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57177306193.281" calcext:value-type="float">
            <text:p>2.57E+11</text:p>
          </table:table-cell>
          <table:table-cell table:style-name="Default" office:value-type="float" office:value="250042279515.513" calcext:value-type="float">
            <text:p>250042279515.513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57255583657.135" calcext:value-type="float">
            <text:p>2.57E+11</text:p>
          </table:table-cell>
          <table:table-cell table:style-name="Default" office:value-type="float" office:value="250050078666.372" calcext:value-type="float">
            <text:p>250050078666.372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57334458825.144" calcext:value-type="float">
            <text:p>2.57E+11</text:p>
          </table:table-cell>
          <table:table-cell table:style-name="Default" office:value-type="float" office:value="250059060939.514" calcext:value-type="float">
            <text:p>250059060939.514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57414056776.017" calcext:value-type="float">
            <text:p>2.57E+11</text:p>
          </table:table-cell>
          <table:table-cell table:style-name="Default" office:value-type="float" office:value="250069372600.619" calcext:value-type="float">
            <text:p>250069372600.619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57494520662.275" calcext:value-type="float">
            <text:p>2.57E+11</text:p>
          </table:table-cell>
          <table:table-cell table:style-name="Default" office:value-type="float" office:value="250081173892.615" calcext:value-type="float">
            <text:p>250081173892.61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57576007669.714" calcext:value-type="float">
            <text:p>2.58E+11</text:p>
          </table:table-cell>
          <table:table-cell table:style-name="Default" office:value-type="float" office:value="250094639139.834" calcext:value-type="float">
            <text:p>250094639139.83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57658686860.934" calcext:value-type="float">
            <text:p>2.58E+11</text:p>
          </table:table-cell>
          <table:table-cell table:style-name="Default" office:value-type="float" office:value="250109958345.09" calcext:value-type="float">
            <text:p>250109958345.09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57742745017.359" calcext:value-type="float">
            <text:p>2.58E+11</text:p>
          </table:table-cell>
          <table:table-cell table:style-name="Default" office:value-type="float" office:value="250127337454.476" calcext:value-type="float">
            <text:p>250127337454.4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57828390070.855" calcext:value-type="float">
            <text:p>2.58E+11</text:p>
          </table:table-cell>
          <table:table-cell table:style-name="Default" office:value-type="float" office:value="250146999237.771" calcext:value-type="float">
            <text:p>250146999237.77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57915844680.468" calcext:value-type="float">
            <text:p>2.58E+11</text:p>
          </table:table-cell>
          <table:table-cell table:style-name="Default" office:value-type="float" office:value="250169183790.868" calcext:value-type="float">
            <text:p>250169183790.868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58005350567.543" calcext:value-type="float">
            <text:p>2.58E+11</text:p>
          </table:table-cell>
          <table:table-cell table:style-name="Default" office:value-type="float" office:value="250194149788.723" calcext:value-type="float">
            <text:p>250194149788.723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58097169317.861" calcext:value-type="float">
            <text:p>2.58E+11</text:p>
          </table:table-cell>
          <table:table-cell table:style-name="Default" office:value-type="float" office:value="250222174199.469" calcext:value-type="float">
            <text:p>250222174199.46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58191579792.615" calcext:value-type="float">
            <text:p>2.58E+11</text:p>
          </table:table-cell>
          <table:table-cell table:style-name="Default" office:value-type="float" office:value="250253553375.826" calcext:value-type="float">
            <text:p>250253553375.826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58288885053.14" calcext:value-type="float">
            <text:p>2.58E+11</text:p>
          </table:table-cell>
          <table:table-cell table:style-name="Default" office:value-type="float" office:value="250288604249.327" calcext:value-type="float">
            <text:p>250288604249.327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58389408650.904" calcext:value-type="float">
            <text:p>2.58E+11</text:p>
          </table:table-cell>
          <table:table-cell table:style-name="Default" office:value-type="float" office:value="250327662104.29" calcext:value-type="float">
            <text:p>250327662104.29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58493493660.461" calcext:value-type="float">
            <text:p>2.58E+11</text:p>
          </table:table-cell>
          <table:table-cell table:style-name="Default" office:value-type="float" office:value="250371084796.867" calcext:value-type="float">
            <text:p>250371084796.867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58601498694.56" calcext:value-type="float">
            <text:p>2.59E+11</text:p>
          </table:table-cell>
          <table:table-cell table:style-name="Default" office:value-type="float" office:value="250419250236.036" calcext:value-type="float">
            <text:p>250419250236.03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58713814152.947" calcext:value-type="float">
            <text:p>2.59E+11</text:p>
          </table:table-cell>
          <table:table-cell table:style-name="Default" office:value-type="float" office:value="250472555807.128" calcext:value-type="float">
            <text:p>250472555807.1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8830850021.731" calcext:value-type="float">
            <text:p>2.59E+11</text:p>
          </table:table-cell>
          <table:table-cell table:style-name="Default" office:value-type="float" office:value="250531422473.531" calcext:value-type="float">
            <text:p>250531422473.53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58953031354.45" calcext:value-type="float">
            <text:p>2.59E+11</text:p>
          </table:table-cell>
          <table:table-cell table:style-name="Default" office:value-type="float" office:value="250596289518.803" calcext:value-type="float">
            <text:p>250596289518.803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59080803008.98" calcext:value-type="float">
            <text:p>2.59E+11</text:p>
          </table:table-cell>
          <table:table-cell table:style-name="Default" office:value-type="float" office:value="250667617933.027" calcext:value-type="float">
            <text:p>250667617933.027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59214641657.534" calcext:value-type="float">
            <text:p>2.59E+11</text:p>
          </table:table-cell>
          <table:table-cell table:style-name="Default" office:value-type="float" office:value="250745890450.218" calcext:value-type="float">
            <text:p>250745890450.21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59355042564.846" calcext:value-type="float">
            <text:p>2.59E+11</text:p>
          </table:table-cell>
          <table:table-cell table:style-name="Default" office:value-type="float" office:value="250831605431.293" calcext:value-type="float">
            <text:p>250831605431.29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59502505496.018" calcext:value-type="float">
            <text:p>2.60E+11</text:p>
          </table:table-cell>
          <table:table-cell table:style-name="Default" office:value-type="float" office:value="250925285133.547" calcext:value-type="float">
            <text:p>250925285133.547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59657560761.262" calcext:value-type="float">
            <text:p>2.60E+11</text:p>
          </table:table-cell>
          <table:table-cell table:style-name="Default" office:value-type="float" office:value="251027468109.013" calcext:value-type="float">
            <text:p>251027468109.013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59820762329.742" calcext:value-type="float">
            <text:p>2.60E+11</text:p>
          </table:table-cell>
          <table:table-cell table:style-name="Default" office:value-type="float" office:value="251138708683.089" calcext:value-type="float">
            <text:p>251138708683.089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59992681063.604" calcext:value-type="float">
            <text:p>2.60E+11</text:p>
          </table:table-cell>
          <table:table-cell table:style-name="Default" office:value-type="float" office:value="251259581986.183" calcext:value-type="float">
            <text:p>251259581986.183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60173887534.548" calcext:value-type="float">
            <text:p>2.60E+11</text:p>
          </table:table-cell>
          <table:table-cell table:style-name="Default" office:value-type="float" office:value="251390673266.912" calcext:value-type="float">
            <text:p>251390673266.91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60364981820.064" calcext:value-type="float">
            <text:p>2.60E+11</text:p>
          </table:table-cell>
          <table:table-cell table:style-name="Default" office:value-type="float" office:value="251532585069.839" calcext:value-type="float">
            <text:p>251532585069.839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60566571822.275" calcext:value-type="float">
            <text:p>2.61E+11</text:p>
          </table:table-cell>
          <table:table-cell table:style-name="Default" office:value-type="float" office:value="251685932863.886" calcext:value-type="float">
            <text:p>251685932863.886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60779273005.32" calcext:value-type="float">
            <text:p>2.61E+11</text:p>
          </table:table-cell>
          <table:table-cell table:style-name="Default" office:value-type="float" office:value="251851337981" calcext:value-type="float">
            <text:p>251851337981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61003714178.072" calcext:value-type="float">
            <text:p>2.61E+11</text:p>
          </table:table-cell>
          <table:table-cell table:style-name="Default" office:value-type="float" office:value="252029436558.757" calcext:value-type="float">
            <text:p>252029436558.757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61240530011.627" calcext:value-type="float">
            <text:p>2.61E+11</text:p>
          </table:table-cell>
          <table:table-cell table:style-name="Default" office:value-type="float" office:value="252220869668.944" calcext:value-type="float">
            <text:p>252220869668.94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61490360965.505" calcext:value-type="float">
            <text:p>2.61E+11</text:p>
          </table:table-cell>
          <table:table-cell table:style-name="Default" office:value-type="float" office:value="252426281037.803" calcext:value-type="float">
            <text:p>252426281037.803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61753853130.12" calcext:value-type="float">
            <text:p>2.62E+11</text:p>
          </table:table-cell>
          <table:table-cell table:style-name="Default" office:value-type="float" office:value="252646318118.907" calcext:value-type="float">
            <text:p>252646318118.907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62031648166.661" calcext:value-type="float">
            <text:p>2.62E+11</text:p>
          </table:table-cell>
          <table:table-cell table:style-name="Default" office:value-type="float" office:value="252881627840.023" calcext:value-type="float">
            <text:p>252881627840.02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62324391299.209" calcext:value-type="float">
            <text:p>2.62E+11</text:p>
          </table:table-cell>
          <table:table-cell table:style-name="Default" office:value-type="float" office:value="253132855057.769" calcext:value-type="float">
            <text:p>253132855057.769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62632723769.44" calcext:value-type="float">
            <text:p>2.63E+11</text:p>
          </table:table-cell>
          <table:table-cell table:style-name="Default" office:value-type="float" office:value="253400640012.61" calcext:value-type="float">
            <text:p>253400640012.6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62957273641.589" calcext:value-type="float">
            <text:p>2.63E+11</text:p>
          </table:table-cell>
          <table:table-cell table:style-name="Default" office:value-type="float" office:value="253685614934.016" calcext:value-type="float">
            <text:p>253685614934.016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63298666670.286" calcext:value-type="float">
            <text:p>2.63E+11</text:p>
          </table:table-cell>
          <table:table-cell table:style-name="Default" office:value-type="float" office:value="253988402304.848" calcext:value-type="float">
            <text:p>253988402304.848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63657511605.187" calcext:value-type="float">
            <text:p>2.64E+11</text:p>
          </table:table-cell>
          <table:table-cell table:style-name="Default" office:value-type="float" office:value="254309610590.678" calcext:value-type="float">
            <text:p>254309610590.678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64034398079.025" calcext:value-type="float">
            <text:p>2.64E+11</text:p>
          </table:table-cell>
          <table:table-cell table:style-name="Default" office:value-type="float" office:value="254649831838.51" calcext:value-type="float">
            <text:p>254649831838.51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64429901768.067" calcext:value-type="float">
            <text:p>2.64E+11</text:p>
          </table:table-cell>
          <table:table-cell table:style-name="Default" office:value-type="float" office:value="255009638701.016" calcext:value-type="float">
            <text:p>255009638701.01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64844575010.636" calcext:value-type="float">
            <text:p>2.65E+11</text:p>
          </table:table-cell>
          <table:table-cell table:style-name="Default" office:value-type="float" office:value="255389582410.384" calcext:value-type="float">
            <text:p>255389582410.384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65278945581.336" calcext:value-type="float">
            <text:p>2.65E+11</text:p>
          </table:table-cell>
          <table:table-cell table:style-name="Default" office:value-type="float" office:value="255790186897.384" calcext:value-type="float">
            <text:p>255790186897.384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65733513543.33" calcext:value-type="float">
            <text:p>2.66E+11</text:p>
          </table:table-cell>
          <table:table-cell table:style-name="Default" office:value-type="float" office:value="256211950184.367" calcext:value-type="float">
            <text:p>256211950184.36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66208748459.932" calcext:value-type="float">
            <text:p>2.66E+11</text:p>
          </table:table-cell>
          <table:table-cell table:style-name="Default" office:value-type="float" office:value="256655338407.402" calcext:value-type="float">
            <text:p>256655338407.402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66705085870.482" calcext:value-type="float">
            <text:p>2.67E+11</text:p>
          </table:table-cell>
          <table:table-cell table:style-name="Default" office:value-type="float" office:value="257120781743.048" calcext:value-type="float">
            <text:p>257120781743.04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67222924870.606" calcext:value-type="float">
            <text:p>2.67E+11</text:p>
          </table:table-cell>
          <table:table-cell table:style-name="Default" office:value-type="float" office:value="257608675380.425" calcext:value-type="float">
            <text:p>257608675380.425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67762624864.015" calcext:value-type="float">
            <text:p>2.68E+11</text:p>
          </table:table-cell>
          <table:table-cell table:style-name="Default" office:value-type="float" office:value="258119373403.996" calcext:value-type="float">
            <text:p>258119373403.996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68324502353.393" calcext:value-type="float">
            <text:p>2.68E+11</text:p>
          </table:table-cell>
          <table:table-cell table:style-name="Default" office:value-type="float" office:value="258653186641.237" calcext:value-type="float">
            <text:p>258653186641.237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68908830573.036" calcext:value-type="float">
            <text:p>2.69E+11</text:p>
          </table:table-cell>
          <table:table-cell table:style-name="Default" office:value-type="float" office:value="259210380158.786" calcext:value-type="float">
            <text:p>259210380158.786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69515833609.173" calcext:value-type="float">
            <text:p>2.70E+11</text:p>
          </table:table-cell>
          <table:table-cell table:style-name="Default" office:value-type="float" office:value="259791173061.655" calcext:value-type="float">
            <text:p>259791173061.65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70145684639.743" calcext:value-type="float">
            <text:p>2.70E+11</text:p>
          </table:table-cell>
          <table:table-cell table:style-name="Default" office:value-type="float" office:value="260395731423.239" calcext:value-type="float">
            <text:p>260395731423.239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70798509458.751" calcext:value-type="float">
            <text:p>2.71E+11</text:p>
          </table:table-cell>
          <table:table-cell table:style-name="Default" office:value-type="float" office:value="261024168518.691" calcext:value-type="float">
            <text:p>261024168518.691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71474373721.404" calcext:value-type="float">
            <text:p>2.71E+11</text:p>
          </table:table-cell>
          <table:table-cell table:style-name="Default" office:value-type="float" office:value="261676547256.515" calcext:value-type="float">
            <text:p>261676547256.51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72173288941.441" calcext:value-type="float">
            <text:p>2.72E+11</text:p>
          </table:table-cell>
          <table:table-cell table:style-name="Default" office:value-type="float" office:value="262352868102.27" calcext:value-type="float">
            <text:p>262352868102.27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72895213407.202" calcext:value-type="float">
            <text:p>2.73E+11</text:p>
          </table:table-cell>
          <table:table-cell table:style-name="Default" office:value-type="float" office:value="263053076351.09" calcext:value-type="float">
            <text:p>263053076351.0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73640038678.81" calcext:value-type="float">
            <text:p>2.74E+11</text:p>
          </table:table-cell>
          <table:table-cell table:style-name="Default" office:value-type="float" office:value="263777060094.381" calcext:value-type="float">
            <text:p>263777060094.38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74407600907.491" calcext:value-type="float">
            <text:p>2.74E+11</text:p>
          </table:table-cell>
          <table:table-cell table:style-name="Default" office:value-type="float" office:value="264524640303.093" calcext:value-type="float">
            <text:p>264524640303.09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75197675538.565" calcext:value-type="float">
            <text:p>2.75E+11</text:p>
          </table:table-cell>
          <table:table-cell table:style-name="Default" office:value-type="float" office:value="265295583092.905" calcext:value-type="float">
            <text:p>265295583092.90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76009969447.482" calcext:value-type="float">
            <text:p>2.76E+11</text:p>
          </table:table-cell>
          <table:table-cell table:style-name="Default" office:value-type="float" office:value="266089588587.347" calcext:value-type="float">
            <text:p>266089588587.347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76844136612.818" calcext:value-type="float">
            <text:p>2.77E+11</text:p>
          </table:table-cell>
          <table:table-cell table:style-name="Default" office:value-type="float" office:value="266906290687.879" calcext:value-type="float">
            <text:p>266906290687.879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77699761427.245" calcext:value-type="float">
            <text:p>2.78E+11</text:p>
          </table:table-cell>
          <table:table-cell table:style-name="Default" office:value-type="float" office:value="267745270549.676" calcext:value-type="float">
            <text:p>267745270549.676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78576363695.366" calcext:value-type="float">
            <text:p>2.79E+11</text:p>
          </table:table-cell>
          <table:table-cell table:style-name="Default" office:value-type="float" office:value="268606035090.714" calcext:value-type="float">
            <text:p>268606035090.714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79473412855.91" calcext:value-type="float">
            <text:p>2.79E+11</text:p>
          </table:table-cell>
          <table:table-cell table:style-name="Default" office:value-type="float" office:value="269488032256.357" calcext:value-type="float">
            <text:p>269488032256.357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80390303533.426" calcext:value-type="float">
            <text:p>2.80E+11</text:p>
          </table:table-cell>
          <table:table-cell table:style-name="Default" office:value-type="float" office:value="270390654472.267" calcext:value-type="float">
            <text:p>270390654472.267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81326373770.566" calcext:value-type="float">
            <text:p>2.81E+11</text:p>
          </table:table-cell>
          <table:table-cell table:style-name="Default" office:value-type="float" office:value="271313222145.954" calcext:value-type="float">
            <text:p>271313222145.9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2280908179.579" calcext:value-type="float">
            <text:p>2.82E+11</text:p>
          </table:table-cell>
          <table:table-cell table:style-name="Default" office:value-type="float" office:value="272255003894.437" calcext:value-type="float">
            <text:p>272255003894.437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83253122060.674" calcext:value-type="float">
            <text:p>2.83E+11</text:p>
          </table:table-cell>
          <table:table-cell table:style-name="Default" office:value-type="float" office:value="273215209638.428" calcext:value-type="float">
            <text:p>273215209638.428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84242184014.355" calcext:value-type="float">
            <text:p>2.84E+11</text:p>
          </table:table-cell>
          <table:table-cell table:style-name="Default" office:value-type="float" office:value="274192985060.416" calcext:value-type="float">
            <text:p>274192985060.416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85247210272.506" calcext:value-type="float">
            <text:p>2.85E+11</text:p>
          </table:table-cell>
          <table:table-cell table:style-name="Default" office:value-type="float" office:value="275187434646.521" calcext:value-type="float">
            <text:p>275187434646.521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86267255509.265" calcext:value-type="float">
            <text:p>2.86E+11</text:p>
          </table:table-cell>
          <table:table-cell table:style-name="Default" office:value-type="float" office:value="276197599132.647" calcext:value-type="float">
            <text:p>276197599132.64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87301334116.476" calcext:value-type="float">
            <text:p>2.87E+11</text:p>
          </table:table-cell>
          <table:table-cell table:style-name="Default" office:value-type="float" office:value="277222471311.844" calcext:value-type="float">
            <text:p>277222471311.84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88348407208.443" calcext:value-type="float">
            <text:p>2.88E+11</text:p>
          </table:table-cell>
          <table:table-cell table:style-name="Default" office:value-type="float" office:value="278261006453.366" calcext:value-type="float">
            <text:p>278261006453.366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89407390698.084" calcext:value-type="float">
            <text:p>2.89E+11</text:p>
          </table:table-cell>
          <table:table-cell table:style-name="Default" office:value-type="float" office:value="279312103963.321" calcext:value-type="float">
            <text:p>279312103963.321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90477174832.677" calcext:value-type="float">
            <text:p>2.90E+11</text:p>
          </table:table-cell>
          <table:table-cell table:style-name="Default" office:value-type="float" office:value="280374628702.633" calcext:value-type="float">
            <text:p>280374628702.633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91556597422.24" calcext:value-type="float">
            <text:p>2.92E+11</text:p>
          </table:table-cell>
          <table:table-cell table:style-name="Default" office:value-type="float" office:value="281447411496.103" calcext:value-type="float">
            <text:p>281447411496.10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92644467742.587" calcext:value-type="float">
            <text:p>2.93E+11</text:p>
          </table:table-cell>
          <table:table-cell table:style-name="Default" office:value-type="float" office:value="282529241241.229" calcext:value-type="float">
            <text:p>282529241241.229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93739569384.484" calcext:value-type="float">
            <text:p>2.94E+11</text:p>
          </table:table-cell>
          <table:table-cell table:style-name="Default" office:value-type="float" office:value="283618885900.462" calcext:value-type="float">
            <text:p>283618885900.46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94840652516.036" calcext:value-type="float">
            <text:p>2.95E+11</text:p>
          </table:table-cell>
          <table:table-cell table:style-name="Default" office:value-type="float" office:value="284715083147.77" calcext:value-type="float">
            <text:p>284715083147.77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95946452682.402" calcext:value-type="float">
            <text:p>2.96E+11</text:p>
          </table:table-cell>
          <table:table-cell table:style-name="Default" office:value-type="float" office:value="285816547509.434" calcext:value-type="float">
            <text:p>285816547509.434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97055689056.538" calcext:value-type="float">
            <text:p>2.97E+11</text:p>
          </table:table-cell>
          <table:table-cell table:style-name="Default" office:value-type="float" office:value="286921990852.23" calcext:value-type="float">
            <text:p>286921990852.23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98167061630.293" calcext:value-type="float">
            <text:p>2.98E+11</text:p>
          </table:table-cell>
          <table:table-cell table:style-name="Default" office:value-type="float" office:value="288030094065.385" calcext:value-type="float">
            <text:p>288030094065.38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99279267099.452" calcext:value-type="float">
            <text:p>2.99E+11</text:p>
          </table:table-cell>
          <table:table-cell table:style-name="Default" office:value-type="float" office:value="289139530427.261" calcext:value-type="float">
            <text:p>289139530427.261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300390994469.899" calcext:value-type="float">
            <text:p>3.00E+11</text:p>
          </table:table-cell>
          <table:table-cell table:style-name="Default" office:value-type="float" office:value="290248964045.043" calcext:value-type="float">
            <text:p>290248964045.043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301500932475.758" calcext:value-type="float">
            <text:p>3.02E+11</text:p>
          </table:table-cell>
          <table:table-cell table:style-name="Default" office:value-type="float" office:value="291357100418.861" calcext:value-type="float">
            <text:p>291357100418.861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302607778741.397" calcext:value-type="float">
            <text:p>3.03E+11</text:p>
          </table:table-cell>
          <table:table-cell table:style-name="Default" office:value-type="float" office:value="292462600660.372" calcext:value-type="float">
            <text:p>292462600660.37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710235307.952" calcext:value-type="float">
            <text:p>3.04E+11</text:p>
          </table:table-cell>
          <table:table-cell table:style-name="Default" office:value-type="float" office:value="293564141885.987" calcext:value-type="float">
            <text:p>293564141885.987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304807018758.722" calcext:value-type="float">
            <text:p>3.05E+11</text:p>
          </table:table-cell>
          <table:table-cell table:style-name="Default" office:value-type="float" office:value="294660411485.29" calcext:value-type="float">
            <text:p>294660411485.29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305896863703.676" calcext:value-type="float">
            <text:p>3.06E+11</text:p>
          </table:table-cell>
          <table:table-cell table:style-name="Default" office:value-type="float" office:value="295750149723.8" calcext:value-type="float">
            <text:p>295750149723.8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306978526042.478" calcext:value-type="float">
            <text:p>3.07E+11</text:p>
          </table:table-cell>
          <table:table-cell table:style-name="Default" office:value-type="float" office:value="296832093016.171" calcext:value-type="float">
            <text:p>296832093016.171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308050786641.628" calcext:value-type="float">
            <text:p>3.08E+11</text:p>
          </table:table-cell>
          <table:table-cell table:style-name="Default" office:value-type="float" office:value="297904992820.214" calcext:value-type="float">
            <text:p>297904992820.21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309112456191.166" calcext:value-type="float">
            <text:p>3.09E+11</text:p>
          </table:table-cell>
          <table:table-cell table:style-name="Default" office:value-type="float" office:value="298967637470.334" calcext:value-type="float">
            <text:p>298967637470.334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310162380529.804" calcext:value-type="float">
            <text:p>3.10E+11</text:p>
          </table:table-cell>
          <table:table-cell table:style-name="Default" office:value-type="float" office:value="300018857005.795" calcext:value-type="float">
            <text:p>300018857005.795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311199438422.502" calcext:value-type="float">
            <text:p>3.11E+11</text:p>
          </table:table-cell>
          <table:table-cell table:style-name="Default" office:value-type="float" office:value="301057520304.345" calcext:value-type="float">
            <text:p>301057520304.34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12222552962.071" calcext:value-type="float">
            <text:p>3.12E+11</text:p>
          </table:table-cell>
          <table:table-cell table:style-name="Default" office:value-type="float" office:value="302082529862.536" calcext:value-type="float">
            <text:p>302082529862.536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313230690013.506" calcext:value-type="float">
            <text:p>3.13E+11</text:p>
          </table:table-cell>
          <table:table-cell table:style-name="Default" office:value-type="float" office:value="303092839291.94" calcext:value-type="float">
            <text:p>303092839291.9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14222847865.777" calcext:value-type="float">
            <text:p>3.14E+11</text:p>
          </table:table-cell>
          <table:table-cell table:style-name="Default" office:value-type="float" office:value="304087440773.539" calcext:value-type="float">
            <text:p>304087440773.539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15198093060.412" calcext:value-type="float">
            <text:p>3.15E+11</text:p>
          </table:table-cell>
          <table:table-cell table:style-name="Default" office:value-type="float" office:value="305065361856.941" calcext:value-type="float">
            <text:p>305065361856.941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316155543223.801" calcext:value-type="float">
            <text:p>3.16E+11</text:p>
          </table:table-cell>
          <table:table-cell table:style-name="Default" office:value-type="float" office:value="306025717739.288" calcext:value-type="float">
            <text:p>306025717739.288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317094376292.454" calcext:value-type="float">
            <text:p>3.17E+11</text:p>
          </table:table-cell>
          <table:table-cell table:style-name="Default" office:value-type="float" office:value="306967671095.116" calcext:value-type="float">
            <text:p>306967671095.116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318013774574.385" calcext:value-type="float">
            <text:p>3.18E+11</text:p>
          </table:table-cell>
          <table:table-cell table:style-name="Default" office:value-type="float" office:value="307890436376.594" calcext:value-type="float">
            <text:p>307890436376.594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18913040542.551" calcext:value-type="float">
            <text:p>3.19E+11</text:p>
          </table:table-cell>
          <table:table-cell table:style-name="Default" office:value-type="float" office:value="308793230537.759" calcext:value-type="float">
            <text:p>308793230537.759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319791531648.99" calcext:value-type="float">
            <text:p>3.20E+11</text:p>
          </table:table-cell>
          <table:table-cell table:style-name="Default" office:value-type="float" office:value="309675414319.95" calcext:value-type="float">
            <text:p>309675414319.9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20648672961.672" calcext:value-type="float">
            <text:p>3.21E+11</text:p>
          </table:table-cell>
          <table:table-cell table:style-name="Default" office:value-type="float" office:value="310536386746.286" calcext:value-type="float">
            <text:p>310536386746.286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321483883106.968" calcext:value-type="float">
            <text:p>3.21E+11</text:p>
          </table:table-cell>
          <table:table-cell table:style-name="Default" office:value-type="float" office:value="311375615674.395" calcext:value-type="float">
            <text:p>311375615674.39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22296676432.253" calcext:value-type="float">
            <text:p>3.22E+11</text:p>
          </table:table-cell>
          <table:table-cell table:style-name="Default" office:value-type="float" office:value="312192539780.843" calcext:value-type="float">
            <text:p>312192539780.84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23086680111.263" calcext:value-type="float">
            <text:p>3.23E+11</text:p>
          </table:table-cell>
          <table:table-cell table:style-name="Default" office:value-type="float" office:value="312986776054.747" calcext:value-type="float">
            <text:p>312986776054.747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323853568548.257" calcext:value-type="float">
            <text:p>3.24E+11</text:p>
          </table:table-cell>
          <table:table-cell table:style-name="Default" office:value-type="float" office:value="313757972542.989" calcext:value-type="float">
            <text:p>313757972542.989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324597042753.07" calcext:value-type="float">
            <text:p>3.25E+11</text:p>
          </table:table-cell>
          <table:table-cell table:style-name="Default" office:value-type="float" office:value="314505847754.114" calcext:value-type="float">
            <text:p>314505847754.1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325316821638.36" calcext:value-type="float">
            <text:p>3.25E+11</text:p>
          </table:table-cell>
          <table:table-cell table:style-name="Default" office:value-type="float" office:value="315230110720.311" calcext:value-type="float">
            <text:p>315230110720.311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326012793606.37" calcext:value-type="float">
            <text:p>3.26E+11</text:p>
          </table:table-cell>
          <table:table-cell table:style-name="Default" office:value-type="float" office:value="315930598863.096" calcext:value-type="float">
            <text:p>315930598863.096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26684873585.488" calcext:value-type="float">
            <text:p>3.27E+11</text:p>
          </table:table-cell>
          <table:table-cell table:style-name="Default" office:value-type="float" office:value="316607217292.396" calcext:value-type="float">
            <text:p>316607217292.396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327333030985.386" calcext:value-type="float">
            <text:p>3.27E+11</text:p>
          </table:table-cell>
          <table:table-cell table:style-name="Default" office:value-type="float" office:value="317259927301.511" calcext:value-type="float">
            <text:p>317259927301.511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327957204743.031" calcext:value-type="float">
            <text:p>3.28E+11</text:p>
          </table:table-cell>
          <table:table-cell table:style-name="Default" office:value-type="float" office:value="317888698748.63" calcext:value-type="float">
            <text:p>317888698748.63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328557515264.255" calcext:value-type="float">
            <text:p>3.29E+11</text:p>
          </table:table-cell>
          <table:table-cell table:style-name="Default" office:value-type="float" office:value="318493575516.614" calcext:value-type="float">
            <text:p>318493575516.614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329134099858.406" calcext:value-type="float">
            <text:p>3.29E+11</text:p>
          </table:table-cell>
          <table:table-cell table:style-name="Default" office:value-type="float" office:value="319074699247.34" calcext:value-type="float">
            <text:p>319074699247.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9687155309.378" calcext:value-type="float">
            <text:p>3.30E+11</text:p>
          </table:table-cell>
          <table:table-cell table:style-name="Default" office:value-type="float" office:value="319632250238.029" calcext:value-type="float">
            <text:p>319632250238.029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330216847504.881" calcext:value-type="float">
            <text:p>3.30E+11</text:p>
          </table:table-cell>
          <table:table-cell table:style-name="Default" office:value-type="float" office:value="320166433886.444" calcext:value-type="float">
            <text:p>320166433886.444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30723478843.656" calcext:value-type="float">
            <text:p>3.31E+11</text:p>
          </table:table-cell>
          <table:table-cell table:style-name="Default" office:value-type="float" office:value="320677482804.764" calcext:value-type="float">
            <text:p>320677482804.764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331207384120.613" calcext:value-type="float">
            <text:p>3.31E+11</text:p>
          </table:table-cell>
          <table:table-cell table:style-name="Default" office:value-type="float" office:value="321165738851.154" calcext:value-type="float">
            <text:p>321165738851.154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331668940677.754" calcext:value-type="float">
            <text:p>3.32E+11</text:p>
          </table:table-cell>
          <table:table-cell table:style-name="Default" office:value-type="float" office:value="321631567870.903" calcext:value-type="float">
            <text:p>321631567870.903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332108525229.73" calcext:value-type="float">
            <text:p>3.32E+11</text:p>
          </table:table-cell>
          <table:table-cell table:style-name="Default" office:value-type="float" office:value="322075365966.619" calcext:value-type="float">
            <text:p>322075365966.619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332526568663.034" calcext:value-type="float">
            <text:p>3.33E+11</text:p>
          </table:table-cell>
          <table:table-cell table:style-name="Default" office:value-type="float" office:value="322497519056.729" calcext:value-type="float">
            <text:p>322497519056.729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332923566428.85" calcext:value-type="float">
            <text:p>3.33E+11</text:p>
          </table:table-cell>
          <table:table-cell table:style-name="Default" office:value-type="float" office:value="322898523916.315" calcext:value-type="float">
            <text:p>322898523916.31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333300033598.962" calcext:value-type="float">
            <text:p>3.33E+11</text:p>
          </table:table-cell>
          <table:table-cell table:style-name="Default" office:value-type="float" office:value="323278884984.001" calcext:value-type="float">
            <text:p>323278884984.001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333656498666.237" calcext:value-type="float">
            <text:p>3.34E+11</text:p>
          </table:table-cell>
          <table:table-cell table:style-name="Default" office:value-type="float" office:value="323639136006.905" calcext:value-type="float">
            <text:p>323639136006.9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33993494863.802" calcext:value-type="float">
            <text:p>3.34E+11</text:p>
          </table:table-cell>
          <table:table-cell table:style-name="Default" office:value-type="float" office:value="323979789199.275" calcext:value-type="float">
            <text:p>323979789199.27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334311623205.548" calcext:value-type="float">
            <text:p>3.34E+11</text:p>
          </table:table-cell>
          <table:table-cell table:style-name="Default" office:value-type="float" office:value="324301439073.507" calcext:value-type="float">
            <text:p>324301439073.507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334611488021.718" calcext:value-type="float">
            <text:p>3.35E+11</text:p>
          </table:table-cell>
          <table:table-cell table:style-name="Default" office:value-type="float" office:value="324604680359.92" calcext:value-type="float">
            <text:p>324604680359.92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334893708467.997" calcext:value-type="float">
            <text:p>3.35E+11</text:p>
          </table:table-cell>
          <table:table-cell table:style-name="Default" office:value-type="float" office:value="324890125480.341" calcext:value-type="float">
            <text:p>324890125480.341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335158892992.479" calcext:value-type="float">
            <text:p>3.35E+11</text:p>
          </table:table-cell>
          <table:table-cell table:style-name="Default" office:value-type="float" office:value="325158382912.784" calcext:value-type="float">
            <text:p>325158382912.784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335407691810.886" calcext:value-type="float">
            <text:p>3.35E+11</text:p>
          </table:table-cell>
          <table:table-cell table:style-name="Default" office:value-type="float" office:value="325410088826.362" calcext:value-type="float">
            <text:p>325410088826.362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335640751242.576" calcext:value-type="float">
            <text:p>3.36E+11</text:p>
          </table:table-cell>
          <table:table-cell table:style-name="Default" office:value-type="float" office:value="325645883762.658" calcext:value-type="float">
            <text:p>325645883762.658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335858721840.098" calcext:value-type="float">
            <text:p>3.36E+11</text:p>
          </table:table-cell>
          <table:table-cell table:style-name="Default" office:value-type="float" office:value="325866411317.236" calcext:value-type="float">
            <text:p>325866411317.236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36062257633.914" calcext:value-type="float">
            <text:p>3.36E+11</text:p>
          </table:table-cell>
          <table:table-cell table:style-name="Default" office:value-type="float" office:value="326072321395.821" calcext:value-type="float">
            <text:p>326072321395.821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336252009120.59" calcext:value-type="float">
            <text:p>3.36E+11</text:p>
          </table:table-cell>
          <table:table-cell table:style-name="Default" office:value-type="float" office:value="326264260630.944" calcext:value-type="float">
            <text:p>326264260630.94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36428622741.332" calcext:value-type="float">
            <text:p>3.36E+11</text:p>
          </table:table-cell>
          <table:table-cell table:style-name="Default" office:value-type="float" office:value="326442870050.065" calcext:value-type="float">
            <text:p>326442870050.06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336592737743.537" calcext:value-type="float">
            <text:p>3.37E+11</text:p>
          </table:table-cell>
          <table:table-cell table:style-name="Default" office:value-type="float" office:value="326608785194.739" calcext:value-type="float">
            <text:p>326608785194.739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336744993943.117" calcext:value-type="float">
            <text:p>3.37E+11</text:p>
          </table:table-cell>
          <table:table-cell table:style-name="Default" office:value-type="float" office:value="326762639489.108" calcext:value-type="float">
            <text:p>326762639489.108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336886021362.212" calcext:value-type="float">
            <text:p>3.37E+11</text:p>
          </table:table-cell>
          <table:table-cell table:style-name="Default" office:value-type="float" office:value="326905061608.817" calcext:value-type="float">
            <text:p>326905061608.817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337016430844.353" calcext:value-type="float">
            <text:p>3.37E+11</text:p>
          </table:table-cell>
          <table:table-cell table:style-name="Default" office:value-type="float" office:value="327036659711.763" calcext:value-type="float">
            <text:p>327036659711.76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37136825013.945" calcext:value-type="float">
            <text:p>3.37E+11</text:p>
          </table:table-cell>
          <table:table-cell table:style-name="Default" office:value-type="float" office:value="327158033788.709" calcext:value-type="float">
            <text:p>327158033788.709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337247797070.035" calcext:value-type="float">
            <text:p>3.37E+11</text:p>
          </table:table-cell>
          <table:table-cell table:style-name="Default" office:value-type="float" office:value="327269773949.897" calcext:value-type="float">
            <text:p>327269773949.897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337349921568.935" calcext:value-type="float">
            <text:p>3.37E+11</text:p>
          </table:table-cell>
          <table:table-cell table:style-name="Default" office:value-type="float" office:value="327372452884.522" calcext:value-type="float">
            <text:p>327372452884.52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337443756964.886" calcext:value-type="float">
            <text:p>3.37E+11</text:p>
          </table:table-cell>
          <table:table-cell table:style-name="Default" office:value-type="float" office:value="327466627001.617" calcext:value-type="float">
            <text:p>327466627001.617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337529842896.423" calcext:value-type="float">
            <text:p>3.38E+11</text:p>
          </table:table-cell>
          <table:table-cell table:style-name="Default" office:value-type="float" office:value="327552834990.767" calcext:value-type="float">
            <text:p>327552834990.76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37608700234.741" calcext:value-type="float">
            <text:p>3.38E+11</text:p>
          </table:table-cell>
          <table:table-cell table:style-name="Default" office:value-type="float" office:value="327631596361.13" calcext:value-type="float">
            <text:p>327631596361.13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337680830057.501" calcext:value-type="float">
            <text:p>3.38E+11</text:p>
          </table:table-cell>
          <table:table-cell table:style-name="Default" office:value-type="float" office:value="327703411592.803" calcext:value-type="float">
            <text:p>327703411592.803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337746711800.484" calcext:value-type="float">
            <text:p>3.38E+11</text:p>
          </table:table-cell>
          <table:table-cell table:style-name="Default" office:value-type="float" office:value="327768761242.688" calcext:value-type="float">
            <text:p>327768761242.688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37806806537.247" calcext:value-type="float">
            <text:p>3.38E+11</text:p>
          </table:table-cell>
          <table:table-cell table:style-name="Default" office:value-type="float" office:value="327828105971.464" calcext:value-type="float">
            <text:p>327828105971.464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337861556797.347" calcext:value-type="float">
            <text:p>3.38E+11</text:p>
          </table:table-cell>
          <table:table-cell table:style-name="Default" office:value-type="float" office:value="327881885883.594" calcext:value-type="float">
            <text:p>327881885883.594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37911378549.493" calcext:value-type="float">
            <text:p>3.38E+11</text:p>
          </table:table-cell>
          <table:table-cell table:style-name="Default" office:value-type="float" office:value="327930520290.492" calcext:value-type="float">
            <text:p>327930520290.492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337956672396.203" calcext:value-type="float">
            <text:p>3.38E+11</text:p>
          </table:table-cell>
          <table:table-cell table:style-name="Default" office:value-type="float" office:value="327974410027.59" calcext:value-type="float">
            <text:p>327974410027.59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337997812871.758" calcext:value-type="float">
            <text:p>3.38E+11</text:p>
          </table:table-cell>
          <table:table-cell table:style-name="Default" office:value-type="float" office:value="328013936576.556" calcext:value-type="float">
            <text:p>328013936576.556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38035155553.565" calcext:value-type="float">
            <text:p>3.38E+11</text:p>
          </table:table-cell>
          <table:table-cell table:style-name="Default" office:value-type="float" office:value="328049458840.402" calcext:value-type="float">
            <text:p>328049458840.402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338069035314.294" calcext:value-type="float">
            <text:p>3.38E+11</text:p>
          </table:table-cell>
          <table:table-cell table:style-name="Default" office:value-type="float" office:value="328081313105.346" calcext:value-type="float">
            <text:p>328081313105.34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38099765166.758" calcext:value-type="float">
            <text:p>3.38E+11</text:p>
          </table:table-cell>
          <table:table-cell table:style-name="Default" office:value-type="float" office:value="328109811526.75" calcext:value-type="float">
            <text:p>328109811526.7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338127639720.303" calcext:value-type="float">
            <text:p>3.38E+11</text:p>
          </table:table-cell>
          <table:table-cell table:style-name="Default" office:value-type="float" office:value="328135240874.78" calcext:value-type="float">
            <text:p>328135240874.78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338152931620.753" calcext:value-type="float">
            <text:p>3.38E+11</text:p>
          </table:table-cell>
          <table:table-cell table:style-name="Default" office:value-type="float" office:value="328157873888.191" calcext:value-type="float">
            <text:p>328157873888.191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38175897701.966" calcext:value-type="float">
            <text:p>3.38E+11</text:p>
          </table:table-cell>
          <table:table-cell table:style-name="Default" office:value-type="float" office:value="328178006413.372" calcext:value-type="float">
            <text:p>328178006413.372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338196772769.621" calcext:value-type="float">
            <text:p>3.38E+11</text:p>
          </table:table-cell>
          <table:table-cell table:style-name="Default" office:value-type="float" office:value="328195847391.754" calcext:value-type="float">
            <text:p>328195847391.754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38215779665.873" calcext:value-type="float">
            <text:p>3.38E+11</text:p>
          </table:table-cell>
          <table:table-cell table:style-name="Default" office:value-type="float" office:value="328211608648.798" calcext:value-type="float">
            <text:p>328211608648.798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338233118609.364" calcext:value-type="float">
            <text:p>3.38E+11</text:p>
          </table:table-cell>
          <table:table-cell table:style-name="Default" office:value-type="float" office:value="328225491754.34" calcext:value-type="float">
            <text:p>328225491754.34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338248972261.067" calcext:value-type="float">
            <text:p>3.38E+11</text:p>
          </table:table-cell>
          <table:table-cell table:style-name="Default" office:value-type="float" office:value="328237717031.183" calcext:value-type="float">
            <text:p>328237717031.183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338263517842.903" calcext:value-type="float">
            <text:p>3.38E+11</text:p>
          </table:table-cell>
          <table:table-cell table:style-name="Default" office:value-type="float" office:value="328248438006.447" calcext:value-type="float">
            <text:p>328248438006.447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38276905791.632" calcext:value-type="float">
            <text:p>3.38E+11</text:p>
          </table:table-cell>
          <table:table-cell table:style-name="Default" office:value-type="float" office:value="328257811413.76" calcext:value-type="float">
            <text:p>328257811413.7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38289273104.961" calcext:value-type="float">
            <text:p>3.38E+11</text:p>
          </table:table-cell>
          <table:table-cell table:style-name="Default" office:value-type="float" office:value="328265982954.413" calcext:value-type="float">
            <text:p>328265982954.413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38300755786.48" calcext:value-type="float">
            <text:p>3.38E+11</text:p>
          </table:table-cell>
          <table:table-cell table:style-name="Default" office:value-type="float" office:value="328273094921.538" calcext:value-type="float">
            <text:p>328273094921.538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338311465257.106" calcext:value-type="float">
            <text:p>3.38E+11</text:p>
          </table:table-cell>
          <table:table-cell table:style-name="Default" office:value-type="float" office:value="328279264744.538" calcext:value-type="float">
            <text:p>328279264744.538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338321503392.269" calcext:value-type="float">
            <text:p>3.38E+11</text:p>
          </table:table-cell>
          <table:table-cell table:style-name="Default" office:value-type="float" office:value="328284604011.237" calcext:value-type="float">
            <text:p>328284604011.237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338330967518.541" calcext:value-type="float">
            <text:p>3.38E+11</text:p>
          </table:table-cell>
          <table:table-cell table:style-name="Default" office:value-type="float" office:value="328289212674.668" calcext:value-type="float">
            <text:p>328289212674.668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38339940141.626" calcext:value-type="float">
            <text:p>3.38E+11</text:p>
          </table:table-cell>
          <table:table-cell table:style-name="Default" office:value-type="float" office:value="328293177013.023" calcext:value-type="float">
            <text:p>328293177013.023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338348495967.898" calcext:value-type="float">
            <text:p>3.38E+11</text:p>
          </table:table-cell>
          <table:table-cell table:style-name="Default" office:value-type="float" office:value="328296580583.976" calcext:value-type="float">
            <text:p>328296580583.976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338356699244.835" calcext:value-type="float">
            <text:p>3.38E+11</text:p>
          </table:table-cell>
          <table:table-cell table:style-name="Default" office:value-type="float" office:value="328299496484.017" calcext:value-type="float">
            <text:p>328299496484.017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338364608332.467" calcext:value-type="float">
            <text:p>3.38E+11</text:p>
          </table:table-cell>
          <table:table-cell table:style-name="Default" office:value-type="float" office:value="328301988726.411" calcext:value-type="float">
            <text:p>328301988726.411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338372274335.911" calcext:value-type="float">
            <text:p>3.38E+11</text:p>
          </table:table-cell>
          <table:table-cell table:style-name="Default" office:value-type="float" office:value="328304111027.359" calcext:value-type="float">
            <text:p>328304111027.359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38379740659.374" calcext:value-type="float">
            <text:p>3.38E+11</text:p>
          </table:table-cell>
          <table:table-cell table:style-name="Default" office:value-type="float" office:value="328305915409.709" calcext:value-type="float">
            <text:p>328305915409.709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338387045869.637" calcext:value-type="float">
            <text:p>3.38E+11</text:p>
          </table:table-cell>
          <table:table-cell table:style-name="Default" office:value-type="float" office:value="328307446120.124" calcext:value-type="float">
            <text:p>328307446120.124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338394223399.108" calcext:value-type="float">
            <text:p>3.38E+11</text:p>
          </table:table-cell>
          <table:table-cell table:style-name="Default" office:value-type="float" office:value="328308741607.846" calcext:value-type="float">
            <text:p>328308741607.846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338401299295.041" calcext:value-type="float">
            <text:p>3.38E+11</text:p>
          </table:table-cell>
          <table:table-cell table:style-name="Default" office:value-type="float" office:value="328309834752" calcext:value-type="float">
            <text:p>328309834752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338408297116.098" calcext:value-type="float">
            <text:p>3.38E+11</text:p>
          </table:table-cell>
          <table:table-cell table:style-name="Default" office:value-type="float" office:value="328310755632.933" calcext:value-type="float">
            <text:p>328310755632.933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38415236632.011" calcext:value-type="float">
            <text:p>3.38E+11</text:p>
          </table:table-cell>
          <table:table-cell table:style-name="Default" office:value-type="float" office:value="328311530319.061" calcext:value-type="float">
            <text:p>328311530319.061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38422132438.665" calcext:value-type="float">
            <text:p>3.38E+11</text:p>
          </table:table-cell>
          <table:table-cell table:style-name="Default" office:value-type="float" office:value="328312180529.868" calcext:value-type="float">
            <text:p>328312180529.868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338428997220.294" calcext:value-type="float">
            <text:p>3.38E+11</text:p>
          </table:table-cell>
          <table:table-cell table:style-name="Default" office:value-type="float" office:value="328312723429.828" calcext:value-type="float">
            <text:p>328312723429.828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38435841253.517" calcext:value-type="float">
            <text:p>3.38E+11</text:p>
          </table:table-cell>
          <table:table-cell table:style-name="Default" office:value-type="float" office:value="328313177580.631" calcext:value-type="float">
            <text:p>328313177580.631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338442670760.818" calcext:value-type="float">
            <text:p>3.38E+11</text:p>
          </table:table-cell>
          <table:table-cell table:style-name="Default" office:value-type="float" office:value="328313558704.206" calcext:value-type="float">
            <text:p>328313558704.20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38449491103.194" calcext:value-type="float">
            <text:p>3.38E+11</text:p>
          </table:table-cell>
          <table:table-cell table:style-name="Default" office:value-type="float" office:value="328313879527.318" calcext:value-type="float">
            <text:p>328313879527.318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38456306320.716" calcext:value-type="float">
            <text:p>3.38E+11</text:p>
          </table:table-cell>
          <table:table-cell table:style-name="Default" office:value-type="float" office:value="328314148067.493" calcext:value-type="float">
            <text:p>328314148067.493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338463116993.516" calcext:value-type="float">
            <text:p>3.38E+11</text:p>
          </table:table-cell>
          <table:table-cell table:style-name="Default" office:value-type="float" office:value="328314374880.869" calcext:value-type="float">
            <text:p>328314374880.869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338469923614.158" calcext:value-type="float">
            <text:p>3.38E+11</text:p>
          </table:table-cell>
          <table:table-cell table:style-name="Default" office:value-type="float" office:value="328314567061.574" calcext:value-type="float">
            <text:p>328314567061.574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38476726126.736" calcext:value-type="float">
            <text:p>3.38E+11</text:p>
          </table:table-cell>
          <table:table-cell table:style-name="Default" office:value-type="float" office:value="328314729969.416" calcext:value-type="float">
            <text:p>328314729969.416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38483521624.34" calcext:value-type="float">
            <text:p>3.38E+11</text:p>
          </table:table-cell>
          <table:table-cell table:style-name="Default" office:value-type="float" office:value="328314868755.296" calcext:value-type="float">
            <text:p>328314868755.296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338490307407.815" calcext:value-type="float">
            <text:p>3.38E+11</text:p>
          </table:table-cell>
          <table:table-cell table:style-name="Default" office:value-type="float" office:value="328314987419.587" calcext:value-type="float">
            <text:p>328314987419.587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338497080691.662" calcext:value-type="float">
            <text:p>3.38E+11</text:p>
          </table:table-cell>
          <table:table-cell table:style-name="Default" office:value-type="float" office:value="328315089303.919" calcext:value-type="float">
            <text:p>328315089303.919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338503836649.202" calcext:value-type="float">
            <text:p>3.39E+11</text:p>
          </table:table-cell>
          <table:table-cell table:style-name="Default" office:value-type="float" office:value="328315177289.826" calcext:value-type="float">
            <text:p>328315177289.826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338510570650.802" calcext:value-type="float">
            <text:p>3.39E+11</text:p>
          </table:table-cell>
          <table:table-cell table:style-name="Default" office:value-type="float" office:value="328315253345.355" calcext:value-type="float">
            <text:p>328315253345.35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38517278206.859" calcext:value-type="float">
            <text:p>3.39E+11</text:p>
          </table:table-cell>
          <table:table-cell table:style-name="Default" office:value-type="float" office:value="328315319613.8" calcext:value-type="float">
            <text:p>328315319613.8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338523953488.957" calcext:value-type="float">
            <text:p>3.39E+11</text:p>
          </table:table-cell>
          <table:table-cell table:style-name="Default" office:value-type="float" office:value="328315378226.891" calcext:value-type="float">
            <text:p>328315378226.891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338530590835.587" calcext:value-type="float">
            <text:p>3.39E+11</text:p>
          </table:table-cell>
          <table:table-cell table:style-name="Default" office:value-type="float" office:value="328315429536.557" calcext:value-type="float">
            <text:p>328315429536.557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38537184836.787" calcext:value-type="float">
            <text:p>3.39E+11</text:p>
          </table:table-cell>
          <table:table-cell table:style-name="Default" office:value-type="float" office:value="328315475287.997" calcext:value-type="float">
            <text:p>328315475287.997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38543729226.422" calcext:value-type="float">
            <text:p>3.39E+11</text:p>
          </table:table-cell>
          <table:table-cell table:style-name="Default" office:value-type="float" office:value="328315516679.854" calcext:value-type="float">
            <text:p>328315516679.854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338550217899.259" calcext:value-type="float">
            <text:p>3.39E+11</text:p>
          </table:table-cell>
          <table:table-cell table:style-name="Default" office:value-type="float" office:value="328315553710.356" calcext:value-type="float">
            <text:p>328315553710.356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338556645057.719" calcext:value-type="float">
            <text:p>3.39E+11</text:p>
          </table:table-cell>
          <table:table-cell table:style-name="Default" office:value-type="float" office:value="328315587361.135" calcext:value-type="float">
            <text:p>328315587361.135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338563004340.341" calcext:value-type="float">
            <text:p>3.39E+11</text:p>
          </table:table-cell>
          <table:table-cell table:style-name="Default" office:value-type="float" office:value="328315618130.102" calcext:value-type="float">
            <text:p>328315618130.102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338569289537.678" calcext:value-type="float">
            <text:p>3.39E+11</text:p>
          </table:table-cell>
          <table:table-cell table:style-name="Default" office:value-type="float" office:value="328315646127.504" calcext:value-type="float">
            <text:p>328315646127.504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38575494763.474" calcext:value-type="float">
            <text:p>3.39E+11</text:p>
          </table:table-cell>
          <table:table-cell table:style-name="Default" office:value-type="float" office:value="328315671720.514" calcext:value-type="float">
            <text:p>328315671720.51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38581613776.788" calcext:value-type="float">
            <text:p>3.39E+11</text:p>
          </table:table-cell>
          <table:table-cell table:style-name="Default" office:value-type="float" office:value="328315695107.362" calcext:value-type="float">
            <text:p>328315695107.362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338587640463.515" calcext:value-type="float">
            <text:p>3.39E+11</text:p>
          </table:table-cell>
          <table:table-cell table:style-name="Default" office:value-type="float" office:value="328315716437.262" calcext:value-type="float">
            <text:p>328315716437.262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338593569001.968" calcext:value-type="float">
            <text:p>3.39E+11</text:p>
          </table:table-cell>
          <table:table-cell table:style-name="Default" office:value-type="float" office:value="328315735887.828" calcext:value-type="float">
            <text:p>328315735887.828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338599393475.108" calcext:value-type="float">
            <text:p>3.39E+11</text:p>
          </table:table-cell>
          <table:table-cell table:style-name="Default" office:value-type="float" office:value="328315753572.037" calcext:value-type="float">
            <text:p>328315753572.037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338605107978.592" calcext:value-type="float">
            <text:p>3.39E+11</text:p>
          </table:table-cell>
          <table:table-cell table:style-name="Default" office:value-type="float" office:value="328315769600.088" calcext:value-type="float">
            <text:p>328315769600.088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338610706762.318" calcext:value-type="float">
            <text:p>3.39E+11</text:p>
          </table:table-cell>
          <table:table-cell table:style-name="Default" office:value-type="float" office:value="328315784179.927" calcext:value-type="float">
            <text:p>328315784179.927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338616184142.654" calcext:value-type="float">
            <text:p>3.39E+11</text:p>
          </table:table-cell>
          <table:table-cell table:style-name="Default" office:value-type="float" office:value="328315797430.679" calcext:value-type="float">
            <text:p>328315797430.679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338621534515.693" calcext:value-type="float">
            <text:p>3.39E+11</text:p>
          </table:table-cell>
          <table:table-cell table:style-name="Default" office:value-type="float" office:value="328315809438.708" calcext:value-type="float">
            <text:p>328315809438.708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338626752429.986" calcext:value-type="float">
            <text:p>3.39E+11</text:p>
          </table:table-cell>
          <table:table-cell table:style-name="Default" office:value-type="float" office:value="328315820305.451" calcext:value-type="float">
            <text:p>328315820305.451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338631832523.442" calcext:value-type="float">
            <text:p>3.39E+11</text:p>
          </table:table-cell>
          <table:table-cell table:style-name="Default" office:value-type="float" office:value="328315830087.96" calcext:value-type="float">
            <text:p>328315830087.9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8636769539.298" calcext:value-type="float">
            <text:p>3.39E+11</text:p>
          </table:table-cell>
          <table:table-cell table:style-name="Default" office:value-type="float" office:value="328315838849.489" calcext:value-type="float">
            <text:p>328315838849.489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338641558372.104" calcext:value-type="float">
            <text:p>3.39E+11</text:p>
          </table:table-cell>
          <table:table-cell table:style-name="Default" office:value-type="float" office:value="328315846667.801" calcext:value-type="float">
            <text:p>328315846667.801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338646193987.366" calcext:value-type="float">
            <text:p>3.39E+11</text:p>
          </table:table-cell>
          <table:table-cell table:style-name="Default" office:value-type="float" office:value="328315853624.35" calcext:value-type="float">
            <text:p>328315853624.35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338650671467.3" calcext:value-type="float">
            <text:p>3.39E+11</text:p>
          </table:table-cell>
          <table:table-cell table:style-name="Default" office:value-type="float" office:value="328315859795.217" calcext:value-type="float">
            <text:p>328315859795.217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338654985990.987" calcext:value-type="float">
            <text:p>3.39E+11</text:p>
          </table:table-cell>
          <table:table-cell table:style-name="Default" office:value-type="float" office:value="328315865254.553" calcext:value-type="float">
            <text:p>328315865254.553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38659132852.837" calcext:value-type="float">
            <text:p>3.39E+11</text:p>
          </table:table-cell>
          <table:table-cell table:style-name="Default" office:value-type="float" office:value="328315870061.641" calcext:value-type="float">
            <text:p>328315870061.641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338663107468.774" calcext:value-type="float">
            <text:p>3.39E+11</text:p>
          </table:table-cell>
          <table:table-cell table:style-name="Default" office:value-type="float" office:value="328315874275.115" calcext:value-type="float">
            <text:p>328315874275.11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338666905369.167" calcext:value-type="float">
            <text:p>3.39E+11</text:p>
          </table:table-cell>
          <table:table-cell table:style-name="Default" office:value-type="float" office:value="328315877948.525" calcext:value-type="float">
            <text:p>328315877948.525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338670522191.16" calcext:value-type="float">
            <text:p>3.39E+11</text:p>
          </table:table-cell>
          <table:table-cell table:style-name="Default" office:value-type="float" office:value="328315881136.465" calcext:value-type="float">
            <text:p>328315881136.46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338673953684.116" calcext:value-type="float">
            <text:p>3.39E+11</text:p>
          </table:table-cell>
          <table:table-cell table:style-name="Default" office:value-type="float" office:value="328315883890.946" calcext:value-type="float">
            <text:p>328315883890.94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38677195707.623" calcext:value-type="float">
            <text:p>3.39E+11</text:p>
          </table:table-cell>
          <table:table-cell table:style-name="Default" office:value-type="float" office:value="328315886259.432" calcext:value-type="float">
            <text:p>328315886259.432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338680244230.288" calcext:value-type="float">
            <text:p>3.39E+11</text:p>
          </table:table-cell>
          <table:table-cell table:style-name="Default" office:value-type="float" office:value="328315888284.966" calcext:value-type="float">
            <text:p>328315888284.966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338683095331.319" calcext:value-type="float">
            <text:p>3.39E+11</text:p>
          </table:table-cell>
          <table:table-cell table:style-name="Default" office:value-type="float" office:value="328315890007.329" calcext:value-type="float">
            <text:p>328315890007.329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338685745194.893" calcext:value-type="float">
            <text:p>3.39E+11</text:p>
          </table:table-cell>
          <table:table-cell table:style-name="Default" office:value-type="float" office:value="328315891463.624" calcext:value-type="float">
            <text:p>328315891463.624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338688190111.431" calcext:value-type="float">
            <text:p>3.39E+11</text:p>
          </table:table-cell>
          <table:table-cell table:style-name="Default" office:value-type="float" office:value="328315892687.868" calcext:value-type="float">
            <text:p>328315892687.868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338690426475.436" calcext:value-type="float">
            <text:p>3.39E+11</text:p>
          </table:table-cell>
          <table:table-cell table:style-name="Default" office:value-type="float" office:value="328315893710.5" calcext:value-type="float">
            <text:p>328315893710.5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338692450783.616" calcext:value-type="float">
            <text:p>3.39E+11</text:p>
          </table:table-cell>
          <table:table-cell table:style-name="Default" office:value-type="float" office:value="328315894559.187" calcext:value-type="float">
            <text:p>328315894559.187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338694259632.774" calcext:value-type="float">
            <text:p>3.39E+11</text:p>
          </table:table-cell>
          <table:table-cell table:style-name="Default" office:value-type="float" office:value="328315895258.726" calcext:value-type="float">
            <text:p>328315895258.726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338695849717.832" calcext:value-type="float">
            <text:p>3.39E+11</text:p>
          </table:table-cell>
          <table:table-cell table:style-name="Default" office:value-type="float" office:value="328315895831.234" calcext:value-type="float">
            <text:p>328315895831.234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338697217829.757" calcext:value-type="float">
            <text:p>3.39E+11</text:p>
          </table:table-cell>
          <table:table-cell table:style-name="Default" office:value-type="float" office:value="328315896296.287" calcext:value-type="float">
            <text:p>328315896296.28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38698360852.367" calcext:value-type="float">
            <text:p>3.39E+11</text:p>
          </table:table-cell>
          <table:table-cell table:style-name="Default" office:value-type="float" office:value="328315896671.117" calcext:value-type="float">
            <text:p>328315896671.117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338699275760.297" calcext:value-type="float">
            <text:p>3.39E+11</text:p>
          </table:table-cell>
          <table:table-cell table:style-name="Default" office:value-type="float" office:value="328315896970.755" calcext:value-type="float">
            <text:p>328315896970.75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338699959616.355" calcext:value-type="float">
            <text:p>3.39E+11</text:p>
          </table:table-cell>
          <table:table-cell table:style-name="Default" office:value-type="float" office:value="328315897208.242" calcext:value-type="float">
            <text:p>328315897208.242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338700409568.378" calcext:value-type="float">
            <text:p>3.39E+11</text:p>
          </table:table-cell>
          <table:table-cell table:style-name="Default" office:value-type="float" office:value="328315897394.776" calcext:value-type="float">
            <text:p>328315897394.776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338700622846.265" calcext:value-type="float">
            <text:p>3.39E+11</text:p>
          </table:table-cell>
          <table:table-cell table:style-name="Default" office:value-type="float" office:value="328315897539.902" calcext:value-type="float">
            <text:p>328315897539.90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38700596758.964" calcext:value-type="float">
            <text:p>3.39E+11</text:p>
          </table:table-cell>
          <table:table-cell table:style-name="Default" office:value-type="float" office:value="328315897651.691" calcext:value-type="float">
            <text:p>328315897651.691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338700328691.178" calcext:value-type="float">
            <text:p>3.39E+11</text:p>
          </table:table-cell>
          <table:table-cell table:style-name="Default" office:value-type="float" office:value="328315897736.9" calcext:value-type="float">
            <text:p>328315897736.9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338699816099.978" calcext:value-type="float">
            <text:p>3.39E+11</text:p>
          </table:table-cell>
          <table:table-cell table:style-name="Default" office:value-type="float" office:value="328315897801.133" calcext:value-type="float">
            <text:p>328315897801.133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338699056511.369" calcext:value-type="float">
            <text:p>3.39E+11</text:p>
          </table:table-cell>
          <table:table-cell table:style-name="Default" office:value-type="float" office:value="328315897848.991" calcext:value-type="float">
            <text:p>328315897848.991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338698047516.736" calcext:value-type="float">
            <text:p>3.39E+11</text:p>
          </table:table-cell>
          <table:table-cell table:style-name="Default" office:value-type="float" office:value="328315897884.21" calcext:value-type="float">
            <text:p>328315897884.2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38696786769.185" calcext:value-type="float">
            <text:p>3.39E+11</text:p>
          </table:table-cell>
          <table:table-cell table:style-name="Default" office:value-type="float" office:value="328315897909.793" calcext:value-type="float">
            <text:p>328315897909.793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338695271979.804" calcext:value-type="float">
            <text:p>3.39E+11</text:p>
          </table:table-cell>
          <table:table-cell table:style-name="Default" office:value-type="float" office:value="328315897928.12" calcext:value-type="float">
            <text:p>328315897928.12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338693500913.869" calcext:value-type="float">
            <text:p>3.39E+11</text:p>
          </table:table-cell>
          <table:table-cell table:style-name="Default" office:value-type="float" office:value="328315897941.058" calcext:value-type="float">
            <text:p>328315897941.058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338691471386.969" calcext:value-type="float">
            <text:p>3.39E+11</text:p>
          </table:table-cell>
          <table:table-cell table:style-name="Default" office:value-type="float" office:value="328315897950.052" calcext:value-type="float">
            <text:p>328315897950.05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338689181261.08" calcext:value-type="float">
            <text:p>3.39E+11</text:p>
          </table:table-cell>
          <table:table-cell table:style-name="Default" office:value-type="float" office:value="328315897956.201" calcext:value-type="float">
            <text:p>328315897956.20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38686628440.593" calcext:value-type="float">
            <text:p>3.39E+11</text:p>
          </table:table-cell>
          <table:table-cell table:style-name="Default" office:value-type="float" office:value="328315897960.333" calcext:value-type="float">
            <text:p>328315897960.333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338683810868.306" calcext:value-type="float">
            <text:p>3.39E+11</text:p>
          </table:table-cell>
          <table:table-cell table:style-name="Default" office:value-type="float" office:value="328315897963.057" calcext:value-type="float">
            <text:p>328315897963.057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338680726521.391" calcext:value-type="float">
            <text:p>3.39E+11</text:p>
          </table:table-cell>
          <table:table-cell table:style-name="Default" office:value-type="float" office:value="328315897964.818" calcext:value-type="float">
            <text:p>328315897964.818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338677373407.343" calcext:value-type="float">
            <text:p>3.39E+11</text:p>
          </table:table-cell>
          <table:table-cell table:style-name="Default" office:value-type="float" office:value="328315897965.932" calcext:value-type="float">
            <text:p>328315897965.932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338673749559.921" calcext:value-type="float">
            <text:p>3.39E+11</text:p>
          </table:table-cell>
          <table:table-cell table:style-name="Default" office:value-type="float" office:value="328315897966.621" calcext:value-type="float">
            <text:p>328315897966.62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38669853035.097" calcext:value-type="float">
            <text:p>3.39E+11</text:p>
          </table:table-cell>
          <table:table-cell table:style-name="Default" office:value-type="float" office:value="328315897967.038" calcext:value-type="float">
            <text:p>328315897967.038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338665681907.018" calcext:value-type="float">
            <text:p>3.39E+11</text:p>
          </table:table-cell>
          <table:table-cell table:style-name="Default" office:value-type="float" office:value="328315897967.282" calcext:value-type="float">
            <text:p>328315897967.282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338661234263.985" calcext:value-type="float">
            <text:p>3.39E+11</text:p>
          </table:table-cell>
          <table:table-cell table:style-name="Default" office:value-type="float" office:value="328315897967.422" calcext:value-type="float">
            <text:p>328315897967.422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338656508204.475" calcext:value-type="float">
            <text:p>3.39E+11</text:p>
          </table:table-cell>
          <table:table-cell table:style-name="Default" office:value-type="float" office:value="328315897967.5" calcext:value-type="float">
            <text:p>328315897967.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338651501833.201" calcext:value-type="float">
            <text:p>3.39E+11</text:p>
          </table:table-cell>
          <table:table-cell table:style-name="Default" office:value-type="float" office:value="328315897967.542" calcext:value-type="float">
            <text:p>328315897967.542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338646213257.223" calcext:value-type="float">
            <text:p>3.39E+11</text:p>
          </table:table-cell>
          <table:table-cell table:style-name="Default" office:value-type="float" office:value="328315897967.563" calcext:value-type="float">
            <text:p>328315897967.563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38640640582.128" calcext:value-type="float">
            <text:p>3.39E+11</text:p>
          </table:table-cell>
          <table:table-cell table:style-name="Default" office:value-type="float" office:value="328315897967.574" calcext:value-type="float">
            <text:p>328315897967.574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338634781908.27" calcext:value-type="float">
            <text:p>3.39E+11</text:p>
          </table:table-cell>
          <table:table-cell table:style-name="Default" office:value-type="float" office:value="328315897967.579" calcext:value-type="float">
            <text:p>328315897967.579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338628635327.08" calcext:value-type="float">
            <text:p>3.39E+11</text:p>
          </table:table-cell>
          <table:table-cell table:style-name="Default" office:value-type="float" office:value="328315897967.582" calcext:value-type="float">
            <text:p>328315897967.582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338622198917.491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38615470742.453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338608448845.538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338601131247.653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38593515943.515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338585600898.105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338577384041.26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338568863265.762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338560036448.013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338550901362.699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338541455772.449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38531697461.221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338521624165.566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338511233594.858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338500523036.251" calcext:value-type="float">
            <text:p>3.39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338489490243.29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338478132756.65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338466448081.239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338454433563.72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338442086338.00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338429403857.79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38416383378.24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338403022106.654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338389317043.62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338375265238.05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338360863743.77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38346109512.76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338330999442.22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338315530375.67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338299699100.354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338283502349.27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38266936800.66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338249999145.202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38232686089.721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338214994123.86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338196919759.26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338178459458.6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338159609891.44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338140367496.554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338120728613.18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338100689605.452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38080246829.482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338059397073.45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338038136467.362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338016461347.61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337994368026.96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337971853032.42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337948913041.551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337925544229.59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337901742982.81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337877505682.66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37852829299.00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337827710318.792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337802145177.45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337776130449.43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337749662808.5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337722739739.014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337695357665.823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337667513463.605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337639204051.627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337610426800.381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37581179312.0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337551458554.166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337521261886.418" calcext:value-type="float">
            <text:p>3.38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337490586742.534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337459431489.333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337427793800.359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337395671449.824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337363062457.761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37329965082.088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337296378584.879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37262301065.982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337227731246.032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337192667983.274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337157110768.35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337121059342.359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37084512901.23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337047471146.254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337009933948.916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336971902275.633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336933376363.812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36894356742.936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336854844261.831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336814840125.976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336774346508.245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336733364658.21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336691896493.052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336649944161.976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336607510290.978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336564597900.619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336521209996.864" calcext:value-type="float">
            <text:p>3.37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36477350043.461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336433021823.15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336388229346.052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336342976932.685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336297269192.373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36251111038.882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336204507729.879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336157464844.671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336109988206.544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336062084017.309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36013758806.239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335965019363.157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335915872857.492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335866326790.58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35816388941.189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335766067450.51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335715370789.597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335664307733.789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335612887384.393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335561119167.053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335509012839.974" calcext:value-type="float">
            <text:p>3.36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335456578483.799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335403826504.963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335350767635.972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335297412806.47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335243773355.90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335189860986.386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335135687682.005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335081265746.70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335026607804.299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34971726381.67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334916634715.094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334861346334.501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334805874994.01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334750234744.062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334694439929.89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334638504514.308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334582443516.624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334526272031.886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334470005357.69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334413659045.08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334357248894.70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334300790170.6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334244299386.38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334187792885.51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334131287211.58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334074799104.28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334018345448.831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333961942766.73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333905608517.69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33849360010.32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333793214692.2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333737190142.21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333681303991.03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333625573655.69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333570017167.87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333514652432.08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333459497423.61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333404570179.10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333349888681.35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33295470725.6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333241334560.65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333187498259.20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333133979888.94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333080797501.39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333027969077.9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332975512521.30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332923445788.6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332871786724.52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332820553097.3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32769762588.48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332719432574.02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332669580276.12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332620223092.60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332571378114.56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332523062268.43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332475292303.1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332428084809.653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332381456186.32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332335422593.925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332289999987.1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332245203981.81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332201050001.61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332157553210.29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332114728468.385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332072590320.76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32031153014.02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331990430459.4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331950436224.9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331911183520.9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331872685345.71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331834954586.853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331798003218.23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331761843048.88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331726485487.40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331691941529.53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331658222176.993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331625337806.315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331593298109.533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331562112523.1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331531790044.895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331502339223.39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331473768293.01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331446084849.41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331419296068.0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331393408649.08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331368428801.98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331344362271.88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331321214403.767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331298989844.6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31277692795.72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331257326929.0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331237895378.73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331219401089.66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331201846407.48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331185232775.68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331169561295.80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331154832522.66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331141046458.07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331128203421.8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331116302256.58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331105341432.4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31095318986.667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331086232423.39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331078078756.88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331070854721.998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331064556132.73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331059178427.00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331054716512.59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331051164765.64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331048517327.60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331046767893.1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331045909180.89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331045933629.77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331046833174.55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331048599246.88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331051223440.48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331054696267.4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331059007750.23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331064147579.96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331070104993.17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331076868799.50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331084427657.82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331092769383.87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331101881525.99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331111751214.216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331122365165.563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331133710247.44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331145773268.86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331158539344.57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31171993821.426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331186121672.19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331200907499.297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331216335538.52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331232389662.77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331249053385.77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331266311741.826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331284150027.546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31302549087.438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331321491629.367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31340960083.17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331360936606.639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331381403091.47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331402341169.262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331423732217.465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331445560234.008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331467809697.451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331490458804.74" calcext:value-type="float">
            <text:p>3.31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331513488839.28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331536880958.23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331560616203.0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331584675510.326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331609039722.0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331633689596.74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331658607220.85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331683775272.94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331709173552.61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331734783362.44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331760586093.45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331786563243.544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331812696435.89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1838966565.99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331865355516.944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331891845381.31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331918418212.72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31945056244.54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331971741905.9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331998457694.76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332025184822.733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332051907018.90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332078607307.4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332105268934.82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332131875382.02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332158410377.33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32184857848.634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332211201975.50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332237427330.8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332263518724.842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332289461272.87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332315240407.36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332340841890.15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332366252107.311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332391457517.46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332416444955.44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332441201702.957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332465715443.779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332489974276.708" calcext:value-type="float">
            <text:p>3.32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332513966668.37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332537681035.5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332561107003.78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2584234341.8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332607053279.93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332629554521.22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332651729253.79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332673568523.82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332695063763.50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332716207946.71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332736993997.74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332757415336.61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332777465887.82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332797140089.02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332816431603.59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332835335978.79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332853849166.59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332871967387.89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332889687368.60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332907006345.1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332923921913.08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332940431172.53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332956533358.52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32972227542.21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332987513292.61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333002390679.5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333016860276.41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333030922630.70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33044578769.39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333057830984.86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333070681640.25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333083133579.14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333095190125.98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333106855086.66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333118131640.50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333129024657.99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333139539306.4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333149681026.87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333159455701.61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333168869651.91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333177929441.55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333186641047.08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333195012542.82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333203051704.10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333210766691.7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333218166047.0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333225258687.07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333232053322.18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333238559067.44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333244786116.77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333250744578.34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333256444872.48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333261897724.26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33267114156.13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333272104643.92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333276880895.14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333281454701.27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333285837984.18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333290042894.96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33294081804.66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333297967179.52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333301711188.69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333305327033.05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333308827723.87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333312226423.48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333315536434.53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333318771189.27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333321943992.75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333325068302.43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333328157940.80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333331226644.32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333334288209.46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333337356480.99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333340445340.25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333343568463.30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333346739809.81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333349973274.90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333353282710.87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333356681939.48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333360184739.75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333363804838.80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333367555907.63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333371451518.15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333375505159.2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333379730216.22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333384139958.74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333388747528.43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333393566078.823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333398608567.84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333403887645.052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333409415880.97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333415205666.39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333421269200.68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333427618480.19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333434265782.67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33441222556.556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333448500181.55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333456109846.55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333464062496.711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333472368822.817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333481039399.119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333490084965.958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333499515172.054" calcext:value-type="float">
            <text:p>3.33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33509339736.46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333519568094.0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333530209386.58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333541272453.27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333552766308.46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333564699461.3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333577079695.91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333589914744.421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333603212019.76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333616978608.37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333631221262.86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333645947312.523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333661162588.07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333676872925.48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333693083886.95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333709800695.73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333727028230.79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333744771304.40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333763035075.98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333781823000.42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333801138788.20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333820985818.493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333841367136.32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333862285449.81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333883743564.67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333905743739.34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333928287584.64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333951376599.288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33975011955.571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333999194498.10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334023924742.5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334049204085.43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334075032030.55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334101408285.45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334128332316.75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334155803295.92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34183820100.523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334212381520.61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334241486478.75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334271132749.401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34301318220.7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334332040519.529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334363297013.71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334395084815.634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334427401238.872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334460243097.186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334493606694.837" calcext:value-type="float">
            <text:p>3.34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334527488316.065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334561884028.281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334596789686.494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34632200937.743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334668113951.758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334704523738.10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334741425467.766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334778814163.242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334816684684.592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334855031735.279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334893849935.496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334933133875.989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334972877759.538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35013075774.752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335053721990.95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335094810364.56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335136334745.466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35178289050.287" calcext:value-type="float">
            <text:p>3.35E+11</text:p>
          </table:table-cell>
          <table:table-cell table:style-name="Default" office:value-type="float" office:value="328315897967.583" calcext:value-type="float">
            <text:p>328315897967.583</text:p>
          </table:table-cell>
        </table:table-row>
        <table:table-row table:style-name="ro1" table:number-rows-repeated="104770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03:35.032408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4:10:43.832383158</meta:creation-date>
    <dc:date>2018-07-25T16:03:51.552538604</dc:date>
    <meta:editing-duration>PT7H47M47S</meta:editing-duration>
    <meta:editing-cycles>16</meta:editing-cycles>
    <meta:generator>LibreOffice/5.2.7.2$Linux_X86_64 LibreOffice_project/20m0$Build-2</meta:generator>
    <meta:document-statistic meta:table-count="2" meta:cell-count="5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00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9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07cm" svg:height="17.047cm" xlink:href=".." xlink:type="simple" chart:class="chart:scatter" chart:column-mapping="0 1" chart:style-name="ch1">
        <chart:legend chart:legend-position="end" svg:x="27.093cm" svg:y="7.979cm" style:legend-expansion="high" chart:style-name="ch2"/>
        <chart:plot-area chart:style-name="ch3" table:cell-range-address="'C2 bottom left'.A2:'C2 bottom left'.C866 'C2 bottom left'.B1:'C2 bottom left'.C1" chart:data-source-has-labels="both" svg:x="0.606cm" svg:y="0.34cm" svg:width="25.881cm" svg:height="16.367cm">
          <chartooo:coordinate-region svg:x="3.074cm" svg:y="0.537cm" svg:width="22.857cm" svg:height="15.527cm"/>
          <chart:axis chart:dimension="x" chart:name="primary-x" chart:style-name="ch4" chartooo:axis-type="auto">
            <chart:categories table:cell-range-address="'C2 bottom left'.A2:'C2 bottom left'.A8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2 bottom left'.B2:'C2 bottom left'.B866" chart:label-cell-address="'C2 bottom left'.B1:'C2 bottom left'.B1" chart:class="chart:scatter">
            <chart:domain table:cell-range-address="'C2 bottom left'.A2:'C2 bottom left'.A866"/>
            <chart:data-point chart:repeated="865"/>
          </chart:series>
          <chart:series chart:style-name="ch8" chart:values-cell-range-address="'C2 bottom left'.C2:'C2 bottom left'.C866" chart:label-cell-address="'C2 bottom left'.C1:'C2 bottom left'.C1" chart:class="chart:scatter">
            <chart:data-point chart:repeated="8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2-Cvodes</text:p>
                <draw:g>
                  <svg:desc>'C2 bottom left'.B1:'C2 bottom left'.B1</svg:desc>
                </draw:g>
              </table:table-cell>
              <table:table-cell office:value-type="string">
                <text:p>C2-OpenCS</text:p>
                <draw:g>
                  <svg:desc>'C2 bottom left'.C1:'C2 bottom lef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2 bottom left'.A2:'C2 bottom left'.A866</svg:desc>
                </draw:g>
              </table:table-cell>
              <table:table-cell office:value-type="float" office:value="0">
                <text:p>0</text:p>
                <draw:g>
                  <svg:desc>'C2 bottom left'.A2:'C2 bottom left'.A866</svg:desc>
                </draw:g>
              </table:table-cell>
              <table:table-cell office:value-type="float" office:value="250000000000">
                <text:p>250000000000</text:p>
                <draw:g>
                  <svg:desc>'C2 bottom left'.B2:'C2 bottom left'.B866</svg:desc>
                </draw:g>
              </table:table-cell>
              <table:table-cell office:value-type="float" office:value="250000000000">
                <text:p>250000000000</text:p>
                <draw:g>
                  <svg:desc>'C2 bottom left'.C2:'C2 bottom left'.C86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13324929.75">
                <text:p>250013324929.75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0026850741.276">
                <text:p>250026850741.27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50040839941.713">
                <text:p>250040839941.71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50055307007.432">
                <text:p>250055307007.432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50070260958.823">
                <text:p>250070260958.82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50085715028.136">
                <text:p>250085715028.13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50101686472.94">
                <text:p>250101686472.94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50118177107.357">
                <text:p>250118177107.357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50135208682.548">
                <text:p>250135208682.548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50152787204.631">
                <text:p>250152787204.631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50170926583.622">
                <text:p>250170926583.622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50189640886.496">
                <text:p>250189640886.49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250208941514.94">
                <text:p>250208941514.94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250228841146.715">
                <text:p>250228841146.715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50249352222.607">
                <text:p>250249352222.607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50270485899.006">
                <text:p>250270485899.00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250292254334.613">
                <text:p>250292254334.61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50314668908.73">
                <text:p>250314668908.7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250337740402.568">
                <text:p>250337740402.568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50361480323.826">
                <text:p>250361480323.82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250385896980.14">
                <text:p>250385896980.14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250411001907.546">
                <text:p>250411001907.54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250436805822.649">
                <text:p>250436805822.649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50463319534.719">
                <text:p>250463319534.719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50490553945.682">
                <text:p>250490553945.682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250518512296.671">
                <text:p>250518512296.671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50547206998.803">
                <text:p>250547206998.80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250576648110.271">
                <text:p>250576648110.271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250606845104.575">
                <text:p>250606845104.575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50637807394.816">
                <text:p>250637807394.81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250669538523.366">
                <text:p>250669538523.366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250702045835.33">
                <text:p>250702045835.33</text:p>
              </table:table-cell>
              <table:table-cell office:value-type="float" office:value="250000249990.342">
                <text:p>250000249990.34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250735338778.342">
                <text:p>250735338778.342</text:p>
              </table:table-cell>
              <table:table-cell office:value-type="float" office:value="250000249990.341">
                <text:p>250000249990.34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250769424622.586">
                <text:p>250769424622.586</text:p>
              </table:table-cell>
              <table:table-cell office:value-type="float" office:value="250000249990.34">
                <text:p>250000249990.3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250804310388.258">
                <text:p>250804310388.258</text:p>
              </table:table-cell>
              <table:table-cell office:value-type="float" office:value="250000249990.339">
                <text:p>250000249990.33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250840002527.823">
                <text:p>250840002527.823</text:p>
              </table:table-cell>
              <table:table-cell office:value-type="float" office:value="250000249990.334">
                <text:p>250000249990.33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250876504716.108">
                <text:p>250876504716.108</text:p>
              </table:table-cell>
              <table:table-cell office:value-type="float" office:value="250000249990.326">
                <text:p>250000249990.32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250913821519.764">
                <text:p>250913821519.764</text:p>
              </table:table-cell>
              <table:table-cell office:value-type="float" office:value="250000249990.308">
                <text:p>250000249990.3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50951957572.072">
                <text:p>250951957572.072</text:p>
              </table:table-cell>
              <table:table-cell office:value-type="float" office:value="250000249990.274">
                <text:p>250000249990.2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50990917164.192">
                <text:p>250990917164.192</text:p>
              </table:table-cell>
              <table:table-cell office:value-type="float" office:value="250000249990.21">
                <text:p>250000249990.2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51030704040.806">
                <text:p>251030704040.806</text:p>
              </table:table-cell>
              <table:table-cell office:value-type="float" office:value="250000249990.094">
                <text:p>250000249990.09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251071321503.678">
                <text:p>251071321503.678</text:p>
              </table:table-cell>
              <table:table-cell office:value-type="float" office:value="250000249989.89">
                <text:p>250000249989.8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51112772413.489">
                <text:p>251112772413.489</text:p>
              </table:table-cell>
              <table:table-cell office:value-type="float" office:value="250000249989.542">
                <text:p>250000249989.54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51155059163.358">
                <text:p>251155059163.358</text:p>
              </table:table-cell>
              <table:table-cell office:value-type="float" office:value="250000249988.963">
                <text:p>250000249988.96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51198183688.266">
                <text:p>251198183688.266</text:p>
              </table:table-cell>
              <table:table-cell office:value-type="float" office:value="250000249988.022">
                <text:p>250000249988.02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51242147415.539">
                <text:p>251242147415.539</text:p>
              </table:table-cell>
              <table:table-cell office:value-type="float" office:value="250000249986.527">
                <text:p>250000249986.52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51286951298.224">
                <text:p>251286951298.224</text:p>
              </table:table-cell>
              <table:table-cell office:value-type="float" office:value="250000249984.203">
                <text:p>250000249984.20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51332595798.683">
                <text:p>251332595798.683</text:p>
              </table:table-cell>
              <table:table-cell office:value-type="float" office:value="250000249980.661">
                <text:p>250000249980.66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51379080880.826">
                <text:p>251379080880.826</text:p>
              </table:table-cell>
              <table:table-cell office:value-type="float" office:value="250000249975.36">
                <text:p>250000249975.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51426406006.019">
                <text:p>251426406006.019</text:p>
              </table:table-cell>
              <table:table-cell office:value-type="float" office:value="250000249967.564">
                <text:p>250000249967.56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51474570127.446">
                <text:p>251474570127.446</text:p>
              </table:table-cell>
              <table:table-cell office:value-type="float" office:value="250000249956.287">
                <text:p>250000249956.28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51523571685.368">
                <text:p>251523571685.368</text:p>
              </table:table-cell>
              <table:table-cell office:value-type="float" office:value="250000249940.221">
                <text:p>250000249940.221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51573408603.297">
                <text:p>251573408603.297</text:p>
              </table:table-cell>
              <table:table-cell office:value-type="float" office:value="250000249917.664">
                <text:p>250000249917.6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51624078284.136">
                <text:p>251624078284.136</text:p>
              </table:table-cell>
              <table:table-cell office:value-type="float" office:value="250000249886.423">
                <text:p>250000249886.42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51675577608.135">
                <text:p>251675577608.135</text:p>
              </table:table-cell>
              <table:table-cell office:value-type="float" office:value="250000249843.713">
                <text:p>250000249843.71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51727902928.273">
                <text:p>251727902928.273</text:p>
              </table:table-cell>
              <table:table-cell office:value-type="float" office:value="250000249786.031">
                <text:p>250000249786.03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51781050068.629">
                <text:p>251781050068.629</text:p>
              </table:table-cell>
              <table:table-cell office:value-type="float" office:value="250000249709.023">
                <text:p>250000249709.02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251835014322.055">
                <text:p>251835014322.055</text:p>
              </table:table-cell>
              <table:table-cell office:value-type="float" office:value="250000249607.335">
                <text:p>250000249607.335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51889790449.775">
                <text:p>251889790449.775</text:p>
              </table:table-cell>
              <table:table-cell office:value-type="float" office:value="250000249474.444">
                <text:p>250000249474.44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51945372677.606">
                <text:p>251945372677.606</text:p>
              </table:table-cell>
              <table:table-cell office:value-type="float" office:value="250000249302.477">
                <text:p>250000249302.47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52001754700.516">
                <text:p>252001754700.516</text:p>
              </table:table-cell>
              <table:table-cell office:value-type="float" office:value="250000249082.014">
                <text:p>250000249082.01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252058929683.6">
                <text:p>252058929683.6</text:p>
              </table:table-cell>
              <table:table-cell office:value-type="float" office:value="250000248801.88">
                <text:p>250000248801.8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252116890244.932">
                <text:p>252116890244.932</text:p>
              </table:table-cell>
              <table:table-cell office:value-type="float" office:value="250000248448.92">
                <text:p>250000248448.9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252175628473.939">
                <text:p>252175628473.939</text:p>
              </table:table-cell>
              <table:table-cell office:value-type="float" office:value="250000248007.77">
                <text:p>250000248007.7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252235135929.781">
                <text:p>252235135929.781</text:p>
              </table:table-cell>
              <table:table-cell office:value-type="float" office:value="250000247460.607">
                <text:p>250000247460.60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252295403641.341">
                <text:p>252295403641.341</text:p>
              </table:table-cell>
              <table:table-cell office:value-type="float" office:value="250000246786.898">
                <text:p>250000246786.89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252356422108.359">
                <text:p>252356422108.359</text:p>
              </table:table-cell>
              <table:table-cell office:value-type="float" office:value="250000245963.143">
                <text:p>250000245963.14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252418181304.22">
                <text:p>252418181304.22</text:p>
              </table:table-cell>
              <table:table-cell office:value-type="float" office:value="250000244962.612">
                <text:p>250000244962.61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252480670679.289">
                <text:p>252480670679.289</text:p>
              </table:table-cell>
              <table:table-cell office:value-type="float" office:value="250000243755.081">
                <text:p>250000243755.0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52543879165.477">
                <text:p>252543879165.477</text:p>
              </table:table-cell>
              <table:table-cell office:value-type="float" office:value="250000242306.569">
                <text:p>250000242306.56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252607795176.792">
                <text:p>252607795176.792</text:p>
              </table:table-cell>
              <table:table-cell office:value-type="float" office:value="250000240579.08">
                <text:p>250000240579.0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252672406618.231">
                <text:p>252672406618.231</text:p>
              </table:table-cell>
              <table:table-cell office:value-type="float" office:value="250000238530.347">
                <text:p>250000238530.34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252737700887.266">
                <text:p>252737700887.266</text:p>
              </table:table-cell>
              <table:table-cell office:value-type="float" office:value="250000236113.592">
                <text:p>250000236113.59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252803664881.333">
                <text:p>252803664881.333</text:p>
              </table:table-cell>
              <table:table-cell office:value-type="float" office:value="250000233277.297">
                <text:p>250000233277.29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252870285004.004">
                <text:p>252870285004.004</text:p>
              </table:table-cell>
              <table:table-cell office:value-type="float" office:value="250000229964.991">
                <text:p>250000229964.99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252937547169.929">
                <text:p>252937547169.929</text:p>
              </table:table-cell>
              <table:table-cell office:value-type="float" office:value="250000226115.066">
                <text:p>250000226115.06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253005436812.857">
                <text:p>253005436812.857</text:p>
              </table:table-cell>
              <table:table-cell office:value-type="float" office:value="250000221660.629">
                <text:p>250000221660.62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253073938892.554">
                <text:p>253073938892.554</text:p>
              </table:table-cell>
              <table:table-cell office:value-type="float" office:value="250000216529.328">
                <text:p>250000216529.32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253143037901.517">
                <text:p>253143037901.517</text:p>
              </table:table-cell>
              <table:table-cell office:value-type="float" office:value="250000210643.373">
                <text:p>250000210643.37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53212717874.929">
                <text:p>253212717874.929</text:p>
              </table:table-cell>
              <table:table-cell office:value-type="float" office:value="250000203919.409">
                <text:p>250000203919.40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253282962398.587">
                <text:p>253282962398.587</text:p>
              </table:table-cell>
              <table:table-cell office:value-type="float" office:value="250000196268.618">
                <text:p>250000196268.61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253353754618.183">
                <text:p>253353754618.183</text:p>
              </table:table-cell>
              <table:table-cell office:value-type="float" office:value="250000187597.039">
                <text:p>250000187597.03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253425077250.582">
                <text:p>253425077250.582</text:p>
              </table:table-cell>
              <table:table-cell office:value-type="float" office:value="250000177805.395">
                <text:p>250000177805.39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253496912592.635">
                <text:p>253496912592.635</text:p>
              </table:table-cell>
              <table:table-cell office:value-type="float" office:value="250000166790.239">
                <text:p>250000166790.23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253569242533.415">
                <text:p>253569242533.415</text:p>
              </table:table-cell>
              <table:table-cell office:value-type="float" office:value="250000154443.758">
                <text:p>250000154443.75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253642048566.1">
                <text:p>253642048566.1</text:p>
              </table:table-cell>
              <table:table-cell office:value-type="float" office:value="250000140655.518">
                <text:p>250000140655.51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253715311798.844">
                <text:p>253715311798.844</text:p>
              </table:table-cell>
              <table:table-cell office:value-type="float" office:value="250000125313.092">
                <text:p>250000125313.09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253789012970.028">
                <text:p>253789012970.028</text:p>
              </table:table-cell>
              <table:table-cell office:value-type="float" office:value="250000108303.739">
                <text:p>250000108303.73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253863132461.83">
                <text:p>253863132461.83</text:p>
              </table:table-cell>
              <table:table-cell office:value-type="float" office:value="250000089517.827">
                <text:p>250000089517.82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53937650314.018">
                <text:p>253937650314.018</text:p>
              </table:table-cell>
              <table:table-cell office:value-type="float" office:value="250000068848.913">
                <text:p>250000068848.91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254012546243.351">
                <text:p>254012546243.351</text:p>
              </table:table-cell>
              <table:table-cell office:value-type="float" office:value="250000046201.495">
                <text:p>250000046201.49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254087799662.375">
                <text:p>254087799662.375</text:p>
              </table:table-cell>
              <table:table-cell office:value-type="float" office:value="250000021491.334">
                <text:p>250000021491.33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254163389693.947">
                <text:p>254163389693.947</text:p>
              </table:table-cell>
              <table:table-cell office:value-type="float" office:value="249999994655.673">
                <text:p>249999994655.67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254239295190.09">
                <text:p>254239295190.09</text:p>
              </table:table-cell>
              <table:table-cell office:value-type="float" office:value="249999965658.268">
                <text:p>249999965658.26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254315494781.594">
                <text:p>254315494781.594</text:p>
              </table:table-cell>
              <table:table-cell office:value-type="float" office:value="249999934498.695">
                <text:p>249999934498.69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254391966839.203">
                <text:p>254391966839.203</text:p>
              </table:table-cell>
              <table:table-cell office:value-type="float" office:value="249999901241.676">
                <text:p>249999901241.67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254468689603.526">
                <text:p>254468689603.526</text:p>
              </table:table-cell>
              <table:table-cell office:value-type="float" office:value="249999865991.727">
                <text:p>249999865991.72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254545641112.258">
                <text:p>254545641112.258</text:p>
              </table:table-cell>
              <table:table-cell office:value-type="float" office:value="249999828942.67">
                <text:p>249999828942.67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254622799293.683">
                <text:p>254622799293.683</text:p>
              </table:table-cell>
              <table:table-cell office:value-type="float" office:value="249999790429.259">
                <text:p>249999790429.2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54700142049.236">
                <text:p>254700142049.236</text:p>
              </table:table-cell>
              <table:table-cell office:value-type="float" office:value="249999750825.117">
                <text:p>249999750825.117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254777647159.884">
                <text:p>254777647159.884</text:p>
              </table:table-cell>
              <table:table-cell office:value-type="float" office:value="249999710772.813">
                <text:p>249999710772.81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0200">
                <text:p>10200</text:p>
              </table:table-cell>
              <table:table-cell office:value-type="float" office:value="254855292568.032">
                <text:p>254855292568.032</text:p>
              </table:table-cell>
              <table:table-cell office:value-type="float" office:value="249999671059.659">
                <text:p>249999671059.659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0300">
                <text:p>10300</text:p>
              </table:table-cell>
              <table:table-cell office:value-type="float" office:value="254933056171.746">
                <text:p>254933056171.746</text:p>
              </table:table-cell>
              <table:table-cell office:value-type="float" office:value="249999632648.125">
                <text:p>249999632648.12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255010916096.256">
                <text:p>255010916096.256</text:p>
              </table:table-cell>
              <table:table-cell office:value-type="float" office:value="249999597021.112">
                <text:p>249999597021.11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  <table:table-cell office:value-type="float" office:value="255088850739.659">
                <text:p>255088850739.659</text:p>
              </table:table-cell>
              <table:table-cell office:value-type="float" office:value="249999565770.655">
                <text:p>249999565770.65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255166838699.411">
                <text:p>255166838699.411</text:p>
              </table:table-cell>
              <table:table-cell office:value-type="float" office:value="249999541050.513">
                <text:p>249999541050.513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700">
                <text:p>10700</text:p>
              </table:table-cell>
              <table:table-cell office:value-type="float" office:value="255244859230.004">
                <text:p>255244859230.004</text:p>
              </table:table-cell>
              <table:table-cell office:value-type="float" office:value="249999525638.791">
                <text:p>249999525638.79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255322891879.862">
                <text:p>255322891879.862</text:p>
              </table:table-cell>
              <table:table-cell office:value-type="float" office:value="249999522664.449">
                <text:p>249999522664.449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0900">
                <text:p>10900</text:p>
              </table:table-cell>
              <table:table-cell office:value-type="float" office:value="255400917058.364">
                <text:p>255400917058.364</text:p>
              </table:table-cell>
              <table:table-cell office:value-type="float" office:value="249999536359.618">
                <text:p>249999536359.61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255478915979.926">
                <text:p>255478915979.926</text:p>
              </table:table-cell>
              <table:table-cell office:value-type="float" office:value="249999571557.441">
                <text:p>249999571557.441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255556870699.463">
                <text:p>255556870699.463</text:p>
              </table:table-cell>
              <table:table-cell office:value-type="float" office:value="249999634068.079">
                <text:p>249999634068.07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255634764800.52">
                <text:p>255634764800.52</text:p>
              </table:table-cell>
              <table:table-cell office:value-type="float" office:value="249999731329.445">
                <text:p>249999731329.44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1300">
                <text:p>11300</text:p>
              </table:table-cell>
              <table:table-cell office:value-type="float" office:value="255712582821.04">
                <text:p>255712582821.04</text:p>
              </table:table-cell>
              <table:table-cell office:value-type="float" office:value="249999871572.814">
                <text:p>249999871572.814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1400">
                <text:p>11400</text:p>
              </table:table-cell>
              <table:table-cell office:value-type="float" office:value="255790311321.284">
                <text:p>255790311321.284</text:p>
              </table:table-cell>
              <table:table-cell office:value-type="float" office:value="250000065003.104">
                <text:p>250000065003.104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1500">
                <text:p>11500</text:p>
              </table:table-cell>
              <table:table-cell office:value-type="float" office:value="255867938529.939">
                <text:p>255867938529.939</text:p>
              </table:table-cell>
              <table:table-cell office:value-type="float" office:value="250000323734.39">
                <text:p>250000323734.3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255945454761.698">
                <text:p>255945454761.698</text:p>
              </table:table-cell>
              <table:table-cell office:value-type="float" office:value="250000661430.908">
                <text:p>250000661430.908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1700">
                <text:p>11700</text:p>
              </table:table-cell>
              <table:table-cell office:value-type="float" office:value="256022853216.287">
                <text:p>256022853216.287</text:p>
              </table:table-cell>
              <table:table-cell office:value-type="float" office:value="250001095114.977">
                <text:p>250001095114.977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1800">
                <text:p>11800</text:p>
              </table:table-cell>
              <table:table-cell office:value-type="float" office:value="256100129286.241">
                <text:p>256100129286.241</text:p>
              </table:table-cell>
              <table:table-cell office:value-type="float" office:value="250001643619.781">
                <text:p>250001643619.781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  <table:table-cell office:value-type="float" office:value="256177282280.291">
                <text:p>256177282280.291</text:p>
              </table:table-cell>
              <table:table-cell office:value-type="float" office:value="250002329085.581">
                <text:p>250002329085.58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56254314507.987">
                <text:p>256254314507.987</text:p>
              </table:table-cell>
              <table:table-cell office:value-type="float" office:value="250003177766.303">
                <text:p>250003177766.303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256331232488.297">
                <text:p>256331232488.297</text:p>
              </table:table-cell>
              <table:table-cell office:value-type="float" office:value="250004218763.43">
                <text:p>250004218763.43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2200">
                <text:p>12200</text:p>
              </table:table-cell>
              <table:table-cell office:value-type="float" office:value="256408047582.487">
                <text:p>256408047582.487</text:p>
              </table:table-cell>
              <table:table-cell office:value-type="float" office:value="250005486337.677">
                <text:p>250005486337.67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2300">
                <text:p>12300</text:p>
              </table:table-cell>
              <table:table-cell office:value-type="float" office:value="256484775449.396">
                <text:p>256484775449.396</text:p>
              </table:table-cell>
              <table:table-cell office:value-type="float" office:value="250007019397.613">
                <text:p>250007019397.613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256561438261.035">
                <text:p>256561438261.035</text:p>
              </table:table-cell>
              <table:table-cell office:value-type="float" office:value="250008861579.457">
                <text:p>250008861579.45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2500">
                <text:p>12500</text:p>
              </table:table-cell>
              <table:table-cell office:value-type="float" office:value="256638063382.294">
                <text:p>256638063382.294</text:p>
              </table:table-cell>
              <table:table-cell office:value-type="float" office:value="250011063757.9">
                <text:p>250011063757.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256714685379.506">
                <text:p>256714685379.506</text:p>
              </table:table-cell>
              <table:table-cell office:value-type="float" office:value="250013681939.266">
                <text:p>250013681939.26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256791346309.823">
                <text:p>256791346309.823</text:p>
              </table:table-cell>
              <table:table-cell office:value-type="float" office:value="250016779761.972">
                <text:p>250016779761.97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256868095801.425">
                <text:p>256868095801.425</text:p>
              </table:table-cell>
              <table:table-cell office:value-type="float" office:value="250020429215.858">
                <text:p>250020429215.858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256944993852.133">
                <text:p>256944993852.133</text:p>
              </table:table-cell>
              <table:table-cell office:value-type="float" office:value="250024709596.452">
                <text:p>250024709596.4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257022107908.116">
                <text:p>257022107908.116</text:p>
              </table:table-cell>
              <table:table-cell office:value-type="float" office:value="250029710447.558">
                <text:p>250029710447.558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257099515471.253">
                <text:p>257099515471.253</text:p>
              </table:table-cell>
              <table:table-cell office:value-type="float" office:value="250035530668.142">
                <text:p>250035530668.142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257177306193.281">
                <text:p>257177306193.281</text:p>
              </table:table-cell>
              <table:table-cell office:value-type="float" office:value="250042279515.513">
                <text:p>250042279515.513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  <table:table-cell office:value-type="float" office:value="257255583657.135">
                <text:p>257255583657.135</text:p>
              </table:table-cell>
              <table:table-cell office:value-type="float" office:value="250050078666.372">
                <text:p>250050078666.37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3400">
                <text:p>13400</text:p>
              </table:table-cell>
              <table:table-cell office:value-type="float" office:value="257334458825.144">
                <text:p>257334458825.144</text:p>
              </table:table-cell>
              <table:table-cell office:value-type="float" office:value="250059060939.514">
                <text:p>250059060939.514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00">
                <text:p>13500</text:p>
              </table:table-cell>
              <table:table-cell office:value-type="float" office:value="257414056776.017">
                <text:p>257414056776.017</text:p>
              </table:table-cell>
              <table:table-cell office:value-type="float" office:value="250069372600.619">
                <text:p>250069372600.619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257494520662.275">
                <text:p>257494520662.275</text:p>
              </table:table-cell>
              <table:table-cell office:value-type="float" office:value="250081173892.615">
                <text:p>250081173892.615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3700">
                <text:p>13700</text:p>
              </table:table-cell>
              <table:table-cell office:value-type="float" office:value="257576007669.714">
                <text:p>257576007669.714</text:p>
              </table:table-cell>
              <table:table-cell office:value-type="float" office:value="250094639139.834">
                <text:p>250094639139.834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3800">
                <text:p>13800</text:p>
              </table:table-cell>
              <table:table-cell office:value-type="float" office:value="257658686860.934">
                <text:p>257658686860.934</text:p>
              </table:table-cell>
              <table:table-cell office:value-type="float" office:value="250109958345.09">
                <text:p>250109958345.09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3900">
                <text:p>13900</text:p>
              </table:table-cell>
              <table:table-cell office:value-type="float" office:value="257742745017.359">
                <text:p>257742745017.359</text:p>
              </table:table-cell>
              <table:table-cell office:value-type="float" office:value="250127337454.476">
                <text:p>250127337454.4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57828390070.855">
                <text:p>257828390070.855</text:p>
              </table:table-cell>
              <table:table-cell office:value-type="float" office:value="250146999237.771">
                <text:p>250146999237.771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257915844680.468">
                <text:p>257915844680.468</text:p>
              </table:table-cell>
              <table:table-cell office:value-type="float" office:value="250169183790.868">
                <text:p>250169183790.868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4200">
                <text:p>14200</text:p>
              </table:table-cell>
              <table:table-cell office:value-type="float" office:value="258005350567.543">
                <text:p>258005350567.543</text:p>
              </table:table-cell>
              <table:table-cell office:value-type="float" office:value="250194149788.723">
                <text:p>250194149788.723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300">
                <text:p>14300</text:p>
              </table:table-cell>
              <table:table-cell office:value-type="float" office:value="258097169317.861">
                <text:p>258097169317.861</text:p>
              </table:table-cell>
              <table:table-cell office:value-type="float" office:value="250222174199.469">
                <text:p>250222174199.46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258191579792.615">
                <text:p>258191579792.615</text:p>
              </table:table-cell>
              <table:table-cell office:value-type="float" office:value="250253553375.826">
                <text:p>250253553375.82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4500">
                <text:p>14500</text:p>
              </table:table-cell>
              <table:table-cell office:value-type="float" office:value="258288885053.14">
                <text:p>258288885053.14</text:p>
              </table:table-cell>
              <table:table-cell office:value-type="float" office:value="250288604249.327">
                <text:p>250288604249.327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258389408650.904">
                <text:p>258389408650.904</text:p>
              </table:table-cell>
              <table:table-cell office:value-type="float" office:value="250327662104.29">
                <text:p>250327662104.29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  <table:table-cell office:value-type="float" office:value="258493493660.461">
                <text:p>258493493660.461</text:p>
              </table:table-cell>
              <table:table-cell office:value-type="float" office:value="250371084796.867">
                <text:p>250371084796.86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258601498694.56">
                <text:p>258601498694.56</text:p>
              </table:table-cell>
              <table:table-cell office:value-type="float" office:value="250419250236.036">
                <text:p>250419250236.036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258713814152.947">
                <text:p>258713814152.947</text:p>
              </table:table-cell>
              <table:table-cell office:value-type="float" office:value="250472555807.128">
                <text:p>250472555807.12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258830850021.731">
                <text:p>258830850021.731</text:p>
              </table:table-cell>
              <table:table-cell office:value-type="float" office:value="250531422473.531">
                <text:p>250531422473.531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258953031354.45">
                <text:p>258953031354.45</text:p>
              </table:table-cell>
              <table:table-cell office:value-type="float" office:value="250596289518.803">
                <text:p>250596289518.803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259080803008.98">
                <text:p>259080803008.98</text:p>
              </table:table-cell>
              <table:table-cell office:value-type="float" office:value="250667617933.027">
                <text:p>250667617933.027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5300">
                <text:p>15300</text:p>
              </table:table-cell>
              <table:table-cell office:value-type="float" office:value="259214641657.534">
                <text:p>259214641657.534</text:p>
              </table:table-cell>
              <table:table-cell office:value-type="float" office:value="250745890450.218">
                <text:p>250745890450.21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  <table:table-cell office:value-type="float" office:value="259355042564.846">
                <text:p>259355042564.846</text:p>
              </table:table-cell>
              <table:table-cell office:value-type="float" office:value="250831605431.293">
                <text:p>250831605431.293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500">
                <text:p>15500</text:p>
              </table:table-cell>
              <table:table-cell office:value-type="float" office:value="259502505496.018">
                <text:p>259502505496.018</text:p>
              </table:table-cell>
              <table:table-cell office:value-type="float" office:value="250925285133.547">
                <text:p>250925285133.54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259657560761.262">
                <text:p>259657560761.262</text:p>
              </table:table-cell>
              <table:table-cell office:value-type="float" office:value="251027468109.013">
                <text:p>251027468109.013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5700">
                <text:p>15700</text:p>
              </table:table-cell>
              <table:table-cell office:value-type="float" office:value="259820762329.742">
                <text:p>259820762329.742</text:p>
              </table:table-cell>
              <table:table-cell office:value-type="float" office:value="251138708683.089">
                <text:p>251138708683.089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5800">
                <text:p>15800</text:p>
              </table:table-cell>
              <table:table-cell office:value-type="float" office:value="259992681063.604">
                <text:p>259992681063.604</text:p>
              </table:table-cell>
              <table:table-cell office:value-type="float" office:value="251259581986.183">
                <text:p>251259581986.183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5900">
                <text:p>15900</text:p>
              </table:table-cell>
              <table:table-cell office:value-type="float" office:value="260173887534.548">
                <text:p>260173887534.548</text:p>
              </table:table-cell>
              <table:table-cell office:value-type="float" office:value="251390673266.912">
                <text:p>251390673266.9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60364981820.064">
                <text:p>260364981820.064</text:p>
              </table:table-cell>
              <table:table-cell office:value-type="float" office:value="251532585069.839">
                <text:p>251532585069.839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260566571822.275">
                <text:p>260566571822.275</text:p>
              </table:table-cell>
              <table:table-cell office:value-type="float" office:value="251685932863.886">
                <text:p>251685932863.886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200">
                <text:p>16200</text:p>
              </table:table-cell>
              <table:table-cell office:value-type="float" office:value="260779273005.32">
                <text:p>260779273005.32</text:p>
              </table:table-cell>
              <table:table-cell office:value-type="float" office:value="251851337981">
                <text:p>251851337981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6300">
                <text:p>16300</text:p>
              </table:table-cell>
              <table:table-cell office:value-type="float" office:value="261003714178.072">
                <text:p>261003714178.072</text:p>
              </table:table-cell>
              <table:table-cell office:value-type="float" office:value="252029436558.757">
                <text:p>252029436558.75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261240530011.627">
                <text:p>261240530011.627</text:p>
              </table:table-cell>
              <table:table-cell office:value-type="float" office:value="252220869668.944">
                <text:p>252220869668.94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6500">
                <text:p>16500</text:p>
              </table:table-cell>
              <table:table-cell office:value-type="float" office:value="261490360965.505">
                <text:p>261490360965.505</text:p>
              </table:table-cell>
              <table:table-cell office:value-type="float" office:value="252426281037.803">
                <text:p>252426281037.803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261753853130.12">
                <text:p>261753853130.12</text:p>
              </table:table-cell>
              <table:table-cell office:value-type="float" office:value="252646318118.907">
                <text:p>252646318118.907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  <table:table-cell office:value-type="float" office:value="262031648166.661">
                <text:p>262031648166.661</text:p>
              </table:table-cell>
              <table:table-cell office:value-type="float" office:value="252881627840.023">
                <text:p>252881627840.02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262324391299.209">
                <text:p>262324391299.209</text:p>
              </table:table-cell>
              <table:table-cell office:value-type="float" office:value="253132855057.769">
                <text:p>253132855057.769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6900">
                <text:p>16900</text:p>
              </table:table-cell>
              <table:table-cell office:value-type="float" office:value="262632723769.44">
                <text:p>262632723769.44</text:p>
              </table:table-cell>
              <table:table-cell office:value-type="float" office:value="253400640012.61">
                <text:p>253400640012.6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262957273641.589">
                <text:p>262957273641.589</text:p>
              </table:table-cell>
              <table:table-cell office:value-type="float" office:value="253685614934.016">
                <text:p>253685614934.016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263298666670.286">
                <text:p>263298666670.286</text:p>
              </table:table-cell>
              <table:table-cell office:value-type="float" office:value="253988402304.848">
                <text:p>253988402304.848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263657511605.187">
                <text:p>263657511605.187</text:p>
              </table:table-cell>
              <table:table-cell office:value-type="float" office:value="254309610590.678">
                <text:p>254309610590.678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00">
                <text:p>17300</text:p>
              </table:table-cell>
              <table:table-cell office:value-type="float" office:value="264034398079.025">
                <text:p>264034398079.025</text:p>
              </table:table-cell>
              <table:table-cell office:value-type="float" office:value="254649831838.51">
                <text:p>254649831838.51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400">
                <text:p>17400</text:p>
              </table:table-cell>
              <table:table-cell office:value-type="float" office:value="264429901768.067">
                <text:p>264429901768.067</text:p>
              </table:table-cell>
              <table:table-cell office:value-type="float" office:value="255009638701.016">
                <text:p>255009638701.016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  <table:table-cell office:value-type="float" office:value="264844575010.636">
                <text:p>264844575010.636</text:p>
              </table:table-cell>
              <table:table-cell office:value-type="float" office:value="255389582410.384">
                <text:p>255389582410.38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265278945581.336">
                <text:p>265278945581.336</text:p>
              </table:table-cell>
              <table:table-cell office:value-type="float" office:value="255790186897.384">
                <text:p>255790186897.384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700">
                <text:p>17700</text:p>
              </table:table-cell>
              <table:table-cell office:value-type="float" office:value="265733513543.33">
                <text:p>265733513543.33</text:p>
              </table:table-cell>
              <table:table-cell office:value-type="float" office:value="256211950184.367">
                <text:p>256211950184.367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800">
                <text:p>17800</text:p>
              </table:table-cell>
              <table:table-cell office:value-type="float" office:value="266208748459.932">
                <text:p>266208748459.932</text:p>
              </table:table-cell>
              <table:table-cell office:value-type="float" office:value="256655338407.402">
                <text:p>256655338407.40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900">
                <text:p>17900</text:p>
              </table:table-cell>
              <table:table-cell office:value-type="float" office:value="266705085870.482">
                <text:p>266705085870.482</text:p>
              </table:table-cell>
              <table:table-cell office:value-type="float" office:value="257120781743.048">
                <text:p>257120781743.04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267222924870.606">
                <text:p>267222924870.606</text:p>
              </table:table-cell>
              <table:table-cell office:value-type="float" office:value="257608675380.425">
                <text:p>257608675380.42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267762624864.015">
                <text:p>267762624864.015</text:p>
              </table:table-cell>
              <table:table-cell office:value-type="float" office:value="258119373403.996">
                <text:p>258119373403.99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  <table:table-cell office:value-type="float" office:value="268324502353.393">
                <text:p>268324502353.393</text:p>
              </table:table-cell>
              <table:table-cell office:value-type="float" office:value="258653186641.237">
                <text:p>258653186641.237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8300">
                <text:p>18300</text:p>
              </table:table-cell>
              <table:table-cell office:value-type="float" office:value="268908830573.036">
                <text:p>268908830573.036</text:p>
              </table:table-cell>
              <table:table-cell office:value-type="float" office:value="259210380158.786">
                <text:p>259210380158.78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269515833609.173">
                <text:p>269515833609.173</text:p>
              </table:table-cell>
              <table:table-cell office:value-type="float" office:value="259791173061.655">
                <text:p>259791173061.65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500">
                <text:p>18500</text:p>
              </table:table-cell>
              <table:table-cell office:value-type="float" office:value="270145684639.743">
                <text:p>270145684639.743</text:p>
              </table:table-cell>
              <table:table-cell office:value-type="float" office:value="260395731423.239">
                <text:p>260395731423.239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270798509458.751">
                <text:p>270798509458.751</text:p>
              </table:table-cell>
              <table:table-cell office:value-type="float" office:value="261024168518.691">
                <text:p>261024168518.691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700">
                <text:p>18700</text:p>
              </table:table-cell>
              <table:table-cell office:value-type="float" office:value="271474373721.404">
                <text:p>271474373721.404</text:p>
              </table:table-cell>
              <table:table-cell office:value-type="float" office:value="261676547256.515">
                <text:p>261676547256.51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272173288941.441">
                <text:p>272173288941.441</text:p>
              </table:table-cell>
              <table:table-cell office:value-type="float" office:value="262352868102.27">
                <text:p>262352868102.27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  <table:table-cell office:value-type="float" office:value="272895213407.202">
                <text:p>272895213407.202</text:p>
              </table:table-cell>
              <table:table-cell office:value-type="float" office:value="263053076351.09">
                <text:p>263053076351.0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273640038678.81">
                <text:p>273640038678.81</text:p>
              </table:table-cell>
              <table:table-cell office:value-type="float" office:value="263777060094.381">
                <text:p>263777060094.381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274407600907.491">
                <text:p>274407600907.491</text:p>
              </table:table-cell>
              <table:table-cell office:value-type="float" office:value="264524640303.093">
                <text:p>264524640303.09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275197675538.565">
                <text:p>275197675538.565</text:p>
              </table:table-cell>
              <table:table-cell office:value-type="float" office:value="265295583092.905">
                <text:p>265295583092.905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9300">
                <text:p>19300</text:p>
              </table:table-cell>
              <table:table-cell office:value-type="float" office:value="276009969447.482">
                <text:p>276009969447.482</text:p>
              </table:table-cell>
              <table:table-cell office:value-type="float" office:value="266089588587.347">
                <text:p>266089588587.347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9400">
                <text:p>19400</text:p>
              </table:table-cell>
              <table:table-cell office:value-type="float" office:value="276844136612.818">
                <text:p>276844136612.818</text:p>
              </table:table-cell>
              <table:table-cell office:value-type="float" office:value="266906290687.879">
                <text:p>266906290687.87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500">
                <text:p>19500</text:p>
              </table:table-cell>
              <table:table-cell office:value-type="float" office:value="277699761427.245">
                <text:p>277699761427.245</text:p>
              </table:table-cell>
              <table:table-cell office:value-type="float" office:value="267745270549.676">
                <text:p>267745270549.67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278576363695.366">
                <text:p>278576363695.366</text:p>
              </table:table-cell>
              <table:table-cell office:value-type="float" office:value="268606035090.714">
                <text:p>268606035090.714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700">
                <text:p>19700</text:p>
              </table:table-cell>
              <table:table-cell office:value-type="float" office:value="279473412855.91">
                <text:p>279473412855.91</text:p>
              </table:table-cell>
              <table:table-cell office:value-type="float" office:value="269488032256.357">
                <text:p>269488032256.35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800">
                <text:p>19800</text:p>
              </table:table-cell>
              <table:table-cell office:value-type="float" office:value="280390303533.426">
                <text:p>280390303533.426</text:p>
              </table:table-cell>
              <table:table-cell office:value-type="float" office:value="270390654472.267">
                <text:p>270390654472.267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281326373770.566">
                <text:p>281326373770.566</text:p>
              </table:table-cell>
              <table:table-cell office:value-type="float" office:value="271313222145.954">
                <text:p>271313222145.9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82280908179.579">
                <text:p>282280908179.579</text:p>
              </table:table-cell>
              <table:table-cell office:value-type="float" office:value="272255003894.437">
                <text:p>272255003894.437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283253122060.674">
                <text:p>283253122060.674</text:p>
              </table:table-cell>
              <table:table-cell office:value-type="float" office:value="273215209638.428">
                <text:p>273215209638.428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200">
                <text:p>20200</text:p>
              </table:table-cell>
              <table:table-cell office:value-type="float" office:value="284242184014.355">
                <text:p>284242184014.355</text:p>
              </table:table-cell>
              <table:table-cell office:value-type="float" office:value="274192985060.416">
                <text:p>274192985060.416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300">
                <text:p>20300</text:p>
              </table:table-cell>
              <table:table-cell office:value-type="float" office:value="285247210272.506">
                <text:p>285247210272.506</text:p>
              </table:table-cell>
              <table:table-cell office:value-type="float" office:value="275187434646.521">
                <text:p>275187434646.52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286267255509.265">
                <text:p>286267255509.265</text:p>
              </table:table-cell>
              <table:table-cell office:value-type="float" office:value="276197599132.647">
                <text:p>276197599132.647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500">
                <text:p>20500</text:p>
              </table:table-cell>
              <table:table-cell office:value-type="float" office:value="287301334116.476">
                <text:p>287301334116.476</text:p>
              </table:table-cell>
              <table:table-cell office:value-type="float" office:value="277222471311.844">
                <text:p>277222471311.84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288348407208.443">
                <text:p>288348407208.443</text:p>
              </table:table-cell>
              <table:table-cell office:value-type="float" office:value="278261006453.366">
                <text:p>278261006453.366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0700">
                <text:p>20700</text:p>
              </table:table-cell>
              <table:table-cell office:value-type="float" office:value="289407390698.084">
                <text:p>289407390698.084</text:p>
              </table:table-cell>
              <table:table-cell office:value-type="float" office:value="279312103963.321">
                <text:p>279312103963.321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290477174832.677">
                <text:p>290477174832.677</text:p>
              </table:table-cell>
              <table:table-cell office:value-type="float" office:value="280374628702.633">
                <text:p>280374628702.633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0900">
                <text:p>20900</text:p>
              </table:table-cell>
              <table:table-cell office:value-type="float" office:value="291556597422.24">
                <text:p>291556597422.24</text:p>
              </table:table-cell>
              <table:table-cell office:value-type="float" office:value="281447411496.103">
                <text:p>281447411496.10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92644467742.587">
                <text:p>292644467742.587</text:p>
              </table:table-cell>
              <table:table-cell office:value-type="float" office:value="282529241241.229">
                <text:p>282529241241.229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293739569384.484">
                <text:p>293739569384.484</text:p>
              </table:table-cell>
              <table:table-cell office:value-type="float" office:value="283618885900.462">
                <text:p>283618885900.462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294840652516.036">
                <text:p>294840652516.036</text:p>
              </table:table-cell>
              <table:table-cell office:value-type="float" office:value="284715083147.77">
                <text:p>284715083147.77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1300">
                <text:p>21300</text:p>
              </table:table-cell>
              <table:table-cell office:value-type="float" office:value="295946452682.402">
                <text:p>295946452682.402</text:p>
              </table:table-cell>
              <table:table-cell office:value-type="float" office:value="285816547509.434">
                <text:p>285816547509.434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1400">
                <text:p>21400</text:p>
              </table:table-cell>
              <table:table-cell office:value-type="float" office:value="297055689056.538">
                <text:p>297055689056.538</text:p>
              </table:table-cell>
              <table:table-cell office:value-type="float" office:value="286921990852.23">
                <text:p>286921990852.2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1500">
                <text:p>21500</text:p>
              </table:table-cell>
              <table:table-cell office:value-type="float" office:value="298167061630.293">
                <text:p>298167061630.293</text:p>
              </table:table-cell>
              <table:table-cell office:value-type="float" office:value="288030094065.385">
                <text:p>288030094065.38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299279267099.452">
                <text:p>299279267099.452</text:p>
              </table:table-cell>
              <table:table-cell office:value-type="float" office:value="289139530427.261">
                <text:p>289139530427.261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1700">
                <text:p>21700</text:p>
              </table:table-cell>
              <table:table-cell office:value-type="float" office:value="300390994469.899">
                <text:p>300390994469.899</text:p>
              </table:table-cell>
              <table:table-cell office:value-type="float" office:value="290248964045.043">
                <text:p>290248964045.043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1800">
                <text:p>21800</text:p>
              </table:table-cell>
              <table:table-cell office:value-type="float" office:value="301500932475.758">
                <text:p>301500932475.758</text:p>
              </table:table-cell>
              <table:table-cell office:value-type="float" office:value="291357100418.861">
                <text:p>291357100418.861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1900">
                <text:p>21900</text:p>
              </table:table-cell>
              <table:table-cell office:value-type="float" office:value="302607778741.397">
                <text:p>302607778741.397</text:p>
              </table:table-cell>
              <table:table-cell office:value-type="float" office:value="292462600660.372">
                <text:p>292462600660.37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303710235307.952">
                <text:p>303710235307.952</text:p>
              </table:table-cell>
              <table:table-cell office:value-type="float" office:value="293564141885.987">
                <text:p>293564141885.987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304807018758.722">
                <text:p>304807018758.722</text:p>
              </table:table-cell>
              <table:table-cell office:value-type="float" office:value="294660411485.29">
                <text:p>294660411485.29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2200">
                <text:p>22200</text:p>
              </table:table-cell>
              <table:table-cell office:value-type="float" office:value="305896863703.676">
                <text:p>305896863703.676</text:p>
              </table:table-cell>
              <table:table-cell office:value-type="float" office:value="295750149723.8">
                <text:p>295750149723.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2300">
                <text:p>22300</text:p>
              </table:table-cell>
              <table:table-cell office:value-type="float" office:value="306978526042.478">
                <text:p>306978526042.478</text:p>
              </table:table-cell>
              <table:table-cell office:value-type="float" office:value="296832093016.171">
                <text:p>296832093016.171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308050786641.628">
                <text:p>308050786641.628</text:p>
              </table:table-cell>
              <table:table-cell office:value-type="float" office:value="297904992820.214">
                <text:p>297904992820.21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500">
                <text:p>22500</text:p>
              </table:table-cell>
              <table:table-cell office:value-type="float" office:value="309112456191.166">
                <text:p>309112456191.166</text:p>
              </table:table-cell>
              <table:table-cell office:value-type="float" office:value="298967637470.334">
                <text:p>298967637470.334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2600">
                <text:p>22600</text:p>
              </table:table-cell>
              <table:table-cell office:value-type="float" office:value="310162380529.804">
                <text:p>310162380529.804</text:p>
              </table:table-cell>
              <table:table-cell office:value-type="float" office:value="300018857005.795">
                <text:p>300018857005.795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2700">
                <text:p>22700</text:p>
              </table:table-cell>
              <table:table-cell office:value-type="float" office:value="311199438422.502">
                <text:p>311199438422.502</text:p>
              </table:table-cell>
              <table:table-cell office:value-type="float" office:value="301057520304.345">
                <text:p>301057520304.345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312222552962.071">
                <text:p>312222552962.071</text:p>
              </table:table-cell>
              <table:table-cell office:value-type="float" office:value="302082529862.536">
                <text:p>302082529862.536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2900">
                <text:p>22900</text:p>
              </table:table-cell>
              <table:table-cell office:value-type="float" office:value="313230690013.506">
                <text:p>313230690013.506</text:p>
              </table:table-cell>
              <table:table-cell office:value-type="float" office:value="303092839291.94">
                <text:p>303092839291.9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314222847865.777">
                <text:p>314222847865.777</text:p>
              </table:table-cell>
              <table:table-cell office:value-type="float" office:value="304087440773.539">
                <text:p>304087440773.53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315198093060.412">
                <text:p>315198093060.412</text:p>
              </table:table-cell>
              <table:table-cell office:value-type="float" office:value="305065361856.941">
                <text:p>305065361856.941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316155543223.801">
                <text:p>316155543223.801</text:p>
              </table:table-cell>
              <table:table-cell office:value-type="float" office:value="306025717739.288">
                <text:p>306025717739.28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3300">
                <text:p>23300</text:p>
              </table:table-cell>
              <table:table-cell office:value-type="float" office:value="317094376292.454">
                <text:p>317094376292.454</text:p>
              </table:table-cell>
              <table:table-cell office:value-type="float" office:value="306967671095.116">
                <text:p>306967671095.116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3400">
                <text:p>23400</text:p>
              </table:table-cell>
              <table:table-cell office:value-type="float" office:value="318013774574.385">
                <text:p>318013774574.385</text:p>
              </table:table-cell>
              <table:table-cell office:value-type="float" office:value="307890436376.594">
                <text:p>307890436376.59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3500">
                <text:p>23500</text:p>
              </table:table-cell>
              <table:table-cell office:value-type="float" office:value="318913040542.551">
                <text:p>318913040542.551</text:p>
              </table:table-cell>
              <table:table-cell office:value-type="float" office:value="308793230537.759">
                <text:p>308793230537.759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319791531648.99">
                <text:p>319791531648.99</text:p>
              </table:table-cell>
              <table:table-cell office:value-type="float" office:value="309675414319.95">
                <text:p>309675414319.9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700">
                <text:p>23700</text:p>
              </table:table-cell>
              <table:table-cell office:value-type="float" office:value="320648672961.672">
                <text:p>320648672961.672</text:p>
              </table:table-cell>
              <table:table-cell office:value-type="float" office:value="310536386746.286">
                <text:p>310536386746.28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3800">
                <text:p>23800</text:p>
              </table:table-cell>
              <table:table-cell office:value-type="float" office:value="321483883106.968">
                <text:p>321483883106.968</text:p>
              </table:table-cell>
              <table:table-cell office:value-type="float" office:value="311375615674.395">
                <text:p>311375615674.39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3900">
                <text:p>23900</text:p>
              </table:table-cell>
              <table:table-cell office:value-type="float" office:value="322296676432.253">
                <text:p>322296676432.253</text:p>
              </table:table-cell>
              <table:table-cell office:value-type="float" office:value="312192539780.843">
                <text:p>312192539780.84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323086680111.263">
                <text:p>323086680111.263</text:p>
              </table:table-cell>
              <table:table-cell office:value-type="float" office:value="312986776054.747">
                <text:p>312986776054.747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323853568548.257">
                <text:p>323853568548.257</text:p>
              </table:table-cell>
              <table:table-cell office:value-type="float" office:value="313757972542.989">
                <text:p>313757972542.989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4200">
                <text:p>24200</text:p>
              </table:table-cell>
              <table:table-cell office:value-type="float" office:value="324597042753.07">
                <text:p>324597042753.07</text:p>
              </table:table-cell>
              <table:table-cell office:value-type="float" office:value="314505847754.114">
                <text:p>314505847754.114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4300">
                <text:p>24300</text:p>
              </table:table-cell>
              <table:table-cell office:value-type="float" office:value="325316821638.36">
                <text:p>325316821638.36</text:p>
              </table:table-cell>
              <table:table-cell office:value-type="float" office:value="315230110720.311">
                <text:p>315230110720.311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326012793606.37">
                <text:p>326012793606.37</text:p>
              </table:table-cell>
              <table:table-cell office:value-type="float" office:value="315930598863.096">
                <text:p>315930598863.09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4500">
                <text:p>24500</text:p>
              </table:table-cell>
              <table:table-cell office:value-type="float" office:value="326684873585.488">
                <text:p>326684873585.488</text:p>
              </table:table-cell>
              <table:table-cell office:value-type="float" office:value="316607217292.396">
                <text:p>316607217292.396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4600">
                <text:p>24600</text:p>
              </table:table-cell>
              <table:table-cell office:value-type="float" office:value="327333030985.386">
                <text:p>327333030985.386</text:p>
              </table:table-cell>
              <table:table-cell office:value-type="float" office:value="317259927301.511">
                <text:p>317259927301.511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4700">
                <text:p>24700</text:p>
              </table:table-cell>
              <table:table-cell office:value-type="float" office:value="327957204743.031">
                <text:p>327957204743.031</text:p>
              </table:table-cell>
              <table:table-cell office:value-type="float" office:value="317888698748.63">
                <text:p>317888698748.63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328557515264.255">
                <text:p>328557515264.255</text:p>
              </table:table-cell>
              <table:table-cell office:value-type="float" office:value="318493575516.614">
                <text:p>318493575516.614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00">
                <text:p>24900</text:p>
              </table:table-cell>
              <table:table-cell office:value-type="float" office:value="329134099858.406">
                <text:p>329134099858.406</text:p>
              </table:table-cell>
              <table:table-cell office:value-type="float" office:value="319074699247.34">
                <text:p>319074699247.3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329687155309.378">
                <text:p>329687155309.378</text:p>
              </table:table-cell>
              <table:table-cell office:value-type="float" office:value="319632250238.029">
                <text:p>319632250238.029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330216847504.881">
                <text:p>330216847504.881</text:p>
              </table:table-cell>
              <table:table-cell office:value-type="float" office:value="320166433886.444">
                <text:p>320166433886.444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330723478843.656">
                <text:p>330723478843.656</text:p>
              </table:table-cell>
              <table:table-cell office:value-type="float" office:value="320677482804.764">
                <text:p>320677482804.764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5300">
                <text:p>25300</text:p>
              </table:table-cell>
              <table:table-cell office:value-type="float" office:value="331207384120.613">
                <text:p>331207384120.613</text:p>
              </table:table-cell>
              <table:table-cell office:value-type="float" office:value="321165738851.154">
                <text:p>321165738851.154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5400">
                <text:p>25400</text:p>
              </table:table-cell>
              <table:table-cell office:value-type="float" office:value="331668940677.754">
                <text:p>331668940677.754</text:p>
              </table:table-cell>
              <table:table-cell office:value-type="float" office:value="321631567870.903">
                <text:p>321631567870.903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5500">
                <text:p>25500</text:p>
              </table:table-cell>
              <table:table-cell office:value-type="float" office:value="332108525229.73">
                <text:p>332108525229.73</text:p>
              </table:table-cell>
              <table:table-cell office:value-type="float" office:value="322075365966.619">
                <text:p>322075365966.619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332526568663.034">
                <text:p>332526568663.034</text:p>
              </table:table-cell>
              <table:table-cell office:value-type="float" office:value="322497519056.729">
                <text:p>322497519056.729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25700">
                <text:p>25700</text:p>
              </table:table-cell>
              <table:table-cell office:value-type="float" office:value="332923566428.85">
                <text:p>332923566428.85</text:p>
              </table:table-cell>
              <table:table-cell office:value-type="float" office:value="322898523916.315">
                <text:p>322898523916.315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5800">
                <text:p>25800</text:p>
              </table:table-cell>
              <table:table-cell office:value-type="float" office:value="333300033598.962">
                <text:p>333300033598.962</text:p>
              </table:table-cell>
              <table:table-cell office:value-type="float" office:value="323278884984.001">
                <text:p>323278884984.001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25900">
                <text:p>25900</text:p>
              </table:table-cell>
              <table:table-cell office:value-type="float" office:value="333656498666.237">
                <text:p>333656498666.237</text:p>
              </table:table-cell>
              <table:table-cell office:value-type="float" office:value="323639136006.905">
                <text:p>323639136006.90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333993494863.802">
                <text:p>333993494863.802</text:p>
              </table:table-cell>
              <table:table-cell office:value-type="float" office:value="323979789199.275">
                <text:p>323979789199.275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334311623205.548">
                <text:p>334311623205.548</text:p>
              </table:table-cell>
              <table:table-cell office:value-type="float" office:value="324301439073.507">
                <text:p>324301439073.507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6200">
                <text:p>26200</text:p>
              </table:table-cell>
              <table:table-cell office:value-type="float" office:value="334611488021.718">
                <text:p>334611488021.718</text:p>
              </table:table-cell>
              <table:table-cell office:value-type="float" office:value="324604680359.92">
                <text:p>324604680359.92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6300">
                <text:p>26300</text:p>
              </table:table-cell>
              <table:table-cell office:value-type="float" office:value="334893708467.997">
                <text:p>334893708467.997</text:p>
              </table:table-cell>
              <table:table-cell office:value-type="float" office:value="324890125480.341">
                <text:p>324890125480.341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335158892992.479">
                <text:p>335158892992.479</text:p>
              </table:table-cell>
              <table:table-cell office:value-type="float" office:value="325158382912.784">
                <text:p>325158382912.78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6500">
                <text:p>26500</text:p>
              </table:table-cell>
              <table:table-cell office:value-type="float" office:value="335407691810.886">
                <text:p>335407691810.886</text:p>
              </table:table-cell>
              <table:table-cell office:value-type="float" office:value="325410088826.362">
                <text:p>325410088826.36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6600">
                <text:p>26600</text:p>
              </table:table-cell>
              <table:table-cell office:value-type="float" office:value="335640751242.576">
                <text:p>335640751242.576</text:p>
              </table:table-cell>
              <table:table-cell office:value-type="float" office:value="325645883762.658">
                <text:p>325645883762.65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700">
                <text:p>26700</text:p>
              </table:table-cell>
              <table:table-cell office:value-type="float" office:value="335858721840.098">
                <text:p>335858721840.098</text:p>
              </table:table-cell>
              <table:table-cell office:value-type="float" office:value="325866411317.236">
                <text:p>325866411317.23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336062257633.914">
                <text:p>336062257633.914</text:p>
              </table:table-cell>
              <table:table-cell office:value-type="float" office:value="326072321395.821">
                <text:p>326072321395.821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26900">
                <text:p>26900</text:p>
              </table:table-cell>
              <table:table-cell office:value-type="float" office:value="336252009120.59">
                <text:p>336252009120.59</text:p>
              </table:table-cell>
              <table:table-cell office:value-type="float" office:value="326264260630.944">
                <text:p>326264260630.94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336428622741.332">
                <text:p>336428622741.332</text:p>
              </table:table-cell>
              <table:table-cell office:value-type="float" office:value="326442870050.065">
                <text:p>326442870050.06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336592737743.537">
                <text:p>336592737743.537</text:p>
              </table:table-cell>
              <table:table-cell office:value-type="float" office:value="326608785194.739">
                <text:p>326608785194.739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336744993943.117">
                <text:p>336744993943.117</text:p>
              </table:table-cell>
              <table:table-cell office:value-type="float" office:value="326762639489.108">
                <text:p>326762639489.108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27300">
                <text:p>27300</text:p>
              </table:table-cell>
              <table:table-cell office:value-type="float" office:value="336886021362.212">
                <text:p>336886021362.212</text:p>
              </table:table-cell>
              <table:table-cell office:value-type="float" office:value="326905061608.817">
                <text:p>326905061608.817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27400">
                <text:p>27400</text:p>
              </table:table-cell>
              <table:table-cell office:value-type="float" office:value="337016430844.353">
                <text:p>337016430844.353</text:p>
              </table:table-cell>
              <table:table-cell office:value-type="float" office:value="327036659711.763">
                <text:p>327036659711.76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7500">
                <text:p>27500</text:p>
              </table:table-cell>
              <table:table-cell office:value-type="float" office:value="337136825013.945">
                <text:p>337136825013.945</text:p>
              </table:table-cell>
              <table:table-cell office:value-type="float" office:value="327158033788.709">
                <text:p>327158033788.709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337247797070.035">
                <text:p>337247797070.035</text:p>
              </table:table-cell>
              <table:table-cell office:value-type="float" office:value="327269773949.897">
                <text:p>327269773949.897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7700">
                <text:p>27700</text:p>
              </table:table-cell>
              <table:table-cell office:value-type="float" office:value="337349921568.935">
                <text:p>337349921568.935</text:p>
              </table:table-cell>
              <table:table-cell office:value-type="float" office:value="327372452884.522">
                <text:p>327372452884.522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7800">
                <text:p>27800</text:p>
              </table:table-cell>
              <table:table-cell office:value-type="float" office:value="337443756964.886">
                <text:p>337443756964.886</text:p>
              </table:table-cell>
              <table:table-cell office:value-type="float" office:value="327466627001.617">
                <text:p>327466627001.617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27900">
                <text:p>27900</text:p>
              </table:table-cell>
              <table:table-cell office:value-type="float" office:value="337529842896.423">
                <text:p>337529842896.423</text:p>
              </table:table-cell>
              <table:table-cell office:value-type="float" office:value="327552834990.767">
                <text:p>327552834990.76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337608700234.741">
                <text:p>337608700234.741</text:p>
              </table:table-cell>
              <table:table-cell office:value-type="float" office:value="327631596361.13">
                <text:p>327631596361.1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337680830057.501">
                <text:p>337680830057.501</text:p>
              </table:table-cell>
              <table:table-cell office:value-type="float" office:value="327703411592.803">
                <text:p>327703411592.803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8200">
                <text:p>28200</text:p>
              </table:table-cell>
              <table:table-cell office:value-type="float" office:value="337746711800.484">
                <text:p>337746711800.484</text:p>
              </table:table-cell>
              <table:table-cell office:value-type="float" office:value="327768761242.688">
                <text:p>327768761242.688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28300">
                <text:p>28300</text:p>
              </table:table-cell>
              <table:table-cell office:value-type="float" office:value="337806806537.247">
                <text:p>337806806537.247</text:p>
              </table:table-cell>
              <table:table-cell office:value-type="float" office:value="327828105971.464">
                <text:p>327828105971.464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337861556797.347">
                <text:p>337861556797.347</text:p>
              </table:table-cell>
              <table:table-cell office:value-type="float" office:value="327881885883.594">
                <text:p>327881885883.594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500">
                <text:p>28500</text:p>
              </table:table-cell>
              <table:table-cell office:value-type="float" office:value="337911378549.493">
                <text:p>337911378549.493</text:p>
              </table:table-cell>
              <table:table-cell office:value-type="float" office:value="327930520290.492">
                <text:p>327930520290.492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8600">
                <text:p>28600</text:p>
              </table:table-cell>
              <table:table-cell office:value-type="float" office:value="337956672396.203">
                <text:p>337956672396.203</text:p>
              </table:table-cell>
              <table:table-cell office:value-type="float" office:value="327974410027.59">
                <text:p>327974410027.59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8700">
                <text:p>28700</text:p>
              </table:table-cell>
              <table:table-cell office:value-type="float" office:value="337997812871.758">
                <text:p>337997812871.758</text:p>
              </table:table-cell>
              <table:table-cell office:value-type="float" office:value="328013936576.556">
                <text:p>328013936576.556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338035155553.565">
                <text:p>338035155553.565</text:p>
              </table:table-cell>
              <table:table-cell office:value-type="float" office:value="328049458840.402">
                <text:p>328049458840.402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8900">
                <text:p>28900</text:p>
              </table:table-cell>
              <table:table-cell office:value-type="float" office:value="338069035314.294">
                <text:p>338069035314.294</text:p>
              </table:table-cell>
              <table:table-cell office:value-type="float" office:value="328081313105.346">
                <text:p>328081313105.34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338099765166.758">
                <text:p>338099765166.758</text:p>
              </table:table-cell>
              <table:table-cell office:value-type="float" office:value="328109811526.75">
                <text:p>328109811526.7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338127639720.303">
                <text:p>338127639720.303</text:p>
              </table:table-cell>
              <table:table-cell office:value-type="float" office:value="328135240874.78">
                <text:p>328135240874.7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338152931620.753">
                <text:p>338152931620.753</text:p>
              </table:table-cell>
              <table:table-cell office:value-type="float" office:value="328157873888.191">
                <text:p>328157873888.191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9300">
                <text:p>29300</text:p>
              </table:table-cell>
              <table:table-cell office:value-type="float" office:value="338175897701.966">
                <text:p>338175897701.966</text:p>
              </table:table-cell>
              <table:table-cell office:value-type="float" office:value="328178006413.372">
                <text:p>328178006413.372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9400">
                <text:p>29400</text:p>
              </table:table-cell>
              <table:table-cell office:value-type="float" office:value="338196772769.621">
                <text:p>338196772769.621</text:p>
              </table:table-cell>
              <table:table-cell office:value-type="float" office:value="328195847391.754">
                <text:p>328195847391.75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500">
                <text:p>29500</text:p>
              </table:table-cell>
              <table:table-cell office:value-type="float" office:value="338215779665.873">
                <text:p>338215779665.873</text:p>
              </table:table-cell>
              <table:table-cell office:value-type="float" office:value="328211608648.798">
                <text:p>328211608648.798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338233118609.364">
                <text:p>338233118609.364</text:p>
              </table:table-cell>
              <table:table-cell office:value-type="float" office:value="328225491754.34">
                <text:p>328225491754.34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9700">
                <text:p>29700</text:p>
              </table:table-cell>
              <table:table-cell office:value-type="float" office:value="338248972261.067">
                <text:p>338248972261.067</text:p>
              </table:table-cell>
              <table:table-cell office:value-type="float" office:value="328237717031.183">
                <text:p>328237717031.18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9800">
                <text:p>29800</text:p>
              </table:table-cell>
              <table:table-cell office:value-type="float" office:value="338263517842.903">
                <text:p>338263517842.903</text:p>
              </table:table-cell>
              <table:table-cell office:value-type="float" office:value="328248438006.447">
                <text:p>328248438006.447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9900">
                <text:p>29900</text:p>
              </table:table-cell>
              <table:table-cell office:value-type="float" office:value="338276905791.632">
                <text:p>338276905791.632</text:p>
              </table:table-cell>
              <table:table-cell office:value-type="float" office:value="328257811413.76">
                <text:p>328257811413.7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38289273104.961">
                <text:p>338289273104.961</text:p>
              </table:table-cell>
              <table:table-cell office:value-type="float" office:value="328265982954.413">
                <text:p>328265982954.413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338300755786.48">
                <text:p>338300755786.48</text:p>
              </table:table-cell>
              <table:table-cell office:value-type="float" office:value="328273094921.538">
                <text:p>328273094921.538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0200">
                <text:p>30200</text:p>
              </table:table-cell>
              <table:table-cell office:value-type="float" office:value="338311465257.106">
                <text:p>338311465257.106</text:p>
              </table:table-cell>
              <table:table-cell office:value-type="float" office:value="328279264744.538">
                <text:p>328279264744.53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0300">
                <text:p>30300</text:p>
              </table:table-cell>
              <table:table-cell office:value-type="float" office:value="338321503392.269">
                <text:p>338321503392.269</text:p>
              </table:table-cell>
              <table:table-cell office:value-type="float" office:value="328284604011.237">
                <text:p>328284604011.237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338330967518.541">
                <text:p>338330967518.541</text:p>
              </table:table-cell>
              <table:table-cell office:value-type="float" office:value="328289212674.668">
                <text:p>328289212674.66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500">
                <text:p>30500</text:p>
              </table:table-cell>
              <table:table-cell office:value-type="float" office:value="338339940141.626">
                <text:p>338339940141.626</text:p>
              </table:table-cell>
              <table:table-cell office:value-type="float" office:value="328293177013.023">
                <text:p>328293177013.023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0600">
                <text:p>30600</text:p>
              </table:table-cell>
              <table:table-cell office:value-type="float" office:value="338348495967.898">
                <text:p>338348495967.898</text:p>
              </table:table-cell>
              <table:table-cell office:value-type="float" office:value="328296580583.976">
                <text:p>328296580583.976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0700">
                <text:p>30700</text:p>
              </table:table-cell>
              <table:table-cell office:value-type="float" office:value="338356699244.835">
                <text:p>338356699244.835</text:p>
              </table:table-cell>
              <table:table-cell office:value-type="float" office:value="328299496484.017">
                <text:p>328299496484.017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338364608332.467">
                <text:p>338364608332.467</text:p>
              </table:table-cell>
              <table:table-cell office:value-type="float" office:value="328301988726.411">
                <text:p>328301988726.411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0900">
                <text:p>30900</text:p>
              </table:table-cell>
              <table:table-cell office:value-type="float" office:value="338372274335.911">
                <text:p>338372274335.911</text:p>
              </table:table-cell>
              <table:table-cell office:value-type="float" office:value="328304111027.359">
                <text:p>328304111027.35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38379740659.374">
                <text:p>338379740659.374</text:p>
              </table:table-cell>
              <table:table-cell office:value-type="float" office:value="328305915409.709">
                <text:p>328305915409.709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338387045869.637">
                <text:p>338387045869.637</text:p>
              </table:table-cell>
              <table:table-cell office:value-type="float" office:value="328307446120.124">
                <text:p>328307446120.12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338394223399.108">
                <text:p>338394223399.108</text:p>
              </table:table-cell>
              <table:table-cell office:value-type="float" office:value="328308741607.846">
                <text:p>328308741607.846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1300">
                <text:p>31300</text:p>
              </table:table-cell>
              <table:table-cell office:value-type="float" office:value="338401299295.041">
                <text:p>338401299295.041</text:p>
              </table:table-cell>
              <table:table-cell office:value-type="float" office:value="328309834752">
                <text:p>328309834752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1400">
                <text:p>31400</text:p>
              </table:table-cell>
              <table:table-cell office:value-type="float" office:value="338408297116.098">
                <text:p>338408297116.098</text:p>
              </table:table-cell>
              <table:table-cell office:value-type="float" office:value="328310755632.933">
                <text:p>328310755632.93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338415236632.011">
                <text:p>338415236632.011</text:p>
              </table:table-cell>
              <table:table-cell office:value-type="float" office:value="328311530319.061">
                <text:p>328311530319.061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338422132438.665">
                <text:p>338422132438.665</text:p>
              </table:table-cell>
              <table:table-cell office:value-type="float" office:value="328312180529.868">
                <text:p>328312180529.868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1700">
                <text:p>31700</text:p>
              </table:table-cell>
              <table:table-cell office:value-type="float" office:value="338428997220.294">
                <text:p>338428997220.294</text:p>
              </table:table-cell>
              <table:table-cell office:value-type="float" office:value="328312723429.828">
                <text:p>328312723429.82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1800">
                <text:p>31800</text:p>
              </table:table-cell>
              <table:table-cell office:value-type="float" office:value="338435841253.517">
                <text:p>338435841253.517</text:p>
              </table:table-cell>
              <table:table-cell office:value-type="float" office:value="328313177580.631">
                <text:p>328313177580.631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1900">
                <text:p>31900</text:p>
              </table:table-cell>
              <table:table-cell office:value-type="float" office:value="338442670760.818">
                <text:p>338442670760.818</text:p>
              </table:table-cell>
              <table:table-cell office:value-type="float" office:value="328313558704.206">
                <text:p>328313558704.20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38449491103.194">
                <text:p>338449491103.194</text:p>
              </table:table-cell>
              <table:table-cell office:value-type="float" office:value="328313879527.318">
                <text:p>328313879527.318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338456306320.716">
                <text:p>338456306320.716</text:p>
              </table:table-cell>
              <table:table-cell office:value-type="float" office:value="328314148067.493">
                <text:p>328314148067.493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200">
                <text:p>32200</text:p>
              </table:table-cell>
              <table:table-cell office:value-type="float" office:value="338463116993.516">
                <text:p>338463116993.516</text:p>
              </table:table-cell>
              <table:table-cell office:value-type="float" office:value="328314374880.869">
                <text:p>328314374880.869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2300">
                <text:p>32300</text:p>
              </table:table-cell>
              <table:table-cell office:value-type="float" office:value="338469923614.158">
                <text:p>338469923614.158</text:p>
              </table:table-cell>
              <table:table-cell office:value-type="float" office:value="328314567061.574">
                <text:p>328314567061.574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338476726126.736">
                <text:p>338476726126.736</text:p>
              </table:table-cell>
              <table:table-cell office:value-type="float" office:value="328314729969.416">
                <text:p>328314729969.416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2500">
                <text:p>32500</text:p>
              </table:table-cell>
              <table:table-cell office:value-type="float" office:value="338483521624.34">
                <text:p>338483521624.34</text:p>
              </table:table-cell>
              <table:table-cell office:value-type="float" office:value="328314868755.296">
                <text:p>328314868755.296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2600">
                <text:p>32600</text:p>
              </table:table-cell>
              <table:table-cell office:value-type="float" office:value="338490307407.815">
                <text:p>338490307407.815</text:p>
              </table:table-cell>
              <table:table-cell office:value-type="float" office:value="328314987419.587">
                <text:p>328314987419.587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2700">
                <text:p>32700</text:p>
              </table:table-cell>
              <table:table-cell office:value-type="float" office:value="338497080691.662">
                <text:p>338497080691.662</text:p>
              </table:table-cell>
              <table:table-cell office:value-type="float" office:value="328315089303.919">
                <text:p>328315089303.919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338503836649.202">
                <text:p>338503836649.202</text:p>
              </table:table-cell>
              <table:table-cell office:value-type="float" office:value="328315177289.826">
                <text:p>328315177289.826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2900">
                <text:p>32900</text:p>
              </table:table-cell>
              <table:table-cell office:value-type="float" office:value="338510570650.802">
                <text:p>338510570650.802</text:p>
              </table:table-cell>
              <table:table-cell office:value-type="float" office:value="328315253345.355">
                <text:p>328315253345.35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8517278206.859">
                <text:p>338517278206.859</text:p>
              </table:table-cell>
              <table:table-cell office:value-type="float" office:value="328315319613.8">
                <text:p>328315319613.8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338523953488.957">
                <text:p>338523953488.957</text:p>
              </table:table-cell>
              <table:table-cell office:value-type="float" office:value="328315378226.891">
                <text:p>328315378226.891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338530590835.587">
                <text:p>338530590835.587</text:p>
              </table:table-cell>
              <table:table-cell office:value-type="float" office:value="328315429536.557">
                <text:p>328315429536.557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3300">
                <text:p>33300</text:p>
              </table:table-cell>
              <table:table-cell office:value-type="float" office:value="338537184836.787">
                <text:p>338537184836.787</text:p>
              </table:table-cell>
              <table:table-cell office:value-type="float" office:value="328315475287.997">
                <text:p>328315475287.997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3400">
                <text:p>33400</text:p>
              </table:table-cell>
              <table:table-cell office:value-type="float" office:value="338543729226.422">
                <text:p>338543729226.422</text:p>
              </table:table-cell>
              <table:table-cell office:value-type="float" office:value="328315516679.854">
                <text:p>328315516679.854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3500">
                <text:p>33500</text:p>
              </table:table-cell>
              <table:table-cell office:value-type="float" office:value="338550217899.259">
                <text:p>338550217899.259</text:p>
              </table:table-cell>
              <table:table-cell office:value-type="float" office:value="328315553710.356">
                <text:p>328315553710.356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338556645057.719">
                <text:p>338556645057.719</text:p>
              </table:table-cell>
              <table:table-cell office:value-type="float" office:value="328315587361.135">
                <text:p>328315587361.13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33700">
                <text:p>33700</text:p>
              </table:table-cell>
              <table:table-cell office:value-type="float" office:value="338563004340.341">
                <text:p>338563004340.341</text:p>
              </table:table-cell>
              <table:table-cell office:value-type="float" office:value="328315618130.102">
                <text:p>328315618130.102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3800">
                <text:p>33800</text:p>
              </table:table-cell>
              <table:table-cell office:value-type="float" office:value="338569289537.678">
                <text:p>338569289537.678</text:p>
              </table:table-cell>
              <table:table-cell office:value-type="float" office:value="328315646127.504">
                <text:p>328315646127.50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3900">
                <text:p>33900</text:p>
              </table:table-cell>
              <table:table-cell office:value-type="float" office:value="338575494763.474">
                <text:p>338575494763.474</text:p>
              </table:table-cell>
              <table:table-cell office:value-type="float" office:value="328315671720.514">
                <text:p>328315671720.51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38581613776.788">
                <text:p>338581613776.788</text:p>
              </table:table-cell>
              <table:table-cell office:value-type="float" office:value="328315695107.362">
                <text:p>328315695107.362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338587640463.515">
                <text:p>338587640463.515</text:p>
              </table:table-cell>
              <table:table-cell office:value-type="float" office:value="328315716437.262">
                <text:p>328315716437.262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4200">
                <text:p>34200</text:p>
              </table:table-cell>
              <table:table-cell office:value-type="float" office:value="338593569001.968">
                <text:p>338593569001.968</text:p>
              </table:table-cell>
              <table:table-cell office:value-type="float" office:value="328315735887.828">
                <text:p>328315735887.828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34300">
                <text:p>34300</text:p>
              </table:table-cell>
              <table:table-cell office:value-type="float" office:value="338599393475.108">
                <text:p>338599393475.108</text:p>
              </table:table-cell>
              <table:table-cell office:value-type="float" office:value="328315753572.037">
                <text:p>328315753572.037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338605107978.592">
                <text:p>338605107978.592</text:p>
              </table:table-cell>
              <table:table-cell office:value-type="float" office:value="328315769600.088">
                <text:p>328315769600.088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4500">
                <text:p>34500</text:p>
              </table:table-cell>
              <table:table-cell office:value-type="float" office:value="338610706762.318">
                <text:p>338610706762.318</text:p>
              </table:table-cell>
              <table:table-cell office:value-type="float" office:value="328315784179.927">
                <text:p>328315784179.927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34600">
                <text:p>34600</text:p>
              </table:table-cell>
              <table:table-cell office:value-type="float" office:value="338616184142.654">
                <text:p>338616184142.654</text:p>
              </table:table-cell>
              <table:table-cell office:value-type="float" office:value="328315797430.679">
                <text:p>328315797430.679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338621534515.693">
                <text:p>338621534515.693</text:p>
              </table:table-cell>
              <table:table-cell office:value-type="float" office:value="328315809438.708">
                <text:p>328315809438.708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338626752429.986">
                <text:p>338626752429.986</text:p>
              </table:table-cell>
              <table:table-cell office:value-type="float" office:value="328315820305.451">
                <text:p>328315820305.451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34900">
                <text:p>34900</text:p>
              </table:table-cell>
              <table:table-cell office:value-type="float" office:value="338631832523.442">
                <text:p>338631832523.442</text:p>
              </table:table-cell>
              <table:table-cell office:value-type="float" office:value="328315830087.96">
                <text:p>328315830087.9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38636769539.298">
                <text:p>338636769539.298</text:p>
              </table:table-cell>
              <table:table-cell office:value-type="float" office:value="328315838849.489">
                <text:p>328315838849.489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338641558372.104">
                <text:p>338641558372.104</text:p>
              </table:table-cell>
              <table:table-cell office:value-type="float" office:value="328315846667.801">
                <text:p>328315846667.801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338646193987.366">
                <text:p>338646193987.366</text:p>
              </table:table-cell>
              <table:table-cell office:value-type="float" office:value="328315853624.35">
                <text:p>328315853624.3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35300">
                <text:p>35300</text:p>
              </table:table-cell>
              <table:table-cell office:value-type="float" office:value="338650671467.3">
                <text:p>338650671467.3</text:p>
              </table:table-cell>
              <table:table-cell office:value-type="float" office:value="328315859795.217">
                <text:p>328315859795.217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35400">
                <text:p>35400</text:p>
              </table:table-cell>
              <table:table-cell office:value-type="float" office:value="338654985990.987">
                <text:p>338654985990.987</text:p>
              </table:table-cell>
              <table:table-cell office:value-type="float" office:value="328315865254.553">
                <text:p>328315865254.553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5500">
                <text:p>35500</text:p>
              </table:table-cell>
              <table:table-cell office:value-type="float" office:value="338659132852.837">
                <text:p>338659132852.837</text:p>
              </table:table-cell>
              <table:table-cell office:value-type="float" office:value="328315870061.641">
                <text:p>328315870061.641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338663107468.774">
                <text:p>338663107468.774</text:p>
              </table:table-cell>
              <table:table-cell office:value-type="float" office:value="328315874275.115">
                <text:p>328315874275.11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5700">
                <text:p>35700</text:p>
              </table:table-cell>
              <table:table-cell office:value-type="float" office:value="338666905369.167">
                <text:p>338666905369.167</text:p>
              </table:table-cell>
              <table:table-cell office:value-type="float" office:value="328315877948.525">
                <text:p>328315877948.525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35800">
                <text:p>35800</text:p>
              </table:table-cell>
              <table:table-cell office:value-type="float" office:value="338670522191.16">
                <text:p>338670522191.16</text:p>
              </table:table-cell>
              <table:table-cell office:value-type="float" office:value="328315881136.465">
                <text:p>328315881136.465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35900">
                <text:p>35900</text:p>
              </table:table-cell>
              <table:table-cell office:value-type="float" office:value="338673953684.116">
                <text:p>338673953684.116</text:p>
              </table:table-cell>
              <table:table-cell office:value-type="float" office:value="328315883890.946">
                <text:p>328315883890.94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38677195707.623">
                <text:p>338677195707.623</text:p>
              </table:table-cell>
              <table:table-cell office:value-type="float" office:value="328315886259.432">
                <text:p>328315886259.432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338680244230.288">
                <text:p>338680244230.288</text:p>
              </table:table-cell>
              <table:table-cell office:value-type="float" office:value="328315888284.966">
                <text:p>328315888284.966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338683095331.319">
                <text:p>338683095331.319</text:p>
              </table:table-cell>
              <table:table-cell office:value-type="float" office:value="328315890007.329">
                <text:p>328315890007.329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36300">
                <text:p>36300</text:p>
              </table:table-cell>
              <table:table-cell office:value-type="float" office:value="338685745194.893">
                <text:p>338685745194.893</text:p>
              </table:table-cell>
              <table:table-cell office:value-type="float" office:value="328315891463.624">
                <text:p>328315891463.624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338688190111.431">
                <text:p>338688190111.431</text:p>
              </table:table-cell>
              <table:table-cell office:value-type="float" office:value="328315892687.868">
                <text:p>328315892687.868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338690426475.436">
                <text:p>338690426475.436</text:p>
              </table:table-cell>
              <table:table-cell office:value-type="float" office:value="328315893710.5">
                <text:p>328315893710.5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36600">
                <text:p>36600</text:p>
              </table:table-cell>
              <table:table-cell office:value-type="float" office:value="338692450783.616">
                <text:p>338692450783.616</text:p>
              </table:table-cell>
              <table:table-cell office:value-type="float" office:value="328315894559.187">
                <text:p>328315894559.187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36700">
                <text:p>36700</text:p>
              </table:table-cell>
              <table:table-cell office:value-type="float" office:value="338694259632.774">
                <text:p>338694259632.774</text:p>
              </table:table-cell>
              <table:table-cell office:value-type="float" office:value="328315895258.726">
                <text:p>328315895258.726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338695849717.832">
                <text:p>338695849717.832</text:p>
              </table:table-cell>
              <table:table-cell office:value-type="float" office:value="328315895831.234">
                <text:p>328315895831.234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36900">
                <text:p>36900</text:p>
              </table:table-cell>
              <table:table-cell office:value-type="float" office:value="338697217829.757">
                <text:p>338697217829.757</text:p>
              </table:table-cell>
              <table:table-cell office:value-type="float" office:value="328315896296.287">
                <text:p>328315896296.28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38698360852.367">
                <text:p>338698360852.367</text:p>
              </table:table-cell>
              <table:table-cell office:value-type="float" office:value="328315896671.117">
                <text:p>328315896671.117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338699275760.297">
                <text:p>338699275760.297</text:p>
              </table:table-cell>
              <table:table-cell office:value-type="float" office:value="328315896970.755">
                <text:p>328315896970.75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338699959616.355">
                <text:p>338699959616.355</text:p>
              </table:table-cell>
              <table:table-cell office:value-type="float" office:value="328315897208.242">
                <text:p>328315897208.242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37300">
                <text:p>37300</text:p>
              </table:table-cell>
              <table:table-cell office:value-type="float" office:value="338700409568.378">
                <text:p>338700409568.378</text:p>
              </table:table-cell>
              <table:table-cell office:value-type="float" office:value="328315897394.776">
                <text:p>328315897394.776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7400">
                <text:p>37400</text:p>
              </table:table-cell>
              <table:table-cell office:value-type="float" office:value="338700622846.265">
                <text:p>338700622846.265</text:p>
              </table:table-cell>
              <table:table-cell office:value-type="float" office:value="328315897539.902">
                <text:p>328315897539.902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338700596758.964">
                <text:p>338700596758.964</text:p>
              </table:table-cell>
              <table:table-cell office:value-type="float" office:value="328315897651.691">
                <text:p>328315897651.691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338700328691.178">
                <text:p>338700328691.178</text:p>
              </table:table-cell>
              <table:table-cell office:value-type="float" office:value="328315897736.9">
                <text:p>328315897736.9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37700">
                <text:p>37700</text:p>
              </table:table-cell>
              <table:table-cell office:value-type="float" office:value="338699816099.978">
                <text:p>338699816099.978</text:p>
              </table:table-cell>
              <table:table-cell office:value-type="float" office:value="328315897801.133">
                <text:p>328315897801.133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338699056511.369">
                <text:p>338699056511.369</text:p>
              </table:table-cell>
              <table:table-cell office:value-type="float" office:value="328315897848.991">
                <text:p>328315897848.991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37900">
                <text:p>37900</text:p>
              </table:table-cell>
              <table:table-cell office:value-type="float" office:value="338698047516.736">
                <text:p>338698047516.736</text:p>
              </table:table-cell>
              <table:table-cell office:value-type="float" office:value="328315897884.21">
                <text:p>328315897884.2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38696786769.185">
                <text:p>338696786769.185</text:p>
              </table:table-cell>
              <table:table-cell office:value-type="float" office:value="328315897909.793">
                <text:p>328315897909.793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338695271979.804">
                <text:p>338695271979.804</text:p>
              </table:table-cell>
              <table:table-cell office:value-type="float" office:value="328315897928.12">
                <text:p>328315897928.12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38200">
                <text:p>38200</text:p>
              </table:table-cell>
              <table:table-cell office:value-type="float" office:value="338693500913.869">
                <text:p>338693500913.869</text:p>
              </table:table-cell>
              <table:table-cell office:value-type="float" office:value="328315897941.058">
                <text:p>328315897941.058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38300">
                <text:p>38300</text:p>
              </table:table-cell>
              <table:table-cell office:value-type="float" office:value="338691471386.969">
                <text:p>338691471386.969</text:p>
              </table:table-cell>
              <table:table-cell office:value-type="float" office:value="328315897950.052">
                <text:p>328315897950.052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338689181261.08">
                <text:p>338689181261.08</text:p>
              </table:table-cell>
              <table:table-cell office:value-type="float" office:value="328315897956.201">
                <text:p>328315897956.201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8500">
                <text:p>38500</text:p>
              </table:table-cell>
              <table:table-cell office:value-type="float" office:value="338686628440.593">
                <text:p>338686628440.593</text:p>
              </table:table-cell>
              <table:table-cell office:value-type="float" office:value="328315897960.333">
                <text:p>328315897960.333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38600">
                <text:p>38600</text:p>
              </table:table-cell>
              <table:table-cell office:value-type="float" office:value="338683810868.306">
                <text:p>338683810868.306</text:p>
              </table:table-cell>
              <table:table-cell office:value-type="float" office:value="328315897963.057">
                <text:p>328315897963.057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38700">
                <text:p>38700</text:p>
              </table:table-cell>
              <table:table-cell office:value-type="float" office:value="338680726521.391">
                <text:p>338680726521.391</text:p>
              </table:table-cell>
              <table:table-cell office:value-type="float" office:value="328315897964.818">
                <text:p>328315897964.818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338677373407.343">
                <text:p>338677373407.343</text:p>
              </table:table-cell>
              <table:table-cell office:value-type="float" office:value="328315897965.932">
                <text:p>328315897965.932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38900">
                <text:p>38900</text:p>
              </table:table-cell>
              <table:table-cell office:value-type="float" office:value="338673749559.921">
                <text:p>338673749559.921</text:p>
              </table:table-cell>
              <table:table-cell office:value-type="float" office:value="328315897966.621">
                <text:p>328315897966.62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38669853035.097">
                <text:p>338669853035.097</text:p>
              </table:table-cell>
              <table:table-cell office:value-type="float" office:value="328315897967.038">
                <text:p>328315897967.038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338665681907.018">
                <text:p>338665681907.018</text:p>
              </table:table-cell>
              <table:table-cell office:value-type="float" office:value="328315897967.282">
                <text:p>328315897967.282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338661234263.985">
                <text:p>338661234263.985</text:p>
              </table:table-cell>
              <table:table-cell office:value-type="float" office:value="328315897967.422">
                <text:p>328315897967.422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39300">
                <text:p>39300</text:p>
              </table:table-cell>
              <table:table-cell office:value-type="float" office:value="338656508204.475">
                <text:p>338656508204.475</text:p>
              </table:table-cell>
              <table:table-cell office:value-type="float" office:value="328315897967.5">
                <text:p>328315897967.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39400">
                <text:p>39400</text:p>
              </table:table-cell>
              <table:table-cell office:value-type="float" office:value="338651501833.201">
                <text:p>338651501833.201</text:p>
              </table:table-cell>
              <table:table-cell office:value-type="float" office:value="328315897967.542">
                <text:p>328315897967.542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9500">
                <text:p>39500</text:p>
              </table:table-cell>
              <table:table-cell office:value-type="float" office:value="338646213257.223">
                <text:p>338646213257.223</text:p>
              </table:table-cell>
              <table:table-cell office:value-type="float" office:value="328315897967.563">
                <text:p>328315897967.56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338640640582.128">
                <text:p>338640640582.128</text:p>
              </table:table-cell>
              <table:table-cell office:value-type="float" office:value="328315897967.574">
                <text:p>328315897967.574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39700">
                <text:p>39700</text:p>
              </table:table-cell>
              <table:table-cell office:value-type="float" office:value="338634781908.27">
                <text:p>338634781908.27</text:p>
              </table:table-cell>
              <table:table-cell office:value-type="float" office:value="328315897967.579">
                <text:p>328315897967.579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39800">
                <text:p>39800</text:p>
              </table:table-cell>
              <table:table-cell office:value-type="float" office:value="338628635327.08">
                <text:p>338628635327.08</text:p>
              </table:table-cell>
              <table:table-cell office:value-type="float" office:value="328315897967.582">
                <text:p>328315897967.582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39900">
                <text:p>39900</text:p>
              </table:table-cell>
              <table:table-cell office:value-type="float" office:value="338622198917.491">
                <text:p>338622198917.49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38615470742.453">
                <text:p>338615470742.4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0100">
                <text:p>40100</text:p>
              </table:table-cell>
              <table:table-cell office:value-type="float" office:value="338608448845.538">
                <text:p>338608448845.5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40200">
                <text:p>40200</text:p>
              </table:table-cell>
              <table:table-cell office:value-type="float" office:value="338601131247.653">
                <text:p>338601131247.6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40300">
                <text:p>40300</text:p>
              </table:table-cell>
              <table:table-cell office:value-type="float" office:value="338593515943.515">
                <text:p>338593515943.5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0400">
                <text:p>40400</text:p>
              </table:table-cell>
              <table:table-cell office:value-type="float" office:value="338585600898.105">
                <text:p>338585600898.1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0500">
                <text:p>40500</text:p>
              </table:table-cell>
              <table:table-cell office:value-type="float" office:value="338577384041.26">
                <text:p>338577384041.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40600">
                <text:p>40600</text:p>
              </table:table-cell>
              <table:table-cell office:value-type="float" office:value="338568863265.762">
                <text:p>338568863265.7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40700">
                <text:p>40700</text:p>
              </table:table-cell>
              <table:table-cell office:value-type="float" office:value="338560036448.013">
                <text:p>338560036448.01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338550901362.699">
                <text:p>338550901362.69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0900">
                <text:p>40900</text:p>
              </table:table-cell>
              <table:table-cell office:value-type="float" office:value="338541455772.449">
                <text:p>338541455772.44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338531697461.221">
                <text:p>338531697461.2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338521624165.566">
                <text:p>338521624165.5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1200">
                <text:p>41200</text:p>
              </table:table-cell>
              <table:table-cell office:value-type="float" office:value="338511233594.858">
                <text:p>338511233594.8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41300">
                <text:p>41300</text:p>
              </table:table-cell>
              <table:table-cell office:value-type="float" office:value="338500523036.251">
                <text:p>338500523036.2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1400">
                <text:p>41400</text:p>
              </table:table-cell>
              <table:table-cell office:value-type="float" office:value="338489490243.293">
                <text:p>338489490243.2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41500">
                <text:p>41500</text:p>
              </table:table-cell>
              <table:table-cell office:value-type="float" office:value="338478132756.655">
                <text:p>338478132756.65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338466448081.239">
                <text:p>338466448081.23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41700">
                <text:p>41700</text:p>
              </table:table-cell>
              <table:table-cell office:value-type="float" office:value="338454433563.723">
                <text:p>338454433563.7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41800">
                <text:p>41800</text:p>
              </table:table-cell>
              <table:table-cell office:value-type="float" office:value="338442086338.006">
                <text:p>338442086338.00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41900">
                <text:p>41900</text:p>
              </table:table-cell>
              <table:table-cell office:value-type="float" office:value="338429403857.798">
                <text:p>338429403857.79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338416383378.247">
                <text:p>338416383378.24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42100">
                <text:p>42100</text:p>
              </table:table-cell>
              <table:table-cell office:value-type="float" office:value="338403022106.654">
                <text:p>338403022106.6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338389317043.628">
                <text:p>338389317043.62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2300">
                <text:p>42300</text:p>
              </table:table-cell>
              <table:table-cell office:value-type="float" office:value="338375265238.053">
                <text:p>338375265238.0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42400">
                <text:p>42400</text:p>
              </table:table-cell>
              <table:table-cell office:value-type="float" office:value="338360863743.775">
                <text:p>338360863743.7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42500">
                <text:p>42500</text:p>
              </table:table-cell>
              <table:table-cell office:value-type="float" office:value="338346109512.767">
                <text:p>338346109512.7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42600">
                <text:p>42600</text:p>
              </table:table-cell>
              <table:table-cell office:value-type="float" office:value="338330999442.228">
                <text:p>338330999442.22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700">
                <text:p>42700</text:p>
              </table:table-cell>
              <table:table-cell office:value-type="float" office:value="338315530375.673">
                <text:p>338315530375.67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42800">
                <text:p>42800</text:p>
              </table:table-cell>
              <table:table-cell office:value-type="float" office:value="338299699100.354">
                <text:p>338299699100.3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338283502349.278">
                <text:p>338283502349.27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338266936800.668">
                <text:p>338266936800.6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3100">
                <text:p>43100</text:p>
              </table:table-cell>
              <table:table-cell office:value-type="float" office:value="338249999145.202">
                <text:p>338249999145.20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43200">
                <text:p>43200</text:p>
              </table:table-cell>
              <table:table-cell office:value-type="float" office:value="338232686089.721">
                <text:p>338232686089.7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43300">
                <text:p>43300</text:p>
              </table:table-cell>
              <table:table-cell office:value-type="float" office:value="338214994123.868">
                <text:p>338214994123.8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43400">
                <text:p>43400</text:p>
              </table:table-cell>
              <table:table-cell office:value-type="float" office:value="338196919759.266">
                <text:p>338196919759.2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43500">
                <text:p>43500</text:p>
              </table:table-cell>
              <table:table-cell office:value-type="float" office:value="338178459458.68">
                <text:p>338178459458.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338159609891.446">
                <text:p>338159609891.44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3700">
                <text:p>43700</text:p>
              </table:table-cell>
              <table:table-cell office:value-type="float" office:value="338140367496.554">
                <text:p>338140367496.5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338120728613.183">
                <text:p>338120728613.18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338100689605.452">
                <text:p>338100689605.4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338080246829.482">
                <text:p>338080246829.48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338059397073.455">
                <text:p>338059397073.45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38038136467.362">
                <text:p>338038136467.3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338016461347.618">
                <text:p>338016461347.61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337994368026.966">
                <text:p>337994368026.9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337971853032.427">
                <text:p>337971853032.42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600">
                <text:p>44600</text:p>
              </table:table-cell>
              <table:table-cell office:value-type="float" office:value="337948913041.551">
                <text:p>337948913041.5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44700">
                <text:p>44700</text:p>
              </table:table-cell>
              <table:table-cell office:value-type="float" office:value="337925544229.597">
                <text:p>337925544229.5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337901742982.815">
                <text:p>337901742982.8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44900">
                <text:p>44900</text:p>
              </table:table-cell>
              <table:table-cell office:value-type="float" office:value="337877505682.667">
                <text:p>337877505682.6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337852829299.005">
                <text:p>337852829299.0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337827710318.792">
                <text:p>337827710318.7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200">
                <text:p>45200</text:p>
              </table:table-cell>
              <table:table-cell office:value-type="float" office:value="337802145177.456">
                <text:p>337802145177.45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5300">
                <text:p>45300</text:p>
              </table:table-cell>
              <table:table-cell office:value-type="float" office:value="337776130449.437">
                <text:p>337776130449.43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400">
                <text:p>45400</text:p>
              </table:table-cell>
              <table:table-cell office:value-type="float" office:value="337749662808.53">
                <text:p>337749662808.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45500">
                <text:p>45500</text:p>
              </table:table-cell>
              <table:table-cell office:value-type="float" office:value="337722739739.014">
                <text:p>337722739739.01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45600">
                <text:p>45600</text:p>
              </table:table-cell>
              <table:table-cell office:value-type="float" office:value="337695357665.823">
                <text:p>337695357665.8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45700">
                <text:p>45700</text:p>
              </table:table-cell>
              <table:table-cell office:value-type="float" office:value="337667513463.605">
                <text:p>337667513463.6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45800">
                <text:p>45800</text:p>
              </table:table-cell>
              <table:table-cell office:value-type="float" office:value="337639204051.627">
                <text:p>337639204051.62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45900">
                <text:p>45900</text:p>
              </table:table-cell>
              <table:table-cell office:value-type="float" office:value="337610426800.381">
                <text:p>337610426800.3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337581179312.08">
                <text:p>337581179312.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46100">
                <text:p>46100</text:p>
              </table:table-cell>
              <table:table-cell office:value-type="float" office:value="337551458554.166">
                <text:p>337551458554.1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46200">
                <text:p>46200</text:p>
              </table:table-cell>
              <table:table-cell office:value-type="float" office:value="337521261886.418">
                <text:p>337521261886.41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46300">
                <text:p>46300</text:p>
              </table:table-cell>
              <table:table-cell office:value-type="float" office:value="337490586742.534">
                <text:p>337490586742.53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46400">
                <text:p>46400</text:p>
              </table:table-cell>
              <table:table-cell office:value-type="float" office:value="337459431489.333">
                <text:p>337459431489.3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46500">
                <text:p>46500</text:p>
              </table:table-cell>
              <table:table-cell office:value-type="float" office:value="337427793800.359">
                <text:p>337427793800.35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46600">
                <text:p>46600</text:p>
              </table:table-cell>
              <table:table-cell office:value-type="float" office:value="337395671449.824">
                <text:p>337395671449.8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46700">
                <text:p>46700</text:p>
              </table:table-cell>
              <table:table-cell office:value-type="float" office:value="337363062457.761">
                <text:p>337363062457.76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46800">
                <text:p>46800</text:p>
              </table:table-cell>
              <table:table-cell office:value-type="float" office:value="337329965082.088">
                <text:p>337329965082.08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46900">
                <text:p>46900</text:p>
              </table:table-cell>
              <table:table-cell office:value-type="float" office:value="337296378584.879">
                <text:p>337296378584.8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337262301065.982">
                <text:p>337262301065.98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47100">
                <text:p>47100</text:p>
              </table:table-cell>
              <table:table-cell office:value-type="float" office:value="337227731246.032">
                <text:p>337227731246.03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47200">
                <text:p>47200</text:p>
              </table:table-cell>
              <table:table-cell office:value-type="float" office:value="337192667983.274">
                <text:p>337192667983.2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7300">
                <text:p>47300</text:p>
              </table:table-cell>
              <table:table-cell office:value-type="float" office:value="337157110768.35">
                <text:p>337157110768.3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47400">
                <text:p>47400</text:p>
              </table:table-cell>
              <table:table-cell office:value-type="float" office:value="337121059342.359">
                <text:p>337121059342.35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47500">
                <text:p>47500</text:p>
              </table:table-cell>
              <table:table-cell office:value-type="float" office:value="337084512901.23">
                <text:p>337084512901.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47600">
                <text:p>47600</text:p>
              </table:table-cell>
              <table:table-cell office:value-type="float" office:value="337047471146.254">
                <text:p>337047471146.2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47700">
                <text:p>47700</text:p>
              </table:table-cell>
              <table:table-cell office:value-type="float" office:value="337009933948.916">
                <text:p>337009933948.91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47800">
                <text:p>47800</text:p>
              </table:table-cell>
              <table:table-cell office:value-type="float" office:value="336971902275.633">
                <text:p>336971902275.6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47900">
                <text:p>47900</text:p>
              </table:table-cell>
              <table:table-cell office:value-type="float" office:value="336933376363.812">
                <text:p>336933376363.8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336894356742.936">
                <text:p>336894356742.93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48100">
                <text:p>48100</text:p>
              </table:table-cell>
              <table:table-cell office:value-type="float" office:value="336854844261.831">
                <text:p>336854844261.83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48200">
                <text:p>48200</text:p>
              </table:table-cell>
              <table:table-cell office:value-type="float" office:value="336814840125.976">
                <text:p>336814840125.97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48300">
                <text:p>48300</text:p>
              </table:table-cell>
              <table:table-cell office:value-type="float" office:value="336774346508.245">
                <text:p>336774346508.24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48400">
                <text:p>48400</text:p>
              </table:table-cell>
              <table:table-cell office:value-type="float" office:value="336733364658.21">
                <text:p>336733364658.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48500">
                <text:p>48500</text:p>
              </table:table-cell>
              <table:table-cell office:value-type="float" office:value="336691896493.052">
                <text:p>336691896493.0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48600">
                <text:p>48600</text:p>
              </table:table-cell>
              <table:table-cell office:value-type="float" office:value="336649944161.976">
                <text:p>336649944161.97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48700">
                <text:p>48700</text:p>
              </table:table-cell>
              <table:table-cell office:value-type="float" office:value="336607510290.978">
                <text:p>336607510290.97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48800">
                <text:p>48800</text:p>
              </table:table-cell>
              <table:table-cell office:value-type="float" office:value="336564597900.619">
                <text:p>336564597900.6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48900">
                <text:p>48900</text:p>
              </table:table-cell>
              <table:table-cell office:value-type="float" office:value="336521209996.864">
                <text:p>336521209996.86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336477350043.461">
                <text:p>336477350043.46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49100">
                <text:p>49100</text:p>
              </table:table-cell>
              <table:table-cell office:value-type="float" office:value="336433021823.15">
                <text:p>336433021823.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49200">
                <text:p>49200</text:p>
              </table:table-cell>
              <table:table-cell office:value-type="float" office:value="336388229346.052">
                <text:p>336388229346.0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49300">
                <text:p>49300</text:p>
              </table:table-cell>
              <table:table-cell office:value-type="float" office:value="336342976932.685">
                <text:p>336342976932.6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49400">
                <text:p>49400</text:p>
              </table:table-cell>
              <table:table-cell office:value-type="float" office:value="336297269192.373">
                <text:p>336297269192.37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49500">
                <text:p>49500</text:p>
              </table:table-cell>
              <table:table-cell office:value-type="float" office:value="336251111038.882">
                <text:p>336251111038.88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49600">
                <text:p>49600</text:p>
              </table:table-cell>
              <table:table-cell office:value-type="float" office:value="336204507729.879">
                <text:p>336204507729.8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49700">
                <text:p>49700</text:p>
              </table:table-cell>
              <table:table-cell office:value-type="float" office:value="336157464844.671">
                <text:p>336157464844.67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49800">
                <text:p>49800</text:p>
              </table:table-cell>
              <table:table-cell office:value-type="float" office:value="336109988206.544">
                <text:p>336109988206.54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49900">
                <text:p>49900</text:p>
              </table:table-cell>
              <table:table-cell office:value-type="float" office:value="336062084017.309">
                <text:p>336062084017.3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336013758806.239">
                <text:p>336013758806.23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50100">
                <text:p>50100</text:p>
              </table:table-cell>
              <table:table-cell office:value-type="float" office:value="335965019363.157">
                <text:p>335965019363.15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50200">
                <text:p>50200</text:p>
              </table:table-cell>
              <table:table-cell office:value-type="float" office:value="335915872857.492">
                <text:p>335915872857.4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50300">
                <text:p>50300</text:p>
              </table:table-cell>
              <table:table-cell office:value-type="float" office:value="335866326790.58">
                <text:p>335866326790.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50400">
                <text:p>50400</text:p>
              </table:table-cell>
              <table:table-cell office:value-type="float" office:value="335816388941.189">
                <text:p>335816388941.1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0500">
                <text:p>50500</text:p>
              </table:table-cell>
              <table:table-cell office:value-type="float" office:value="335766067450.51">
                <text:p>335766067450.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50600">
                <text:p>50600</text:p>
              </table:table-cell>
              <table:table-cell office:value-type="float" office:value="335715370789.597">
                <text:p>335715370789.5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50700">
                <text:p>50700</text:p>
              </table:table-cell>
              <table:table-cell office:value-type="float" office:value="335664307733.789">
                <text:p>335664307733.7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50800">
                <text:p>50800</text:p>
              </table:table-cell>
              <table:table-cell office:value-type="float" office:value="335612887384.393">
                <text:p>335612887384.3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50900">
                <text:p>50900</text:p>
              </table:table-cell>
              <table:table-cell office:value-type="float" office:value="335561119167.053">
                <text:p>335561119167.0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335509012839.974">
                <text:p>335509012839.9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51100">
                <text:p>51100</text:p>
              </table:table-cell>
              <table:table-cell office:value-type="float" office:value="335456578483.799">
                <text:p>335456578483.79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335403826504.963">
                <text:p>335403826504.9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51300">
                <text:p>51300</text:p>
              </table:table-cell>
              <table:table-cell office:value-type="float" office:value="335350767635.972">
                <text:p>335350767635.97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51400">
                <text:p>51400</text:p>
              </table:table-cell>
              <table:table-cell office:value-type="float" office:value="335297412806.477">
                <text:p>335297412806.4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51500">
                <text:p>51500</text:p>
              </table:table-cell>
              <table:table-cell office:value-type="float" office:value="335243773355.907">
                <text:p>335243773355.9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51600">
                <text:p>51600</text:p>
              </table:table-cell>
              <table:table-cell office:value-type="float" office:value="335189860986.386">
                <text:p>335189860986.3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51700">
                <text:p>51700</text:p>
              </table:table-cell>
              <table:table-cell office:value-type="float" office:value="335135687682.005">
                <text:p>335135687682.0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51800">
                <text:p>51800</text:p>
              </table:table-cell>
              <table:table-cell office:value-type="float" office:value="335081265746.707">
                <text:p>335081265746.7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51900">
                <text:p>51900</text:p>
              </table:table-cell>
              <table:table-cell office:value-type="float" office:value="335026607804.299">
                <text:p>335026607804.29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334971726381.677">
                <text:p>334971726381.6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52100">
                <text:p>52100</text:p>
              </table:table-cell>
              <table:table-cell office:value-type="float" office:value="334916634715.094">
                <text:p>334916634715.0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52200">
                <text:p>52200</text:p>
              </table:table-cell>
              <table:table-cell office:value-type="float" office:value="334861346334.501">
                <text:p>334861346334.5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52300">
                <text:p>52300</text:p>
              </table:table-cell>
              <table:table-cell office:value-type="float" office:value="334805874994.01">
                <text:p>334805874994.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52400">
                <text:p>52400</text:p>
              </table:table-cell>
              <table:table-cell office:value-type="float" office:value="334750234744.062">
                <text:p>334750234744.0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52500">
                <text:p>52500</text:p>
              </table:table-cell>
              <table:table-cell office:value-type="float" office:value="334694439929.897">
                <text:p>334694439929.8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52600">
                <text:p>52600</text:p>
              </table:table-cell>
              <table:table-cell office:value-type="float" office:value="334638504514.308">
                <text:p>334638504514.3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52700">
                <text:p>52700</text:p>
              </table:table-cell>
              <table:table-cell office:value-type="float" office:value="334582443516.624">
                <text:p>334582443516.6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52800">
                <text:p>52800</text:p>
              </table:table-cell>
              <table:table-cell office:value-type="float" office:value="334526272031.886">
                <text:p>334526272031.8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52900">
                <text:p>52900</text:p>
              </table:table-cell>
              <table:table-cell office:value-type="float" office:value="334470005357.694">
                <text:p>334470005357.6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334413659045.082">
                <text:p>334413659045.08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53100">
                <text:p>53100</text:p>
              </table:table-cell>
              <table:table-cell office:value-type="float" office:value="334357248894.702">
                <text:p>334357248894.70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53200">
                <text:p>53200</text:p>
              </table:table-cell>
              <table:table-cell office:value-type="float" office:value="334300790170.67">
                <text:p>334300790170.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53300">
                <text:p>53300</text:p>
              </table:table-cell>
              <table:table-cell office:value-type="float" office:value="334244299386.389">
                <text:p>334244299386.3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53400">
                <text:p>53400</text:p>
              </table:table-cell>
              <table:table-cell office:value-type="float" office:value="334187792885.518">
                <text:p>334187792885.51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53500">
                <text:p>53500</text:p>
              </table:table-cell>
              <table:table-cell office:value-type="float" office:value="334131287211.589">
                <text:p>334131287211.5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53600">
                <text:p>53600</text:p>
              </table:table-cell>
              <table:table-cell office:value-type="float" office:value="334074799104.285">
                <text:p>334074799104.2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53700">
                <text:p>53700</text:p>
              </table:table-cell>
              <table:table-cell office:value-type="float" office:value="334018345448.831">
                <text:p>334018345448.83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53800">
                <text:p>53800</text:p>
              </table:table-cell>
              <table:table-cell office:value-type="float" office:value="333961942766.738">
                <text:p>333961942766.7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53900">
                <text:p>53900</text:p>
              </table:table-cell>
              <table:table-cell office:value-type="float" office:value="333905608517.694">
                <text:p>333905608517.6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333849360010.327">
                <text:p>333849360010.32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54100">
                <text:p>54100</text:p>
              </table:table-cell>
              <table:table-cell office:value-type="float" office:value="333793214692.29">
                <text:p>333793214692.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54200">
                <text:p>54200</text:p>
              </table:table-cell>
              <table:table-cell office:value-type="float" office:value="333737190142.218">
                <text:p>333737190142.21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54300">
                <text:p>54300</text:p>
              </table:table-cell>
              <table:table-cell office:value-type="float" office:value="333681303991.035">
                <text:p>333681303991.03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54400">
                <text:p>54400</text:p>
              </table:table-cell>
              <table:table-cell office:value-type="float" office:value="333625573655.692">
                <text:p>333625573655.6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54500">
                <text:p>54500</text:p>
              </table:table-cell>
              <table:table-cell office:value-type="float" office:value="333570017167.878">
                <text:p>333570017167.87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54600">
                <text:p>54600</text:p>
              </table:table-cell>
              <table:table-cell office:value-type="float" office:value="333514652432.088">
                <text:p>333514652432.08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54700">
                <text:p>54700</text:p>
              </table:table-cell>
              <table:table-cell office:value-type="float" office:value="333459497423.619">
                <text:p>333459497423.6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54800">
                <text:p>54800</text:p>
              </table:table-cell>
              <table:table-cell office:value-type="float" office:value="333404570179.102">
                <text:p>333404570179.10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54900">
                <text:p>54900</text:p>
              </table:table-cell>
              <table:table-cell office:value-type="float" office:value="333349888681.354">
                <text:p>333349888681.3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333295470725.66">
                <text:p>333295470725.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55100">
                <text:p>55100</text:p>
              </table:table-cell>
              <table:table-cell office:value-type="float" office:value="333241334560.652">
                <text:p>333241334560.6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55200">
                <text:p>55200</text:p>
              </table:table-cell>
              <table:table-cell office:value-type="float" office:value="333187498259.205">
                <text:p>333187498259.2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55300">
                <text:p>55300</text:p>
              </table:table-cell>
              <table:table-cell office:value-type="float" office:value="333133979888.942">
                <text:p>333133979888.94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55400">
                <text:p>55400</text:p>
              </table:table-cell>
              <table:table-cell office:value-type="float" office:value="333080797501.394">
                <text:p>333080797501.3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55500">
                <text:p>55500</text:p>
              </table:table-cell>
              <table:table-cell office:value-type="float" office:value="333027969077.96">
                <text:p>333027969077.9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55600">
                <text:p>55600</text:p>
              </table:table-cell>
              <table:table-cell office:value-type="float" office:value="332975512521.307">
                <text:p>332975512521.3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55700">
                <text:p>55700</text:p>
              </table:table-cell>
              <table:table-cell office:value-type="float" office:value="332923445788.67">
                <text:p>332923445788.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55800">
                <text:p>55800</text:p>
              </table:table-cell>
              <table:table-cell office:value-type="float" office:value="332871786724.529">
                <text:p>332871786724.5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55900">
                <text:p>55900</text:p>
              </table:table-cell>
              <table:table-cell office:value-type="float" office:value="332820553097.38">
                <text:p>332820553097.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332769762588.486">
                <text:p>332769762588.4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56100">
                <text:p>56100</text:p>
              </table:table-cell>
              <table:table-cell office:value-type="float" office:value="332719432574.026">
                <text:p>332719432574.0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56200">
                <text:p>56200</text:p>
              </table:table-cell>
              <table:table-cell office:value-type="float" office:value="332669580276.128">
                <text:p>332669580276.12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56300">
                <text:p>56300</text:p>
              </table:table-cell>
              <table:table-cell office:value-type="float" office:value="332620223092.601">
                <text:p>332620223092.6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56400">
                <text:p>56400</text:p>
              </table:table-cell>
              <table:table-cell office:value-type="float" office:value="332571378114.567">
                <text:p>332571378114.5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56500">
                <text:p>56500</text:p>
              </table:table-cell>
              <table:table-cell office:value-type="float" office:value="332523062268.435">
                <text:p>332523062268.43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56600">
                <text:p>56600</text:p>
              </table:table-cell>
              <table:table-cell office:value-type="float" office:value="332475292303.179">
                <text:p>332475292303.1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56700">
                <text:p>56700</text:p>
              </table:table-cell>
              <table:table-cell office:value-type="float" office:value="332428084809.653">
                <text:p>332428084809.6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56800">
                <text:p>56800</text:p>
              </table:table-cell>
              <table:table-cell office:value-type="float" office:value="332381456186.329">
                <text:p>332381456186.3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56900">
                <text:p>56900</text:p>
              </table:table-cell>
              <table:table-cell office:value-type="float" office:value="332335422593.925">
                <text:p>332335422593.92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332289999987.179">
                <text:p>332289999987.1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57100">
                <text:p>57100</text:p>
              </table:table-cell>
              <table:table-cell office:value-type="float" office:value="332245203981.812">
                <text:p>332245203981.8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57200">
                <text:p>57200</text:p>
              </table:table-cell>
              <table:table-cell office:value-type="float" office:value="332201050001.612">
                <text:p>332201050001.6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57300">
                <text:p>57300</text:p>
              </table:table-cell>
              <table:table-cell office:value-type="float" office:value="332157553210.297">
                <text:p>332157553210.2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57400">
                <text:p>57400</text:p>
              </table:table-cell>
              <table:table-cell office:value-type="float" office:value="332114728468.385">
                <text:p>332114728468.3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57500">
                <text:p>57500</text:p>
              </table:table-cell>
              <table:table-cell office:value-type="float" office:value="332072590320.766">
                <text:p>332072590320.7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57600">
                <text:p>57600</text:p>
              </table:table-cell>
              <table:table-cell office:value-type="float" office:value="332031153014.026">
                <text:p>332031153014.0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57700">
                <text:p>57700</text:p>
              </table:table-cell>
              <table:table-cell office:value-type="float" office:value="331990430459.479">
                <text:p>331990430459.4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57800">
                <text:p>57800</text:p>
              </table:table-cell>
              <table:table-cell office:value-type="float" office:value="331950436224.979">
                <text:p>331950436224.9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57900">
                <text:p>57900</text:p>
              </table:table-cell>
              <table:table-cell office:value-type="float" office:value="331911183520.96">
                <text:p>331911183520.9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331872685345.712">
                <text:p>331872685345.7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58100">
                <text:p>58100</text:p>
              </table:table-cell>
              <table:table-cell office:value-type="float" office:value="331834954586.853">
                <text:p>331834954586.85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58200">
                <text:p>58200</text:p>
              </table:table-cell>
              <table:table-cell office:value-type="float" office:value="331798003218.236">
                <text:p>331798003218.23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58300">
                <text:p>58300</text:p>
              </table:table-cell>
              <table:table-cell office:value-type="float" office:value="331761843048.889">
                <text:p>331761843048.8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58400">
                <text:p>58400</text:p>
              </table:table-cell>
              <table:table-cell office:value-type="float" office:value="331726485487.407">
                <text:p>331726485487.4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58500">
                <text:p>58500</text:p>
              </table:table-cell>
              <table:table-cell office:value-type="float" office:value="331691941529.531">
                <text:p>331691941529.53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58600">
                <text:p>58600</text:p>
              </table:table-cell>
              <table:table-cell office:value-type="float" office:value="331658222176.993">
                <text:p>331658222176.9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58700">
                <text:p>58700</text:p>
              </table:table-cell>
              <table:table-cell office:value-type="float" office:value="331625337806.315">
                <text:p>331625337806.3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58800">
                <text:p>58800</text:p>
              </table:table-cell>
              <table:table-cell office:value-type="float" office:value="331593298109.533">
                <text:p>331593298109.5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58900">
                <text:p>58900</text:p>
              </table:table-cell>
              <table:table-cell office:value-type="float" office:value="331562112523.19">
                <text:p>331562112523.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331531790044.895">
                <text:p>331531790044.89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59100">
                <text:p>59100</text:p>
              </table:table-cell>
              <table:table-cell office:value-type="float" office:value="331502339223.398">
                <text:p>331502339223.39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59200">
                <text:p>59200</text:p>
              </table:table-cell>
              <table:table-cell office:value-type="float" office:value="331473768293.015">
                <text:p>331473768293.0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59300">
                <text:p>59300</text:p>
              </table:table-cell>
              <table:table-cell office:value-type="float" office:value="331446084849.412">
                <text:p>331446084849.4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59400">
                <text:p>59400</text:p>
              </table:table-cell>
              <table:table-cell office:value-type="float" office:value="331419296068.01">
                <text:p>331419296068.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59500">
                <text:p>59500</text:p>
              </table:table-cell>
              <table:table-cell office:value-type="float" office:value="331393408649.08">
                <text:p>331393408649.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59600">
                <text:p>59600</text:p>
              </table:table-cell>
              <table:table-cell office:value-type="float" office:value="331368428801.985">
                <text:p>331368428801.9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59700">
                <text:p>59700</text:p>
              </table:table-cell>
              <table:table-cell office:value-type="float" office:value="331344362271.885">
                <text:p>331344362271.8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59800">
                <text:p>59800</text:p>
              </table:table-cell>
              <table:table-cell office:value-type="float" office:value="331321214403.767">
                <text:p>331321214403.7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59900">
                <text:p>59900</text:p>
              </table:table-cell>
              <table:table-cell office:value-type="float" office:value="331298989844.62">
                <text:p>331298989844.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331277692795.721">
                <text:p>331277692795.7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60100">
                <text:p>60100</text:p>
              </table:table-cell>
              <table:table-cell office:value-type="float" office:value="331257326929.09">
                <text:p>331257326929.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60200">
                <text:p>60200</text:p>
              </table:table-cell>
              <table:table-cell office:value-type="float" office:value="331237895378.732">
                <text:p>331237895378.73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60300">
                <text:p>60300</text:p>
              </table:table-cell>
              <table:table-cell office:value-type="float" office:value="331219401089.663">
                <text:p>331219401089.6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60400">
                <text:p>60400</text:p>
              </table:table-cell>
              <table:table-cell office:value-type="float" office:value="331201846407.483">
                <text:p>331201846407.48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60500">
                <text:p>60500</text:p>
              </table:table-cell>
              <table:table-cell office:value-type="float" office:value="331185232775.681">
                <text:p>331185232775.6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60600">
                <text:p>60600</text:p>
              </table:table-cell>
              <table:table-cell office:value-type="float" office:value="331169561295.805">
                <text:p>331169561295.8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60700">
                <text:p>60700</text:p>
              </table:table-cell>
              <table:table-cell office:value-type="float" office:value="331154832522.663">
                <text:p>331154832522.6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60800">
                <text:p>60800</text:p>
              </table:table-cell>
              <table:table-cell office:value-type="float" office:value="331141046458.074">
                <text:p>331141046458.0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60900">
                <text:p>60900</text:p>
              </table:table-cell>
              <table:table-cell office:value-type="float" office:value="331128203421.83">
                <text:p>331128203421.8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331116302256.582">
                <text:p>331116302256.58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61100">
                <text:p>61100</text:p>
              </table:table-cell>
              <table:table-cell office:value-type="float" office:value="331105341432.43">
                <text:p>331105341432.4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61200">
                <text:p>61200</text:p>
              </table:table-cell>
              <table:table-cell office:value-type="float" office:value="331095318986.667">
                <text:p>331095318986.6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61300">
                <text:p>61300</text:p>
              </table:table-cell>
              <table:table-cell office:value-type="float" office:value="331086232423.391">
                <text:p>331086232423.39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61400">
                <text:p>61400</text:p>
              </table:table-cell>
              <table:table-cell office:value-type="float" office:value="331078078756.884">
                <text:p>331078078756.88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61500">
                <text:p>61500</text:p>
              </table:table-cell>
              <table:table-cell office:value-type="float" office:value="331070854721.998">
                <text:p>331070854721.99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61600">
                <text:p>61600</text:p>
              </table:table-cell>
              <table:table-cell office:value-type="float" office:value="331064556132.733">
                <text:p>331064556132.7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61700">
                <text:p>61700</text:p>
              </table:table-cell>
              <table:table-cell office:value-type="float" office:value="331059178427.009">
                <text:p>331059178427.0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61800">
                <text:p>61800</text:p>
              </table:table-cell>
              <table:table-cell office:value-type="float" office:value="331054716512.595">
                <text:p>331054716512.59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61900">
                <text:p>61900</text:p>
              </table:table-cell>
              <table:table-cell office:value-type="float" office:value="331051164765.649">
                <text:p>331051164765.64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331048517327.603">
                <text:p>331048517327.60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62100">
                <text:p>62100</text:p>
              </table:table-cell>
              <table:table-cell office:value-type="float" office:value="331046767893.14">
                <text:p>331046767893.1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62200">
                <text:p>62200</text:p>
              </table:table-cell>
              <table:table-cell office:value-type="float" office:value="331045909180.893">
                <text:p>331045909180.8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331045933629.779">
                <text:p>331045933629.7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62400">
                <text:p>62400</text:p>
              </table:table-cell>
              <table:table-cell office:value-type="float" office:value="331046833174.559">
                <text:p>331046833174.55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62500">
                <text:p>62500</text:p>
              </table:table-cell>
              <table:table-cell office:value-type="float" office:value="331048599246.889">
                <text:p>331048599246.8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62600">
                <text:p>62600</text:p>
              </table:table-cell>
              <table:table-cell office:value-type="float" office:value="331051223440.481">
                <text:p>331051223440.4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62700">
                <text:p>62700</text:p>
              </table:table-cell>
              <table:table-cell office:value-type="float" office:value="331054696267.43">
                <text:p>331054696267.4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62800">
                <text:p>62800</text:p>
              </table:table-cell>
              <table:table-cell office:value-type="float" office:value="331059007750.232">
                <text:p>331059007750.23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62900">
                <text:p>62900</text:p>
              </table:table-cell>
              <table:table-cell office:value-type="float" office:value="331064147579.965">
                <text:p>331064147579.9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331070104993.173">
                <text:p>331070104993.17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63100">
                <text:p>63100</text:p>
              </table:table-cell>
              <table:table-cell office:value-type="float" office:value="331076868799.504">
                <text:p>331076868799.50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63200">
                <text:p>63200</text:p>
              </table:table-cell>
              <table:table-cell office:value-type="float" office:value="331084427657.821">
                <text:p>331084427657.8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63300">
                <text:p>63300</text:p>
              </table:table-cell>
              <table:table-cell office:value-type="float" office:value="331092769383.874">
                <text:p>331092769383.8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63400">
                <text:p>63400</text:p>
              </table:table-cell>
              <table:table-cell office:value-type="float" office:value="331101881525.993">
                <text:p>331101881525.9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63500">
                <text:p>63500</text:p>
              </table:table-cell>
              <table:table-cell office:value-type="float" office:value="331111751214.216">
                <text:p>331111751214.21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63600">
                <text:p>63600</text:p>
              </table:table-cell>
              <table:table-cell office:value-type="float" office:value="331122365165.563">
                <text:p>331122365165.5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63700">
                <text:p>63700</text:p>
              </table:table-cell>
              <table:table-cell office:value-type="float" office:value="331133710247.441">
                <text:p>331133710247.44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63800">
                <text:p>63800</text:p>
              </table:table-cell>
              <table:table-cell office:value-type="float" office:value="331145773268.869">
                <text:p>331145773268.86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63900">
                <text:p>63900</text:p>
              </table:table-cell>
              <table:table-cell office:value-type="float" office:value="331158539344.575">
                <text:p>331158539344.5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331171993821.426">
                <text:p>331171993821.4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64100">
                <text:p>64100</text:p>
              </table:table-cell>
              <table:table-cell office:value-type="float" office:value="331186121672.194">
                <text:p>331186121672.1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64200">
                <text:p>64200</text:p>
              </table:table-cell>
              <table:table-cell office:value-type="float" office:value="331200907499.297">
                <text:p>331200907499.2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64300">
                <text:p>64300</text:p>
              </table:table-cell>
              <table:table-cell office:value-type="float" office:value="331216335538.524">
                <text:p>331216335538.5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64400">
                <text:p>64400</text:p>
              </table:table-cell>
              <table:table-cell office:value-type="float" office:value="331232389662.771">
                <text:p>331232389662.77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64500">
                <text:p>64500</text:p>
              </table:table-cell>
              <table:table-cell office:value-type="float" office:value="331249053385.772">
                <text:p>331249053385.77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64600">
                <text:p>64600</text:p>
              </table:table-cell>
              <table:table-cell office:value-type="float" office:value="331266311741.826">
                <text:p>331266311741.8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64700">
                <text:p>64700</text:p>
              </table:table-cell>
              <table:table-cell office:value-type="float" office:value="331284150027.546">
                <text:p>331284150027.54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64800">
                <text:p>64800</text:p>
              </table:table-cell>
              <table:table-cell office:value-type="float" office:value="331302549087.438">
                <text:p>331302549087.4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64900">
                <text:p>64900</text:p>
              </table:table-cell>
              <table:table-cell office:value-type="float" office:value="331321491629.367">
                <text:p>331321491629.3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31340960083.172">
                <text:p>331340960083.17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65100">
                <text:p>65100</text:p>
              </table:table-cell>
              <table:table-cell office:value-type="float" office:value="331360936606.639">
                <text:p>331360936606.63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65200">
                <text:p>65200</text:p>
              </table:table-cell>
              <table:table-cell office:value-type="float" office:value="331381403091.472">
                <text:p>331381403091.47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65300">
                <text:p>65300</text:p>
              </table:table-cell>
              <table:table-cell office:value-type="float" office:value="331402341169.262">
                <text:p>331402341169.2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65400">
                <text:p>65400</text:p>
              </table:table-cell>
              <table:table-cell office:value-type="float" office:value="331423732217.465">
                <text:p>331423732217.4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65500">
                <text:p>65500</text:p>
              </table:table-cell>
              <table:table-cell office:value-type="float" office:value="331445560234.008">
                <text:p>331445560234.0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65600">
                <text:p>65600</text:p>
              </table:table-cell>
              <table:table-cell office:value-type="float" office:value="331467809697.451">
                <text:p>331467809697.4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65700">
                <text:p>65700</text:p>
              </table:table-cell>
              <table:table-cell office:value-type="float" office:value="331490458804.74">
                <text:p>331490458804.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65800">
                <text:p>65800</text:p>
              </table:table-cell>
              <table:table-cell office:value-type="float" office:value="331513488839.286">
                <text:p>331513488839.2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65900">
                <text:p>65900</text:p>
              </table:table-cell>
              <table:table-cell office:value-type="float" office:value="331536880958.231">
                <text:p>331536880958.23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331560616203.079">
                <text:p>331560616203.0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66100">
                <text:p>66100</text:p>
              </table:table-cell>
              <table:table-cell office:value-type="float" office:value="331584675510.326">
                <text:p>331584675510.3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66200">
                <text:p>66200</text:p>
              </table:table-cell>
              <table:table-cell office:value-type="float" office:value="331609039722.09">
                <text:p>331609039722.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66300">
                <text:p>66300</text:p>
              </table:table-cell>
              <table:table-cell office:value-type="float" office:value="331633689596.741">
                <text:p>331633689596.74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66400">
                <text:p>66400</text:p>
              </table:table-cell>
              <table:table-cell office:value-type="float" office:value="331658607220.851">
                <text:p>331658607220.8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66500">
                <text:p>66500</text:p>
              </table:table-cell>
              <table:table-cell office:value-type="float" office:value="331683775272.94">
                <text:p>331683775272.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66600">
                <text:p>66600</text:p>
              </table:table-cell>
              <table:table-cell office:value-type="float" office:value="331709173552.617">
                <text:p>331709173552.61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66700">
                <text:p>66700</text:p>
              </table:table-cell>
              <table:table-cell office:value-type="float" office:value="331734783362.448">
                <text:p>331734783362.4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66800">
                <text:p>66800</text:p>
              </table:table-cell>
              <table:table-cell office:value-type="float" office:value="331760586093.458">
                <text:p>331760586093.4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66900">
                <text:p>66900</text:p>
              </table:table-cell>
              <table:table-cell office:value-type="float" office:value="331786563243.544">
                <text:p>331786563243.54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331812696435.891">
                <text:p>331812696435.89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67100">
                <text:p>67100</text:p>
              </table:table-cell>
              <table:table-cell office:value-type="float" office:value="331838966565.992">
                <text:p>331838966565.9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67200">
                <text:p>67200</text:p>
              </table:table-cell>
              <table:table-cell office:value-type="float" office:value="331865355516.944">
                <text:p>331865355516.94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67300">
                <text:p>67300</text:p>
              </table:table-cell>
              <table:table-cell office:value-type="float" office:value="331891845381.312">
                <text:p>331891845381.3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67400">
                <text:p>67400</text:p>
              </table:table-cell>
              <table:table-cell office:value-type="float" office:value="331918418212.722">
                <text:p>331918418212.72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67500">
                <text:p>67500</text:p>
              </table:table-cell>
              <table:table-cell office:value-type="float" office:value="331945056244.547">
                <text:p>331945056244.54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67600">
                <text:p>67600</text:p>
              </table:table-cell>
              <table:table-cell office:value-type="float" office:value="331971741905.92">
                <text:p>331971741905.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67700">
                <text:p>67700</text:p>
              </table:table-cell>
              <table:table-cell office:value-type="float" office:value="331998457694.767">
                <text:p>331998457694.7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67800">
                <text:p>67800</text:p>
              </table:table-cell>
              <table:table-cell office:value-type="float" office:value="332025184822.733">
                <text:p>332025184822.7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67900">
                <text:p>67900</text:p>
              </table:table-cell>
              <table:table-cell office:value-type="float" office:value="332051907018.908">
                <text:p>332051907018.9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332078607307.48">
                <text:p>332078607307.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68100">
                <text:p>68100</text:p>
              </table:table-cell>
              <table:table-cell office:value-type="float" office:value="332105268934.828">
                <text:p>332105268934.82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68200">
                <text:p>68200</text:p>
              </table:table-cell>
              <table:table-cell office:value-type="float" office:value="332131875382.022">
                <text:p>332131875382.02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68300">
                <text:p>68300</text:p>
              </table:table-cell>
              <table:table-cell office:value-type="float" office:value="332158410377.337">
                <text:p>332158410377.33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68400">
                <text:p>68400</text:p>
              </table:table-cell>
              <table:table-cell office:value-type="float" office:value="332184857848.634">
                <text:p>332184857848.63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68500">
                <text:p>68500</text:p>
              </table:table-cell>
              <table:table-cell office:value-type="float" office:value="332211201975.507">
                <text:p>332211201975.5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68600">
                <text:p>68600</text:p>
              </table:table-cell>
              <table:table-cell office:value-type="float" office:value="332237427330.81">
                <text:p>332237427330.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68700">
                <text:p>68700</text:p>
              </table:table-cell>
              <table:table-cell office:value-type="float" office:value="332263518724.842">
                <text:p>332263518724.84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68800">
                <text:p>68800</text:p>
              </table:table-cell>
              <table:table-cell office:value-type="float" office:value="332289461272.877">
                <text:p>332289461272.8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68900">
                <text:p>68900</text:p>
              </table:table-cell>
              <table:table-cell office:value-type="float" office:value="332315240407.367">
                <text:p>332315240407.3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2340841890.151">
                <text:p>332340841890.1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69100">
                <text:p>69100</text:p>
              </table:table-cell>
              <table:table-cell office:value-type="float" office:value="332366252107.311">
                <text:p>332366252107.31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69200">
                <text:p>69200</text:p>
              </table:table-cell>
              <table:table-cell office:value-type="float" office:value="332391457517.468">
                <text:p>332391457517.4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69300">
                <text:p>69300</text:p>
              </table:table-cell>
              <table:table-cell office:value-type="float" office:value="332416444955.448">
                <text:p>332416444955.4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69400">
                <text:p>69400</text:p>
              </table:table-cell>
              <table:table-cell office:value-type="float" office:value="332441201702.957">
                <text:p>332441201702.95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69500">
                <text:p>69500</text:p>
              </table:table-cell>
              <table:table-cell office:value-type="float" office:value="332465715443.779">
                <text:p>332465715443.7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69600">
                <text:p>69600</text:p>
              </table:table-cell>
              <table:table-cell office:value-type="float" office:value="332489974276.708">
                <text:p>332489974276.70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69700">
                <text:p>69700</text:p>
              </table:table-cell>
              <table:table-cell office:value-type="float" office:value="332513966668.374">
                <text:p>332513966668.3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69800">
                <text:p>69800</text:p>
              </table:table-cell>
              <table:table-cell office:value-type="float" office:value="332537681035.55">
                <text:p>332537681035.5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69900">
                <text:p>69900</text:p>
              </table:table-cell>
              <table:table-cell office:value-type="float" office:value="332561107003.787">
                <text:p>332561107003.78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332584234341.87">
                <text:p>332584234341.8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70100">
                <text:p>70100</text:p>
              </table:table-cell>
              <table:table-cell office:value-type="float" office:value="332607053279.938">
                <text:p>332607053279.9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70200">
                <text:p>70200</text:p>
              </table:table-cell>
              <table:table-cell office:value-type="float" office:value="332629554521.223">
                <text:p>332629554521.2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70300">
                <text:p>70300</text:p>
              </table:table-cell>
              <table:table-cell office:value-type="float" office:value="332651729253.799">
                <text:p>332651729253.79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70400">
                <text:p>70400</text:p>
              </table:table-cell>
              <table:table-cell office:value-type="float" office:value="332673568523.824">
                <text:p>332673568523.8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70500">
                <text:p>70500</text:p>
              </table:table-cell>
              <table:table-cell office:value-type="float" office:value="332695063763.505">
                <text:p>332695063763.5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70600">
                <text:p>70600</text:p>
              </table:table-cell>
              <table:table-cell office:value-type="float" office:value="332716207946.719">
                <text:p>332716207946.7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70700">
                <text:p>70700</text:p>
              </table:table-cell>
              <table:table-cell office:value-type="float" office:value="332736993997.748">
                <text:p>332736993997.7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70800">
                <text:p>70800</text:p>
              </table:table-cell>
              <table:table-cell office:value-type="float" office:value="332757415336.619">
                <text:p>332757415336.6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70900">
                <text:p>70900</text:p>
              </table:table-cell>
              <table:table-cell office:value-type="float" office:value="332777465887.822">
                <text:p>332777465887.82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332797140089.024">
                <text:p>332797140089.0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71100">
                <text:p>71100</text:p>
              </table:table-cell>
              <table:table-cell office:value-type="float" office:value="332816431603.595">
                <text:p>332816431603.59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71200">
                <text:p>71200</text:p>
              </table:table-cell>
              <table:table-cell office:value-type="float" office:value="332835335978.795">
                <text:p>332835335978.79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71300">
                <text:p>71300</text:p>
              </table:table-cell>
              <table:table-cell office:value-type="float" office:value="332853849166.591">
                <text:p>332853849166.59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71400">
                <text:p>71400</text:p>
              </table:table-cell>
              <table:table-cell office:value-type="float" office:value="332871967387.893">
                <text:p>332871967387.8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71500">
                <text:p>71500</text:p>
              </table:table-cell>
              <table:table-cell office:value-type="float" office:value="332889687368.605">
                <text:p>332889687368.60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71600">
                <text:p>71600</text:p>
              </table:table-cell>
              <table:table-cell office:value-type="float" office:value="332907006345.13">
                <text:p>332907006345.1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71700">
                <text:p>71700</text:p>
              </table:table-cell>
              <table:table-cell office:value-type="float" office:value="332923921913.081">
                <text:p>332923921913.0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71800">
                <text:p>71800</text:p>
              </table:table-cell>
              <table:table-cell office:value-type="float" office:value="332940431172.536">
                <text:p>332940431172.53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71900">
                <text:p>71900</text:p>
              </table:table-cell>
              <table:table-cell office:value-type="float" office:value="332956533358.529">
                <text:p>332956533358.5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332972227542.215">
                <text:p>332972227542.21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72100">
                <text:p>72100</text:p>
              </table:table-cell>
              <table:table-cell office:value-type="float" office:value="332987513292.614">
                <text:p>332987513292.61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72200">
                <text:p>72200</text:p>
              </table:table-cell>
              <table:table-cell office:value-type="float" office:value="333002390679.52">
                <text:p>333002390679.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72300">
                <text:p>72300</text:p>
              </table:table-cell>
              <table:table-cell office:value-type="float" office:value="333016860276.413">
                <text:p>333016860276.41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72400">
                <text:p>72400</text:p>
              </table:table-cell>
              <table:table-cell office:value-type="float" office:value="333030922630.706">
                <text:p>333030922630.70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72500">
                <text:p>72500</text:p>
              </table:table-cell>
              <table:table-cell office:value-type="float" office:value="333044578769.399">
                <text:p>333044578769.39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72600">
                <text:p>72600</text:p>
              </table:table-cell>
              <table:table-cell office:value-type="float" office:value="333057830984.862">
                <text:p>333057830984.8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72700">
                <text:p>72700</text:p>
              </table:table-cell>
              <table:table-cell office:value-type="float" office:value="333070681640.258">
                <text:p>333070681640.2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72800">
                <text:p>72800</text:p>
              </table:table-cell>
              <table:table-cell office:value-type="float" office:value="333083133579.144">
                <text:p>333083133579.14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72900">
                <text:p>72900</text:p>
              </table:table-cell>
              <table:table-cell office:value-type="float" office:value="333095190125.984">
                <text:p>333095190125.98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33106855086.663">
                <text:p>333106855086.6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73100">
                <text:p>73100</text:p>
              </table:table-cell>
              <table:table-cell office:value-type="float" office:value="333118131640.504">
                <text:p>333118131640.50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73200">
                <text:p>73200</text:p>
              </table:table-cell>
              <table:table-cell office:value-type="float" office:value="333129024657.993">
                <text:p>333129024657.9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73300">
                <text:p>73300</text:p>
              </table:table-cell>
              <table:table-cell office:value-type="float" office:value="333139539306.42">
                <text:p>333139539306.4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73400">
                <text:p>73400</text:p>
              </table:table-cell>
              <table:table-cell office:value-type="float" office:value="333149681026.875">
                <text:p>333149681026.8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73500">
                <text:p>73500</text:p>
              </table:table-cell>
              <table:table-cell office:value-type="float" office:value="333159455701.612">
                <text:p>333159455701.6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73600">
                <text:p>73600</text:p>
              </table:table-cell>
              <table:table-cell office:value-type="float" office:value="333168869651.912">
                <text:p>333168869651.91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73700">
                <text:p>73700</text:p>
              </table:table-cell>
              <table:table-cell office:value-type="float" office:value="333177929441.554">
                <text:p>333177929441.5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73800">
                <text:p>73800</text:p>
              </table:table-cell>
              <table:table-cell office:value-type="float" office:value="333186641047.089">
                <text:p>333186641047.0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73900">
                <text:p>73900</text:p>
              </table:table-cell>
              <table:table-cell office:value-type="float" office:value="333195012542.822">
                <text:p>333195012542.82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333203051704.106">
                <text:p>333203051704.10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74100">
                <text:p>74100</text:p>
              </table:table-cell>
              <table:table-cell office:value-type="float" office:value="333210766691.74">
                <text:p>333210766691.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74200">
                <text:p>74200</text:p>
              </table:table-cell>
              <table:table-cell office:value-type="float" office:value="333218166047.07">
                <text:p>333218166047.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74300">
                <text:p>74300</text:p>
              </table:table-cell>
              <table:table-cell office:value-type="float" office:value="333225258687.077">
                <text:p>333225258687.0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74400">
                <text:p>74400</text:p>
              </table:table-cell>
              <table:table-cell office:value-type="float" office:value="333232053322.186">
                <text:p>333232053322.1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74500">
                <text:p>74500</text:p>
              </table:table-cell>
              <table:table-cell office:value-type="float" office:value="333238559067.446">
                <text:p>333238559067.44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74600">
                <text:p>74600</text:p>
              </table:table-cell>
              <table:table-cell office:value-type="float" office:value="333244786116.773">
                <text:p>333244786116.77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74700">
                <text:p>74700</text:p>
              </table:table-cell>
              <table:table-cell office:value-type="float" office:value="333250744578.349">
                <text:p>333250744578.34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74800">
                <text:p>74800</text:p>
              </table:table-cell>
              <table:table-cell office:value-type="float" office:value="333256444872.489">
                <text:p>333256444872.4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74900">
                <text:p>74900</text:p>
              </table:table-cell>
              <table:table-cell office:value-type="float" office:value="333261897724.263">
                <text:p>333261897724.26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333267114156.133">
                <text:p>333267114156.13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75100">
                <text:p>75100</text:p>
              </table:table-cell>
              <table:table-cell office:value-type="float" office:value="333272104643.923">
                <text:p>333272104643.9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75200">
                <text:p>75200</text:p>
              </table:table-cell>
              <table:table-cell office:value-type="float" office:value="333276880895.148">
                <text:p>333276880895.1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75300">
                <text:p>75300</text:p>
              </table:table-cell>
              <table:table-cell office:value-type="float" office:value="333281454701.278">
                <text:p>333281454701.27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75400">
                <text:p>75400</text:p>
              </table:table-cell>
              <table:table-cell office:value-type="float" office:value="333285837984.181">
                <text:p>333285837984.1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75500">
                <text:p>75500</text:p>
              </table:table-cell>
              <table:table-cell office:value-type="float" office:value="333290042894.965">
                <text:p>333290042894.9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75600">
                <text:p>75600</text:p>
              </table:table-cell>
              <table:table-cell office:value-type="float" office:value="333294081804.668">
                <text:p>333294081804.6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75700">
                <text:p>75700</text:p>
              </table:table-cell>
              <table:table-cell office:value-type="float" office:value="333297967179.529">
                <text:p>333297967179.5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75800">
                <text:p>75800</text:p>
              </table:table-cell>
              <table:table-cell office:value-type="float" office:value="333301711188.697">
                <text:p>333301711188.69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75900">
                <text:p>75900</text:p>
              </table:table-cell>
              <table:table-cell office:value-type="float" office:value="333305327033.058">
                <text:p>333305327033.0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333308827723.876">
                <text:p>333308827723.87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76100">
                <text:p>76100</text:p>
              </table:table-cell>
              <table:table-cell office:value-type="float" office:value="333312226423.485">
                <text:p>333312226423.48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76200">
                <text:p>76200</text:p>
              </table:table-cell>
              <table:table-cell office:value-type="float" office:value="333315536434.539">
                <text:p>333315536434.53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76300">
                <text:p>76300</text:p>
              </table:table-cell>
              <table:table-cell office:value-type="float" office:value="333318771189.274">
                <text:p>333318771189.2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76400">
                <text:p>76400</text:p>
              </table:table-cell>
              <table:table-cell office:value-type="float" office:value="333321943992.751">
                <text:p>333321943992.75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76500">
                <text:p>76500</text:p>
              </table:table-cell>
              <table:table-cell office:value-type="float" office:value="333325068302.435">
                <text:p>333325068302.43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76600">
                <text:p>76600</text:p>
              </table:table-cell>
              <table:table-cell office:value-type="float" office:value="333328157940.809">
                <text:p>333328157940.8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76700">
                <text:p>76700</text:p>
              </table:table-cell>
              <table:table-cell office:value-type="float" office:value="333331226644.324">
                <text:p>333331226644.3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333334288209.462">
                <text:p>333334288209.46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76900">
                <text:p>76900</text:p>
              </table:table-cell>
              <table:table-cell office:value-type="float" office:value="333337356480.998">
                <text:p>333337356480.99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33340445340.252">
                <text:p>333340445340.2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77100">
                <text:p>77100</text:p>
              </table:table-cell>
              <table:table-cell office:value-type="float" office:value="333343568463.301">
                <text:p>333343568463.3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77200">
                <text:p>77200</text:p>
              </table:table-cell>
              <table:table-cell office:value-type="float" office:value="333346739809.814">
                <text:p>333346739809.81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77300">
                <text:p>77300</text:p>
              </table:table-cell>
              <table:table-cell office:value-type="float" office:value="333349973274.907">
                <text:p>333349973274.9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77400">
                <text:p>77400</text:p>
              </table:table-cell>
              <table:table-cell office:value-type="float" office:value="333353282710.871">
                <text:p>333353282710.87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77500">
                <text:p>77500</text:p>
              </table:table-cell>
              <table:table-cell office:value-type="float" office:value="333356681939.486">
                <text:p>333356681939.4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77600">
                <text:p>77600</text:p>
              </table:table-cell>
              <table:table-cell office:value-type="float" office:value="333360184739.759">
                <text:p>333360184739.75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77700">
                <text:p>77700</text:p>
              </table:table-cell>
              <table:table-cell office:value-type="float" office:value="333363804838.803">
                <text:p>333363804838.80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77800">
                <text:p>77800</text:p>
              </table:table-cell>
              <table:table-cell office:value-type="float" office:value="333367555907.639">
                <text:p>333367555907.63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77900">
                <text:p>77900</text:p>
              </table:table-cell>
              <table:table-cell office:value-type="float" office:value="333371451518.154">
                <text:p>333371451518.1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333375505159.23">
                <text:p>333375505159.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78100">
                <text:p>78100</text:p>
              </table:table-cell>
              <table:table-cell office:value-type="float" office:value="333379730216.225">
                <text:p>333379730216.22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78200">
                <text:p>78200</text:p>
              </table:table-cell>
              <table:table-cell office:value-type="float" office:value="333384139958.748">
                <text:p>333384139958.74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78300">
                <text:p>78300</text:p>
              </table:table-cell>
              <table:table-cell office:value-type="float" office:value="333388747528.435">
                <text:p>333388747528.43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78400">
                <text:p>78400</text:p>
              </table:table-cell>
              <table:table-cell office:value-type="float" office:value="333393566078.823">
                <text:p>333393566078.8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78500">
                <text:p>78500</text:p>
              </table:table-cell>
              <table:table-cell office:value-type="float" office:value="333398608567.846">
                <text:p>333398608567.84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78600">
                <text:p>78600</text:p>
              </table:table-cell>
              <table:table-cell office:value-type="float" office:value="333403887645.052">
                <text:p>333403887645.0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78700">
                <text:p>78700</text:p>
              </table:table-cell>
              <table:table-cell office:value-type="float" office:value="333409415880.977">
                <text:p>333409415880.9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78800">
                <text:p>78800</text:p>
              </table:table-cell>
              <table:table-cell office:value-type="float" office:value="333415205666.396">
                <text:p>333415205666.39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78900">
                <text:p>78900</text:p>
              </table:table-cell>
              <table:table-cell office:value-type="float" office:value="333421269200.687">
                <text:p>333421269200.68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333427618480.196">
                <text:p>333427618480.19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79100">
                <text:p>79100</text:p>
              </table:table-cell>
              <table:table-cell office:value-type="float" office:value="333434265782.674">
                <text:p>333434265782.67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79200">
                <text:p>79200</text:p>
              </table:table-cell>
              <table:table-cell office:value-type="float" office:value="333441222556.556">
                <text:p>333441222556.55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79300">
                <text:p>79300</text:p>
              </table:table-cell>
              <table:table-cell office:value-type="float" office:value="333448500181.55">
                <text:p>333448500181.5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79400">
                <text:p>79400</text:p>
              </table:table-cell>
              <table:table-cell office:value-type="float" office:value="333456109846.557">
                <text:p>333456109846.55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79500">
                <text:p>79500</text:p>
              </table:table-cell>
              <table:table-cell office:value-type="float" office:value="333464062496.711">
                <text:p>333464062496.71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79600">
                <text:p>79600</text:p>
              </table:table-cell>
              <table:table-cell office:value-type="float" office:value="333472368822.817">
                <text:p>333472368822.81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79700">
                <text:p>79700</text:p>
              </table:table-cell>
              <table:table-cell office:value-type="float" office:value="333481039399.119">
                <text:p>333481039399.11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33490084965.958">
                <text:p>333490084965.9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79900">
                <text:p>79900</text:p>
              </table:table-cell>
              <table:table-cell office:value-type="float" office:value="333499515172.054">
                <text:p>333499515172.05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333509339736.465">
                <text:p>333509339736.4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80100">
                <text:p>80100</text:p>
              </table:table-cell>
              <table:table-cell office:value-type="float" office:value="333519568094.09">
                <text:p>333519568094.0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80200">
                <text:p>80200</text:p>
              </table:table-cell>
              <table:table-cell office:value-type="float" office:value="333530209386.584">
                <text:p>333530209386.58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80300">
                <text:p>80300</text:p>
              </table:table-cell>
              <table:table-cell office:value-type="float" office:value="333541272453.277">
                <text:p>333541272453.2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80400">
                <text:p>80400</text:p>
              </table:table-cell>
              <table:table-cell office:value-type="float" office:value="333552766308.465">
                <text:p>333552766308.4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80500">
                <text:p>80500</text:p>
              </table:table-cell>
              <table:table-cell office:value-type="float" office:value="333564699461.32">
                <text:p>333564699461.3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80600">
                <text:p>80600</text:p>
              </table:table-cell>
              <table:table-cell office:value-type="float" office:value="333577079695.918">
                <text:p>333577079695.91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80700">
                <text:p>80700</text:p>
              </table:table-cell>
              <table:table-cell office:value-type="float" office:value="333589914744.421">
                <text:p>333589914744.42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80800">
                <text:p>80800</text:p>
              </table:table-cell>
              <table:table-cell office:value-type="float" office:value="333603212019.767">
                <text:p>333603212019.7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80900">
                <text:p>80900</text:p>
              </table:table-cell>
              <table:table-cell office:value-type="float" office:value="333616978608.377">
                <text:p>333616978608.3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33631221262.868">
                <text:p>333631221262.86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81100">
                <text:p>81100</text:p>
              </table:table-cell>
              <table:table-cell office:value-type="float" office:value="333645947312.523">
                <text:p>333645947312.5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81200">
                <text:p>81200</text:p>
              </table:table-cell>
              <table:table-cell office:value-type="float" office:value="333661162588.075">
                <text:p>333661162588.0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81300">
                <text:p>81300</text:p>
              </table:table-cell>
              <table:table-cell office:value-type="float" office:value="333676872925.488">
                <text:p>333676872925.48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81400">
                <text:p>81400</text:p>
              </table:table-cell>
              <table:table-cell office:value-type="float" office:value="333693083886.956">
                <text:p>333693083886.95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81500">
                <text:p>81500</text:p>
              </table:table-cell>
              <table:table-cell office:value-type="float" office:value="333709800695.738">
                <text:p>333709800695.7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81600">
                <text:p>81600</text:p>
              </table:table-cell>
              <table:table-cell office:value-type="float" office:value="333727028230.795">
                <text:p>333727028230.79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81700">
                <text:p>81700</text:p>
              </table:table-cell>
              <table:table-cell office:value-type="float" office:value="333744771304.402">
                <text:p>333744771304.40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81800">
                <text:p>81800</text:p>
              </table:table-cell>
              <table:table-cell office:value-type="float" office:value="333763035075.984">
                <text:p>333763035075.98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81900">
                <text:p>81900</text:p>
              </table:table-cell>
              <table:table-cell office:value-type="float" office:value="333781823000.424">
                <text:p>333781823000.42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333801138788.206">
                <text:p>333801138788.20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82100">
                <text:p>82100</text:p>
              </table:table-cell>
              <table:table-cell office:value-type="float" office:value="333820985818.493">
                <text:p>333820985818.49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82200">
                <text:p>82200</text:p>
              </table:table-cell>
              <table:table-cell office:value-type="float" office:value="333841367136.326">
                <text:p>333841367136.32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82300">
                <text:p>82300</text:p>
              </table:table-cell>
              <table:table-cell office:value-type="float" office:value="333862285449.814">
                <text:p>333862285449.81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82400">
                <text:p>82400</text:p>
              </table:table-cell>
              <table:table-cell office:value-type="float" office:value="333883743564.675">
                <text:p>333883743564.6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82500">
                <text:p>82500</text:p>
              </table:table-cell>
              <table:table-cell office:value-type="float" office:value="333905743739.347">
                <text:p>333905743739.34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82600">
                <text:p>82600</text:p>
              </table:table-cell>
              <table:table-cell office:value-type="float" office:value="333928287584.646">
                <text:p>333928287584.64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82700">
                <text:p>82700</text:p>
              </table:table-cell>
              <table:table-cell office:value-type="float" office:value="333951376599.288">
                <text:p>333951376599.28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82800">
                <text:p>82800</text:p>
              </table:table-cell>
              <table:table-cell office:value-type="float" office:value="333975011955.571">
                <text:p>333975011955.57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82900">
                <text:p>82900</text:p>
              </table:table-cell>
              <table:table-cell office:value-type="float" office:value="333999194498.107">
                <text:p>333999194498.1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334023924742.56">
                <text:p>334023924742.5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83100">
                <text:p>83100</text:p>
              </table:table-cell>
              <table:table-cell office:value-type="float" office:value="334049204085.43">
                <text:p>334049204085.4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83200">
                <text:p>83200</text:p>
              </table:table-cell>
              <table:table-cell office:value-type="float" office:value="334075032030.559">
                <text:p>334075032030.55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83300">
                <text:p>83300</text:p>
              </table:table-cell>
              <table:table-cell office:value-type="float" office:value="334101408285.456">
                <text:p>334101408285.45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83400">
                <text:p>83400</text:p>
              </table:table-cell>
              <table:table-cell office:value-type="float" office:value="334128332316.752">
                <text:p>334128332316.7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83500">
                <text:p>83500</text:p>
              </table:table-cell>
              <table:table-cell office:value-type="float" office:value="334155803295.929">
                <text:p>334155803295.9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334183820100.523">
                <text:p>334183820100.52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83700">
                <text:p>83700</text:p>
              </table:table-cell>
              <table:table-cell office:value-type="float" office:value="334212381520.616">
                <text:p>334212381520.61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83800">
                <text:p>83800</text:p>
              </table:table-cell>
              <table:table-cell office:value-type="float" office:value="334241486478.75">
                <text:p>334241486478.7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83900">
                <text:p>83900</text:p>
              </table:table-cell>
              <table:table-cell office:value-type="float" office:value="334271132749.401">
                <text:p>334271132749.40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334301318220.77">
                <text:p>334301318220.7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84100">
                <text:p>84100</text:p>
              </table:table-cell>
              <table:table-cell office:value-type="float" office:value="334332040519.529">
                <text:p>334332040519.52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84200">
                <text:p>84200</text:p>
              </table:table-cell>
              <table:table-cell office:value-type="float" office:value="334363297013.717">
                <text:p>334363297013.71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84300">
                <text:p>84300</text:p>
              </table:table-cell>
              <table:table-cell office:value-type="float" office:value="334395084815.634">
                <text:p>334395084815.63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84400">
                <text:p>84400</text:p>
              </table:table-cell>
              <table:table-cell office:value-type="float" office:value="334427401238.872">
                <text:p>334427401238.87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84500">
                <text:p>84500</text:p>
              </table:table-cell>
              <table:table-cell office:value-type="float" office:value="334460243097.186">
                <text:p>334460243097.18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84600">
                <text:p>84600</text:p>
              </table:table-cell>
              <table:table-cell office:value-type="float" office:value="334493606694.837">
                <text:p>334493606694.83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84700">
                <text:p>84700</text:p>
              </table:table-cell>
              <table:table-cell office:value-type="float" office:value="334527488316.065">
                <text:p>334527488316.065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84800">
                <text:p>84800</text:p>
              </table:table-cell>
              <table:table-cell office:value-type="float" office:value="334561884028.281">
                <text:p>334561884028.281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84900">
                <text:p>84900</text:p>
              </table:table-cell>
              <table:table-cell office:value-type="float" office:value="334596789686.494">
                <text:p>334596789686.494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334632200937.743">
                <text:p>334632200937.743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85100">
                <text:p>85100</text:p>
              </table:table-cell>
              <table:table-cell office:value-type="float" office:value="334668113951.758">
                <text:p>334668113951.75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85200">
                <text:p>85200</text:p>
              </table:table-cell>
              <table:table-cell office:value-type="float" office:value="334704523738.107">
                <text:p>334704523738.10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85300">
                <text:p>85300</text:p>
              </table:table-cell>
              <table:table-cell office:value-type="float" office:value="334741425467.766">
                <text:p>334741425467.7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85400">
                <text:p>85400</text:p>
              </table:table-cell>
              <table:table-cell office:value-type="float" office:value="334778814163.242">
                <text:p>334778814163.24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85500">
                <text:p>85500</text:p>
              </table:table-cell>
              <table:table-cell office:value-type="float" office:value="334816684684.592">
                <text:p>334816684684.59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85600">
                <text:p>85600</text:p>
              </table:table-cell>
              <table:table-cell office:value-type="float" office:value="334855031735.279">
                <text:p>334855031735.27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85700">
                <text:p>85700</text:p>
              </table:table-cell>
              <table:table-cell office:value-type="float" office:value="334893849935.496">
                <text:p>334893849935.49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85800">
                <text:p>85800</text:p>
              </table:table-cell>
              <table:table-cell office:value-type="float" office:value="334933133875.989">
                <text:p>334933133875.989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85900">
                <text:p>85900</text:p>
              </table:table-cell>
              <table:table-cell office:value-type="float" office:value="334972877759.538">
                <text:p>334972877759.538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335013075774.752">
                <text:p>335013075774.752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86100">
                <text:p>86100</text:p>
              </table:table-cell>
              <table:table-cell office:value-type="float" office:value="335053721990.957">
                <text:p>335053721990.95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86200">
                <text:p>86200</text:p>
              </table:table-cell>
              <table:table-cell office:value-type="float" office:value="335094810364.567">
                <text:p>335094810364.567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86300">
                <text:p>86300</text:p>
              </table:table-cell>
              <table:table-cell office:value-type="float" office:value="335136334745.466">
                <text:p>335136334745.466</text:p>
              </table:table-cell>
              <table:table-cell office:value-type="float" office:value="328315897967.583">
                <text:p>328315897967.583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86400">
                <text:p>86400</text:p>
              </table:table-cell>
              <table:table-cell office:value-type="float" office:value="335178289050.287">
                <text:p>335178289050.287</text:p>
              </table:table-cell>
              <table:table-cell office:value-type="float" office:value="328315897967.583">
                <text:p>328315897967.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00" chart:max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07cm" svg:height="17.047cm" xlink:href=".." xlink:type="simple" chart:class="chart:scatter" chart:column-mapping="0 1" chart:style-name="ch1">
        <chart:legend chart:legend-position="end" svg:x="27.093cm" svg:y="7.979cm" style:legend-expansion="high" chart:style-name="ch2"/>
        <chart:plot-area chart:style-name="ch3" table:cell-range-address="'C1 bottom left'.A2:'C1 bottom left'.C866 'C1 bottom left'.B1:'C1 bottom left'.C1" chart:data-source-has-labels="both" svg:x="0.606cm" svg:y="0.34cm" svg:width="25.881cm" svg:height="16.367cm">
          <chartooo:coordinate-region svg:x="2.427cm" svg:y="0.478cm" svg:width="23.504cm" svg:height="15.972cm"/>
          <chart:axis chart:dimension="x" chart:name="primary-x" chart:style-name="ch4" chartooo:axis-type="auto">
            <chart:categories table:cell-range-address="'C1 bottom left'.A2:'C1 bottom left'.A8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1 bottom left'.B2:'C1 bottom left'.B866" chart:label-cell-address="'C1 bottom left'.B1:'C1 bottom left'.B1" chart:class="chart:scatter">
            <chart:domain table:cell-range-address="'C1 bottom left'.A2:'C1 bottom left'.A866"/>
            <chart:data-point chart:repeated="865"/>
          </chart:series>
          <chart:series chart:style-name="ch8" chart:values-cell-range-address="'C1 bottom left'.C2:'C1 bottom left'.C866" chart:label-cell-address="'C1 bottom left'.C1:'C1 bottom left'.C1" chart:class="chart:scatter">
            <chart:data-point chart:repeated="8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1-Cvodes</text:p>
                <draw:g>
                  <svg:desc>'C1 bottom left'.B1:'C1 bottom left'.B1</svg:desc>
                </draw:g>
              </table:table-cell>
              <table:table-cell office:value-type="string">
                <text:p>C1-OpenCS</text:p>
                <draw:g>
                  <svg:desc>'C1 bottom left'.C1:'C1 bottom lef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1 bottom left'.A2:'C1 bottom left'.A866</svg:desc>
                </draw:g>
              </table:table-cell>
              <table:table-cell office:value-type="float" office:value="0">
                <text:p>0</text:p>
                <draw:g>
                  <svg:desc>'C1 bottom left'.A2:'C1 bottom left'.A866</svg:desc>
                </draw:g>
              </table:table-cell>
              <table:table-cell office:value-type="float" office:value="250000">
                <text:p>250000</text:p>
                <draw:g>
                  <svg:desc>'C1 bottom left'.B2:'C1 bottom left'.B866</svg:desc>
                </draw:g>
              </table:table-cell>
              <table:table-cell office:value-type="float" office:value="250000">
                <text:p>250000</text:p>
                <draw:g>
                  <svg:desc>'C1 bottom left'.C2:'C1 bottom left'.C86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000001703904849">
                <text:p>-0.000001703904849</text:p>
              </table:table-cell>
              <table:table-cell office:value-type="float" office:value="-0.000000048161038">
                <text:p>-0.0000000481610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0233347271">
                <text:p>0.000000233347271</text:p>
              </table:table-cell>
              <table:table-cell office:value-type="float" office:value="-0.000000015928646">
                <text:p>-0.0000000159286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00000961454">
                <text:p>0.00000000961454</text:p>
              </table:table-cell>
              <table:table-cell office:value-type="float" office:value="-0.000000007571115">
                <text:p>-0.0000000075711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000007000521">
                <text:p>0.000000007000521</text:p>
              </table:table-cell>
              <table:table-cell office:value-type="float" office:value="-0.000000000023867">
                <text:p>-0.0000000000238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000001632109">
                <text:p>0.000000001632109</text:p>
              </table:table-cell>
              <table:table-cell office:value-type="float" office:value="-0.000000000001072">
                <text:p>-0.0000000000010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0.000000000613048">
                <text:p>-0.000000000613048</text:p>
              </table:table-cell>
              <table:table-cell office:value-type="float" office:value="0.000000000005787">
                <text:p>0.00000000000578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0.000000001164513">
                <text:p>-0.000000001164513</text:p>
              </table:table-cell>
              <table:table-cell office:value-type="float" office:value="0.000000000003259">
                <text:p>0.0000000000032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0000000001012">
                <text:p>0.000000000001012</text:p>
              </table:table-cell>
              <table:table-cell office:value-type="float" office:value="-0.000000000002967">
                <text:p>-0.00000000000296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00000049673">
                <text:p>0.00000000049673</text:p>
              </table:table-cell>
              <table:table-cell office:value-type="float" office:value="-0.000000000005155">
                <text:p>-0.0000000000051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00000351685">
                <text:p>0.000000000351685</text:p>
              </table:table-cell>
              <table:table-cell office:value-type="float" office:value="-0.000000000000029">
                <text:p>-0.00000000000002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0000000026226">
                <text:p>0.000000000026226</text:p>
              </table:table-cell>
              <table:table-cell office:value-type="float" office:value="-0.000000000000061">
                <text:p>-0.0000000000000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00000030062">
                <text:p>0.000000000030062</text:p>
              </table:table-cell>
              <table:table-cell office:value-type="float" office:value="-0.000000000000018">
                <text:p>-0.00000000000001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00000000022242">
                <text:p>0.000000000022242</text:p>
              </table:table-cell>
              <table:table-cell office:value-type="float" office:value="5E-015">
                <text:p>5E-0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00000000148">
                <text:p>0.0000000000148</text:p>
              </table:table-cell>
              <table:table-cell office:value-type="float" office:value="5E-015">
                <text:p>5E-0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000000000001911">
                <text:p>0.0000000000019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-0.000000000005324">
                <text:p>-0.000000000005324</text:p>
              </table:table-cell>
              <table:table-cell office:value-type="float" office:value="-1E-015">
                <text:p>-1E-01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-0.000000000004325">
                <text:p>-0.000000000004325</text:p>
              </table:table-cell>
              <table:table-cell office:value-type="float" office:value="2E-015">
                <text:p>2E-0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000000000000753">
                <text:p>0.000000000000753</text:p>
              </table:table-cell>
              <table:table-cell office:value-type="float" office:value="0.000000000000024">
                <text:p>0.0000000000000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000000000001621">
                <text:p>0.000000000001621</text:p>
              </table:table-cell>
              <table:table-cell office:value-type="float" office:value="0.000000000000066">
                <text:p>0.0000000000000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00000000133401">
                <text:p>0.000000000133401</text:p>
              </table:table-cell>
              <table:table-cell office:value-type="float" office:value="0.000000000191202">
                <text:p>0.00000000019120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000000001732083">
                <text:p>0.000000001732083</text:p>
              </table:table-cell>
              <table:table-cell office:value-type="float" office:value="0.000000000654351">
                <text:p>0.00000000065435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000000004764498">
                <text:p>0.000000004764498</text:p>
              </table:table-cell>
              <table:table-cell office:value-type="float" office:value="0.000000001428066">
                <text:p>0.00000000142806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000000009544995">
                <text:p>0.000000009544995</text:p>
              </table:table-cell>
              <table:table-cell office:value-type="float" office:value="0.000000002570979">
                <text:p>0.00000000257097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000000016348627">
                <text:p>0.000000016348627</text:p>
              </table:table-cell>
              <table:table-cell office:value-type="float" office:value="0.000000004135665">
                <text:p>0.00000000413566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000000025411148">
                <text:p>0.000000025411148</text:p>
              </table:table-cell>
              <table:table-cell office:value-type="float" office:value="0.0000004166956">
                <text:p>0.00000041669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000001961508482">
                <text:p>0.000001961508482</text:p>
              </table:table-cell>
              <table:table-cell office:value-type="float" office:value="0.000001145743027">
                <text:p>0.00000114574302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000005496184807">
                <text:p>0.000005496184807</text:p>
              </table:table-cell>
              <table:table-cell office:value-type="float" office:value="0.000002278933297">
                <text:p>0.00000227893329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000010907994474">
                <text:p>0.000010907994474</text:p>
              </table:table-cell>
              <table:table-cell office:value-type="float" office:value="0.000003917785413">
                <text:p>0.00000391778541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000018643585835">
                <text:p>0.000018643585835</text:p>
              </table:table-cell>
              <table:table-cell office:value-type="float" office:value="0.000007148400054">
                <text:p>0.0000071484000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.000029187561486">
                <text:p>0.000029187561486</text:p>
              </table:table-cell>
              <table:table-cell office:value-type="float" office:value="0.000025343902358">
                <text:p>0.00002534390235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0.000244148513192">
                <text:p>0.000244148513192</text:p>
              </table:table-cell>
              <table:table-cell office:value-type="float" office:value="0.000070577323014">
                <text:p>0.00007057732301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0.000731476202431">
                <text:p>0.000731476202431</text:p>
              </table:table-cell>
              <table:table-cell office:value-type="float" office:value="0.000201262424849">
                <text:p>0.00020126242484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0.001484302751072">
                <text:p>0.001484302751072</text:p>
              </table:table-cell>
              <table:table-cell office:value-type="float" office:value="0.000536089668298">
                <text:p>0.00053608966829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0.002569065950693">
                <text:p>0.002569065950693</text:p>
              </table:table-cell>
              <table:table-cell office:value-type="float" office:value="0.001347247841223">
                <text:p>0.00134724784122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0.004058802821122">
                <text:p>0.004058802821122</text:p>
              </table:table-cell>
              <table:table-cell office:value-type="float" office:value="0.003209658021263">
                <text:p>0.00320965802126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0.007397310928478">
                <text:p>0.007397310928478</text:p>
              </table:table-cell>
              <table:table-cell office:value-type="float" office:value="0.007287686653564">
                <text:p>0.00728768665356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0.015877182458919">
                <text:p>0.015877182458919</text:p>
              </table:table-cell>
              <table:table-cell office:value-type="float" office:value="0.015825109051499">
                <text:p>0.0158251090514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0.033186733464722">
                <text:p>0.033186733464722</text:p>
              </table:table-cell>
              <table:table-cell office:value-type="float" office:value="0.032969348594278">
                <text:p>0.0329693485942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0.066583238327627">
                <text:p>0.066583238327627</text:p>
              </table:table-cell>
              <table:table-cell office:value-type="float" office:value="0.066116885015094">
                <text:p>0.06611688501509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128519183829122">
                <text:p>0.128519183829122</text:p>
              </table:table-cell>
              <table:table-cell office:value-type="float" office:value="0.127996010914771">
                <text:p>0.12799601091477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0.240856129272459">
                <text:p>0.240856129272459</text:p>
              </table:table-cell>
              <table:table-cell office:value-type="float" office:value="0.23981710696974">
                <text:p>0.2398171069697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0.437869445998605">
                <text:p>0.437869445998605</text:p>
              </table:table-cell>
              <table:table-cell office:value-type="float" office:value="0.43588967863008">
                <text:p>0.4358896786300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0.773731464796388">
                <text:p>0.773731464796388</text:p>
              </table:table-cell>
              <table:table-cell office:value-type="float" office:value="0.770201637303287">
                <text:p>0.77020163730328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1.33168792108486">
                <text:p>1.33168792108486</text:p>
              </table:table-cell>
              <table:table-cell office:value-type="float" office:value="1.3255607206573">
                <text:p>1.325560720657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.23670067119967">
                <text:p>2.23670067119967</text:p>
              </table:table-cell>
              <table:table-cell office:value-type="float" office:value="2.22599276179044">
                <text:p>2.2259927617904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3.67140126374192">
                <text:p>3.67140126374192</text:p>
              </table:table-cell>
              <table:table-cell office:value-type="float" office:value="3.65318911415933">
                <text:p>3.6531891141593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5.898137587505">
                <text:p>5.898137587505</text:p>
              </table:table-cell>
              <table:table-cell office:value-type="float" office:value="5.86787705554141">
                <text:p>5.8678770555414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9.28630308699228">
                <text:p>9.28630308699228</text:p>
              </table:table-cell>
              <table:table-cell office:value-type="float" office:value="9.23706952040037">
                <text:p>9.2370695204003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14.3468373900017">
                <text:p>14.3468373900017</text:p>
              </table:table-cell>
              <table:table-cell office:value-type="float" office:value="14.2680585281248">
                <text:p>14.2680585281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1.7742072088599">
                <text:p>21.7742072088599</text:p>
              </table:table-cell>
              <table:table-cell office:value-type="float" office:value="21.6505100517389">
                <text:p>21.650510051738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32.4977648895757">
                <text:p>32.4977648895757</text:p>
              </table:table-cell>
              <table:table-cell office:value-type="float" office:value="32.3070375303517">
                <text:p>32.307037530351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47.7430703482287">
                <text:p>47.7430703482287</text:p>
              </table:table-cell>
              <table:table-cell office:value-type="float" office:value="47.4537940391365">
                <text:p>47.453794039136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69.1037337923563">
                <text:p>69.1037337923563</text:p>
              </table:table-cell>
              <table:table-cell office:value-type="float" office:value="68.6715686708197">
                <text:p>68.671568670819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98.6250759045131">
                <text:p>98.6250759045131</text:p>
              </table:table-cell>
              <table:table-cell office:value-type="float" office:value="97.9882605579204">
                <text:p>97.988260557920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138.898188931533">
                <text:p>138.898188931533</text:p>
              </table:table-cell>
              <table:table-cell office:value-type="float" office:value="137.973187697522">
                <text:p>137.97318769752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193.169723183805">
                <text:p>193.169723183805</text:p>
              </table:table-cell>
              <table:table-cell office:value-type="float" office:value="191.843596955733">
                <text:p>191.843596955733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65.462051464263">
                <text:p>265.462051464263</text:p>
              </table:table-cell>
              <table:table-cell office:value-type="float" office:value="263.584416921396">
                <text:p>263.58441692139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360.707520625956">
                <text:p>360.707520625956</text:p>
              </table:table-cell>
              <table:table-cell office:value-type="float" office:value="358.079123678364">
                <text:p>358.0791236783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484.892138714854">
                <text:p>484.892138714854</text:p>
              </table:table-cell>
              <table:table-cell office:value-type="float" office:value="481.253906811462">
                <text:p>481.25390681146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645.215780852914">
                <text:p>645.215780852914</text:p>
              </table:table-cell>
              <table:table-cell office:value-type="float" office:value="640.233148277167">
                <text:p>640.23314827716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850.25903887648">
                <text:p>850.25903887648</text:p>
              </table:table-cell>
              <table:table-cell office:value-type="float" office:value="843.505663780906">
                <text:p>843.50566378090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1110.16800299783">
                <text:p>1110.16800299783</text:p>
              </table:table-cell>
              <table:table-cell office:value-type="float" office:value="1101.10099031122">
                <text:p>1101.1009903112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1436.83560522382">
                <text:p>1436.83560522382</text:p>
              </table:table-cell>
              <table:table-cell office:value-type="float" office:value="1424.77313544494">
                <text:p>1424.7731354449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1844.10799205494">
                <text:p>1844.10799205494</text:p>
              </table:table-cell>
              <table:table-cell office:value-type="float" office:value="1828.19362494462">
                <text:p>1828.1936249446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2347.95177441878">
                <text:p>2347.95177441878</text:p>
              </table:table-cell>
              <table:table-cell office:value-type="float" office:value="2327.14884049576">
                <text:p>2327.1488404957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2966.72785420618">
                <text:p>2966.72785420618</text:p>
              </table:table-cell>
              <table:table-cell office:value-type="float" office:value="2939.73989732775">
                <text:p>2939.7398973277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3721.32907803286">
                <text:p>3721.32907803286</text:p>
              </table:table-cell>
              <table:table-cell office:value-type="float" office:value="3686.58480148332">
                <text:p>3686.5848014833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4635.42385879145">
                <text:p>4635.42385879145</text:p>
              </table:table-cell>
              <table:table-cell office:value-type="float" office:value="4591.0216242173">
                <text:p>4591.021624217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5735.65435453245">
                <text:p>5735.65435453245</text:p>
              </table:table-cell>
              <table:table-cell office:value-type="float" office:value="5679.30689124637">
                <text:p>5679.3068912463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7051.83342181415">
                <text:p>7051.83342181415</text:p>
              </table:table-cell>
              <table:table-cell office:value-type="float" office:value="6980.80990686573">
                <text:p>6980.8099068657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8617.1476645591">
                <text:p>8617.1476645591</text:p>
              </table:table-cell>
              <table:table-cell office:value-type="float" office:value="8528.19991510508">
                <text:p>8528.1999151050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10468.3286270468">
                <text:p>10468.3286270468</text:p>
              </table:table-cell>
              <table:table-cell office:value-type="float" office:value="10357.6235605021">
                <text:p>10357.623560502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12645.8363416272">
                <text:p>12645.8363416272</text:p>
              </table:table-cell>
              <table:table-cell office:value-type="float" office:value="12508.8720792011">
                <text:p>12508.872079201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15194.0224268097">
                <text:p>15194.0224268097</text:p>
              </table:table-cell>
              <table:table-cell office:value-type="float" office:value="15025.5340522499">
                <text:p>15025.534052249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18161.2518615411">
                <text:p>18161.2518615411</text:p>
              </table:table-cell>
              <table:table-cell office:value-type="float" office:value="17955.1316048814">
                <text:p>17955.131604881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21600.0696605489">
                <text:p>21600.0696605489</text:p>
              </table:table-cell>
              <table:table-cell office:value-type="float" office:value="21349.240793244">
                <text:p>21349.240793244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25567.2762290612">
                <text:p>25567.2762290612</text:p>
              </table:table-cell>
              <table:table-cell office:value-type="float" office:value="25263.5925246893">
                <text:p>25263.592524689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30124.0107808899">
                <text:p>30124.0107808899</text:p>
              </table:table-cell>
              <table:table-cell office:value-type="float" office:value="29758.1529003492">
                <text:p>29758.152900349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35335.8715404329">
                <text:p>35335.8715404329</text:p>
              </table:table-cell>
              <table:table-cell office:value-type="float" office:value="34897.1686243244">
                <text:p>34897.168624324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41272.8847759105">
                <text:p>41272.8847759105</text:p>
              </table:table-cell>
              <table:table-cell office:value-type="float" office:value="40749.2649371327">
                <text:p>40749.264937132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48009.5706618169">
                <text:p>48009.5706618169</text:p>
              </table:table-cell>
              <table:table-cell office:value-type="float" office:value="47387.3180161336">
                <text:p>47387.318016133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55624.9448900485">
                <text:p>55624.9448900485</text:p>
              </table:table-cell>
              <table:table-cell office:value-type="float" office:value="54888.6630786551">
                <text:p>54888.663078655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64202.4331567981">
                <text:p>64202.4331567981</text:p>
              </table:table-cell>
              <table:table-cell office:value-type="float" office:value="63334.7737385864">
                <text:p>63334.773738586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73829.8879234124">
                <text:p>73829.8879234124</text:p>
              </table:table-cell>
              <table:table-cell office:value-type="float" office:value="72811.4924554561">
                <text:p>72811.492455456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84599.4544718071">
                <text:p>84599.4544718071</text:p>
              </table:table-cell>
              <table:table-cell office:value-type="float" office:value="83408.6936417306">
                <text:p>83408.693641730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96607.455974078">
                <text:p>96607.455974078</text:p>
              </table:table-cell>
              <table:table-cell office:value-type="float" office:value="95220.3461559348">
                <text:p>95220.346155934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109954.330485733">
                <text:p>109954.330485733</text:p>
              </table:table-cell>
              <table:table-cell office:value-type="float" office:value="108344.290257372">
                <text:p>108344.29025737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124744.384952033">
                <text:p>124744.384952033</text:p>
              </table:table-cell>
              <table:table-cell office:value-type="float" office:value="122882.059289032">
                <text:p>122882.0592890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141085.655488405">
                <text:p>141085.655488405</text:p>
              </table:table-cell>
              <table:table-cell office:value-type="float" office:value="138938.808907159">
                <text:p>138938.8089071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159089.731327156">
                <text:p>159089.731327156</text:p>
              </table:table-cell>
              <table:table-cell office:value-type="float" office:value="156622.916929496">
                <text:p>156622.91692949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178871.451655654">
                <text:p>178871.451655654</text:p>
              </table:table-cell>
              <table:table-cell office:value-type="float" office:value="176045.991300689">
                <text:p>176045.99130068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200548.695308884">
                <text:p>200548.695308884</text:p>
              </table:table-cell>
              <table:table-cell office:value-type="float" office:value="197322.372457474">
                <text:p>197322.37245747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224242.166813206">
                <text:p>224242.166813206</text:p>
              </table:table-cell>
              <table:table-cell office:value-type="float" office:value="220569.092896345">
                <text:p>220569.09289634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250075.134275308">
                <text:p>250075.134275308</text:p>
              </table:table-cell>
              <table:table-cell office:value-type="float" office:value="245905.397251659">
                <text:p>245905.39725165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278172.69517316">
                <text:p>278172.69517316</text:p>
              </table:table-cell>
              <table:table-cell office:value-type="float" office:value="273452.590329803">
                <text:p>273452.590329803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308662.413408662">
                <text:p>308662.413408662</text:p>
              </table:table-cell>
              <table:table-cell office:value-type="float" office:value="303333.619862572">
                <text:p>303333.619862572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341672.709249737">
                <text:p>341672.709249737</text:p>
              </table:table-cell>
              <table:table-cell office:value-type="float" office:value="335672.791878043">
                <text:p>335672.79187804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377333.635224583">
                <text:p>377333.635224583</text:p>
              </table:table-cell>
              <table:table-cell office:value-type="float" office:value="370595.441011836">
                <text:p>370595.44101183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415776.03954557">
                <text:p>415776.03954557</text:p>
              </table:table-cell>
              <table:table-cell office:value-type="float" office:value="408227.474539158">
                <text:p>408227.4745391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57130.920935693">
                <text:p>457130.920935693</text:p>
              </table:table-cell>
              <table:table-cell office:value-type="float" office:value="448695.258477027">
                <text:p>448695.258477027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501529.795046371">
                <text:p>501529.795046371</text:p>
              </table:table-cell>
              <table:table-cell office:value-type="float" office:value="492125.094120487">
                <text:p>492125.094120487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0200">
                <text:p>10200</text:p>
              </table:table-cell>
              <table:table-cell office:value-type="float" office:value="549103.509805979">
                <text:p>549103.509805979</text:p>
              </table:table-cell>
              <table:table-cell office:value-type="float" office:value="538642.528935607">
                <text:p>538642.528935607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0300">
                <text:p>10300</text:p>
              </table:table-cell>
              <table:table-cell office:value-type="float" office:value="599982.528668546">
                <text:p>599982.528668546</text:p>
              </table:table-cell>
              <table:table-cell office:value-type="float" office:value="588372.80394719">
                <text:p>588372.8039471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654296.170849918">
                <text:p>654296.170849918</text:p>
              </table:table-cell>
              <table:table-cell office:value-type="float" office:value="641439.74471779">
                <text:p>641439.7447177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  <table:table-cell office:value-type="float" office:value="712172.288691733">
                <text:p>712172.288691733</text:p>
              </table:table-cell>
              <table:table-cell office:value-type="float" office:value="697965.484376424">
                <text:p>697965.484376424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773737.027139091">
                <text:p>773737.027139091</text:p>
              </table:table-cell>
              <table:table-cell office:value-type="float" office:value="758070.600875748">
                <text:p>758070.600875748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700">
                <text:p>10700</text:p>
              </table:table-cell>
              <table:table-cell office:value-type="float" office:value="839114.302084988">
                <text:p>839114.302084988</text:p>
              </table:table-cell>
              <table:table-cell office:value-type="float" office:value="821873.22406289">
                <text:p>821873.2240628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908425.50595859">
                <text:p>908425.50595859</text:p>
              </table:table-cell>
              <table:table-cell office:value-type="float" office:value="889488.901290294">
                <text:p>889488.901290294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0900">
                <text:p>10900</text:p>
              </table:table-cell>
              <table:table-cell office:value-type="float" office:value="981789.164387526">
                <text:p>981789.164387526</text:p>
              </table:table-cell>
              <table:table-cell office:value-type="float" office:value="961030.232535802">
                <text:p>961030.23253580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059320.54382383">
                <text:p>1059320.54382383</text:p>
              </table:table-cell>
              <table:table-cell office:value-type="float" office:value="1036606.70030127">
                <text:p>1036606.70030127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1141131.2792569">
                <text:p>1141131.2792569</text:p>
              </table:table-cell>
              <table:table-cell office:value-type="float" office:value="1116323.95757611">
                <text:p>1116323.9575761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1227329.25323281">
                <text:p>1227329.25323281</text:p>
              </table:table-cell>
              <table:table-cell office:value-type="float" office:value="1200283.80437506">
                <text:p>1200283.80437506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1300">
                <text:p>11300</text:p>
              </table:table-cell>
              <table:table-cell office:value-type="float" office:value="1318017.90461314">
                <text:p>1318017.90461314</text:p>
              </table:table-cell>
              <table:table-cell office:value-type="float" office:value="1288584.11673128">
                <text:p>1288584.11673128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1400">
                <text:p>11400</text:p>
              </table:table-cell>
              <table:table-cell office:value-type="float" office:value="1413296.37436927">
                <text:p>1413296.37436927</text:p>
              </table:table-cell>
              <table:table-cell office:value-type="float" office:value="1381317.85477903">
                <text:p>1381317.85477903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1500">
                <text:p>11500</text:p>
              </table:table-cell>
              <table:table-cell office:value-type="float" office:value="1513258.87426913">
                <text:p>1513258.87426913</text:p>
              </table:table-cell>
              <table:table-cell office:value-type="float" office:value="1478573.49405899">
                <text:p>1478573.4940589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1617994.50255659">
                <text:p>1617994.50255659</text:p>
              </table:table-cell>
              <table:table-cell office:value-type="float" office:value="1580434.66967414">
                <text:p>1580434.66967414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1700">
                <text:p>11700</text:p>
              </table:table-cell>
              <table:table-cell office:value-type="float" office:value="1727587.29136754">
                <text:p>1727587.29136754</text:p>
              </table:table-cell>
              <table:table-cell office:value-type="float" office:value="1686979.30461607">
                <text:p>1686979.30461607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1800">
                <text:p>11800</text:p>
              </table:table-cell>
              <table:table-cell office:value-type="float" office:value="1842115.33781081">
                <text:p>1842115.33781081</text:p>
              </table:table-cell>
              <table:table-cell office:value-type="float" office:value="1798280.47198571">
                <text:p>1798280.47198571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  <table:table-cell office:value-type="float" office:value="1961651.43642106">
                <text:p>1961651.43642106</text:p>
              </table:table-cell>
              <table:table-cell office:value-type="float" office:value="1914405.3446306">
                <text:p>1914405.344630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086262.06211899">
                <text:p>2086262.06211899</text:p>
              </table:table-cell>
              <table:table-cell office:value-type="float" office:value="2035414.99355311">
                <text:p>2035414.99355311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2216007.68191267">
                <text:p>2216007.68191267</text:p>
              </table:table-cell>
              <table:table-cell office:value-type="float" office:value="2161365.46109254">
                <text:p>2161365.46109254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2200">
                <text:p>12200</text:p>
              </table:table-cell>
              <table:table-cell office:value-type="float" office:value="2350942.70571439">
                <text:p>2350942.70571439</text:p>
              </table:table-cell>
              <table:table-cell office:value-type="float" office:value="2292305.7767818">
                <text:p>2292305.776781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2300">
                <text:p>12300</text:p>
              </table:table-cell>
              <table:table-cell office:value-type="float" office:value="2491114.70563798">
                <text:p>2491114.70563798</text:p>
              </table:table-cell>
              <table:table-cell office:value-type="float" office:value="2428279.02765399">
                <text:p>2428279.02765399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2636565.34147193">
                <text:p>2636565.34147193</text:p>
              </table:table-cell>
              <table:table-cell office:value-type="float" office:value="2569322.68308427">
                <text:p>2569322.6830842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2500">
                <text:p>12500</text:p>
              </table:table-cell>
              <table:table-cell office:value-type="float" office:value="2787329.11003634">
                <text:p>2787329.11003634</text:p>
              </table:table-cell>
              <table:table-cell office:value-type="float" office:value="2715466.93646864">
                <text:p>2715466.9364686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2943434.13922496">
                <text:p>2943434.13922496</text:p>
              </table:table-cell>
              <table:table-cell office:value-type="float" office:value="2866736.08864324">
                <text:p>2866736.08864324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3104901.92642969">
                <text:p>3104901.92642969</text:p>
              </table:table-cell>
              <table:table-cell office:value-type="float" office:value="3023148.28959845">
                <text:p>3023148.2895984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3271746.92647479">
                <text:p>3271746.92647479</text:p>
              </table:table-cell>
              <table:table-cell office:value-type="float" office:value="3184714.50511202">
                <text:p>3184714.50511202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3443977.68185587">
                <text:p>3443977.68185587</text:p>
              </table:table-cell>
              <table:table-cell office:value-type="float" office:value="3351440.07891022">
                <text:p>3351440.0789102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3621594.8901135">
                <text:p>3621594.8901135</text:p>
              </table:table-cell>
              <table:table-cell office:value-type="float" office:value="3523323.62866062">
                <text:p>3523323.6286606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3804592.37840494">
                <text:p>3804592.37840494</text:p>
              </table:table-cell>
              <table:table-cell office:value-type="float" office:value="3700357.06614948">
                <text:p>3700357.06614948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3992958.21624019">
                <text:p>3992958.21624019</text:p>
              </table:table-cell>
              <table:table-cell office:value-type="float" office:value="3882527.04560528">
                <text:p>3882527.0456052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  <table:table-cell office:value-type="float" office:value="4186675.50943165">
                <text:p>4186675.50943165</text:p>
              </table:table-cell>
              <table:table-cell office:value-type="float" office:value="4069813.0354429">
                <text:p>4069813.0354429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3400">
                <text:p>13400</text:p>
              </table:table-cell>
              <table:table-cell office:value-type="float" office:value="4385717.18760727">
                <text:p>4385717.18760727</text:p>
              </table:table-cell>
              <table:table-cell office:value-type="float" office:value="4262188.66362631">
                <text:p>4262188.6636263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00">
                <text:p>13500</text:p>
              </table:table-cell>
              <table:table-cell office:value-type="float" office:value="4590050.37013954">
                <text:p>4590050.37013954</text:p>
              </table:table-cell>
              <table:table-cell office:value-type="float" office:value="4459622.1424261">
                <text:p>4459622.1424261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4799638.95834235">
                <text:p>4799638.95834235</text:p>
              </table:table-cell>
              <table:table-cell office:value-type="float" office:value="4662075.02127276">
                <text:p>4662075.02127276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3700">
                <text:p>13700</text:p>
              </table:table-cell>
              <table:table-cell office:value-type="float" office:value="5014440.02237854">
                <text:p>5014440.02237854</text:p>
              </table:table-cell>
              <table:table-cell office:value-type="float" office:value="4869503.50498652">
                <text:p>4869503.50498652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3800">
                <text:p>13800</text:p>
              </table:table-cell>
              <table:table-cell office:value-type="float" office:value="5234401.63210894">
                <text:p>5234401.63210894</text:p>
              </table:table-cell>
              <table:table-cell office:value-type="float" office:value="5081858.40398913">
                <text:p>5081858.40398913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3900">
                <text:p>13900</text:p>
              </table:table-cell>
              <table:table-cell office:value-type="float" office:value="5459466.81797064">
                <text:p>5459466.81797064</text:p>
              </table:table-cell>
              <table:table-cell office:value-type="float" office:value="5299084.55875348">
                <text:p>5299084.5587534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5689576.42508022">
                <text:p>5689576.42508022</text:p>
              </table:table-cell>
              <table:table-cell office:value-type="float" office:value="5521122.05699515">
                <text:p>5521122.05699515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5924662.46895826">
                <text:p>5924662.46895826</text:p>
              </table:table-cell>
              <table:table-cell office:value-type="float" office:value="5747905.68415041">
                <text:p>5747905.6841504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4200">
                <text:p>14200</text:p>
              </table:table-cell>
              <table:table-cell office:value-type="float" office:value="6164651.5528138">
                <text:p>6164651.5528138</text:p>
              </table:table-cell>
              <table:table-cell office:value-type="float" office:value="5979365.09093849">
                <text:p>5979365.09093849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300">
                <text:p>14300</text:p>
              </table:table-cell>
              <table:table-cell office:value-type="float" office:value="6409465.32393913">
                <text:p>6409465.32393913</text:p>
              </table:table-cell>
              <table:table-cell office:value-type="float" office:value="6215425.60704367">
                <text:p>6215425.6070436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6659022.37017447">
                <text:p>6659022.37017447</text:p>
              </table:table-cell>
              <table:table-cell office:value-type="float" office:value="6456007.58669886">
                <text:p>6456007.5866988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4500">
                <text:p>14500</text:p>
              </table:table-cell>
              <table:table-cell office:value-type="float" office:value="6913233.85370779">
                <text:p>6913233.85370779</text:p>
              </table:table-cell>
              <table:table-cell office:value-type="float" office:value="6701027.07467763">
                <text:p>6701027.07467763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7172006.90389959">
                <text:p>7172006.90389959</text:p>
              </table:table-cell>
              <table:table-cell office:value-type="float" office:value="6950396.01512034">
                <text:p>6950396.01512034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  <table:table-cell office:value-type="float" office:value="7435244.33781635">
                <text:p>7435244.33781635</text:p>
              </table:table-cell>
              <table:table-cell office:value-type="float" office:value="7204022.12322768">
                <text:p>7204022.12322768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7702845.44854626">
                <text:p>7702845.44854626</text:p>
              </table:table-cell>
              <table:table-cell office:value-type="float" office:value="7461809.26165508">
                <text:p>7461809.26165508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7974704.03691599">
                <text:p>7974704.03691599</text:p>
              </table:table-cell>
              <table:table-cell office:value-type="float" office:value="7723657.56416181">
                <text:p>7723657.5641618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8250710.31910282">
                <text:p>8250710.31910282</text:p>
              </table:table-cell>
              <table:table-cell office:value-type="float" office:value="7989463.60486332">
                <text:p>7989463.6048633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8530750.62708864">
                <text:p>8530750.62708864</text:p>
              </table:table-cell>
              <table:table-cell office:value-type="float" office:value="8259120.3630614">
                <text:p>8259120.363061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8814707.58301929">
                <text:p>8814707.58301929</text:p>
              </table:table-cell>
              <table:table-cell office:value-type="float" office:value="8532517.58816514">
                <text:p>8532517.58816514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5300">
                <text:p>15300</text:p>
              </table:table-cell>
              <table:table-cell office:value-type="float" office:value="9102460.28267757">
                <text:p>9102460.28267757</text:p>
              </table:table-cell>
              <table:table-cell office:value-type="float" office:value="8809541.93564494">
                <text:p>8809541.93564494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  <table:table-cell office:value-type="float" office:value="9393884.44733896">
                <text:p>9393884.44733896</text:p>
              </table:table-cell>
              <table:table-cell office:value-type="float" office:value="9090076.25644454">
                <text:p>9090076.25644454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500">
                <text:p>15500</text:p>
              </table:table-cell>
              <table:table-cell office:value-type="float" office:value="9688850.80908756">
                <text:p>9688850.80908756</text:p>
              </table:table-cell>
              <table:table-cell office:value-type="float" office:value="9374000.986236">
                <text:p>9374000.98623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9987227.78757105">
                <text:p>9987227.78757105</text:p>
              </table:table-cell>
              <table:table-cell office:value-type="float" office:value="9661193.56560016">
                <text:p>9661193.5656001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5700">
                <text:p>15700</text:p>
              </table:table-cell>
              <table:table-cell office:value-type="float" office:value="10288880.9617693">
                <text:p>10288880.9617693</text:p>
              </table:table-cell>
              <table:table-cell office:value-type="float" office:value="9951528.98033784">
                <text:p>9951528.98033784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5800">
                <text:p>15800</text:p>
              </table:table-cell>
              <table:table-cell office:value-type="float" office:value="10593672.5608184">
                <text:p>10593672.5608184</text:p>
              </table:table-cell>
              <table:table-cell office:value-type="float" office:value="10244879.4161882">
                <text:p>10244879.4161882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5900">
                <text:p>15900</text:p>
              </table:table-cell>
              <table:table-cell office:value-type="float" office:value="10901463.0578912">
                <text:p>10901463.0578912</text:p>
              </table:table-cell>
              <table:table-cell office:value-type="float" office:value="10541113.3908643">
                <text:p>10541113.390864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1212109.5824008">
                <text:p>11212109.5824008</text:p>
              </table:table-cell>
              <table:table-cell office:value-type="float" office:value="10840095.4472769">
                <text:p>10840095.4472769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11525465.243124">
                <text:p>11525465.243124</text:p>
              </table:table-cell>
              <table:table-cell office:value-type="float" office:value="11141688.6641341">
                <text:p>11141688.6641341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200">
                <text:p>16200</text:p>
              </table:table-cell>
              <table:table-cell office:value-type="float" office:value="11841372.9273091">
                <text:p>11841372.9273091</text:p>
              </table:table-cell>
              <table:table-cell office:value-type="float" office:value="11445753.1699322">
                <text:p>11445753.1699322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6300">
                <text:p>16300</text:p>
              </table:table-cell>
              <table:table-cell office:value-type="float" office:value="12159677.2206483">
                <text:p>12159677.2206483</text:p>
              </table:table-cell>
              <table:table-cell office:value-type="float" office:value="11752146.0889568">
                <text:p>11752146.088956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12480222.1662731">
                <text:p>12480222.1662731</text:p>
              </table:table-cell>
              <table:table-cell office:value-type="float" office:value="12060721.5640123">
                <text:p>12060721.5640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6500">
                <text:p>16500</text:p>
              </table:table-cell>
              <table:table-cell office:value-type="float" office:value="12802851.9922215">
                <text:p>12802851.9922215</text:p>
              </table:table-cell>
              <table:table-cell office:value-type="float" office:value="12371329.1201576">
                <text:p>12371329.1201576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13127403.923786">
                <text:p>13127403.923786</text:p>
              </table:table-cell>
              <table:table-cell office:value-type="float" office:value="12683815.2914617">
                <text:p>12683815.2914617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  <table:table-cell office:value-type="float" office:value="13453702.8743635">
                <text:p>13453702.8743635</text:p>
              </table:table-cell>
              <table:table-cell office:value-type="float" office:value="12998024.684763">
                <text:p>12998024.68476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13781576.0668008">
                <text:p>13781576.0668008</text:p>
              </table:table-cell>
              <table:table-cell office:value-type="float" office:value="13313797.3202096">
                <text:p>13313797.320209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6900">
                <text:p>16900</text:p>
              </table:table-cell>
              <table:table-cell office:value-type="float" office:value="14110845.9591123">
                <text:p>14110845.9591123</text:p>
              </table:table-cell>
              <table:table-cell office:value-type="float" office:value="13630967.6750398">
                <text:p>13630967.675039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4441335.8394007">
                <text:p>14441335.8394007</text:p>
              </table:table-cell>
              <table:table-cell office:value-type="float" office:value="13949367.3913037">
                <text:p>13949367.3913037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14772859.940586">
                <text:p>14772859.940586</text:p>
              </table:table-cell>
              <table:table-cell office:value-type="float" office:value="14268824.3323416">
                <text:p>14268824.3323416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15105228.5032047">
                <text:p>15105228.5032047</text:p>
              </table:table-cell>
              <table:table-cell office:value-type="float" office:value="14589161.1948055">
                <text:p>14589161.194805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00">
                <text:p>17300</text:p>
              </table:table-cell>
              <table:table-cell office:value-type="float" office:value="15438245.4257195">
                <text:p>15438245.4257195</text:p>
              </table:table-cell>
              <table:table-cell office:value-type="float" office:value="14910196.1698517">
                <text:p>14910196.1698517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400">
                <text:p>17400</text:p>
              </table:table-cell>
              <table:table-cell office:value-type="float" office:value="15771711.7974031">
                <text:p>15771711.7974031</text:p>
              </table:table-cell>
              <table:table-cell office:value-type="float" office:value="15231740.5938859">
                <text:p>15231740.593885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  <table:table-cell office:value-type="float" office:value="16105421.2794968">
                <text:p>16105421.2794968</text:p>
              </table:table-cell>
              <table:table-cell office:value-type="float" office:value="15553601.3540447">
                <text:p>15553601.354044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16439160.8731165">
                <text:p>16439160.8731165</text:p>
              </table:table-cell>
              <table:table-cell office:value-type="float" office:value="15875579.8240486">
                <text:p>15875579.824048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700">
                <text:p>17700</text:p>
              </table:table-cell>
              <table:table-cell office:value-type="float" office:value="16772716.3032071">
                <text:p>16772716.3032071</text:p>
              </table:table-cell>
              <table:table-cell office:value-type="float" office:value="16197473.1236538">
                <text:p>16197473.1236538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800">
                <text:p>17800</text:p>
              </table:table-cell>
              <table:table-cell office:value-type="float" office:value="17105866.0726826">
                <text:p>17105866.0726826</text:p>
              </table:table-cell>
              <table:table-cell office:value-type="float" office:value="16519072.2119623">
                <text:p>16519072.211962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900">
                <text:p>17900</text:p>
              </table:table-cell>
              <table:table-cell office:value-type="float" office:value="17438378.7719348">
                <text:p>17438378.7719348</text:p>
              </table:table-cell>
              <table:table-cell office:value-type="float" office:value="16840162.8827992">
                <text:p>16840162.882799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7770019.8696563">
                <text:p>17770019.8696563</text:p>
              </table:table-cell>
              <table:table-cell office:value-type="float" office:value="17160518.0110755">
                <text:p>17160518.011075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18100548.6393458">
                <text:p>18100548.6393458</text:p>
              </table:table-cell>
              <table:table-cell office:value-type="float" office:value="17479906.15871">
                <text:p>17479906.15871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  <table:table-cell office:value-type="float" office:value="18429713.8347296">
                <text:p>18429713.8347296</text:p>
              </table:table-cell>
              <table:table-cell office:value-type="float" office:value="17798093.546249">
                <text:p>17798093.546249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8300">
                <text:p>18300</text:p>
              </table:table-cell>
              <table:table-cell office:value-type="float" office:value="18757262.939184">
                <text:p>18757262.939184</text:p>
              </table:table-cell>
              <table:table-cell office:value-type="float" office:value="18114838.103222">
                <text:p>18114838.103222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19082931.9833534">
                <text:p>19082931.9833534</text:p>
              </table:table-cell>
              <table:table-cell office:value-type="float" office:value="18429888.3756099">
                <text:p>18429888.375609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500">
                <text:p>18500</text:p>
              </table:table-cell>
              <table:table-cell office:value-type="float" office:value="19406447.9531515">
                <text:p>19406447.9531515</text:p>
              </table:table-cell>
              <table:table-cell office:value-type="float" office:value="18742985.0358232">
                <text:p>18742985.035823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19727540.8046778">
                <text:p>19727540.8046778</text:p>
              </table:table-cell>
              <table:table-cell office:value-type="float" office:value="19053863.2288778">
                <text:p>19053863.228877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700">
                <text:p>18700</text:p>
              </table:table-cell>
              <table:table-cell office:value-type="float" office:value="20045923.8550377">
                <text:p>20045923.8550377</text:p>
              </table:table-cell>
              <table:table-cell office:value-type="float" office:value="19362251.347009">
                <text:p>19362251.347009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20361306.2213481">
                <text:p>20361306.2213481</text:p>
              </table:table-cell>
              <table:table-cell office:value-type="float" office:value="19667869.4351901">
                <text:p>19667869.4351901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  <table:table-cell office:value-type="float" office:value="20673391.5586703">
                <text:p>20673391.5586703</text:p>
              </table:table-cell>
              <table:table-cell office:value-type="float" office:value="19970430.923592">
                <text:p>19970430.92359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20981874.2726494">
                <text:p>20981874.2726494</text:p>
              </table:table-cell>
              <table:table-cell office:value-type="float" office:value="20269641.9509812">
                <text:p>20269641.9509812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21286445.2767429">
                <text:p>21286445.2767429</text:p>
              </table:table-cell>
              <table:table-cell office:value-type="float" office:value="20565203.0757109">
                <text:p>20565203.0757109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21586790.6192529">
                <text:p>21586790.6192529</text:p>
              </table:table-cell>
              <table:table-cell office:value-type="float" office:value="20856806.7097144">
                <text:p>20856806.7097144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9300">
                <text:p>19300</text:p>
              </table:table-cell>
              <table:table-cell office:value-type="float" office:value="21882588.1536132">
                <text:p>21882588.1536132</text:p>
              </table:table-cell>
              <table:table-cell office:value-type="float" office:value="21144138.5344513">
                <text:p>21144138.5344513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9400">
                <text:p>19400</text:p>
              </table:table-cell>
              <table:table-cell office:value-type="float" office:value="22173507.1219808">
                <text:p>22173507.1219808</text:p>
              </table:table-cell>
              <table:table-cell office:value-type="float" office:value="21426882.4808913">
                <text:p>21426882.4808913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500">
                <text:p>19500</text:p>
              </table:table-cell>
              <table:table-cell office:value-type="float" office:value="22459212.3051793">
                <text:p>22459212.3051793</text:p>
              </table:table-cell>
              <table:table-cell office:value-type="float" office:value="21704713.346382">
                <text:p>21704713.346382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22739363.480553">
                <text:p>22739363.480553</text:p>
              </table:table-cell>
              <table:table-cell office:value-type="float" office:value="21977299.628815">
                <text:p>21977299.628815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700">
                <text:p>19700</text:p>
              </table:table-cell>
              <table:table-cell office:value-type="float" office:value="23013630.8962091">
                <text:p>23013630.8962091</text:p>
              </table:table-cell>
              <table:table-cell office:value-type="float" office:value="22244309.1373667">
                <text:p>22244309.137366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800">
                <text:p>19800</text:p>
              </table:table-cell>
              <table:table-cell office:value-type="float" office:value="23281669.923772">
                <text:p>23281669.923772</text:p>
              </table:table-cell>
              <table:table-cell office:value-type="float" office:value="22505407.6087702">
                <text:p>22505407.608770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23543133.7552413">
                <text:p>23543133.7552413</text:p>
              </table:table-cell>
              <table:table-cell office:value-type="float" office:value="22760251.3773598">
                <text:p>22760251.377359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3797661.1866146">
                <text:p>23797661.1866146</text:p>
              </table:table-cell>
              <table:table-cell office:value-type="float" office:value="23008496.9149842">
                <text:p>23008496.9149842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24044898.1803912">
                <text:p>24044898.1803912</text:p>
              </table:table-cell>
              <table:table-cell office:value-type="float" office:value="23249805.4226508">
                <text:p>23249805.4226508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200">
                <text:p>20200</text:p>
              </table:table-cell>
              <table:table-cell office:value-type="float" office:value="24284500.4463743">
                <text:p>24284500.4463743</text:p>
              </table:table-cell>
              <table:table-cell office:value-type="float" office:value="23483828.8959412">
                <text:p>23483828.895941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300">
                <text:p>20300</text:p>
              </table:table-cell>
              <table:table-cell office:value-type="float" office:value="24516131.7295582">
                <text:p>24516131.7295582</text:p>
              </table:table-cell>
              <table:table-cell office:value-type="float" office:value="23710221.2433061">
                <text:p>23710221.243306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24739447.6518446">
                <text:p>24739447.6518446</text:p>
              </table:table-cell>
              <table:table-cell office:value-type="float" office:value="23928643.8378735">
                <text:p>23928643.837873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500">
                <text:p>20500</text:p>
              </table:table-cell>
              <table:table-cell office:value-type="float" office:value="24954088.0358916">
                <text:p>24954088.0358916</text:p>
              </table:table-cell>
              <table:table-cell office:value-type="float" office:value="24138753.8613249">
                <text:p>24138753.8613249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25159707.0400973">
                <text:p>25159707.0400973</text:p>
              </table:table-cell>
              <table:table-cell office:value-type="float" office:value="24340212.1869806">
                <text:p>24340212.1869806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0700">
                <text:p>20700</text:p>
              </table:table-cell>
              <table:table-cell office:value-type="float" office:value="25355962.0343222">
                <text:p>25355962.0343222</text:p>
              </table:table-cell>
              <table:table-cell office:value-type="float" office:value="24532686.8341593">
                <text:p>24532686.834159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25542542.02695">
                <text:p>25542542.02695</text:p>
              </table:table-cell>
              <table:table-cell office:value-type="float" office:value="24715851.0652019">
                <text:p>24715851.0652019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0900">
                <text:p>20900</text:p>
              </table:table-cell>
              <table:table-cell office:value-type="float" office:value="25719120.2657058">
                <text:p>25719120.2657058</text:p>
              </table:table-cell>
              <table:table-cell office:value-type="float" office:value="24889381.5715983">
                <text:p>24889381.571598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5885382.3447198">
                <text:p>25885382.3447198</text:p>
              </table:table-cell>
              <table:table-cell office:value-type="float" office:value="25052964.2849793">
                <text:p>25052964.284979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26041010.5257109">
                <text:p>26041010.5257109</text:p>
              </table:table-cell>
              <table:table-cell office:value-type="float" office:value="25206296.4994723">
                <text:p>25206296.4994723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26185708.7453187">
                <text:p>26185708.7453187</text:p>
              </table:table-cell>
              <table:table-cell office:value-type="float" office:value="25349081.5076606">
                <text:p>25349081.5076606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1300">
                <text:p>21300</text:p>
              </table:table-cell>
              <table:table-cell office:value-type="float" office:value="26319194.7498111">
                <text:p>26319194.7498111</text:p>
              </table:table-cell>
              <table:table-cell office:value-type="float" office:value="25481034.6073298">
                <text:p>25481034.6073298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1400">
                <text:p>21400</text:p>
              </table:table-cell>
              <table:table-cell office:value-type="float" office:value="26441201.5379659">
                <text:p>26441201.5379659</text:p>
              </table:table-cell>
              <table:table-cell office:value-type="float" office:value="25601885.3919514">
                <text:p>25601885.3919514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1500">
                <text:p>21500</text:p>
              </table:table-cell>
              <table:table-cell office:value-type="float" office:value="26551471.0330231">
                <text:p>26551471.0330231</text:p>
              </table:table-cell>
              <table:table-cell office:value-type="float" office:value="25711374.4227151">
                <text:p>25711374.4227151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26649754.7587651">
                <text:p>26649754.7587651</text:p>
              </table:table-cell>
              <table:table-cell office:value-type="float" office:value="25809257.3235831">
                <text:p>25809257.3235831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1700">
                <text:p>21700</text:p>
              </table:table-cell>
              <table:table-cell office:value-type="float" office:value="26735824.5452355">
                <text:p>26735824.5452355</text:p>
              </table:table-cell>
              <table:table-cell office:value-type="float" office:value="25895304.9912228">
                <text:p>25895304.9912228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1800">
                <text:p>21800</text:p>
              </table:table-cell>
              <table:table-cell office:value-type="float" office:value="26809468.5207637">
                <text:p>26809468.5207637</text:p>
              </table:table-cell>
              <table:table-cell office:value-type="float" office:value="25969304.9199889">
                <text:p>25969304.9199889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1900">
                <text:p>21900</text:p>
              </table:table-cell>
              <table:table-cell office:value-type="float" office:value="26870495.5277129">
                <text:p>26870495.5277129</text:p>
              </table:table-cell>
              <table:table-cell office:value-type="float" office:value="26031062.3387677">
                <text:p>26031062.338767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6918730.4556923">
                <text:p>26918730.4556923</text:p>
              </table:table-cell>
              <table:table-cell office:value-type="float" office:value="26080400.1163616">
                <text:p>26080400.1163616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26954018.2812922">
                <text:p>26954018.2812922</text:p>
              </table:table-cell>
              <table:table-cell office:value-type="float" office:value="26117159.0349263">
                <text:p>26117159.0349263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2200">
                <text:p>22200</text:p>
              </table:table-cell>
              <table:table-cell office:value-type="float" office:value="26976222.6508532">
                <text:p>26976222.6508532</text:p>
              </table:table-cell>
              <table:table-cell office:value-type="float" office:value="26141202.5163165">
                <text:p>26141202.5163165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2300">
                <text:p>22300</text:p>
              </table:table-cell>
              <table:table-cell office:value-type="float" office:value="26985231.0352702">
                <text:p>26985231.0352702</text:p>
              </table:table-cell>
              <table:table-cell office:value-type="float" office:value="26152414.1457773">
                <text:p>26152414.1457773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26980950.0272137">
                <text:p>26980950.0272137</text:p>
              </table:table-cell>
              <table:table-cell office:value-type="float" office:value="26150693.8635372">
                <text:p>26150693.8635372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500">
                <text:p>22500</text:p>
              </table:table-cell>
              <table:table-cell office:value-type="float" office:value="26963308.2199992">
                <text:p>26963308.2199992</text:p>
              </table:table-cell>
              <table:table-cell office:value-type="float" office:value="26135969.6931514">
                <text:p>26135969.6931514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2600">
                <text:p>22600</text:p>
              </table:table-cell>
              <table:table-cell office:value-type="float" office:value="26932258.7968642">
                <text:p>26932258.7968642</text:p>
              </table:table-cell>
              <table:table-cell office:value-type="float" office:value="26108191.1248732">
                <text:p>26108191.1248732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2700">
                <text:p>22700</text:p>
              </table:table-cell>
              <table:table-cell office:value-type="float" office:value="26887775.9472282">
                <text:p>26887775.9472282</text:p>
              </table:table-cell>
              <table:table-cell office:value-type="float" office:value="26067324.8879835">
                <text:p>26067324.8879835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26829859.0306116">
                <text:p>26829859.0306116</text:p>
              </table:table-cell>
              <table:table-cell office:value-type="float" office:value="26013364.7887285">
                <text:p>26013364.7887285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2900">
                <text:p>22900</text:p>
              </table:table-cell>
              <table:table-cell office:value-type="float" office:value="26758530.6794045">
                <text:p>26758530.6794045</text:p>
              </table:table-cell>
              <table:table-cell office:value-type="float" office:value="25946329.8003739">
                <text:p>25946329.800373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6673829.9173982">
                <text:p>26673829.9173982</text:p>
              </table:table-cell>
              <table:table-cell office:value-type="float" office:value="25866258.4419758">
                <text:p>25866258.4419758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26575829.4295222">
                <text:p>26575829.4295222</text:p>
              </table:table-cell>
              <table:table-cell office:value-type="float" office:value="25773210.08319">
                <text:p>25773210.08319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26464625.1236786">
                <text:p>26464625.1236786</text:p>
              </table:table-cell>
              <table:table-cell office:value-type="float" office:value="25667274.4364994">
                <text:p>25667274.4364994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3300">
                <text:p>23300</text:p>
              </table:table-cell>
              <table:table-cell office:value-type="float" office:value="26340339.503969">
                <text:p>26340339.503969</text:p>
              </table:table-cell>
              <table:table-cell office:value-type="float" office:value="25548561.8614914">
                <text:p>25548561.8614914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3400">
                <text:p>23400</text:p>
              </table:table-cell>
              <table:table-cell office:value-type="float" office:value="26203084.9096554">
                <text:p>26203084.9096554</text:p>
              </table:table-cell>
              <table:table-cell office:value-type="float" office:value="25417197.1311064">
                <text:p>25417197.131106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3500">
                <text:p>23500</text:p>
              </table:table-cell>
              <table:table-cell office:value-type="float" office:value="26053033.8488089">
                <text:p>26053033.8488089</text:p>
              </table:table-cell>
              <table:table-cell office:value-type="float" office:value="25273338.5418471">
                <text:p>25273338.5418471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25890376.4705527">
                <text:p>25890376.4705527</text:p>
              </table:table-cell>
              <table:table-cell office:value-type="float" office:value="25117164.3966875">
                <text:p>25117164.396687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700">
                <text:p>23700</text:p>
              </table:table-cell>
              <table:table-cell office:value-type="float" office:value="25715326.5687104">
                <text:p>25715326.5687104</text:p>
              </table:table-cell>
              <table:table-cell office:value-type="float" office:value="24948865.4773525">
                <text:p>24948865.477352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3800">
                <text:p>23800</text:p>
              </table:table-cell>
              <table:table-cell office:value-type="float" office:value="25528091.4566349">
                <text:p>25528091.4566349</text:p>
              </table:table-cell>
              <table:table-cell office:value-type="float" office:value="24768661.7843241">
                <text:p>24768661.7843241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3900">
                <text:p>23900</text:p>
              </table:table-cell>
              <table:table-cell office:value-type="float" office:value="25328912.0098899">
                <text:p>25328912.0098899</text:p>
              </table:table-cell>
              <table:table-cell office:value-type="float" office:value="24576793.782546">
                <text:p>24576793.78254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5118068.4988414">
                <text:p>25118068.4988414</text:p>
              </table:table-cell>
              <table:table-cell office:value-type="float" office:value="24373516.4720328">
                <text:p>24373516.472032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24895853.1587651">
                <text:p>24895853.1587651</text:p>
              </table:table-cell>
              <table:table-cell office:value-type="float" office:value="24159102.630646">
                <text:p>24159102.630646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4200">
                <text:p>24200</text:p>
              </table:table-cell>
              <table:table-cell office:value-type="float" office:value="24662561.5159502">
                <text:p>24662561.5159502</text:p>
              </table:table-cell>
              <table:table-cell office:value-type="float" office:value="23933848.7258832">
                <text:p>23933848.7258832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4300">
                <text:p>24300</text:p>
              </table:table-cell>
              <table:table-cell office:value-type="float" office:value="24418487.9956697">
                <text:p>24418487.9956697</text:p>
              </table:table-cell>
              <table:table-cell office:value-type="float" office:value="23698065.0027804">
                <text:p>23698065.002780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24163983.762341">
                <text:p>24163983.762341</text:p>
              </table:table-cell>
              <table:table-cell office:value-type="float" office:value="23452071.5648682">
                <text:p>23452071.5648682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4500">
                <text:p>24500</text:p>
              </table:table-cell>
              <table:table-cell office:value-type="float" office:value="23899400.200964">
                <text:p>23899400.200964</text:p>
              </table:table-cell>
              <table:table-cell office:value-type="float" office:value="23196211.4713016">
                <text:p>23196211.4713016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4600">
                <text:p>24600</text:p>
              </table:table-cell>
              <table:table-cell office:value-type="float" office:value="23625101.5365334">
                <text:p>23625101.5365334</text:p>
              </table:table-cell>
              <table:table-cell office:value-type="float" office:value="22930839.6090621">
                <text:p>22930839.6090621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4700">
                <text:p>24700</text:p>
              </table:table-cell>
              <table:table-cell office:value-type="float" office:value="23341447.9073277">
                <text:p>23341447.9073277</text:p>
              </table:table-cell>
              <table:table-cell office:value-type="float" office:value="22656316.5981617">
                <text:p>22656316.5981617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23048834.7393445">
                <text:p>23048834.7393445</text:p>
              </table:table-cell>
              <table:table-cell office:value-type="float" office:value="22373021.5696382">
                <text:p>22373021.5696382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00">
                <text:p>24900</text:p>
              </table:table-cell>
              <table:table-cell office:value-type="float" office:value="22747660.7226613">
                <text:p>22747660.7226613</text:p>
              </table:table-cell>
              <table:table-cell office:value-type="float" office:value="22081342.3377897">
                <text:p>22081342.337789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2438335.0676555">
                <text:p>22438335.0676555</text:p>
              </table:table-cell>
              <table:table-cell office:value-type="float" office:value="21781673.342004">
                <text:p>21781673.342004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22121256.7982525">
                <text:p>22121256.7982525</text:p>
              </table:table-cell>
              <table:table-cell office:value-type="float" office:value="21474417.3793206">
                <text:p>21474417.379320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21796850.8002919">
                <text:p>21796850.8002919</text:p>
              </table:table-cell>
              <table:table-cell office:value-type="float" office:value="21159985.7040442">
                <text:p>21159985.7040442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5300">
                <text:p>25300</text:p>
              </table:table-cell>
              <table:table-cell office:value-type="float" office:value="21465544.088723">
                <text:p>21465544.088723</text:p>
              </table:table-cell>
              <table:table-cell office:value-type="float" office:value="20838793.9949684">
                <text:p>20838793.9949684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5400">
                <text:p>25400</text:p>
              </table:table-cell>
              <table:table-cell office:value-type="float" office:value="21127767.2327624">
                <text:p>21127767.2327624</text:p>
              </table:table-cell>
              <table:table-cell office:value-type="float" office:value="20511261.2925116">
                <text:p>20511261.292511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5500">
                <text:p>25500</text:p>
              </table:table-cell>
              <table:table-cell office:value-type="float" office:value="20783951.2283206">
                <text:p>20783951.2283206</text:p>
              </table:table-cell>
              <table:table-cell office:value-type="float" office:value="20177811.3339123">
                <text:p>20177811.333912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20434530.2899892">
                <text:p>20434530.2899892</text:p>
              </table:table-cell>
              <table:table-cell office:value-type="float" office:value="19838869.4956834">
                <text:p>19838869.4956834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25700">
                <text:p>25700</text:p>
              </table:table-cell>
              <table:table-cell office:value-type="float" office:value="20079941.5745885">
                <text:p>20079941.5745885</text:p>
              </table:table-cell>
              <table:table-cell office:value-type="float" office:value="19494863.1695591">
                <text:p>19494863.1695591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5800">
                <text:p>25800</text:p>
              </table:table-cell>
              <table:table-cell office:value-type="float" office:value="19720621.0809808">
                <text:p>19720621.0809808</text:p>
              </table:table-cell>
              <table:table-cell office:value-type="float" office:value="19146218.7717597">
                <text:p>19146218.7717597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25900">
                <text:p>25900</text:p>
              </table:table-cell>
              <table:table-cell office:value-type="float" office:value="19357004.6939937">
                <text:p>19357004.6939937</text:p>
              </table:table-cell>
              <table:table-cell office:value-type="float" office:value="18793361.9078076">
                <text:p>18793361.907807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18989527.4285326">
                <text:p>18989527.4285326</text:p>
              </table:table-cell>
              <table:table-cell office:value-type="float" office:value="18436716.8300259">
                <text:p>18436716.8300259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18618618.5757389">
                <text:p>18618618.5757389</text:p>
              </table:table-cell>
              <table:table-cell office:value-type="float" office:value="18076704.2876452">
                <text:p>18076704.2876452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6200">
                <text:p>26200</text:p>
              </table:table-cell>
              <table:table-cell office:value-type="float" office:value="18244704.1344199">
                <text:p>18244704.1344199</text:p>
              </table:table-cell>
              <table:table-cell office:value-type="float" office:value="17713740.5856574">
                <text:p>17713740.5856574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6300">
                <text:p>26300</text:p>
              </table:table-cell>
              <table:table-cell office:value-type="float" office:value="17868206.1218278">
                <text:p>17868206.1218278</text:p>
              </table:table-cell>
              <table:table-cell office:value-type="float" office:value="17348240.2457507">
                <text:p>17348240.2457507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17489551.1645208">
                <text:p>17489551.1645208</text:p>
              </table:table-cell>
              <table:table-cell office:value-type="float" office:value="16980615.9829241">
                <text:p>16980615.9829241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6500">
                <text:p>26500</text:p>
              </table:table-cell>
              <table:table-cell office:value-type="float" office:value="17109146.0538538">
                <text:p>17109146.0538538</text:p>
              </table:table-cell>
              <table:table-cell office:value-type="float" office:value="16611269.0295621">
                <text:p>16611269.0295621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6600">
                <text:p>26600</text:p>
              </table:table-cell>
              <table:table-cell office:value-type="float" office:value="16727394.8620126">
                <text:p>16727394.8620126</text:p>
              </table:table-cell>
              <table:table-cell office:value-type="float" office:value="16240596.1529258">
                <text:p>16240596.152925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700">
                <text:p>26700</text:p>
              </table:table-cell>
              <table:table-cell office:value-type="float" office:value="16344693.2772545">
                <text:p>16344693.2772545</text:p>
              </table:table-cell>
              <table:table-cell office:value-type="float" office:value="15868988.0324359">
                <text:p>15868988.0324359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15961444.4969442">
                <text:p>15961444.4969442</text:p>
              </table:table-cell>
              <table:table-cell office:value-type="float" office:value="15496825.8328062">
                <text:p>15496825.832806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26900">
                <text:p>26900</text:p>
              </table:table-cell>
              <table:table-cell office:value-type="float" office:value="15578027.2856617">
                <text:p>15578027.2856617</text:p>
              </table:table-cell>
              <table:table-cell office:value-type="float" office:value="15124482.2286015">
                <text:p>15124482.228601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194813.6558638">
                <text:p>15194813.6558638</text:p>
              </table:table-cell>
              <table:table-cell office:value-type="float" office:value="14752328.0598359">
                <text:p>14752328.0598359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14812166.5401364">
                <text:p>14812166.5401364</text:p>
              </table:table-cell>
              <table:table-cell office:value-type="float" office:value="14380720.1871484">
                <text:p>14380720.1871484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14430446.7301805">
                <text:p>14430446.7301805</text:p>
              </table:table-cell>
              <table:table-cell office:value-type="float" office:value="14010005.7320572">
                <text:p>14010005.7320572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27300">
                <text:p>27300</text:p>
              </table:table-cell>
              <table:table-cell office:value-type="float" office:value="14050005.9980466">
                <text:p>14050005.9980466</text:p>
              </table:table-cell>
              <table:table-cell office:value-type="float" office:value="13640524.9141103">
                <text:p>13640524.9141103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27400">
                <text:p>27400</text:p>
              </table:table-cell>
              <table:table-cell office:value-type="float" office:value="13671181.0203109">
                <text:p>13671181.0203109</text:p>
              </table:table-cell>
              <table:table-cell office:value-type="float" office:value="13272609.0689137">
                <text:p>13272609.0689137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7500">
                <text:p>27500</text:p>
              </table:table-cell>
              <table:table-cell office:value-type="float" office:value="13294300.7737049">
                <text:p>13294300.7737049</text:p>
              </table:table-cell>
              <table:table-cell office:value-type="float" office:value="12906576.379625">
                <text:p>12906576.37962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12919682.5049773">
                <text:p>12919682.5049773</text:p>
              </table:table-cell>
              <table:table-cell office:value-type="float" office:value="12542734.978595">
                <text:p>12542734.978595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7700">
                <text:p>27700</text:p>
              </table:table-cell>
              <table:table-cell office:value-type="float" office:value="12547632.19743">
                <text:p>12547632.19743</text:p>
              </table:table-cell>
              <table:table-cell office:value-type="float" office:value="12181388.4090756">
                <text:p>12181388.4090756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7800">
                <text:p>27800</text:p>
              </table:table-cell>
              <table:table-cell office:value-type="float" office:value="12178446.7132283">
                <text:p>12178446.7132283</text:p>
              </table:table-cell>
              <table:table-cell office:value-type="float" office:value="11822827.8740586">
                <text:p>11822827.8740586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27900">
                <text:p>27900</text:p>
              </table:table-cell>
              <table:table-cell office:value-type="float" office:value="11812414.1206906">
                <text:p>11812414.1206906</text:p>
              </table:table-cell>
              <table:table-cell office:value-type="float" office:value="11467330.533595">
                <text:p>11467330.53359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11449810.9577103">
                <text:p>11449810.9577103</text:p>
              </table:table-cell>
              <table:table-cell office:value-type="float" office:value="11115166.3716079">
                <text:p>11115166.3716079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11090902.9501805">
                <text:p>11090902.9501805</text:p>
              </table:table-cell>
              <table:table-cell office:value-type="float" office:value="10766594.1297996">
                <text:p>10766594.1297996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8200">
                <text:p>28200</text:p>
              </table:table-cell>
              <table:table-cell office:value-type="float" office:value="10735945.1102829">
                <text:p>10735945.1102829</text:p>
              </table:table-cell>
              <table:table-cell office:value-type="float" office:value="10421862.0908488">
                <text:p>10421862.0908488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28300">
                <text:p>28300</text:p>
              </table:table-cell>
              <table:table-cell office:value-type="float" office:value="10385181.8658052">
                <text:p>10385181.8658052</text:p>
              </table:table-cell>
              <table:table-cell office:value-type="float" office:value="10081207.8179692">
                <text:p>10081207.8179692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10038847.0544501">
                <text:p>10038847.0544501</text:p>
              </table:table-cell>
              <table:table-cell office:value-type="float" office:value="9744859.13969735">
                <text:p>9744859.13969735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500">
                <text:p>28500</text:p>
              </table:table-cell>
              <table:table-cell office:value-type="float" office:value="9697163.55600936">
                <text:p>9697163.55600936</text:p>
              </table:table-cell>
              <table:table-cell office:value-type="float" office:value="9413032.36646713">
                <text:p>9413032.3664671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8600">
                <text:p>28600</text:p>
              </table:table-cell>
              <table:table-cell office:value-type="float" office:value="9360343.80762357">
                <text:p>9360343.80762357</text:p>
              </table:table-cell>
              <table:table-cell office:value-type="float" office:value="9085935.13897058">
                <text:p>9085935.13897058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8700">
                <text:p>28700</text:p>
              </table:table-cell>
              <table:table-cell office:value-type="float" office:value="9028589.45292043">
                <text:p>9028589.45292043</text:p>
              </table:table-cell>
              <table:table-cell office:value-type="float" office:value="8763762.46842223">
                <text:p>8763762.46842223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8702091.47555255">
                <text:p>8702091.47555255</text:p>
              </table:table-cell>
              <table:table-cell office:value-type="float" office:value="8446700.30917327">
                <text:p>8446700.30917327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8900">
                <text:p>28900</text:p>
              </table:table-cell>
              <table:table-cell office:value-type="float" office:value="8381030.17733692">
                <text:p>8381030.17733692</text:p>
              </table:table-cell>
              <table:table-cell office:value-type="float" office:value="8134923.78740001">
                <text:p>8134923.7874000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8065575.16849508">
                <text:p>8065575.16849508</text:p>
              </table:table-cell>
              <table:table-cell office:value-type="float" office:value="7828597.75251685">
                <text:p>7828597.7525168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7755885.65926953">
                <text:p>7755885.65926953</text:p>
              </table:table-cell>
              <table:table-cell office:value-type="float" office:value="7527876.65298915">
                <text:p>7527876.6529891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7452110.07686278">
                <text:p>7452110.07686278</text:p>
              </table:table-cell>
              <table:table-cell office:value-type="float" office:value="7232904.76218654">
                <text:p>7232904.76218654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9300">
                <text:p>29300</text:p>
              </table:table-cell>
              <table:table-cell office:value-type="float" office:value="7154386.56930867">
                <text:p>7154386.56930867</text:p>
              </table:table-cell>
              <table:table-cell office:value-type="float" office:value="6943815.86867742">
                <text:p>6943815.86867742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9400">
                <text:p>29400</text:p>
              </table:table-cell>
              <table:table-cell office:value-type="float" office:value="6862842.55961774">
                <text:p>6862842.55961774</text:p>
              </table:table-cell>
              <table:table-cell office:value-type="float" office:value="6660733.69838504">
                <text:p>6660733.6983850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500">
                <text:p>29500</text:p>
              </table:table-cell>
              <table:table-cell office:value-type="float" office:value="6577595.18150739">
                <text:p>6577595.18150739</text:p>
              </table:table-cell>
              <table:table-cell office:value-type="float" office:value="6383771.62403126">
                <text:p>6383771.62403126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6298750.91883024">
                <text:p>6298750.91883024</text:p>
              </table:table-cell>
              <table:table-cell office:value-type="float" office:value="6113032.86140327">
                <text:p>6113032.86140327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9700">
                <text:p>29700</text:p>
              </table:table-cell>
              <table:table-cell office:value-type="float" office:value="6026405.76570019">
                <text:p>6026405.76570019</text:p>
              </table:table-cell>
              <table:table-cell office:value-type="float" office:value="5848610.49637928">
                <text:p>5848610.49637928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9800">
                <text:p>29800</text:p>
              </table:table-cell>
              <table:table-cell office:value-type="float" office:value="5760645.24533255">
                <text:p>5760645.24533255</text:p>
              </table:table-cell>
              <table:table-cell office:value-type="float" office:value="5590587.38005084">
                <text:p>5590587.38005084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9900">
                <text:p>29900</text:p>
              </table:table-cell>
              <table:table-cell office:value-type="float" office:value="5501544.31089005">
                <text:p>5501544.31089005</text:p>
              </table:table-cell>
              <table:table-cell office:value-type="float" office:value="5339036.42745791">
                <text:p>5339036.427457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5249167.39849067">
                <text:p>5249167.39849067</text:p>
              </table:table-cell>
              <table:table-cell office:value-type="float" office:value="5094020.27424519">
                <text:p>5094020.27424519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5003570.45967958">
                <text:p>5003570.45967958</text:p>
              </table:table-cell>
              <table:table-cell office:value-type="float" office:value="4855591.80414992">
                <text:p>4855591.80414992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0200">
                <text:p>30200</text:p>
              </table:table-cell>
              <table:table-cell office:value-type="float" office:value="4764797.75681003">
                <text:p>4764797.75681003</text:p>
              </table:table-cell>
              <table:table-cell office:value-type="float" office:value="4623793.59841219">
                <text:p>4623793.59841219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0300">
                <text:p>30300</text:p>
              </table:table-cell>
              <table:table-cell office:value-type="float" office:value="4532883.87734998">
                <text:p>4532883.87734998</text:p>
              </table:table-cell>
              <table:table-cell office:value-type="float" office:value="4398658.71035503">
                <text:p>4398658.71035503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4307851.86020694">
                <text:p>4307851.86020694</text:p>
              </table:table-cell>
              <table:table-cell office:value-type="float" office:value="4180209.88377044">
                <text:p>4180209.88377044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500">
                <text:p>30500</text:p>
              </table:table-cell>
              <table:table-cell office:value-type="float" office:value="4089715.62892988">
                <text:p>4089715.62892988</text:p>
              </table:table-cell>
              <table:table-cell office:value-type="float" office:value="3968460.54675861">
                <text:p>3968460.54675861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0600">
                <text:p>30600</text:p>
              </table:table-cell>
              <table:table-cell office:value-type="float" office:value="3878478.6041753">
                <text:p>3878478.6041753</text:p>
              </table:table-cell>
              <table:table-cell office:value-type="float" office:value="3763413.99045799">
                <text:p>3763413.99045799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0700">
                <text:p>30700</text:p>
              </table:table-cell>
              <table:table-cell office:value-type="float" office:value="3674135.70344185">
                <text:p>3674135.70344185</text:p>
              </table:table-cell>
              <table:table-cell office:value-type="float" office:value="3565064.21837429">
                <text:p>3565064.21837429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3476670.74153778">
                <text:p>3476670.74153778</text:p>
              </table:table-cell>
              <table:table-cell office:value-type="float" office:value="3373395.58433151">
                <text:p>3373395.58433151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0900">
                <text:p>30900</text:p>
              </table:table-cell>
              <table:table-cell office:value-type="float" office:value="3286057.94472054">
                <text:p>3286057.94472054</text:p>
              </table:table-cell>
              <table:table-cell office:value-type="float" office:value="3188383.01631491">
                <text:p>3188383.0163149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2263.04041504">
                <text:p>3102263.04041504</text:p>
              </table:table-cell>
              <table:table-cell office:value-type="float" office:value="3009992.49604532">
                <text:p>3009992.49604532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2925241.61922532">
                <text:p>2925241.61922532</text:p>
              </table:table-cell>
              <table:table-cell office:value-type="float" office:value="2838180.3724108">
                <text:p>2838180.3724108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2754940.07522531">
                <text:p>2754940.07522531</text:p>
              </table:table-cell>
              <table:table-cell office:value-type="float" office:value="2672894.94419943">
                <text:p>2672894.94419943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1300">
                <text:p>31300</text:p>
              </table:table-cell>
              <table:table-cell office:value-type="float" office:value="2591296.32491615">
                <text:p>2591296.32491615</text:p>
              </table:table-cell>
              <table:table-cell office:value-type="float" office:value="2514074.63493934">
                <text:p>2514074.63493934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1400">
                <text:p>31400</text:p>
              </table:table-cell>
              <table:table-cell office:value-type="float" office:value="2434239.00028762">
                <text:p>2434239.00028762</text:p>
              </table:table-cell>
              <table:table-cell office:value-type="float" office:value="2361650.869632">
                <text:p>2361650.869632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2283687.98362699">
                <text:p>2283687.98362699</text:p>
              </table:table-cell>
              <table:table-cell office:value-type="float" office:value="2215544.9852059">
                <text:p>2215544.985205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2139556.06694194">
                <text:p>2139556.06694194</text:p>
              </table:table-cell>
              <table:table-cell office:value-type="float" office:value="2075672.46169604">
                <text:p>2075672.46169604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1700">
                <text:p>31700</text:p>
              </table:table-cell>
              <table:table-cell office:value-type="float" office:value="2001747.06402982">
                <text:p>2001747.06402982</text:p>
              </table:table-cell>
              <table:table-cell office:value-type="float" office:value="1941938.8143734">
                <text:p>1941938.8143734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1800">
                <text:p>31800</text:p>
              </table:table-cell>
              <table:table-cell office:value-type="float" office:value="1870156.82515601">
                <text:p>1870156.82515601</text:p>
              </table:table-cell>
              <table:table-cell office:value-type="float" office:value="1814243.8055018">
                <text:p>1814243.8055018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1900">
                <text:p>31900</text:p>
              </table:table-cell>
              <table:table-cell office:value-type="float" office:value="1744675.06732323">
                <text:p>1744675.06732323</text:p>
              </table:table-cell>
              <table:table-cell office:value-type="float" office:value="1692478.90275106">
                <text:p>1692478.9027510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625183.56299493">
                <text:p>1625183.56299493</text:p>
              </table:table-cell>
              <table:table-cell office:value-type="float" office:value="1576529.65307146">
                <text:p>1576529.65307146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1511557.07148844">
                <text:p>1511557.07148844</text:p>
              </table:table-cell>
              <table:table-cell office:value-type="float" office:value="1466275.70049548">
                <text:p>1466275.70049548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200">
                <text:p>32200</text:p>
              </table:table-cell>
              <table:table-cell office:value-type="float" office:value="1403665.71912421">
                <text:p>1403665.71912421</text:p>
              </table:table-cell>
              <table:table-cell office:value-type="float" office:value="1361589.04272835">
                <text:p>1361589.0427283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2300">
                <text:p>32300</text:p>
              </table:table-cell>
              <table:table-cell office:value-type="float" office:value="1301372.82913184">
                <text:p>1301372.82913184</text:p>
              </table:table-cell>
              <table:table-cell office:value-type="float" office:value="1262337.16547527">
                <text:p>1262337.16547527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1204535.93013616">
                <text:p>1204535.93013616</text:p>
              </table:table-cell>
              <table:table-cell office:value-type="float" office:value="1168380.54399242">
                <text:p>1168380.54399242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2500">
                <text:p>32500</text:p>
              </table:table-cell>
              <table:table-cell office:value-type="float" office:value="1113008.08448264">
                <text:p>1113008.08448264</text:p>
              </table:table-cell>
              <table:table-cell office:value-type="float" office:value="1079578.21850118">
                <text:p>1079578.2185011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2600">
                <text:p>32600</text:p>
              </table:table-cell>
              <table:table-cell office:value-type="float" office:value="1026637.36868859">
                <text:p>1026637.36868859</text:p>
              </table:table-cell>
              <table:table-cell office:value-type="float" office:value="995780.768751702">
                <text:p>995780.768751702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2700">
                <text:p>32700</text:p>
              </table:table-cell>
              <table:table-cell office:value-type="float" office:value="945267.382398553">
                <text:p>945267.382398553</text:p>
              </table:table-cell>
              <table:table-cell office:value-type="float" office:value="916838.903286157">
                <text:p>916838.903286157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868739.672544927">
                <text:p>868739.672544927</text:p>
              </table:table-cell>
              <table:table-cell office:value-type="float" office:value="842595.693496192">
                <text:p>842595.693496192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2900">
                <text:p>32900</text:p>
              </table:table-cell>
              <table:table-cell office:value-type="float" office:value="796891.957491854">
                <text:p>796891.957491854</text:p>
              </table:table-cell>
              <table:table-cell office:value-type="float" office:value="772895.121679274">
                <text:p>772895.12167927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729558.855321671">
                <text:p>729558.855321671</text:p>
              </table:table-cell>
              <table:table-cell office:value-type="float" office:value="707575.45262065">
                <text:p>707575.4526206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666573.22749144">
                <text:p>666573.22749144</text:p>
              </table:table-cell>
              <table:table-cell office:value-type="float" office:value="646474.892835439">
                <text:p>646474.892835439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607766.153725063">
                <text:p>607766.153725063</text:p>
              </table:table-cell>
              <table:table-cell office:value-type="float" office:value="589429.432504214">
                <text:p>589429.43250421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3300">
                <text:p>33300</text:p>
              </table:table-cell>
              <table:table-cell office:value-type="float" office:value="552967.402679339">
                <text:p>552967.402679339</text:p>
              </table:table-cell>
              <table:table-cell office:value-type="float" office:value="536273.429591098">
                <text:p>536273.429591098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3400">
                <text:p>33400</text:p>
              </table:table-cell>
              <table:table-cell office:value-type="float" office:value="502006.689889426">
                <text:p>502006.689889426</text:p>
              </table:table-cell>
              <table:table-cell office:value-type="float" office:value="486842.289552197">
                <text:p>486842.289552197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3500">
                <text:p>33500</text:p>
              </table:table-cell>
              <table:table-cell office:value-type="float" office:value="454713.4331801">
                <text:p>454713.4331801</text:p>
              </table:table-cell>
              <table:table-cell office:value-type="float" office:value="440968.764051906">
                <text:p>440968.764051906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410917.191121467">
                <text:p>410917.191121467</text:p>
              </table:table-cell>
              <table:table-cell office:value-type="float" office:value="398489.30499904">
                <text:p>398489.30499904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33700">
                <text:p>33700</text:p>
              </table:table-cell>
              <table:table-cell office:value-type="float" office:value="370448.494580213">
                <text:p>370448.494580213</text:p>
              </table:table-cell>
              <table:table-cell office:value-type="float" office:value="359237.125505873">
                <text:p>359237.125505873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3800">
                <text:p>33800</text:p>
              </table:table-cell>
              <table:table-cell office:value-type="float" office:value="333139.247436591">
                <text:p>333139.247436591</text:p>
              </table:table-cell>
              <table:table-cell office:value-type="float" office:value="323050.980711985">
                <text:p>323050.980711985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3900">
                <text:p>33900</text:p>
              </table:table-cell>
              <table:table-cell office:value-type="float" office:value="298823.230776143">
                <text:p>298823.230776143</text:p>
              </table:table-cell>
              <table:table-cell office:value-type="float" office:value="289769.099549765">
                <text:p>289769.09954976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267336.265720873">
                <text:p>267336.265720873</text:p>
              </table:table-cell>
              <table:table-cell office:value-type="float" office:value="259231.41630406">
                <text:p>259231.41630406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238516.974014093">
                <text:p>238516.974014093</text:p>
              </table:table-cell>
              <table:table-cell office:value-type="float" office:value="231281.93500245">
                <text:p>231281.9350024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4200">
                <text:p>34200</text:p>
              </table:table-cell>
              <table:table-cell office:value-type="float" office:value="212207.367572445">
                <text:p>212207.367572445</text:p>
              </table:table-cell>
              <table:table-cell office:value-type="float" office:value="205766.732590049">
                <text:p>205766.732590049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34300">
                <text:p>34300</text:p>
              </table:table-cell>
              <table:table-cell office:value-type="float" office:value="188252.568781125">
                <text:p>188252.568781125</text:p>
              </table:table-cell>
              <table:table-cell office:value-type="float" office:value="182535.615186541">
                <text:p>182535.615186541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166501.331758851">
                <text:p>166501.331758851</text:p>
              </table:table-cell>
              <table:table-cell office:value-type="float" office:value="161442.271826236">
                <text:p>161442.271826236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4500">
                <text:p>34500</text:p>
              </table:table-cell>
              <table:table-cell office:value-type="float" office:value="146806.964151705">
                <text:p>146806.964151705</text:p>
              </table:table-cell>
              <table:table-cell office:value-type="float" office:value="142344.054421233">
                <text:p>142344.054421233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34600">
                <text:p>34600</text:p>
              </table:table-cell>
              <table:table-cell office:value-type="float" office:value="129027.41222314">
                <text:p>129027.41222314</text:p>
              </table:table-cell>
              <table:table-cell office:value-type="float" office:value="125102.995821076">
                <text:p>125102.995821076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13025.296699057">
                <text:p>113025.296699057</text:p>
              </table:table-cell>
              <table:table-cell office:value-type="float" office:value="109585.837704158">
                <text:p>109585.837704158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98667.8962715751">
                <text:p>98667.8962715751</text:p>
              </table:table-cell>
              <table:table-cell office:value-type="float" office:value="95663.8863165529">
                <text:p>95663.8863165529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34900">
                <text:p>34900</text:p>
              </table:table-cell>
              <table:table-cell office:value-type="float" office:value="85828.2300277133">
                <text:p>85828.2300277133</text:p>
              </table:table-cell>
              <table:table-cell office:value-type="float" office:value="83213.826384958">
                <text:p>83213.82638495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74384.4085756687">
                <text:p>74384.4085756687</text:p>
              </table:table-cell>
              <table:table-cell office:value-type="float" office:value="72117.6383079996">
                <text:p>72117.638307999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64220.5065099864">
                <text:p>64220.5065099864</text:p>
              </table:table-cell>
              <table:table-cell office:value-type="float" office:value="62262.5155584466">
                <text:p>62262.5155584466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55225.9328046479">
                <text:p>55225.9328046479</text:p>
              </table:table-cell>
              <table:table-cell office:value-type="float" office:value="53541.4113703265">
                <text:p>53541.411370326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35300">
                <text:p>35300</text:p>
              </table:table-cell>
              <table:table-cell office:value-type="float" office:value="47296.0689288878">
                <text:p>47296.0689288878</text:p>
              </table:table-cell>
              <table:table-cell office:value-type="float" office:value="45852.8709811636">
                <text:p>45852.8709811636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35400">
                <text:p>35400</text:p>
              </table:table-cell>
              <table:table-cell office:value-type="float" office:value="40332.2727159131">
                <text:p>40332.2727159131</text:p>
              </table:table-cell>
              <table:table-cell office:value-type="float" office:value="39101.0384978183">
                <text:p>39101.0384978183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5500">
                <text:p>35500</text:p>
              </table:table-cell>
              <table:table-cell office:value-type="float" office:value="34241.5632460102">
                <text:p>34241.5632460102</text:p>
              </table:table-cell>
              <table:table-cell office:value-type="float" office:value="33195.8593837928">
                <text:p>33195.8593837928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28936.9638551745">
                <text:p>28936.9638551745</text:p>
              </table:table-cell>
              <table:table-cell office:value-type="float" office:value="28052.908112335">
                <text:p>28052.90811233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5700">
                <text:p>35700</text:p>
              </table:table-cell>
              <table:table-cell office:value-type="float" office:value="24337.2229063043">
                <text:p>24337.2229063043</text:p>
              </table:table-cell>
              <table:table-cell office:value-type="float" office:value="23593.4372738638">
                <text:p>23593.4372738638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35800">
                <text:p>35800</text:p>
              </table:table-cell>
              <table:table-cell office:value-type="float" office:value="20366.8635508147">
                <text:p>20366.8635508147</text:p>
              </table:table-cell>
              <table:table-cell office:value-type="float" office:value="19744.2137522664">
                <text:p>19744.2137522664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35900">
                <text:p>35900</text:p>
              </table:table-cell>
              <table:table-cell office:value-type="float" office:value="16956.0388474255">
                <text:p>16956.0388474255</text:p>
              </table:table-cell>
              <table:table-cell office:value-type="float" office:value="16437.498281669">
                <text:p>16437.49828166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4040.3623640201">
                <text:p>14040.3623640201</text:p>
              </table:table-cell>
              <table:table-cell office:value-type="float" office:value="13610.8609018024">
                <text:p>13610.8609018024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11560.790590221">
                <text:p>11560.790590221</text:p>
              </table:table-cell>
              <table:table-cell office:value-type="float" office:value="11207.0453564954">
                <text:p>11207.0453564954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9463.43099784283">
                <text:p>9463.43099784283</text:p>
              </table:table-cell>
              <table:table-cell office:value-type="float" office:value="9173.77762451016">
                <text:p>9173.7776245101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36300">
                <text:p>36300</text:p>
              </table:table-cell>
              <table:table-cell office:value-type="float" office:value="7699.28755842985">
                <text:p>7699.28755842985</text:p>
              </table:table-cell>
              <table:table-cell office:value-type="float" office:value="7463.57119742506">
                <text:p>7463.57119742506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6224.10719424766">
                <text:p>6224.10719424766</text:p>
              </table:table-cell>
              <table:table-cell office:value-type="float" office:value="6033.51149006309">
                <text:p>6033.51149006309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4998.09597676548">
                <text:p>4998.09597676548</text:p>
              </table:table-cell>
              <table:table-cell office:value-type="float" office:value="4845.0119524668">
                <text:p>4845.0119524668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36600">
                <text:p>36600</text:p>
              </table:table-cell>
              <table:table-cell office:value-type="float" office:value="3985.6775446435">
                <text:p>3985.6775446435</text:p>
              </table:table-cell>
              <table:table-cell office:value-type="float" office:value="3863.57822701436">
                <text:p>3863.57822701436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36700">
                <text:p>36700</text:p>
              </table:table-cell>
              <table:table-cell office:value-type="float" office:value="3155.22201526163">
                <text:p>3155.22201526163</text:p>
              </table:table-cell>
              <table:table-cell office:value-type="float" office:value="3058.55146772609">
                <text:p>3058.5514677260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2478.80468670706">
                <text:p>2478.80468670706</text:p>
              </table:table-cell>
              <table:table-cell office:value-type="float" office:value="2402.84083550095">
                <text:p>2402.8408355009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36900">
                <text:p>36900</text:p>
              </table:table-cell>
              <table:table-cell office:value-type="float" office:value="1931.87332358676">
                <text:p>1931.87332358676</text:p>
              </table:table-cell>
              <table:table-cell office:value-type="float" office:value="1872.66559598652">
                <text:p>1872.6655959865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493.04894405229">
                <text:p>1493.04894405229</text:p>
              </table:table-cell>
              <table:table-cell office:value-type="float" office:value="1447.28030224053">
                <text:p>1447.28030224053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1143.79754006633">
                <text:p>1143.79754006633</text:p>
              </table:table-cell>
              <table:table-cell office:value-type="float" office:value="1108.73709331379">
                <text:p>1108.73709331379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868.188095000535">
                <text:p>868.188095000535</text:p>
              </table:table-cell>
              <table:table-cell office:value-type="float" office:value="841.573209022685">
                <text:p>841.57320902268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37300">
                <text:p>37300</text:p>
              </table:table-cell>
              <table:table-cell office:value-type="float" office:value="652.626688948359">
                <text:p>652.626688948359</text:p>
              </table:table-cell>
              <table:table-cell office:value-type="float" office:value="632.618989421424">
                <text:p>632.618989421424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7400">
                <text:p>37400</text:p>
              </table:table-cell>
              <table:table-cell office:value-type="float" office:value="485.606943507437">
                <text:p>485.606943507437</text:p>
              </table:table-cell>
              <table:table-cell office:value-type="float" office:value="470.719315125509">
                <text:p>470.719315125509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357.471530407589">
                <text:p>357.471530407589</text:p>
              </table:table-cell>
              <table:table-cell office:value-type="float" office:value="346.51227505058">
                <text:p>346.51227505058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260.186947764454">
                <text:p>260.186947764454</text:p>
              </table:table-cell>
              <table:table-cell office:value-type="float" office:value="252.210390628279">
                <text:p>252.210390628279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37700">
                <text:p>37700</text:p>
              </table:table-cell>
              <table:table-cell office:value-type="float" office:value="187.132647357589">
                <text:p>187.132647357589</text:p>
              </table:table-cell>
              <table:table-cell office:value-type="float" office:value="181.396017280999">
                <text:p>181.396017280999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132.906677049844">
                <text:p>132.906677049844</text:p>
              </table:table-cell>
              <table:table-cell office:value-type="float" office:value="128.832624324369">
                <text:p>128.832624324369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37900">
                <text:p>37900</text:p>
              </table:table-cell>
              <table:table-cell office:value-type="float" office:value="93.1468923337267">
                <text:p>93.1468923337267</text:p>
              </table:table-cell>
              <table:table-cell office:value-type="float" office:value="90.2918745474386">
                <text:p>90.291874547438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64.3696834271918">
                <text:p>64.3696834271918</text:p>
              </table:table-cell>
              <table:table-cell office:value-type="float" office:value="62.3969541274974">
                <text:p>62.3969541274974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43.8256216952418">
                <text:p>43.8256216952418</text:p>
              </table:table-cell>
              <table:table-cell office:value-type="float" office:value="42.4826745260712">
                <text:p>42.4826745260712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38200">
                <text:p>38200</text:p>
              </table:table-cell>
              <table:table-cell office:value-type="float" office:value="29.3710971634532">
                <text:p>29.3710971634532</text:p>
              </table:table-cell>
              <table:table-cell office:value-type="float" office:value="28.4712256544819">
                <text:p>28.4712256544819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38300">
                <text:p>38300</text:p>
              </table:table-cell>
              <table:table-cell office:value-type="float" office:value="19.3570521196465">
                <text:p>19.3570521196465</text:p>
              </table:table-cell>
              <table:table-cell office:value-type="float" office:value="18.7641069957237">
                <text:p>18.7641069957237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2.5323402327106">
                <text:p>12.5323402327106</text:p>
              </table:table-cell>
              <table:table-cell office:value-type="float" office:value="12.1485085268242">
                <text:p>12.148508526824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8500">
                <text:p>38500</text:p>
              </table:table-cell>
              <table:table-cell office:value-type="float" office:value="7.96165134586114">
                <text:p>7.96165134586114</text:p>
              </table:table-cell>
              <table:table-cell office:value-type="float" office:value="7.71788102627188">
                <text:p>7.71788102627188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38600">
                <text:p>38600</text:p>
              </table:table-cell>
              <table:table-cell office:value-type="float" office:value="4.95704535471532">
                <text:p>4.95704535471532</text:p>
              </table:table-cell>
              <table:table-cell office:value-type="float" office:value="4.80529980386958">
                <text:p>4.80529980386958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38700">
                <text:p>38700</text:p>
              </table:table-cell>
              <table:table-cell office:value-type="float" office:value="3.02067311905319">
                <text:p>3.02067311905319</text:p>
              </table:table-cell>
              <table:table-cell office:value-type="float" office:value="2.92821646842165">
                <text:p>2.9282164684216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1.79890379693676">
                <text:p>1.79890379693676</text:p>
              </table:table-cell>
              <table:table-cell office:value-type="float" office:value="1.74387482481124">
                <text:p>1.74387482481124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38900">
                <text:p>38900</text:p>
              </table:table-cell>
              <table:table-cell office:value-type="float" office:value="1.04532591544601">
                <text:p>1.04532591544601</text:p>
              </table:table-cell>
              <table:table-cell office:value-type="float" office:value="1.01334006572312">
                <text:p>1.0133400657231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0.591629555749252">
                <text:p>0.591629555749252</text:p>
              </table:table-cell>
              <table:table-cell office:value-type="float" office:value="0.573541945295223">
                <text:p>0.573541945295223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0.32553830822738">
                <text:p>0.32553830822738</text:p>
              </table:table-cell>
              <table:table-cell office:value-type="float" office:value="0.315580752444027">
                <text:p>0.315580752444027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0.173769382673489">
                <text:p>0.173769382673489</text:p>
              </table:table-cell>
              <table:table-cell office:value-type="float" office:value="0.168450200839502">
                <text:p>0.168450200839502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39300">
                <text:p>39300</text:p>
              </table:table-cell>
              <table:table-cell office:value-type="float" office:value="0.089765584955035">
                <text:p>0.089765584955035</text:p>
              </table:table-cell>
              <table:table-cell office:value-type="float" office:value="0.087023109975572">
                <text:p>0.087023109975572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39400">
                <text:p>39400</text:p>
              </table:table-cell>
              <table:table-cell office:value-type="float" office:value="0.044771282990975">
                <text:p>0.044771282990975</text:p>
              </table:table-cell>
              <table:table-cell office:value-type="float" office:value="0.043399002933885">
                <text:p>0.043399002933885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9500">
                <text:p>39500</text:p>
              </table:table-cell>
              <table:table-cell office:value-type="float" office:value="0.021491562773297">
                <text:p>0.021491562773297</text:p>
              </table:table-cell>
              <table:table-cell office:value-type="float" office:value="0.020833670700527">
                <text:p>0.02083367070052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0.009933410314613">
                <text:p>0.009933410314613</text:p>
              </table:table-cell>
              <table:table-cell office:value-type="float" office:value="0.009596499967023">
                <text:p>0.009596499967023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39700">
                <text:p>39700</text:p>
              </table:table-cell>
              <table:table-cell office:value-type="float" office:value="0.004423834698173">
                <text:p>0.004423834698173</text:p>
              </table:table-cell>
              <table:table-cell office:value-type="float" office:value="0.004226500678214">
                <text:p>0.004226500678214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39800">
                <text:p>39800</text:p>
              </table:table-cell>
              <table:table-cell office:value-type="float" office:value="0.001871526797344">
                <text:p>0.001871526797344</text:p>
              </table:table-cell>
              <table:table-cell office:value-type="float" office:value="0.001772734849516">
                <text:p>0.001772734849516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39900">
                <text:p>39900</text:p>
              </table:table-cell>
              <table:table-cell office:value-type="float" office:value="0.00074687022487">
                <text:p>0.00074687022487</text:p>
              </table:table-cell>
              <table:table-cell office:value-type="float" office:value="0.000705025331604">
                <text:p>0.00070502533160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.000283088103286">
                <text:p>0.000283088103286</text:p>
              </table:table-cell>
              <table:table-cell office:value-type="float" office:value="0.00026491225183">
                <text:p>0.00026491225183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0100">
                <text:p>40100</text:p>
              </table:table-cell>
              <table:table-cell office:value-type="float" office:value="0.000101352696598">
                <text:p>0.000101352696598</text:p>
              </table:table-cell>
              <table:table-cell office:value-type="float" office:value="0.000093317056858">
                <text:p>0.000093317056858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40200">
                <text:p>40200</text:p>
              </table:table-cell>
              <table:table-cell office:value-type="float" office:value="0.000034084571214">
                <text:p>0.000034084571214</text:p>
              </table:table-cell>
              <table:table-cell office:value-type="float" office:value="0.000030758992123">
                <text:p>0.000030758992123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40300">
                <text:p>40300</text:p>
              </table:table-cell>
              <table:table-cell office:value-type="float" office:value="0.000011240652022">
                <text:p>0.000011240652022</text:p>
              </table:table-cell>
              <table:table-cell office:value-type="float" office:value="0.000009286068993">
                <text:p>0.000009286068993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0400">
                <text:p>40400</text:p>
              </table:table-cell>
              <table:table-cell office:value-type="float" office:value="0.000006233368484">
                <text:p>0.000006233368484</text:p>
              </table:table-cell>
              <table:table-cell office:value-type="float" office:value="0.00000262282409">
                <text:p>0.00000262282409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0500">
                <text:p>40500</text:p>
              </table:table-cell>
              <table:table-cell office:value-type="float" office:value="0.000000456378307">
                <text:p>0.000000456378307</text:p>
              </table:table-cell>
              <table:table-cell office:value-type="float" office:value="0.000000967619354">
                <text:p>0.000000967619354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40600">
                <text:p>40600</text:p>
              </table:table-cell>
              <table:table-cell office:value-type="float" office:value="-0.000001490816182">
                <text:p>-0.000001490816182</text:p>
              </table:table-cell>
              <table:table-cell office:value-type="float" office:value="0.000000525852573">
                <text:p>0.00000052585257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40700">
                <text:p>40700</text:p>
              </table:table-cell>
              <table:table-cell office:value-type="float" office:value="-0.00000112971099">
                <text:p>-0.00000112971099</text:p>
              </table:table-cell>
              <table:table-cell office:value-type="float" office:value="0.000000177303662">
                <text:p>0.000000177303662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-0.000012160699746">
                <text:p>-0.000012160699746</text:p>
              </table:table-cell>
              <table:table-cell office:value-type="float" office:value="0.00000003147436">
                <text:p>0.00000003147436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0900">
                <text:p>40900</text:p>
              </table:table-cell>
              <table:table-cell office:value-type="float" office:value="-0.000037125515616">
                <text:p>-0.000037125515616</text:p>
              </table:table-cell>
              <table:table-cell office:value-type="float" office:value="0.000000048185147">
                <text:p>0.00000004818514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-0.000057041899609">
                <text:p>-0.000057041899609</text:p>
              </table:table-cell>
              <table:table-cell office:value-type="float" office:value="0.0000001648177">
                <text:p>0.0000001648177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-0.000052747466032">
                <text:p>-0.000052747466032</text:p>
              </table:table-cell>
              <table:table-cell office:value-type="float" office:value="0.000000230077873">
                <text:p>0.000000230077873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1200">
                <text:p>41200</text:p>
              </table:table-cell>
              <table:table-cell office:value-type="float" office:value="0.000001240145276">
                <text:p>0.000001240145276</text:p>
              </table:table-cell>
              <table:table-cell office:value-type="float" office:value="0.000000773964992">
                <text:p>0.00000077396499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41300">
                <text:p>41300</text:p>
              </table:table-cell>
              <table:table-cell office:value-type="float" office:value="-0.000019776512989">
                <text:p>-0.000019776512989</text:p>
              </table:table-cell>
              <table:table-cell office:value-type="float" office:value="0.000000528223338">
                <text:p>0.000000528223338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1400">
                <text:p>41400</text:p>
              </table:table-cell>
              <table:table-cell office:value-type="float" office:value="-0.00003864128272">
                <text:p>-0.00003864128272</text:p>
              </table:table-cell>
              <table:table-cell office:value-type="float" office:value="0.000000259041882">
                <text:p>0.000000259041882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41500">
                <text:p>41500</text:p>
              </table:table-cell>
              <table:table-cell office:value-type="float" office:value="-0.000045443848593">
                <text:p>-0.000045443848593</text:p>
              </table:table-cell>
              <table:table-cell office:value-type="float" office:value="0.000000525557032">
                <text:p>0.00000052555703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-0.000027358149691">
                <text:p>-0.000027358149691</text:p>
              </table:table-cell>
              <table:table-cell office:value-type="float" office:value="0.000000142737776">
                <text:p>0.000000142737776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41700">
                <text:p>41700</text:p>
              </table:table-cell>
              <table:table-cell office:value-type="float" office:value="0.000004414322333">
                <text:p>0.000004414322333</text:p>
              </table:table-cell>
              <table:table-cell office:value-type="float" office:value="0.000000033409719">
                <text:p>0.000000033409719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41800">
                <text:p>41800</text:p>
              </table:table-cell>
              <table:table-cell office:value-type="float" office:value="0.000002640990045">
                <text:p>0.000002640990045</text:p>
              </table:table-cell>
              <table:table-cell office:value-type="float" office:value="0.000000049710004">
                <text:p>0.000000049710004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41900">
                <text:p>41900</text:p>
              </table:table-cell>
              <table:table-cell office:value-type="float" office:value="0.000001243893626">
                <text:p>0.000001243893626</text:p>
              </table:table-cell>
              <table:table-cell office:value-type="float" office:value="0.000000000157959">
                <text:p>0.00000000015795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0.00000124187954">
                <text:p>0.00000124187954</text:p>
              </table:table-cell>
              <table:table-cell office:value-type="float" office:value="-0.000000000109879">
                <text:p>-0.000000000109879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42100">
                <text:p>42100</text:p>
              </table:table-cell>
              <table:table-cell office:value-type="float" office:value="0.000003912487666">
                <text:p>0.000003912487666</text:p>
              </table:table-cell>
              <table:table-cell office:value-type="float" office:value="-0.00000000013162">
                <text:p>-0.00000000013162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0.000005089753006">
                <text:p>0.000005089753006</text:p>
              </table:table-cell>
              <table:table-cell office:value-type="float" office:value="0.000000000054957">
                <text:p>0.000000000054957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2300">
                <text:p>42300</text:p>
              </table:table-cell>
              <table:table-cell office:value-type="float" office:value="0.000004317048737">
                <text:p>0.000004317048737</text:p>
              </table:table-cell>
              <table:table-cell office:value-type="float" office:value="0.000000000252936">
                <text:p>0.000000000252936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42400">
                <text:p>42400</text:p>
              </table:table-cell>
              <table:table-cell office:value-type="float" office:value="0.000003292098358">
                <text:p>0.000003292098358</text:p>
              </table:table-cell>
              <table:table-cell office:value-type="float" office:value="0.000000000416196">
                <text:p>0.000000000416196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42500">
                <text:p>42500</text:p>
              </table:table-cell>
              <table:table-cell office:value-type="float" office:value="0.000002031969425">
                <text:p>0.000002031969425</text:p>
              </table:table-cell>
              <table:table-cell office:value-type="float" office:value="0.000000000410599">
                <text:p>0.000000000410599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42600">
                <text:p>42600</text:p>
              </table:table-cell>
              <table:table-cell office:value-type="float" office:value="0.000000580289532">
                <text:p>0.000000580289532</text:p>
              </table:table-cell>
              <table:table-cell office:value-type="float" office:value="0.000000000073215">
                <text:p>0.000000000073215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700">
                <text:p>42700</text:p>
              </table:table-cell>
              <table:table-cell office:value-type="float" office:value="-0.000000453202301">
                <text:p>-0.000000453202301</text:p>
              </table:table-cell>
              <table:table-cell office:value-type="float" office:value="0.00000000001338">
                <text:p>0.00000000001338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42800">
                <text:p>42800</text:p>
              </table:table-cell>
              <table:table-cell office:value-type="float" office:value="-0.000001164522994">
                <text:p>-0.000001164522994</text:p>
              </table:table-cell>
              <table:table-cell office:value-type="float" office:value="0.00000000002397">
                <text:p>0.00000000002397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-0.000001362581012">
                <text:p>-0.000001362581012</text:p>
              </table:table-cell>
              <table:table-cell office:value-type="float" office:value="0.000000000025907">
                <text:p>0.000000000025907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-0.00000083128794">
                <text:p>-0.00000083128794</text:p>
              </table:table-cell>
              <table:table-cell office:value-type="float" office:value="0.000000000013769">
                <text:p>0.00000000001376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3100">
                <text:p>43100</text:p>
              </table:table-cell>
              <table:table-cell office:value-type="float" office:value="0.00000007618268">
                <text:p>0.00000007618268</text:p>
              </table:table-cell>
              <table:table-cell office:value-type="float" office:value="-0.000000000003094">
                <text:p>-0.000000000003094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43200">
                <text:p>43200</text:p>
              </table:table-cell>
              <table:table-cell office:value-type="float" office:value="0.000000404587909">
                <text:p>0.000000404587909</text:p>
              </table:table-cell>
              <table:table-cell office:value-type="float" office:value="-0.000000000009768">
                <text:p>-0.000000000009768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43300">
                <text:p>43300</text:p>
              </table:table-cell>
              <table:table-cell office:value-type="float" office:value="0.000000659286156">
                <text:p>0.000000659286156</text:p>
              </table:table-cell>
              <table:table-cell office:value-type="float" office:value="-0.000000000013882">
                <text:p>-0.000000000013882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43400">
                <text:p>43400</text:p>
              </table:table-cell>
              <table:table-cell office:value-type="float" office:value="0.000000692157957">
                <text:p>0.000000692157957</text:p>
              </table:table-cell>
              <table:table-cell office:value-type="float" office:value="-0.000000000011614">
                <text:p>-0.000000000011614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43500">
                <text:p>43500</text:p>
              </table:table-cell>
              <table:table-cell office:value-type="float" office:value="0.000000327747192">
                <text:p>0.000000327747192</text:p>
              </table:table-cell>
              <table:table-cell office:value-type="float" office:value="-0.000000000000039">
                <text:p>-0.00000000000003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0.000000134432125">
                <text:p>0.000000134432125</text:p>
              </table:table-cell>
              <table:table-cell office:value-type="float" office:value="-0.000000000000165">
                <text:p>-0.00000000000016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3700">
                <text:p>43700</text:p>
              </table:table-cell>
              <table:table-cell office:value-type="float" office:value="0.000000105319462">
                <text:p>0.000000105319462</text:p>
              </table:table-cell>
              <table:table-cell office:value-type="float" office:value="-0.000000000000261">
                <text:p>-0.00000000000026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0.000000052367498">
                <text:p>0.000000052367498</text:p>
              </table:table-cell>
              <table:table-cell office:value-type="float" office:value="-0.000000000000265">
                <text:p>-0.00000000000026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-0.000000017015703">
                <text:p>-0.000000017015703</text:p>
              </table:table-cell>
              <table:table-cell office:value-type="float" office:value="-0.000000000000101">
                <text:p>-0.0000000000001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-0.000000091365127">
                <text:p>-0.000000091365127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-0.000000159722799">
                <text:p>-0.000000159722799</text:p>
              </table:table-cell>
              <table:table-cell office:value-type="float" office:value="6E-015">
                <text:p>6E-01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-0.000000200330309">
                <text:p>-0.000000200330309</text:p>
              </table:table-cell>
              <table:table-cell office:value-type="float" office:value="8E-015">
                <text:p>8E-01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-0.000000189596104">
                <text:p>-0.000000189596104</text:p>
              </table:table-cell>
              <table:table-cell office:value-type="float" office:value="5E-015">
                <text:p>5E-015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-0.000000099709079">
                <text:p>-0.000000099709079</text:p>
              </table:table-cell>
              <table:table-cell office:value-type="float" office:value="-2E-015">
                <text:p>-2E-01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0.000000018840632">
                <text:p>0.000000018840632</text:p>
              </table:table-cell>
              <table:table-cell office:value-type="float" office:value="-7E-015">
                <text:p>-7E-01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600">
                <text:p>44600</text:p>
              </table:table-cell>
              <table:table-cell office:value-type="float" office:value="0.000000059368421">
                <text:p>0.000000059368421</text:p>
              </table:table-cell>
              <table:table-cell office:value-type="float" office:value="-0.000000000000011">
                <text:p>-0.000000000000011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44700">
                <text:p>44700</text:p>
              </table:table-cell>
              <table:table-cell office:value-type="float" office:value="0.000000085396886">
                <text:p>0.000000085396886</text:p>
              </table:table-cell>
              <table:table-cell office:value-type="float" office:value="-0.00000000000001">
                <text:p>-0.0000000000000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0.000000083286401">
                <text:p>0.000000083286401</text:p>
              </table:table-cell>
              <table:table-cell office:value-type="float" office:value="-1E-015">
                <text:p>-1E-01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44900">
                <text:p>44900</text:p>
              </table:table-cell>
              <table:table-cell office:value-type="float" office:value="0.000000037068013">
                <text:p>0.000000037068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0.000000010654399">
                <text:p>0.000000010654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-0.000000000632755">
                <text:p>-0.00000000063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200">
                <text:p>45200</text:p>
              </table:table-cell>
              <table:table-cell office:value-type="float" office:value="-0.000000010280988">
                <text:p>-0.000000010280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5300">
                <text:p>45300</text:p>
              </table:table-cell>
              <table:table-cell office:value-type="float" office:value="-0.000000014176554">
                <text:p>-0.000000014176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400">
                <text:p>45400</text:p>
              </table:table-cell>
              <table:table-cell office:value-type="float" office:value="-0.000000009553102">
                <text:p>-0.00000000955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45500">
                <text:p>45500</text:p>
              </table:table-cell>
              <table:table-cell office:value-type="float" office:value="-0.000000014218497">
                <text:p>-0.000000014218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45600">
                <text:p>45600</text:p>
              </table:table-cell>
              <table:table-cell office:value-type="float" office:value="-0.000000016000623">
                <text:p>-0.000000016000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45700">
                <text:p>45700</text:p>
              </table:table-cell>
              <table:table-cell office:value-type="float" office:value="-0.00000001354752">
                <text:p>-0.00000001354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45800">
                <text:p>45800</text:p>
              </table:table-cell>
              <table:table-cell office:value-type="float" office:value="-0.000000005374821">
                <text:p>-0.0000000053748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45900">
                <text:p>45900</text:p>
              </table:table-cell>
              <table:table-cell office:value-type="float" office:value="0.000000004352257">
                <text:p>0.0000000043522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0.000000008940236">
                <text:p>0.000000008940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46100">
                <text:p>46100</text:p>
              </table:table-cell>
              <table:table-cell office:value-type="float" office:value="0.000000011489046">
                <text:p>0.0000000114890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46200">
                <text:p>46200</text:p>
              </table:table-cell>
              <table:table-cell office:value-type="float" office:value="0.000000010286372">
                <text:p>0.00000001028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46300">
                <text:p>46300</text:p>
              </table:table-cell>
              <table:table-cell office:value-type="float" office:value="0.000000003335655">
                <text:p>0.00000000333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46400">
                <text:p>46400</text:p>
              </table:table-cell>
              <table:table-cell office:value-type="float" office:value="-0.000000000333735">
                <text:p>-0.000000000333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46500">
                <text:p>46500</text:p>
              </table:table-cell>
              <table:table-cell office:value-type="float" office:value="-0.000000002075648">
                <text:p>-0.00000000207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46600">
                <text:p>46600</text:p>
              </table:table-cell>
              <table:table-cell office:value-type="float" office:value="-0.000000003176036">
                <text:p>-0.000000003176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46700">
                <text:p>46700</text:p>
              </table:table-cell>
              <table:table-cell office:value-type="float" office:value="-0.000000002942208">
                <text:p>-0.00000000294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46800">
                <text:p>46800</text:p>
              </table:table-cell>
              <table:table-cell office:value-type="float" office:value="-0.000000001120599">
                <text:p>-0.0000000011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46900">
                <text:p>46900</text:p>
              </table:table-cell>
              <table:table-cell office:value-type="float" office:value="-0.000000001170386">
                <text:p>-0.00000000117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-0.000000001008467">
                <text:p>-0.000000001008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47100">
                <text:p>47100</text:p>
              </table:table-cell>
              <table:table-cell office:value-type="float" office:value="-0.000000000626693">
                <text:p>-0.000000000626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47200">
                <text:p>47200</text:p>
              </table:table-cell>
              <table:table-cell office:value-type="float" office:value="-0.000000000027665">
                <text:p>-0.0000000000276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7300">
                <text:p>47300</text:p>
              </table:table-cell>
              <table:table-cell office:value-type="float" office:value="0.000000000595689">
                <text:p>0.0000000005956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47400">
                <text:p>47400</text:p>
              </table:table-cell>
              <table:table-cell office:value-type="float" office:value="0.000000000998733">
                <text:p>0.000000000998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47500">
                <text:p>47500</text:p>
              </table:table-cell>
              <table:table-cell office:value-type="float" office:value="0.000000001173868">
                <text:p>0.0000000011738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47600">
                <text:p>47600</text:p>
              </table:table-cell>
              <table:table-cell office:value-type="float" office:value="0.000000000969276">
                <text:p>0.0000000009692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47700">
                <text:p>47700</text:p>
              </table:table-cell>
              <table:table-cell office:value-type="float" office:value="0.00000000021056">
                <text:p>0.000000000210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47800">
                <text:p>47800</text:p>
              </table:table-cell>
              <table:table-cell office:value-type="float" office:value="-0.000000000181981">
                <text:p>-0.0000000001819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47900">
                <text:p>47900</text:p>
              </table:table-cell>
              <table:table-cell office:value-type="float" office:value="-0.000000000397055">
                <text:p>-0.000000000397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-0.000000000498685">
                <text:p>-0.00000000049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48100">
                <text:p>48100</text:p>
              </table:table-cell>
              <table:table-cell office:value-type="float" office:value="-0.000000000393273">
                <text:p>-0.00000000039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48200">
                <text:p>48200</text:p>
              </table:table-cell>
              <table:table-cell office:value-type="float" office:value="-0.000000000074442">
                <text:p>-0.00000000007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48300">
                <text:p>48300</text:p>
              </table:table-cell>
              <table:table-cell office:value-type="float" office:value="-0.000000000030006">
                <text:p>-0.00000000003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48400">
                <text:p>48400</text:p>
              </table:table-cell>
              <table:table-cell office:value-type="float" office:value="0.000000000017917">
                <text:p>0.0000000000179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48500">
                <text:p>48500</text:p>
              </table:table-cell>
              <table:table-cell office:value-type="float" office:value="0.000000000052783">
                <text:p>0.0000000000527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48600">
                <text:p>48600</text:p>
              </table:table-cell>
              <table:table-cell office:value-type="float" office:value="0.000000000053877">
                <text:p>0.0000000000538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48700">
                <text:p>48700</text:p>
              </table:table-cell>
              <table:table-cell office:value-type="float" office:value="0.000000000032266">
                <text:p>0.000000000032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48800">
                <text:p>48800</text:p>
              </table:table-cell>
              <table:table-cell office:value-type="float" office:value="0.000000000018718">
                <text:p>0.000000000018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48900">
                <text:p>48900</text:p>
              </table:table-cell>
              <table:table-cell office:value-type="float" office:value="0.000000000003616">
                <text:p>0.00000000000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-0.000000000010062">
                <text:p>-0.00000000001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49100">
                <text:p>49100</text:p>
              </table:table-cell>
              <table:table-cell office:value-type="float" office:value="-0.000000000021001">
                <text:p>-0.000000000021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49200">
                <text:p>49200</text:p>
              </table:table-cell>
              <table:table-cell office:value-type="float" office:value="-0.000000000016784">
                <text:p>-0.0000000000167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49300">
                <text:p>49300</text:p>
              </table:table-cell>
              <table:table-cell office:value-type="float" office:value="-0.000000000004704">
                <text:p>-0.0000000000047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49400">
                <text:p>49400</text:p>
              </table:table-cell>
              <table:table-cell office:value-type="float" office:value="-0.000000000000564">
                <text:p>-0.00000000000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49500">
                <text:p>49500</text:p>
              </table:table-cell>
              <table:table-cell office:value-type="float" office:value="-0.000000000002">
                <text:p>-0.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49600">
                <text:p>49600</text:p>
              </table:table-cell>
              <table:table-cell office:value-type="float" office:value="-0.000000000005021">
                <text:p>-0.000000000005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49700">
                <text:p>49700</text:p>
              </table:table-cell>
              <table:table-cell office:value-type="float" office:value="-0.000000000001628">
                <text:p>-0.0000000000016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49800">
                <text:p>49800</text:p>
              </table:table-cell>
              <table:table-cell office:value-type="float" office:value="0.000000000004634">
                <text:p>0.00000000000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49900">
                <text:p>49900</text:p>
              </table:table-cell>
              <table:table-cell office:value-type="float" office:value="0.00000000001033">
                <text:p>0.0000000000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00000000101">
                <text:p>0.0000000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50100">
                <text:p>50100</text:p>
              </table:table-cell>
              <table:table-cell office:value-type="float" office:value="0.000000000003011">
                <text:p>0.00000000000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50200">
                <text:p>50200</text:p>
              </table:table-cell>
              <table:table-cell office:value-type="float" office:value="-0.000000000005598">
                <text:p>-0.0000000000055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50300">
                <text:p>50300</text:p>
              </table:table-cell>
              <table:table-cell office:value-type="float" office:value="-0.000000000007317">
                <text:p>-0.000000000007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50400">
                <text:p>50400</text:p>
              </table:table-cell>
              <table:table-cell office:value-type="float" office:value="-0.000000000001184">
                <text:p>-0.0000000000011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0500">
                <text:p>50500</text:p>
              </table:table-cell>
              <table:table-cell office:value-type="float" office:value="0.000000000006734">
                <text:p>0.00000000000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50600">
                <text:p>50600</text:p>
              </table:table-cell>
              <table:table-cell office:value-type="float" office:value="0.000000000007267">
                <text:p>0.00000000000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50700">
                <text:p>50700</text:p>
              </table:table-cell>
              <table:table-cell office:value-type="float" office:value="0.000000000000751">
                <text:p>0.000000000000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50800">
                <text:p>50800</text:p>
              </table:table-cell>
              <table:table-cell office:value-type="float" office:value="-0.000000000006765">
                <text:p>-0.0000000000067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50900">
                <text:p>50900</text:p>
              </table:table-cell>
              <table:table-cell office:value-type="float" office:value="-0.000000000008564">
                <text:p>-0.0000000000085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-0.000000000008137">
                <text:p>-0.0000000000081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51100">
                <text:p>51100</text:p>
              </table:table-cell>
              <table:table-cell office:value-type="float" office:value="-0.000000000005791">
                <text:p>-0.0000000000057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-0.000000000003093">
                <text:p>-0.00000000000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51300">
                <text:p>51300</text:p>
              </table:table-cell>
              <table:table-cell office:value-type="float" office:value="-0.000000000003225">
                <text:p>-0.00000000000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51400">
                <text:p>51400</text:p>
              </table:table-cell>
              <table:table-cell office:value-type="float" office:value="0.000000000005753">
                <text:p>0.00000000000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51500">
                <text:p>51500</text:p>
              </table:table-cell>
              <table:table-cell office:value-type="float" office:value="0.00000000002244">
                <text:p>0.0000000000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51600">
                <text:p>51600</text:p>
              </table:table-cell>
              <table:table-cell office:value-type="float" office:value="0.000000000038004">
                <text:p>0.000000000038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51700">
                <text:p>51700</text:p>
              </table:table-cell>
              <table:table-cell office:value-type="float" office:value="0.000000000046543">
                <text:p>0.000000000046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51800">
                <text:p>51800</text:p>
              </table:table-cell>
              <table:table-cell office:value-type="float" office:value="0.000000000039749">
                <text:p>0.0000000000397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51900">
                <text:p>51900</text:p>
              </table:table-cell>
              <table:table-cell office:value-type="float" office:value="0.000000000006583">
                <text:p>0.0000000000065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-0.000000000001525">
                <text:p>-0.0000000000015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52100">
                <text:p>52100</text:p>
              </table:table-cell>
              <table:table-cell office:value-type="float" office:value="0.000000000002248">
                <text:p>0.0000000000022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52200">
                <text:p>52200</text:p>
              </table:table-cell>
              <table:table-cell office:value-type="float" office:value="0.00000000000514">
                <text:p>0.000000000005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52300">
                <text:p>52300</text:p>
              </table:table-cell>
              <table:table-cell office:value-type="float" office:value="0.000000000005415">
                <text:p>0.0000000000054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52400">
                <text:p>52400</text:p>
              </table:table-cell>
              <table:table-cell office:value-type="float" office:value="0.000000000000697">
                <text:p>0.0000000000006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52500">
                <text:p>52500</text:p>
              </table:table-cell>
              <table:table-cell office:value-type="float" office:value="-0.000000000012114">
                <text:p>-0.0000000000121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52600">
                <text:p>52600</text:p>
              </table:table-cell>
              <table:table-cell office:value-type="float" office:value="-0.000000000014664">
                <text:p>-0.0000000000146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52700">
                <text:p>52700</text:p>
              </table:table-cell>
              <table:table-cell office:value-type="float" office:value="-0.000000000014677">
                <text:p>-0.0000000000146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52800">
                <text:p>52800</text:p>
              </table:table-cell>
              <table:table-cell office:value-type="float" office:value="-0.000000000013781">
                <text:p>-0.0000000000137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52900">
                <text:p>52900</text:p>
              </table:table-cell>
              <table:table-cell office:value-type="float" office:value="-0.000000000011816">
                <text:p>-0.0000000000118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-0.000000000008641">
                <text:p>-0.0000000000086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53100">
                <text:p>53100</text:p>
              </table:table-cell>
              <table:table-cell office:value-type="float" office:value="-0.000000000004141">
                <text:p>-0.0000000000041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53200">
                <text:p>53200</text:p>
              </table:table-cell>
              <table:table-cell office:value-type="float" office:value="-0.000000000000619">
                <text:p>-0.0000000000006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53300">
                <text:p>53300</text:p>
              </table:table-cell>
              <table:table-cell office:value-type="float" office:value="0.000000000002656">
                <text:p>0.0000000000026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53400">
                <text:p>53400</text:p>
              </table:table-cell>
              <table:table-cell office:value-type="float" office:value="0.000000000005125">
                <text:p>0.0000000000051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53500">
                <text:p>53500</text:p>
              </table:table-cell>
              <table:table-cell office:value-type="float" office:value="0.000000000006078">
                <text:p>0.0000000000060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53600">
                <text:p>53600</text:p>
              </table:table-cell>
              <table:table-cell office:value-type="float" office:value="0.000000000004642">
                <text:p>0.0000000000046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53700">
                <text:p>53700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53800">
                <text:p>53800</text:p>
              </table:table-cell>
              <table:table-cell office:value-type="float" office:value="-0.000000000000623">
                <text:p>-0.0000000000006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53900">
                <text:p>53900</text:p>
              </table:table-cell>
              <table:table-cell office:value-type="float" office:value="-0.000000000001775">
                <text:p>-0.0000000000017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-0.000000000002824">
                <text:p>-0.00000000000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54100">
                <text:p>54100</text:p>
              </table:table-cell>
              <table:table-cell office:value-type="float" office:value="-0.000000000003365">
                <text:p>-0.00000000000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54200">
                <text:p>54200</text:p>
              </table:table-cell>
              <table:table-cell office:value-type="float" office:value="-0.00000000000287">
                <text:p>-0.0000000000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54300">
                <text:p>54300</text:p>
              </table:table-cell>
              <table:table-cell office:value-type="float" office:value="-0.000000000001321">
                <text:p>-0.0000000000013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54400">
                <text:p>54400</text:p>
              </table:table-cell>
              <table:table-cell office:value-type="float" office:value="-0.000000000001516">
                <text:p>-0.0000000000015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54500">
                <text:p>54500</text:p>
              </table:table-cell>
              <table:table-cell office:value-type="float" office:value="-0.000000000001535">
                <text:p>-0.0000000000015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54600">
                <text:p>54600</text:p>
              </table:table-cell>
              <table:table-cell office:value-type="float" office:value="-0.000000000001327">
                <text:p>-0.0000000000013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54700">
                <text:p>54700</text:p>
              </table:table-cell>
              <table:table-cell office:value-type="float" office:value="-0.000000000000849">
                <text:p>-0.0000000000008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54800">
                <text:p>54800</text:p>
              </table:table-cell>
              <table:table-cell office:value-type="float" office:value="-0.000000000000064">
                <text:p>-0.0000000000000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54900">
                <text:p>54900</text:p>
              </table:table-cell>
              <table:table-cell office:value-type="float" office:value="0.000000000000893">
                <text:p>0.000000000000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0.000000000001531">
                <text:p>0.0000000000015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55100">
                <text:p>55100</text:p>
              </table:table-cell>
              <table:table-cell office:value-type="float" office:value="0.000000000001975">
                <text:p>0.0000000000019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55200">
                <text:p>55200</text:p>
              </table:table-cell>
              <table:table-cell office:value-type="float" office:value="0.000000000002039">
                <text:p>0.000000000002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55300">
                <text:p>55300</text:p>
              </table:table-cell>
              <table:table-cell office:value-type="float" office:value="0.000000000001484">
                <text:p>0.0000000000014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55400">
                <text:p>55400</text:p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55500">
                <text:p>55500</text:p>
              </table:table-cell>
              <table:table-cell office:value-type="float" office:value="-0.000000000001721">
                <text:p>-0.00000000000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55600">
                <text:p>55600</text:p>
              </table:table-cell>
              <table:table-cell office:value-type="float" office:value="-0.000000000002298">
                <text:p>-0.00000000000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55700">
                <text:p>55700</text:p>
              </table:table-cell>
              <table:table-cell office:value-type="float" office:value="-0.000000000002586">
                <text:p>-0.00000000000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55800">
                <text:p>55800</text:p>
              </table:table-cell>
              <table:table-cell office:value-type="float" office:value="-0.000000000002353">
                <text:p>-0.00000000000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55900">
                <text:p>55900</text:p>
              </table:table-cell>
              <table:table-cell office:value-type="float" office:value="-0.000000000001314">
                <text:p>-0.00000000000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0.00000000000088">
                <text:p>0.0000000000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56100">
                <text:p>56100</text:p>
              </table:table-cell>
              <table:table-cell office:value-type="float" office:value="0.00000000000302">
                <text:p>0.00000000000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56200">
                <text:p>56200</text:p>
              </table:table-cell>
              <table:table-cell office:value-type="float" office:value="0.000000000003621">
                <text:p>0.0000000000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56300">
                <text:p>56300</text:p>
              </table:table-cell>
              <table:table-cell office:value-type="float" office:value="0.000000000003602">
                <text:p>0.000000000003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56400">
                <text:p>56400</text:p>
              </table:table-cell>
              <table:table-cell office:value-type="float" office:value="0.000000000002593">
                <text:p>0.00000000000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56500">
                <text:p>56500</text:p>
              </table:table-cell>
              <table:table-cell office:value-type="float" office:value="0.000000000000144">
                <text:p>0.00000000000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56600">
                <text:p>56600</text:p>
              </table:table-cell>
              <table:table-cell office:value-type="float" office:value="-0.000000000004283">
                <text:p>-0.0000000000042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56700">
                <text:p>56700</text:p>
              </table:table-cell>
              <table:table-cell office:value-type="float" office:value="-0.000000000008794">
                <text:p>-0.0000000000087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56800">
                <text:p>56800</text:p>
              </table:table-cell>
              <table:table-cell office:value-type="float" office:value="-0.000000000010763">
                <text:p>-0.0000000000107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56900">
                <text:p>56900</text:p>
              </table:table-cell>
              <table:table-cell office:value-type="float" office:value="-0.000000000009421">
                <text:p>-0.000000000009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-0.000000000002347">
                <text:p>-0.00000000000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57100">
                <text:p>57100</text:p>
              </table:table-cell>
              <table:table-cell office:value-type="float" office:value="0.000000000006141">
                <text:p>0.000000000006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57200">
                <text:p>57200</text:p>
              </table:table-cell>
              <table:table-cell office:value-type="float" office:value="0.000000000015952">
                <text:p>0.00000000001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57300">
                <text:p>57300</text:p>
              </table:table-cell>
              <table:table-cell office:value-type="float" office:value="0.000000000027429">
                <text:p>0.0000000000274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57400">
                <text:p>57400</text:p>
              </table:table-cell>
              <table:table-cell office:value-type="float" office:value="0.000000000039286">
                <text:p>0.0000000000392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57500">
                <text:p>57500</text:p>
              </table:table-cell>
              <table:table-cell office:value-type="float" office:value="0.000000000050652">
                <text:p>0.0000000000506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57600">
                <text:p>57600</text:p>
              </table:table-cell>
              <table:table-cell office:value-type="float" office:value="0.00000000005875">
                <text:p>0.00000000005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57700">
                <text:p>57700</text:p>
              </table:table-cell>
              <table:table-cell office:value-type="float" office:value="0.000000000060455">
                <text:p>0.0000000000604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57800">
                <text:p>57800</text:p>
              </table:table-cell>
              <table:table-cell office:value-type="float" office:value="0.000000000051795">
                <text:p>0.0000000000517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57900">
                <text:p>57900</text:p>
              </table:table-cell>
              <table:table-cell office:value-type="float" office:value="0.000000000027867">
                <text:p>0.0000000000278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-0.000000000006337">
                <text:p>-0.00000000000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58100">
                <text:p>58100</text:p>
              </table:table-cell>
              <table:table-cell office:value-type="float" office:value="-0.000000000028114">
                <text:p>-0.0000000000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58200">
                <text:p>58200</text:p>
              </table:table-cell>
              <table:table-cell office:value-type="float" office:value="-0.000000000051185">
                <text:p>-0.00000000005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58300">
                <text:p>58300</text:p>
              </table:table-cell>
              <table:table-cell office:value-type="float" office:value="-0.000000000073523">
                <text:p>-0.000000000073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58400">
                <text:p>58400</text:p>
              </table:table-cell>
              <table:table-cell office:value-type="float" office:value="-0.00000000009262">
                <text:p>-0.000000000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58500">
                <text:p>58500</text:p>
              </table:table-cell>
              <table:table-cell office:value-type="float" office:value="-0.000000000105468">
                <text:p>-0.00000000010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58600">
                <text:p>58600</text:p>
              </table:table-cell>
              <table:table-cell office:value-type="float" office:value="-0.000000000113604">
                <text:p>-0.00000000011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58700">
                <text:p>58700</text:p>
              </table:table-cell>
              <table:table-cell office:value-type="float" office:value="-0.000000000115823">
                <text:p>-0.000000000115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58800">
                <text:p>58800</text:p>
              </table:table-cell>
              <table:table-cell office:value-type="float" office:value="-0.000000000107601">
                <text:p>-0.000000000107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58900">
                <text:p>58900</text:p>
              </table:table-cell>
              <table:table-cell office:value-type="float" office:value="-0.000000000086267">
                <text:p>-0.000000000086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-0.000000000048973">
                <text:p>-0.000000000048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59100">
                <text:p>59100</text:p>
              </table:table-cell>
              <table:table-cell office:value-type="float" office:value="0.0000000000073">
                <text:p>0.0000000000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59200">
                <text:p>59200</text:p>
              </table:table-cell>
              <table:table-cell office:value-type="float" office:value="0.000000000045739">
                <text:p>0.000000000045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59300">
                <text:p>59300</text:p>
              </table:table-cell>
              <table:table-cell office:value-type="float" office:value="0.000000000076767">
                <text:p>0.000000000076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59400">
                <text:p>59400</text:p>
              </table:table-cell>
              <table:table-cell office:value-type="float" office:value="0.000000000094777">
                <text:p>0.00000000009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59500">
                <text:p>59500</text:p>
              </table:table-cell>
              <table:table-cell office:value-type="float" office:value="0.000000000090583">
                <text:p>0.00000000009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59600">
                <text:p>59600</text:p>
              </table:table-cell>
              <table:table-cell office:value-type="float" office:value="0.000000000053034">
                <text:p>0.00000000005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59700">
                <text:p>59700</text:p>
              </table:table-cell>
              <table:table-cell office:value-type="float" office:value="-0.0000000000109">
                <text:p>-0.00000000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59800">
                <text:p>59800</text:p>
              </table:table-cell>
              <table:table-cell office:value-type="float" office:value="-0.000000000035098">
                <text:p>-0.000000000035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59900">
                <text:p>59900</text:p>
              </table:table-cell>
              <table:table-cell office:value-type="float" office:value="-0.000000000056219">
                <text:p>-0.000000000056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-0.000000000067086">
                <text:p>-0.000000000067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60100">
                <text:p>60100</text:p>
              </table:table-cell>
              <table:table-cell office:value-type="float" office:value="-0.000000000058432">
                <text:p>-0.00000000005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60200">
                <text:p>60200</text:p>
              </table:table-cell>
              <table:table-cell office:value-type="float" office:value="-0.000000000018703">
                <text:p>-0.00000000001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60300">
                <text:p>60300</text:p>
              </table:table-cell>
              <table:table-cell office:value-type="float" office:value="0.000000000022559">
                <text:p>0.00000000002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60400">
                <text:p>60400</text:p>
              </table:table-cell>
              <table:table-cell office:value-type="float" office:value="0.000000000043841">
                <text:p>0.00000000004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60500">
                <text:p>60500</text:p>
              </table:table-cell>
              <table:table-cell office:value-type="float" office:value="0.000000000067676">
                <text:p>0.000000000067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60600">
                <text:p>60600</text:p>
              </table:table-cell>
              <table:table-cell office:value-type="float" office:value="0.000000000091525">
                <text:p>0.00000000009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60700">
                <text:p>60700</text:p>
              </table:table-cell>
              <table:table-cell office:value-type="float" office:value="0.000000000111862">
                <text:p>0.00000000011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60800">
                <text:p>60800</text:p>
              </table:table-cell>
              <table:table-cell office:value-type="float" office:value="0.000000000124065">
                <text:p>0.00000000012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60900">
                <text:p>60900</text:p>
              </table:table-cell>
              <table:table-cell office:value-type="float" office:value="0.000000000136808">
                <text:p>0.0000000001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0.000000000142391">
                <text:p>0.0000000001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61100">
                <text:p>61100</text:p>
              </table:table-cell>
              <table:table-cell office:value-type="float" office:value="0.000000000134988">
                <text:p>0.00000000013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61200">
                <text:p>61200</text:p>
              </table:table-cell>
              <table:table-cell office:value-type="float" office:value="0.000000000109649">
                <text:p>0.00000000010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61300">
                <text:p>61300</text:p>
              </table:table-cell>
              <table:table-cell office:value-type="float" office:value="0.000000000060636">
                <text:p>0.000000000060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61400">
                <text:p>61400</text:p>
              </table:table-cell>
              <table:table-cell office:value-type="float" office:value="-0.000000000010094">
                <text:p>-0.000000000010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61500">
                <text:p>61500</text:p>
              </table:table-cell>
              <table:table-cell office:value-type="float" office:value="-0.000000000053462">
                <text:p>-0.000000000053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61600">
                <text:p>61600</text:p>
              </table:table-cell>
              <table:table-cell office:value-type="float" office:value="-0.000000000091668">
                <text:p>-0.00000000009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61700">
                <text:p>61700</text:p>
              </table:table-cell>
              <table:table-cell office:value-type="float" office:value="-0.000000000116806">
                <text:p>-0.000000000116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61800">
                <text:p>61800</text:p>
              </table:table-cell>
              <table:table-cell office:value-type="float" office:value="-0.00000000011897">
                <text:p>-0.0000000001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61900">
                <text:p>61900</text:p>
              </table:table-cell>
              <table:table-cell office:value-type="float" office:value="-0.00000000008607">
                <text:p>-0.000000000086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-0.000000000039984">
                <text:p>-0.0000000000399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62100">
                <text:p>62100</text:p>
              </table:table-cell>
              <table:table-cell office:value-type="float" office:value="-0.000000000010745">
                <text:p>-0.0000000000107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62200">
                <text:p>62200</text:p>
              </table:table-cell>
              <table:table-cell office:value-type="float" office:value="0.000000000027896">
                <text:p>0.0000000000278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0.000000000073689">
                <text:p>0.0000000000736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62400">
                <text:p>62400</text:p>
              </table:table-cell>
              <table:table-cell office:value-type="float" office:value="0.000000000123218">
                <text:p>0.0000000001232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62500">
                <text:p>62500</text:p>
              </table:table-cell>
              <table:table-cell office:value-type="float" office:value="0.000000000171759">
                <text:p>0.0000000001717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62600">
                <text:p>62600</text:p>
              </table:table-cell>
              <table:table-cell office:value-type="float" office:value="0.000000000213247">
                <text:p>0.0000000002132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62700">
                <text:p>62700</text:p>
              </table:table-cell>
              <table:table-cell office:value-type="float" office:value="0.000000000239978">
                <text:p>0.0000000002399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62800">
                <text:p>62800</text:p>
              </table:table-cell>
              <table:table-cell office:value-type="float" office:value="0.000000000242561">
                <text:p>0.0000000002425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62900">
                <text:p>62900</text:p>
              </table:table-cell>
              <table:table-cell office:value-type="float" office:value="0.000000000209806">
                <text:p>0.0000000002098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0.000000000128578">
                <text:p>0.00000000012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63100">
                <text:p>63100</text:p>
              </table:table-cell>
              <table:table-cell office:value-type="float" office:value="-0.000000000007373">
                <text:p>-0.000000000007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63200">
                <text:p>63200</text:p>
              </table:table-cell>
              <table:table-cell office:value-type="float" office:value="-0.000000000093986">
                <text:p>-0.00000000009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63300">
                <text:p>63300</text:p>
              </table:table-cell>
              <table:table-cell office:value-type="float" office:value="-0.000000000182163">
                <text:p>-0.00000000018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63400">
                <text:p>63400</text:p>
              </table:table-cell>
              <table:table-cell office:value-type="float" office:value="-0.000000000260282">
                <text:p>-0.00000000026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63500">
                <text:p>63500</text:p>
              </table:table-cell>
              <table:table-cell office:value-type="float" office:value="-0.000000000313334">
                <text:p>-0.00000000031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63600">
                <text:p>63600</text:p>
              </table:table-cell>
              <table:table-cell office:value-type="float" office:value="-0.000000000322605">
                <text:p>-0.00000000032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63700">
                <text:p>63700</text:p>
              </table:table-cell>
              <table:table-cell office:value-type="float" office:value="-0.000000000330223">
                <text:p>-0.00000000033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63800">
                <text:p>63800</text:p>
              </table:table-cell>
              <table:table-cell office:value-type="float" office:value="-0.000000000413972">
                <text:p>-0.00000000041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63900">
                <text:p>63900</text:p>
              </table:table-cell>
              <table:table-cell office:value-type="float" office:value="-0.000000000496251">
                <text:p>-0.000000000496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-0.000000000567018">
                <text:p>-0.00000000056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64100">
                <text:p>64100</text:p>
              </table:table-cell>
              <table:table-cell office:value-type="float" office:value="-0.00000000061242">
                <text:p>-0.0000000006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64200">
                <text:p>64200</text:p>
              </table:table-cell>
              <table:table-cell office:value-type="float" office:value="-0.00000000061429">
                <text:p>-0.0000000006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64300">
                <text:p>64300</text:p>
              </table:table-cell>
              <table:table-cell office:value-type="float" office:value="-0.000000000549662">
                <text:p>-0.000000000549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64400">
                <text:p>64400</text:p>
              </table:table-cell>
              <table:table-cell office:value-type="float" office:value="-0.000000000390271">
                <text:p>-0.000000000390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64500">
                <text:p>64500</text:p>
              </table:table-cell>
              <table:table-cell office:value-type="float" office:value="-0.000000000102063">
                <text:p>-0.00000000010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64600">
                <text:p>64600</text:p>
              </table:table-cell>
              <table:table-cell office:value-type="float" office:value="0.000000000162719">
                <text:p>0.00000000016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64700">
                <text:p>64700</text:p>
              </table:table-cell>
              <table:table-cell office:value-type="float" office:value="0.000000000195578">
                <text:p>0.00000000019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64800">
                <text:p>64800</text:p>
              </table:table-cell>
              <table:table-cell office:value-type="float" office:value="0.000000000216597">
                <text:p>0.000000000216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64900">
                <text:p>64900</text:p>
              </table:table-cell>
              <table:table-cell office:value-type="float" office:value="0.000000000227">
                <text:p>0.000000000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0.000000000229857">
                <text:p>0.000000000229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65100">
                <text:p>65100</text:p>
              </table:table-cell>
              <table:table-cell office:value-type="float" office:value="0.000000000230344">
                <text:p>0.00000000023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65200">
                <text:p>65200</text:p>
              </table:table-cell>
              <table:table-cell office:value-type="float" office:value="0.000000000236008">
                <text:p>0.00000000023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65300">
                <text:p>65300</text:p>
              </table:table-cell>
              <table:table-cell office:value-type="float" office:value="0.00000000025703">
                <text:p>0.000000000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65400">
                <text:p>65400</text:p>
              </table:table-cell>
              <table:table-cell office:value-type="float" office:value="0.000000000306488">
                <text:p>0.0000000003064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65500">
                <text:p>65500</text:p>
              </table:table-cell>
              <table:table-cell office:value-type="float" office:value="0.000000000331329">
                <text:p>0.0000000003313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65600">
                <text:p>65600</text:p>
              </table:table-cell>
              <table:table-cell office:value-type="float" office:value="0.000000000264464">
                <text:p>0.000000000264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65700">
                <text:p>65700</text:p>
              </table:table-cell>
              <table:table-cell office:value-type="float" office:value="0.00000000018852">
                <text:p>0.000000000188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65800">
                <text:p>65800</text:p>
              </table:table-cell>
              <table:table-cell office:value-type="float" office:value="0.000000000109961">
                <text:p>0.0000000001099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65900">
                <text:p>65900</text:p>
              </table:table-cell>
              <table:table-cell office:value-type="float" office:value="0.000000000037098">
                <text:p>0.0000000000370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-0.000000000019758">
                <text:p>-0.0000000000197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66100">
                <text:p>66100</text:p>
              </table:table-cell>
              <table:table-cell office:value-type="float" office:value="-0.000000000048147">
                <text:p>-0.0000000000481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66200">
                <text:p>66200</text:p>
              </table:table-cell>
              <table:table-cell office:value-type="float" office:value="-0.000000000033308">
                <text:p>-0.0000000000333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66300">
                <text:p>66300</text:p>
              </table:table-cell>
              <table:table-cell office:value-type="float" office:value="0.000000000041971">
                <text:p>0.0000000000419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66400">
                <text:p>66400</text:p>
              </table:table-cell>
              <table:table-cell office:value-type="float" office:value="0.000000000130455">
                <text:p>0.0000000001304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66500">
                <text:p>66500</text:p>
              </table:table-cell>
              <table:table-cell office:value-type="float" office:value="0.00000000015635">
                <text:p>0.00000000015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66600">
                <text:p>66600</text:p>
              </table:table-cell>
              <table:table-cell office:value-type="float" office:value="0.000000000182035">
                <text:p>0.00000000018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66700">
                <text:p>66700</text:p>
              </table:table-cell>
              <table:table-cell office:value-type="float" office:value="0.000000000199061">
                <text:p>0.000000000199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66800">
                <text:p>66800</text:p>
              </table:table-cell>
              <table:table-cell office:value-type="float" office:value="0.000000000196486">
                <text:p>0.000000000196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66900">
                <text:p>66900</text:p>
              </table:table-cell>
              <table:table-cell office:value-type="float" office:value="0.00000000016066">
                <text:p>0.00000000016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0.000000000075">
                <text:p>0.00000000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67100">
                <text:p>67100</text:p>
              </table:table-cell>
              <table:table-cell office:value-type="float" office:value="0.000000000030973">
                <text:p>0.000000000030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67200">
                <text:p>67200</text:p>
              </table:table-cell>
              <table:table-cell office:value-type="float" office:value="0.000000000011324">
                <text:p>0.00000000001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67300">
                <text:p>67300</text:p>
              </table:table-cell>
              <table:table-cell office:value-type="float" office:value="-0.000000000008491">
                <text:p>-0.000000000008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67400">
                <text:p>67400</text:p>
              </table:table-cell>
              <table:table-cell office:value-type="float" office:value="-0.000000000026479">
                <text:p>-0.000000000026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67500">
                <text:p>67500</text:p>
              </table:table-cell>
              <table:table-cell office:value-type="float" office:value="-0.000000000039886">
                <text:p>-0.000000000039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67600">
                <text:p>67600</text:p>
              </table:table-cell>
              <table:table-cell office:value-type="float" office:value="-0.000000000045112">
                <text:p>-0.00000000004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67700">
                <text:p>67700</text:p>
              </table:table-cell>
              <table:table-cell office:value-type="float" office:value="-0.000000000040227">
                <text:p>-0.000000000040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67800">
                <text:p>67800</text:p>
              </table:table-cell>
              <table:table-cell office:value-type="float" office:value="-0.000000000049769">
                <text:p>-0.00000000004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67900">
                <text:p>67900</text:p>
              </table:table-cell>
              <table:table-cell office:value-type="float" office:value="-0.000000000055911">
                <text:p>-0.00000000005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-0.00000000005716">
                <text:p>-0.00000000005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68100">
                <text:p>68100</text:p>
              </table:table-cell>
              <table:table-cell office:value-type="float" office:value="-0.00000000005173">
                <text:p>-0.00000000005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68200">
                <text:p>68200</text:p>
              </table:table-cell>
              <table:table-cell office:value-type="float" office:value="-0.000000000037524">
                <text:p>-0.000000000037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68300">
                <text:p>68300</text:p>
              </table:table-cell>
              <table:table-cell office:value-type="float" office:value="-0.000000000012118">
                <text:p>-0.00000000001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68400">
                <text:p>68400</text:p>
              </table:table-cell>
              <table:table-cell office:value-type="float" office:value="0.000000000015042">
                <text:p>0.00000000001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68500">
                <text:p>68500</text:p>
              </table:table-cell>
              <table:table-cell office:value-type="float" office:value="0.000000000030718">
                <text:p>0.00000000003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68600">
                <text:p>68600</text:p>
              </table:table-cell>
              <table:table-cell office:value-type="float" office:value="0.000000000044128">
                <text:p>0.000000000044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68700">
                <text:p>68700</text:p>
              </table:table-cell>
              <table:table-cell office:value-type="float" office:value="0.00000000005275">
                <text:p>0.0000000000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68800">
                <text:p>68800</text:p>
              </table:table-cell>
              <table:table-cell office:value-type="float" office:value="0.000000000053524">
                <text:p>0.000000000053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68900">
                <text:p>68900</text:p>
              </table:table-cell>
              <table:table-cell office:value-type="float" office:value="0.000000000042816">
                <text:p>0.00000000004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0.000000000016373">
                <text:p>0.0000000000163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69100">
                <text:p>69100</text:p>
              </table:table-cell>
              <table:table-cell office:value-type="float" office:value="0.000000000000888">
                <text:p>0.0000000000008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69200">
                <text:p>69200</text:p>
              </table:table-cell>
              <table:table-cell office:value-type="float" office:value="-0.000000000009095">
                <text:p>-0.0000000000090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69300">
                <text:p>69300</text:p>
              </table:table-cell>
              <table:table-cell office:value-type="float" office:value="-0.000000000018629">
                <text:p>-0.0000000000186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69400">
                <text:p>69400</text:p>
              </table:table-cell>
              <table:table-cell office:value-type="float" office:value="-0.000000000025873">
                <text:p>-0.0000000000258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69500">
                <text:p>69500</text:p>
              </table:table-cell>
              <table:table-cell office:value-type="float" office:value="-0.000000000028502">
                <text:p>-0.0000000000285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69600">
                <text:p>69600</text:p>
              </table:table-cell>
              <table:table-cell office:value-type="float" office:value="-0.000000000023669">
                <text:p>-0.0000000000236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69700">
                <text:p>69700</text:p>
              </table:table-cell>
              <table:table-cell office:value-type="float" office:value="-0.000000000010685">
                <text:p>-0.000000000010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69800">
                <text:p>69800</text:p>
              </table:table-cell>
              <table:table-cell office:value-type="float" office:value="-0.000000000010444">
                <text:p>-0.000000000010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69900">
                <text:p>69900</text:p>
              </table:table-cell>
              <table:table-cell office:value-type="float" office:value="-0.000000000009062">
                <text:p>-0.0000000000090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-0.000000000006603">
                <text:p>-0.0000000000066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70100">
                <text:p>70100</text:p>
              </table:table-cell>
              <table:table-cell office:value-type="float" office:value="-0.000000000003234">
                <text:p>-0.00000000000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70200">
                <text:p>70200</text:p>
              </table:table-cell>
              <table:table-cell office:value-type="float" office:value="0.000000000000757">
                <text:p>0.000000000000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70300">
                <text:p>70300</text:p>
              </table:table-cell>
              <table:table-cell office:value-type="float" office:value="0.00000000000495">
                <text:p>0.0000000000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70400">
                <text:p>70400</text:p>
              </table:table-cell>
              <table:table-cell office:value-type="float" office:value="0.000000000009329">
                <text:p>0.00000000000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70500">
                <text:p>70500</text:p>
              </table:table-cell>
              <table:table-cell office:value-type="float" office:value="0.000000000013826">
                <text:p>0.000000000013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70600">
                <text:p>70600</text:p>
              </table:table-cell>
              <table:table-cell office:value-type="float" office:value="0.000000000017313">
                <text:p>0.000000000017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70700">
                <text:p>70700</text:p>
              </table:table-cell>
              <table:table-cell office:value-type="float" office:value="0.000000000018977">
                <text:p>0.0000000000189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70800">
                <text:p>70800</text:p>
              </table:table-cell>
              <table:table-cell office:value-type="float" office:value="0.000000000017846">
                <text:p>0.0000000000178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70900">
                <text:p>70900</text:p>
              </table:table-cell>
              <table:table-cell office:value-type="float" office:value="0.000000000012777">
                <text:p>0.0000000000127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0.000000000002444">
                <text:p>0.000000000002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71100">
                <text:p>71100</text:p>
              </table:table-cell>
              <table:table-cell office:value-type="float" office:value="-0.000000000003807">
                <text:p>-0.0000000000038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71200">
                <text:p>71200</text:p>
              </table:table-cell>
              <table:table-cell office:value-type="float" office:value="-0.000000000008177">
                <text:p>-0.0000000000081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71300">
                <text:p>71300</text:p>
              </table:table-cell>
              <table:table-cell office:value-type="float" office:value="-0.000000000011953">
                <text:p>-0.00000000001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71400">
                <text:p>71400</text:p>
              </table:table-cell>
              <table:table-cell office:value-type="float" office:value="-0.000000000014311">
                <text:p>-0.000000000014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71500">
                <text:p>71500</text:p>
              </table:table-cell>
              <table:table-cell office:value-type="float" office:value="-0.000000000014228">
                <text:p>-0.00000000001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71600">
                <text:p>71600</text:p>
              </table:table-cell>
              <table:table-cell office:value-type="float" office:value="-0.000000000010471">
                <text:p>-0.00000000001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71700">
                <text:p>71700</text:p>
              </table:table-cell>
              <table:table-cell office:value-type="float" office:value="-0.000000000003069">
                <text:p>-0.00000000000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71800">
                <text:p>71800</text:p>
              </table:table-cell>
              <table:table-cell office:value-type="float" office:value="-0.000000000001495">
                <text:p>-0.0000000000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71900">
                <text:p>71900</text:p>
              </table:table-cell>
              <table:table-cell office:value-type="float" office:value="0.000000000000353">
                <text:p>0.000000000000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0.00000000000222">
                <text:p>0.00000000000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72100">
                <text:p>72100</text:p>
              </table:table-cell>
              <table:table-cell office:value-type="float" office:value="0.000000000003762">
                <text:p>0.000000000003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72200">
                <text:p>72200</text:p>
              </table:table-cell>
              <table:table-cell office:value-type="float" office:value="0.000000000004533">
                <text:p>0.00000000000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72300">
                <text:p>72300</text:p>
              </table:table-cell>
              <table:table-cell office:value-type="float" office:value="0.000000000003983">
                <text:p>0.00000000000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72400">
                <text:p>72400</text:p>
              </table:table-cell>
              <table:table-cell office:value-type="float" office:value="0.000000000003416">
                <text:p>0.00000000000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72500">
                <text:p>72500</text:p>
              </table:table-cell>
              <table:table-cell office:value-type="float" office:value="0.000000000004126">
                <text:p>0.000000000004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72600">
                <text:p>72600</text:p>
              </table:table-cell>
              <table:table-cell office:value-type="float" office:value="0.000000000004476">
                <text:p>0.0000000000044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72700">
                <text:p>72700</text:p>
              </table:table-cell>
              <table:table-cell office:value-type="float" office:value="0.000000000004335">
                <text:p>0.0000000000043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72800">
                <text:p>72800</text:p>
              </table:table-cell>
              <table:table-cell office:value-type="float" office:value="0.000000000003561">
                <text:p>0.0000000000035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72900">
                <text:p>72900</text:p>
              </table:table-cell>
              <table:table-cell office:value-type="float" office:value="0.000000000001999">
                <text:p>0.0000000000019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-0.000000000000519">
                <text:p>-0.0000000000005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73100">
                <text:p>73100</text:p>
              </table:table-cell>
              <table:table-cell office:value-type="float" office:value="-0.000000000002314">
                <text:p>-0.0000000000023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73200">
                <text:p>73200</text:p>
              </table:table-cell>
              <table:table-cell office:value-type="float" office:value="-0.000000000003747">
                <text:p>-0.0000000000037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73300">
                <text:p>73300</text:p>
              </table:table-cell>
              <table:table-cell office:value-type="float" office:value="-0.000000000004874">
                <text:p>-0.0000000000048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73400">
                <text:p>73400</text:p>
              </table:table-cell>
              <table:table-cell office:value-type="float" office:value="-0.000000000005416">
                <text:p>-0.000000000005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73500">
                <text:p>73500</text:p>
              </table:table-cell>
              <table:table-cell office:value-type="float" office:value="-0.000000000005032">
                <text:p>-0.0000000000050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73600">
                <text:p>73600</text:p>
              </table:table-cell>
              <table:table-cell office:value-type="float" office:value="-0.000000000003317">
                <text:p>-0.000000000003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73700">
                <text:p>73700</text:p>
              </table:table-cell>
              <table:table-cell office:value-type="float" office:value="-0.000000000000394">
                <text:p>-0.000000000000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73800">
                <text:p>73800</text:p>
              </table:table-cell>
              <table:table-cell office:value-type="float" office:value="0.000000000000555">
                <text:p>0.00000000000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73900">
                <text:p>73900</text:p>
              </table:table-cell>
              <table:table-cell office:value-type="float" office:value="0.00000000000153">
                <text:p>0.0000000000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0.000000000002377">
                <text:p>0.00000000000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74100">
                <text:p>74100</text:p>
              </table:table-cell>
              <table:table-cell office:value-type="float" office:value="0.000000000002899">
                <text:p>0.00000000000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74200">
                <text:p>74200</text:p>
              </table:table-cell>
              <table:table-cell office:value-type="float" office:value="0.000000000002848">
                <text:p>0.00000000000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74300">
                <text:p>74300</text:p>
              </table:table-cell>
              <table:table-cell office:value-type="float" office:value="0.000000000001924">
                <text:p>0.0000000000019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74400">
                <text:p>74400</text:p>
              </table:table-cell>
              <table:table-cell office:value-type="float" office:value="0.000000000001023">
                <text:p>0.0000000000010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74500">
                <text:p>74500</text:p>
              </table:table-cell>
              <table:table-cell office:value-type="float" office:value="0.000000000000898">
                <text:p>0.0000000000008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74600">
                <text:p>74600</text:p>
              </table:table-cell>
              <table:table-cell office:value-type="float" office:value="0.000000000000676">
                <text:p>0.0000000000006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74700">
                <text:p>74700</text:p>
              </table:table-cell>
              <table:table-cell office:value-type="float" office:value="0.000000000000376">
                <text:p>0.0000000000003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74800">
                <text:p>74800</text:p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74900">
                <text:p>74900</text:p>
              </table:table-cell>
              <table:table-cell office:value-type="float" office:value="-0.00000000000033">
                <text:p>-0.0000000000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-0.000000000000635">
                <text:p>-0.00000000000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75100">
                <text:p>75100</text:p>
              </table:table-cell>
              <table:table-cell office:value-type="float" office:value="-0.000000000001026">
                <text:p>-0.00000000000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75200">
                <text:p>75200</text:p>
              </table:table-cell>
              <table:table-cell office:value-type="float" office:value="-0.000000000001384">
                <text:p>-0.00000000000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75300">
                <text:p>75300</text:p>
              </table:table-cell>
              <table:table-cell office:value-type="float" office:value="-0.000000000001621">
                <text:p>-0.00000000000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75400">
                <text:p>75400</text:p>
              </table:table-cell>
              <table:table-cell office:value-type="float" office:value="-0.000000000001663">
                <text:p>-0.00000000000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75500">
                <text:p>75500</text:p>
              </table:table-cell>
              <table:table-cell office:value-type="float" office:value="-0.000000000001424">
                <text:p>-0.00000000000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75600">
                <text:p>75600</text:p>
              </table:table-cell>
              <table:table-cell office:value-type="float" office:value="-0.000000000000801">
                <text:p>-0.00000000000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75700">
                <text:p>75700</text:p>
              </table:table-cell>
              <table:table-cell office:value-type="float" office:value="0.000000000000137">
                <text:p>0.00000000000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75800">
                <text:p>75800</text:p>
              </table:table-cell>
              <table:table-cell office:value-type="float" office:value="0.00000000000055">
                <text:p>0.000000000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75900">
                <text:p>75900</text:p>
              </table:table-cell>
              <table:table-cell office:value-type="float" office:value="0.000000000000943">
                <text:p>0.000000000000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76100">
                <text:p>76100</text:p>
              </table:table-cell>
              <table:table-cell office:value-type="float" office:value="0.000000000001387">
                <text:p>0.0000000000013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76200">
                <text:p>76200</text:p>
              </table:table-cell>
              <table:table-cell office:value-type="float" office:value="0.000000000001251">
                <text:p>0.0000000000012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76300">
                <text:p>76300</text:p>
              </table:table-cell>
              <table:table-cell office:value-type="float" office:value="0.000000000000721">
                <text:p>0.0000000000007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76400">
                <text:p>76400</text:p>
              </table:table-cell>
              <table:table-cell office:value-type="float" office:value="0.00000000000022">
                <text:p>0.000000000000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76500">
                <text:p>76500</text:p>
              </table:table-cell>
              <table:table-cell office:value-type="float" office:value="0.000000000000047">
                <text:p>0.0000000000000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76600">
                <text:p>76600</text:p>
              </table:table-cell>
              <table:table-cell office:value-type="float" office:value="-0.000000000000142">
                <text:p>-0.0000000000001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76700">
                <text:p>76700</text:p>
              </table:table-cell>
              <table:table-cell office:value-type="float" office:value="-0.000000000000318">
                <text:p>-0.0000000000003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-0.000000000000443">
                <text:p>-0.0000000000004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76900">
                <text:p>76900</text:p>
              </table:table-cell>
              <table:table-cell office:value-type="float" office:value="-0.000000000000467">
                <text:p>-0.0000000000004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-0.000000000000332">
                <text:p>-0.0000000000003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77100">
                <text:p>77100</text:p>
              </table:table-cell>
              <table:table-cell office:value-type="float" office:value="-0.000000000000365">
                <text:p>-0.0000000000003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77200">
                <text:p>77200</text:p>
              </table:table-cell>
              <table:table-cell office:value-type="float" office:value="-0.000000000000413">
                <text:p>-0.000000000000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77300">
                <text:p>77300</text:p>
              </table:table-cell>
              <table:table-cell office:value-type="float" office:value="-0.000000000000422">
                <text:p>-0.000000000000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77400">
                <text:p>77400</text:p>
              </table:table-cell>
              <table:table-cell office:value-type="float" office:value="-0.000000000000379">
                <text:p>-0.00000000000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77500">
                <text:p>77500</text:p>
              </table:table-cell>
              <table:table-cell office:value-type="float" office:value="-0.000000000000273">
                <text:p>-0.00000000000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77600">
                <text:p>77600</text:p>
              </table:table-cell>
              <table:table-cell office:value-type="float" office:value="-0.000000000000091">
                <text:p>-0.000000000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77700">
                <text:p>77700</text:p>
              </table:table-cell>
              <table:table-cell office:value-type="float" office:value="0.000000000000147">
                <text:p>0.000000000000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77800">
                <text:p>77800</text:p>
              </table:table-cell>
              <table:table-cell office:value-type="float" office:value="0.000000000000294">
                <text:p>0.0000000000002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77900">
                <text:p>77900</text:p>
              </table:table-cell>
              <table:table-cell office:value-type="float" office:value="0.000000000000423">
                <text:p>0.0000000000004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0.000000000000512">
                <text:p>0.0000000000005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78100">
                <text:p>78100</text:p>
              </table:table-cell>
              <table:table-cell office:value-type="float" office:value="0.000000000000532">
                <text:p>0.0000000000005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78200">
                <text:p>78200</text:p>
              </table:table-cell>
              <table:table-cell office:value-type="float" office:value="0.000000000000446">
                <text:p>0.000000000000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78300">
                <text:p>78300</text:p>
              </table:table-cell>
              <table:table-cell office:value-type="float" office:value="0.000000000000214">
                <text:p>0.0000000000002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78400">
                <text:p>784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78500">
                <text:p>78500</text:p>
              </table:table-cell>
              <table:table-cell office:value-type="float" office:value="-0.000000000000099">
                <text:p>-0.000000000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78600">
                <text:p>78600</text:p>
              </table:table-cell>
              <table:table-cell office:value-type="float" office:value="-0.000000000000195">
                <text:p>-0.000000000000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78700">
                <text:p>78700</text:p>
              </table:table-cell>
              <table:table-cell office:value-type="float" office:value="-0.00000000000027">
                <text:p>-0.0000000000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78800">
                <text:p>78800</text:p>
              </table:table-cell>
              <table:table-cell office:value-type="float" office:value="-0.000000000000303">
                <text:p>-0.00000000000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78900">
                <text:p>78900</text:p>
              </table:table-cell>
              <table:table-cell office:value-type="float" office:value="-0.000000000000267">
                <text:p>-0.000000000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-0.000000000000128">
                <text:p>-0.00000000000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79100">
                <text:p>79100</text:p>
              </table:table-cell>
              <table:table-cell office:value-type="float" office:value="-0.000000000000099">
                <text:p>-0.000000000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79200">
                <text:p>79200</text:p>
              </table:table-cell>
              <table:table-cell office:value-type="float" office:value="-0.00000000000008">
                <text:p>-0.0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79300">
                <text:p>79300</text:p>
              </table:table-cell>
              <table:table-cell office:value-type="float" office:value="-0.000000000000053">
                <text:p>-0.00000000000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79400">
                <text:p>79400</text:p>
              </table:table-cell>
              <table:table-cell office:value-type="float" office:value="-0.000000000000019">
                <text:p>-0.00000000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79500">
                <text:p>79500</text:p>
              </table:table-cell>
              <table:table-cell office:value-type="float" office:value="0.000000000000018">
                <text:p>0.000000000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79600">
                <text:p>79600</text:p>
              </table:table-cell>
              <table:table-cell office:value-type="float" office:value="0.000000000000051">
                <text:p>0.0000000000000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79700">
                <text:p>79700</text:p>
              </table:table-cell>
              <table:table-cell office:value-type="float" office:value="0.00000000000008">
                <text:p>0.00000000000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0.00000000000012">
                <text:p>0.000000000000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79900">
                <text:p>79900</text:p>
              </table:table-cell>
              <table:table-cell office:value-type="float" office:value="0.000000000000152">
                <text:p>0.0000000000001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.000000000000168">
                <text:p>0.0000000000001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80100">
                <text:p>80100</text:p>
              </table:table-cell>
              <table:table-cell office:value-type="float" office:value="0.000000000000162">
                <text:p>0.0000000000001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80200">
                <text:p>80200</text:p>
              </table:table-cell>
              <table:table-cell office:value-type="float" office:value="0.000000000000123">
                <text:p>0.000000000000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80300">
                <text:p>80300</text:p>
              </table:table-cell>
              <table:table-cell office:value-type="float" office:value="0.000000000000042">
                <text:p>0.000000000000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80400">
                <text:p>80400</text:p>
              </table:table-cell>
              <table:table-cell office:value-type="float" office:value="-0.000000000000032">
                <text:p>-0.00000000000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80500">
                <text:p>80500</text:p>
              </table:table-cell>
              <table:table-cell office:value-type="float" office:value="-0.000000000000074">
                <text:p>-0.000000000000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80600">
                <text:p>80600</text:p>
              </table:table-cell>
              <table:table-cell office:value-type="float" office:value="-0.000000000000112">
                <text:p>-0.00000000000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80700">
                <text:p>80700</text:p>
              </table:table-cell>
              <table:table-cell office:value-type="float" office:value="-0.000000000000137">
                <text:p>-0.00000000000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80800">
                <text:p>80800</text:p>
              </table:table-cell>
              <table:table-cell office:value-type="float" office:value="-0.000000000000141">
                <text:p>-0.00000000000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80900">
                <text:p>80900</text:p>
              </table:table-cell>
              <table:table-cell office:value-type="float" office:value="-0.000000000000113">
                <text:p>-0.00000000000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-0.000000000000038">
                <text:p>-0.00000000000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81100">
                <text:p>81100</text:p>
              </table:table-cell>
              <table:table-cell office:value-type="float" office:value="-0.000000000000015">
                <text:p>-0.000000000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81200">
                <text:p>81200</text:p>
              </table:table-cell>
              <table:table-cell office:value-type="float" office:value="4E-015">
                <text:p>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81300">
                <text:p>81300</text:p>
              </table:table-cell>
              <table:table-cell office:value-type="float" office:value="0.000000000000023">
                <text:p>0.000000000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81400">
                <text:p>81400</text:p>
              </table:table-cell>
              <table:table-cell office:value-type="float" office:value="0.000000000000038">
                <text:p>0.0000000000000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81500">
                <text:p>81500</text:p>
              </table:table-cell>
              <table:table-cell office:value-type="float" office:value="0.000000000000046">
                <text:p>0.0000000000000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81600">
                <text:p>81600</text:p>
              </table:table-cell>
              <table:table-cell office:value-type="float" office:value="0.00000000000004">
                <text:p>0.000000000000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81700">
                <text:p>81700</text:p>
              </table:table-cell>
              <table:table-cell office:value-type="float" office:value="0.000000000000025">
                <text:p>0.0000000000000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81800">
                <text:p>81800</text:p>
              </table:table-cell>
              <table:table-cell office:value-type="float" office:value="0.00000000000003">
                <text:p>0.00000000000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81900">
                <text:p>81900</text:p>
              </table:table-cell>
              <table:table-cell office:value-type="float" office:value="0.000000000000032">
                <text:p>0.0000000000000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0.000000000000031">
                <text:p>0.000000000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82100">
                <text:p>82100</text:p>
              </table:table-cell>
              <table:table-cell office:value-type="float" office:value="0.000000000000025">
                <text:p>0.00000000000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82200">
                <text:p>82200</text:p>
              </table:table-cell>
              <table:table-cell office:value-type="float" office:value="0.000000000000014">
                <text:p>0.00000000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82300">
                <text:p>82300</text:p>
              </table:table-cell>
              <table:table-cell office:value-type="float" office:value="-4E-015">
                <text:p>-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82400">
                <text:p>82400</text:p>
              </table:table-cell>
              <table:table-cell office:value-type="float" office:value="-0.000000000000021">
                <text:p>-0.00000000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82500">
                <text:p>82500</text:p>
              </table:table-cell>
              <table:table-cell office:value-type="float" office:value="-0.000000000000033">
                <text:p>-0.00000000000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82600">
                <text:p>82600</text:p>
              </table:table-cell>
              <table:table-cell office:value-type="float" office:value="-0.000000000000042">
                <text:p>-0.000000000000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82700">
                <text:p>82700</text:p>
              </table:table-cell>
              <table:table-cell office:value-type="float" office:value="-0.000000000000048">
                <text:p>-0.00000000000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82800">
                <text:p>82800</text:p>
              </table:table-cell>
              <table:table-cell office:value-type="float" office:value="-0.000000000000045">
                <text:p>-0.0000000000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82900">
                <text:p>82900</text:p>
              </table:table-cell>
              <table:table-cell office:value-type="float" office:value="-0.000000000000033">
                <text:p>-0.00000000000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-5E-015">
                <text:p>-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83100">
                <text:p>83100</text:p>
              </table:table-cell>
              <table:table-cell office:value-type="float" office:value="6E-015">
                <text:p>6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83200">
                <text:p>83200</text:p>
              </table:table-cell>
              <table:table-cell office:value-type="float" office:value="0.000000000000015">
                <text:p>0.000000000000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83300">
                <text:p>83300</text:p>
              </table:table-cell>
              <table:table-cell office:value-type="float" office:value="0.000000000000023">
                <text:p>0.0000000000000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83400">
                <text:p>83400</text:p>
              </table:table-cell>
              <table:table-cell office:value-type="float" office:value="0.000000000000029">
                <text:p>0.0000000000000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83500">
                <text:p>83500</text:p>
              </table:table-cell>
              <table:table-cell office:value-type="float" office:value="0.000000000000029">
                <text:p>0.0000000000000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0.000000000000022">
                <text:p>0.0000000000000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83700">
                <text:p>8370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83800">
                <text:p>83800</text:p>
              </table:table-cell>
              <table:table-cell office:value-type="float" office:value="7E-015">
                <text:p>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83900">
                <text:p>83900</text:p>
              </table:table-cell>
              <table:table-cell office:value-type="float" office:value="4E-015">
                <text:p>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84100">
                <text:p>84100</text:p>
              </table:table-cell>
              <table:table-cell office:value-type="float" office:value="-4E-015">
                <text:p>-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84200">
                <text:p>84200</text:p>
              </table:table-cell>
              <table:table-cell office:value-type="float" office:value="-8E-015">
                <text:p>-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84300">
                <text:p>84300</text:p>
              </table:table-cell>
              <table:table-cell office:value-type="float" office:value="-0.000000000000012">
                <text:p>-0.000000000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84400">
                <text:p>84400</text:p>
              </table:table-cell>
              <table:table-cell office:value-type="float" office:value="-0.000000000000016">
                <text:p>-0.000000000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84500">
                <text:p>84500</text:p>
              </table:table-cell>
              <table:table-cell office:value-type="float" office:value="-0.000000000000019">
                <text:p>-0.00000000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84600">
                <text:p>84600</text:p>
              </table:table-cell>
              <table:table-cell office:value-type="float" office:value="-0.000000000000022">
                <text:p>-0.000000000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84700">
                <text:p>84700</text:p>
              </table:table-cell>
              <table:table-cell office:value-type="float" office:value="-0.000000000000022">
                <text:p>-0.000000000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84800">
                <text:p>84800</text:p>
              </table:table-cell>
              <table:table-cell office:value-type="float" office:value="-0.000000000000019">
                <text:p>-0.00000000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84900">
                <text:p>84900</text:p>
              </table:table-cell>
              <table:table-cell office:value-type="float" office:value="-0.000000000000012">
                <text:p>-0.0000000000000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85100">
                <text:p>85100</text:p>
              </table:table-cell>
              <table:table-cell office:value-type="float" office:value="6E-015">
                <text:p>6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85200">
                <text:p>85200</text:p>
              </table:table-cell>
              <table:table-cell office:value-type="float" office:value="0.000000000000012">
                <text:p>0.0000000000000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85300">
                <text:p>85300</text:p>
              </table:table-cell>
              <table:table-cell office:value-type="float" office:value="0.000000000000017">
                <text:p>0.000000000000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85400">
                <text:p>85400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85500">
                <text:p>85500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85600">
                <text:p>85600</text:p>
              </table:table-cell>
              <table:table-cell office:value-type="float" office:value="0.000000000000015">
                <text:p>0.000000000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85700">
                <text:p>85700</text:p>
              </table:table-cell>
              <table:table-cell office:value-type="float" office:value="7E-015">
                <text:p>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85800">
                <text:p>85800</text:p>
              </table:table-cell>
              <table:table-cell office:value-type="float" office:value="5E-015">
                <text:p>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85900">
                <text:p>85900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86100">
                <text:p>86100</text:p>
              </table:table-cell>
              <table:table-cell office:value-type="float" office:value="-3E-015">
                <text:p>-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86200">
                <text:p>86200</text:p>
              </table:table-cell>
              <table:table-cell office:value-type="float" office:value="-4E-015">
                <text:p>-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86300">
                <text:p>86300</text:p>
              </table:table-cell>
              <table:table-cell office:value-type="float" office:value="-4E-015">
                <text:p>-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86400">
                <text:p>86400</text:p>
              </table:table-cell>
              <table:table-cell office:value-type="float" office:value="-5E-015">
                <text:p>-5E-01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